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4.72</text:p>
          </table:table-cell>
          <table:table-cell office:value-type="string">
            <text:p>25.06</text:p>
          </table:table-cell>
          <table:table-cell office:value-type="string">
            <text:p>25.30</text:p>
          </table:table-cell>
          <table:table-cell office:value-type="string">
            <text:p>24.62</text:p>
          </table:table-cell>
          <table:table-cell office:value-type="string">
            <text:p>24.70</text:p>
          </table:table-cell>
          <table:table-cell office:value-type="string">
            <text:p>25.15</text:p>
          </table:table-cell>
          <table:table-cell office:value-type="string">
            <text:p>26.81</text:p>
          </table:table-cell>
          <table:table-cell office:value-type="string">
            <text:p>25.5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24.74</text:p>
          </table:table-cell>
          <table:table-cell office:value-type="string">
            <text:p>25.14</text:p>
          </table:table-cell>
          <table:table-cell office:value-type="string">
            <text:p>25.37</text:p>
          </table:table-cell>
          <table:table-cell office:value-type="string">
            <text:p>24.64</text:p>
          </table:table-cell>
          <table:table-cell office:value-type="string">
            <text:p>24.72</text:p>
          </table:table-cell>
          <table:table-cell office:value-type="string">
            <text:p>25.28</text:p>
          </table:table-cell>
          <table:table-cell office:value-type="string">
            <text:p>26.84</text:p>
          </table:table-cell>
          <table:table-cell office:value-type="string">
            <text:p>25.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4.75</text:p>
          </table:table-cell>
          <table:table-cell office:value-type="string">
            <text:p>25.46</text:p>
          </table:table-cell>
          <table:table-cell office:value-type="string">
            <text:p>25.62</text:p>
          </table:table-cell>
          <table:table-cell office:value-type="string">
            <text:p>24.66</text:p>
          </table:table-cell>
          <table:table-cell office:value-type="string">
            <text:p>24.75</text:p>
          </table:table-cell>
          <table:table-cell office:value-type="string">
            <text:p>25.73</text:p>
          </table:table-cell>
          <table:table-cell office:value-type="string">
            <text:p>26.88</text:p>
          </table:table-cell>
          <table:table-cell office:value-type="string">
            <text:p>25.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24.77</text:p>
          </table:table-cell>
          <table:table-cell office:value-type="string">
            <text:p>26.02</text:p>
          </table:table-cell>
          <table:table-cell office:value-type="string">
            <text:p>26.10</text:p>
          </table:table-cell>
          <table:table-cell office:value-type="string">
            <text:p>24.68</text:p>
          </table:table-cell>
          <table:table-cell office:value-type="string">
            <text:p>24.86</text:p>
          </table:table-cell>
          <table:table-cell office:value-type="string">
            <text:p>26.40</text:p>
          </table:table-cell>
          <table:table-cell office:value-type="string">
            <text:p>26.96</text:p>
          </table:table-cell>
          <table:table-cell office:value-type="string">
            <text:p>25.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24.82</text:p>
          </table:table-cell>
          <table:table-cell table:number-columns-repeated="2" office:value-type="string">
            <text:p>26.70</text:p>
          </table:table-cell>
          <table:table-cell office:value-type="string">
            <text:p>24.73</text:p>
          </table:table-cell>
          <table:table-cell office:value-type="string">
            <text:p>25.05</text:p>
          </table:table-cell>
          <table:table-cell office:value-type="string">
            <text:p>27.16</text:p>
          </table:table-cell>
          <table:table-cell office:value-type="string">
            <text:p>27.12</text:p>
          </table:table-cell>
          <table:table-cell office:value-type="string">
            <text:p>25.6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24.89</text:p>
          </table:table-cell>
          <table:table-cell office:value-type="string">
            <text:p>27.45</text:p>
          </table:table-cell>
          <table:table-cell office:value-type="string">
            <text:p>27.38</text:p>
          </table:table-cell>
          <table:table-cell office:value-type="string">
            <text:p>24.81</text:p>
          </table:table-cell>
          <table:table-cell office:value-type="string">
            <text:p>25.31</text:p>
          </table:table-cell>
          <table:table-cell office:value-type="string">
            <text:p>27.93</text:p>
          </table:table-cell>
          <table:table-cell office:value-type="string">
            <text:p>27.36</text:p>
          </table:table-cell>
          <table:table-cell office:value-type="string">
            <text:p>25.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25.00</text:p>
          </table:table-cell>
          <table:table-cell office:value-type="string">
            <text:p>28.20</text:p>
          </table:table-cell>
          <table:table-cell office:value-type="string">
            <text:p>28.08</text:p>
          </table:table-cell>
          <table:table-cell office:value-type="string">
            <text:p>24.92</text:p>
          </table:table-cell>
          <table:table-cell office:value-type="string">
            <text:p>25.64</text:p>
          </table:table-cell>
          <table:table-cell office:value-type="string">
            <text:p>28.67</text:p>
          </table:table-cell>
          <table:table-cell office:value-type="string">
            <text:p>27.66</text:p>
          </table:table-cell>
          <table:table-cell office:value-type="string">
            <text:p>25.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25.15</text:p>
          </table:table-cell>
          <table:table-cell office:value-type="string">
            <text:p>28.94</text:p>
          </table:table-cell>
          <table:table-cell office:value-type="string">
            <text:p>28.79</text:p>
          </table:table-cell>
          <table:table-cell office:value-type="string">
            <text:p>25.06</text:p>
          </table:table-cell>
          <table:table-cell office:value-type="string">
            <text:p>25.99</text:p>
          </table:table-cell>
          <table:table-cell office:value-type="string">
            <text:p>29.38</text:p>
          </table:table-cell>
          <table:table-cell office:value-type="string">
            <text:p>28.01</text:p>
          </table:table-cell>
          <table:table-cell office:value-type="string">
            <text:p>25.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25.34</text:p>
          </table:table-cell>
          <table:table-cell office:value-type="string">
            <text:p>29.65</text:p>
          </table:table-cell>
          <table:table-cell office:value-type="string">
            <text:p>29.47</text:p>
          </table:table-cell>
          <table:table-cell office:value-type="string">
            <text:p>25.24</text:p>
          </table:table-cell>
          <table:table-cell office:value-type="string">
            <text:p>26.39</text:p>
          </table:table-cell>
          <table:table-cell office:value-type="string">
            <text:p>30.06</text:p>
          </table:table-cell>
          <table:table-cell office:value-type="string">
            <text:p>28.41</text:p>
          </table:table-cell>
          <table:table-cell office:value-type="string">
            <text:p>25.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25.54</text:p>
          </table:table-cell>
          <table:table-cell office:value-type="string">
            <text:p>30.36</text:p>
          </table:table-cell>
          <table:table-cell office:value-type="string">
            <text:p>30.15</text:p>
          </table:table-cell>
          <table:table-cell office:value-type="string">
            <text:p>25.44</text:p>
          </table:table-cell>
          <table:table-cell office:value-type="string">
            <text:p>26.80</text:p>
          </table:table-cell>
          <table:table-cell office:value-type="string">
            <text:p>30.71</text:p>
          </table:table-cell>
          <table:table-cell office:value-type="string">
            <text:p>28.82</text:p>
          </table:table-cell>
          <table:table-cell office:value-type="string">
            <text:p>25.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25.78</text:p>
          </table:table-cell>
          <table:table-cell office:value-type="string">
            <text:p>31.02</text:p>
          </table:table-cell>
          <table:table-cell office:value-type="string">
            <text:p>30.79</text:p>
          </table:table-cell>
          <table:table-cell office:value-type="string">
            <text:p>25.68</text:p>
          </table:table-cell>
          <table:table-cell office:value-type="string">
            <text:p>27.23</text:p>
          </table:table-cell>
          <table:table-cell office:value-type="string">
            <text:p>31.32</text:p>
          </table:table-cell>
          <table:table-cell office:value-type="string">
            <text:p>29.27</text:p>
          </table:table-cell>
          <table:table-cell office:value-type="string">
            <text:p>25.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26.03</text:p>
          </table:table-cell>
          <table:table-cell office:value-type="string">
            <text:p>31.65</text:p>
          </table:table-cell>
          <table:table-cell office:value-type="string">
            <text:p>31.42</text:p>
          </table:table-cell>
          <table:table-cell office:value-type="string">
            <text:p>25.92</text:p>
          </table:table-cell>
          <table:table-cell office:value-type="string">
            <text:p>27.68</text:p>
          </table:table-cell>
          <table:table-cell office:value-type="string">
            <text:p>31.91</text:p>
          </table:table-cell>
          <table:table-cell office:value-type="string">
            <text:p>29.73</text:p>
          </table:table-cell>
          <table:table-cell office:value-type="string">
            <text:p>25.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26.29</text:p>
          </table:table-cell>
          <table:table-cell office:value-type="string">
            <text:p>32.24</text:p>
          </table:table-cell>
          <table:table-cell office:value-type="string">
            <text:p>32.01</text:p>
          </table:table-cell>
          <table:table-cell office:value-type="string">
            <text:p>26.18</text:p>
          </table:table-cell>
          <table:table-cell office:value-type="string">
            <text:p>28.12</text:p>
          </table:table-cell>
          <table:table-cell office:value-type="string">
            <text:p>32.46</text:p>
          </table:table-cell>
          <table:table-cell office:value-type="string">
            <text:p>30.19</text:p>
          </table:table-cell>
          <table:table-cell office:value-type="string">
            <text:p>25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string">
            <text:p>26.56</text:p>
          </table:table-cell>
          <table:table-cell office:value-type="string">
            <text:p>32.81</text:p>
          </table:table-cell>
          <table:table-cell office:value-type="string">
            <text:p>32.57</text:p>
          </table:table-cell>
          <table:table-cell office:value-type="string">
            <text:p>26.46</text:p>
          </table:table-cell>
          <table:table-cell office:value-type="string">
            <text:p>28.58</text:p>
          </table:table-cell>
          <table:table-cell office:value-type="string">
            <text:p>32.98</text:p>
          </table:table-cell>
          <table:table-cell office:value-type="string">
            <text:p>30.67</text:p>
          </table:table-cell>
          <table:table-cell office:value-type="string">
            <text:p>25.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26.85</text:p>
          </table:table-cell>
          <table:table-cell office:value-type="string">
            <text:p>33.35</text:p>
          </table:table-cell>
          <table:table-cell office:value-type="string">
            <text:p>33.11</text:p>
          </table:table-cell>
          <table:table-cell office:value-type="string">
            <text:p>26.74</text:p>
          </table:table-cell>
          <table:table-cell office:value-type="string">
            <text:p>29.02</text:p>
          </table:table-cell>
          <table:table-cell office:value-type="string">
            <text:p>33.48</text:p>
          </table:table-cell>
          <table:table-cell office:value-type="string">
            <text:p>31.14</text:p>
          </table:table-cell>
          <table:table-cell office:value-type="string">
            <text:p>25.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27.14</text:p>
          </table:table-cell>
          <table:table-cell office:value-type="string">
            <text:p>33.85</text:p>
          </table:table-cell>
          <table:table-cell office:value-type="string">
            <text:p>33.62</text:p>
          </table:table-cell>
          <table:table-cell office:value-type="string">
            <text:p>27.03</text:p>
          </table:table-cell>
          <table:table-cell office:value-type="string">
            <text:p>29.48</text:p>
          </table:table-cell>
          <table:table-cell office:value-type="string">
            <text:p>33.96</text:p>
          </table:table-cell>
          <table:table-cell office:value-type="string">
            <text:p>31.61</text:p>
          </table:table-cell>
          <table:table-cell office:value-type="string">
            <text:p>25.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27.43</text:p>
          </table:table-cell>
          <table:table-cell office:value-type="string">
            <text:p>34.33</text:p>
          </table:table-cell>
          <table:table-cell office:value-type="string">
            <text:p>34.10</text:p>
          </table:table-cell>
          <table:table-cell office:value-type="string">
            <text:p>27.32</text:p>
          </table:table-cell>
          <table:table-cell office:value-type="string">
            <text:p>29.93</text:p>
          </table:table-cell>
          <table:table-cell office:value-type="string">
            <text:p>34.41</text:p>
          </table:table-cell>
          <table:table-cell office:value-type="string">
            <text:p>32.08</text:p>
          </table:table-cell>
          <table:table-cell office:value-type="string">
            <text:p>25.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27.72</text:p>
          </table:table-cell>
          <table:table-cell office:value-type="string">
            <text:p>34.79</text:p>
          </table:table-cell>
          <table:table-cell office:value-type="string">
            <text:p>34.55</text:p>
          </table:table-cell>
          <table:table-cell office:value-type="string">
            <text:p>27.60</text:p>
          </table:table-cell>
          <table:table-cell office:value-type="string">
            <text:p>30.37</text:p>
          </table:table-cell>
          <table:table-cell office:value-type="string">
            <text:p>34.85</text:p>
          </table:table-cell>
          <table:table-cell office:value-type="string">
            <text:p>32.54</text:p>
          </table:table-cell>
          <table:table-cell office:value-type="string">
            <text:p>25.7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28.02</text:p>
          </table:table-cell>
          <table:table-cell office:value-type="string">
            <text:p>35.22</text:p>
          </table:table-cell>
          <table:table-cell office:value-type="string">
            <text:p>34.99</text:p>
          </table:table-cell>
          <table:table-cell office:value-type="string">
            <text:p>27.90</text:p>
          </table:table-cell>
          <table:table-cell office:value-type="string">
            <text:p>30.81</text:p>
          </table:table-cell>
          <table:table-cell office:value-type="string">
            <text:p>35.27</text:p>
          </table:table-cell>
          <table:table-cell office:value-type="string">
            <text:p>32.99</text:p>
          </table:table-cell>
          <table:table-cell office:value-type="string">
            <text:p>25.7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28.31</text:p>
          </table:table-cell>
          <table:table-cell office:value-type="string">
            <text:p>35.62</text:p>
          </table:table-cell>
          <table:table-cell office:value-type="string">
            <text:p>35.40</text:p>
          </table:table-cell>
          <table:table-cell office:value-type="string">
            <text:p>28.19</text:p>
          </table:table-cell>
          <table:table-cell office:value-type="string">
            <text:p>31.24</text:p>
          </table:table-cell>
          <table:table-cell office:value-type="string">
            <text:p>35.67</text:p>
          </table:table-cell>
          <table:table-cell office:value-type="string">
            <text:p>33.43</text:p>
          </table:table-cell>
          <table:table-cell office:value-type="string">
            <text:p>25.8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string">
            <text:p>28.59</text:p>
          </table:table-cell>
          <table:table-cell office:value-type="string">
            <text:p>36.02</text:p>
          </table:table-cell>
          <table:table-cell office:value-type="string">
            <text:p>35.79</text:p>
          </table:table-cell>
          <table:table-cell office:value-type="string">
            <text:p>28.48</text:p>
          </table:table-cell>
          <table:table-cell office:value-type="string">
            <text:p>31.67</text:p>
          </table:table-cell>
          <table:table-cell office:value-type="string">
            <text:p>36.06</text:p>
          </table:table-cell>
          <table:table-cell office:value-type="string">
            <text:p>33.85</text:p>
          </table:table-cell>
          <table:table-cell office:value-type="string">
            <text:p>25.8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string">
            <text:p>28.90</text:p>
          </table:table-cell>
          <table:table-cell office:value-type="string">
            <text:p>36.39</text:p>
          </table:table-cell>
          <table:table-cell office:value-type="string">
            <text:p>36.17</text:p>
          </table:table-cell>
          <table:table-cell office:value-type="string">
            <text:p>28.78</text:p>
          </table:table-cell>
          <table:table-cell office:value-type="string">
            <text:p>32.09</text:p>
          </table:table-cell>
          <table:table-cell office:value-type="string">
            <text:p>36.44</text:p>
          </table:table-cell>
          <table:table-cell office:value-type="string">
            <text:p>34.27</text:p>
          </table:table-cell>
          <table:table-cell office:value-type="string">
            <text:p>25.8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string">
            <text:p>29.19</text:p>
          </table:table-cell>
          <table:table-cell office:value-type="string">
            <text:p>36.75</text:p>
          </table:table-cell>
          <table:table-cell office:value-type="string">
            <text:p>36.53</text:p>
          </table:table-cell>
          <table:table-cell office:value-type="string">
            <text:p>29.06</text:p>
          </table:table-cell>
          <table:table-cell office:value-type="string">
            <text:p>32.51</text:p>
          </table:table-cell>
          <table:table-cell office:value-type="string">
            <text:p>36.82</text:p>
          </table:table-cell>
          <table:table-cell office:value-type="string">
            <text:p>34.69</text:p>
          </table:table-cell>
          <table:table-cell office:value-type="string">
            <text:p>25.8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string">
            <text:p>29.48</text:p>
          </table:table-cell>
          <table:table-cell office:value-type="string">
            <text:p>37.09</text:p>
          </table:table-cell>
          <table:table-cell office:value-type="string">
            <text:p>36.87</text:p>
          </table:table-cell>
          <table:table-cell office:value-type="string">
            <text:p>29.35</text:p>
          </table:table-cell>
          <table:table-cell office:value-type="string">
            <text:p>32.91</text:p>
          </table:table-cell>
          <table:table-cell office:value-type="string">
            <text:p>37.17</text:p>
          </table:table-cell>
          <table:table-cell office:value-type="string">
            <text:p>35.08</text:p>
          </table:table-cell>
          <table:table-cell office:value-type="string">
            <text:p>25.9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string">
            <text:p>29.77</text:p>
          </table:table-cell>
          <table:table-cell office:value-type="string">
            <text:p>37.42</text:p>
          </table:table-cell>
          <table:table-cell office:value-type="string">
            <text:p>37.19</text:p>
          </table:table-cell>
          <table:table-cell office:value-type="string">
            <text:p>29.62</text:p>
          </table:table-cell>
          <table:table-cell office:value-type="string">
            <text:p>33.32</text:p>
          </table:table-cell>
          <table:table-cell office:value-type="string">
            <text:p>37.52</text:p>
          </table:table-cell>
          <table:table-cell office:value-type="string">
            <text:p>35.47</text:p>
          </table:table-cell>
          <table:table-cell office:value-type="string">
            <text:p>25.9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string">
            <text:p>30.05</text:p>
          </table:table-cell>
          <table:table-cell office:value-type="string">
            <text:p>37.75</text:p>
          </table:table-cell>
          <table:table-cell office:value-type="string">
            <text:p>37.51</text:p>
          </table:table-cell>
          <table:table-cell office:value-type="string">
            <text:p>29.91</text:p>
          </table:table-cell>
          <table:table-cell office:value-type="string">
            <text:p>33.71</text:p>
          </table:table-cell>
          <table:table-cell office:value-type="string">
            <text:p>37.87</text:p>
          </table:table-cell>
          <table:table-cell office:value-type="string">
            <text:p>35.85</text:p>
          </table:table-cell>
          <table:table-cell office:value-type="string">
            <text:p>26.0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string">
            <text:p>30.34</text:p>
          </table:table-cell>
          <table:table-cell office:value-type="string">
            <text:p>38.06</text:p>
          </table:table-cell>
          <table:table-cell office:value-type="string">
            <text:p>37.82</text:p>
          </table:table-cell>
          <table:table-cell office:value-type="string">
            <text:p>30.18</text:p>
          </table:table-cell>
          <table:table-cell office:value-type="string">
            <text:p>34.10</text:p>
          </table:table-cell>
          <table:table-cell office:value-type="string">
            <text:p>38.20</text:p>
          </table:table-cell>
          <table:table-cell office:value-type="string">
            <text:p>36.21</text:p>
          </table:table-cell>
          <table:table-cell office:value-type="string">
            <text:p>26.0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string">
            <text:p>30.61</text:p>
          </table:table-cell>
          <table:table-cell office:value-type="string">
            <text:p>38.36</text:p>
          </table:table-cell>
          <table:table-cell office:value-type="string">
            <text:p>38.12</text:p>
          </table:table-cell>
          <table:table-cell office:value-type="string">
            <text:p>30.45</text:p>
          </table:table-cell>
          <table:table-cell office:value-type="string">
            <text:p>34.48</text:p>
          </table:table-cell>
          <table:table-cell office:value-type="string">
            <text:p>38.53</text:p>
          </table:table-cell>
          <table:table-cell office:value-type="string">
            <text:p>36.57</text:p>
          </table:table-cell>
          <table:table-cell office:value-type="string">
            <text:p>26.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string">
            <text:p>30.89</text:p>
          </table:table-cell>
          <table:table-cell office:value-type="string">
            <text:p>38.66</text:p>
          </table:table-cell>
          <table:table-cell office:value-type="string">
            <text:p>38.41</text:p>
          </table:table-cell>
          <table:table-cell office:value-type="string">
            <text:p>30.72</text:p>
          </table:table-cell>
          <table:table-cell office:value-type="string">
            <text:p>34.85</text:p>
          </table:table-cell>
          <table:table-cell office:value-type="string">
            <text:p>38.85</text:p>
          </table:table-cell>
          <table:table-cell office:value-type="string">
            <text:p>36.91</text:p>
          </table:table-cell>
          <table:table-cell office:value-type="string">
            <text:p>26.1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31.16</text:p>
          </table:table-cell>
          <table:table-cell office:value-type="string">
            <text:p>38.94</text:p>
          </table:table-cell>
          <table:table-cell office:value-type="string">
            <text:p>38.68</text:p>
          </table:table-cell>
          <table:table-cell office:value-type="string">
            <text:p>31.00</text:p>
          </table:table-cell>
          <table:table-cell office:value-type="string">
            <text:p>35.22</text:p>
          </table:table-cell>
          <table:table-cell office:value-type="string">
            <text:p>39.16</text:p>
          </table:table-cell>
          <table:table-cell office:value-type="string">
            <text:p>37.24</text:p>
          </table:table-cell>
          <table:table-cell office:value-type="string">
            <text:p>26.2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string">
            <text:p>31.43</text:p>
          </table:table-cell>
          <table:table-cell office:value-type="string">
            <text:p>39.21</text:p>
          </table:table-cell>
          <table:table-cell office:value-type="string">
            <text:p>38.95</text:p>
          </table:table-cell>
          <table:table-cell office:value-type="string">
            <text:p>31.25</text:p>
          </table:table-cell>
          <table:table-cell office:value-type="string">
            <text:p>35.58</text:p>
          </table:table-cell>
          <table:table-cell office:value-type="string">
            <text:p>39.46</text:p>
          </table:table-cell>
          <table:table-cell office:value-type="string">
            <text:p>37.58</text:p>
          </table:table-cell>
          <table:table-cell office:value-type="string">
            <text:p>26.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string">
            <text:p>31.70</text:p>
          </table:table-cell>
          <table:table-cell office:value-type="string">
            <text:p>39.48</text:p>
          </table:table-cell>
          <table:table-cell office:value-type="string">
            <text:p>39.21</text:p>
          </table:table-cell>
          <table:table-cell office:value-type="string">
            <text:p>31.52</text:p>
          </table:table-cell>
          <table:table-cell office:value-type="string">
            <text:p>35.94</text:p>
          </table:table-cell>
          <table:table-cell office:value-type="string">
            <text:p>39.76</text:p>
          </table:table-cell>
          <table:table-cell office:value-type="string">
            <text:p>37.89</text:p>
          </table:table-cell>
          <table:table-cell office:value-type="string">
            <text:p>26.3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string">
            <text:p>31.97</text:p>
          </table:table-cell>
          <table:table-cell office:value-type="string">
            <text:p>39.74</text:p>
          </table:table-cell>
          <table:table-cell office:value-type="string">
            <text:p>39.46</text:p>
          </table:table-cell>
          <table:table-cell office:value-type="string">
            <text:p>31.78</text:p>
          </table:table-cell>
          <table:table-cell office:value-type="string">
            <text:p>36.29</text:p>
          </table:table-cell>
          <table:table-cell office:value-type="string">
            <text:p>40.06</text:p>
          </table:table-cell>
          <table:table-cell office:value-type="string">
            <text:p>38.19</text:p>
          </table:table-cell>
          <table:table-cell office:value-type="string">
            <text:p>26.4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string">
            <text:p>32.24</text:p>
          </table:table-cell>
          <table:table-cell office:value-type="string">
            <text:p>40.00</text:p>
          </table:table-cell>
          <table:table-cell office:value-type="string">
            <text:p>39.69</text:p>
          </table:table-cell>
          <table:table-cell office:value-type="string">
            <text:p>32.03</text:p>
          </table:table-cell>
          <table:table-cell office:value-type="string">
            <text:p>36.63</text:p>
          </table:table-cell>
          <table:table-cell office:value-type="string">
            <text:p>40.34</text:p>
          </table:table-cell>
          <table:table-cell office:value-type="string">
            <text:p>38.50</text:p>
          </table:table-cell>
          <table:table-cell office:value-type="string">
            <text:p>26.4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string">
            <text:p>32.49</text:p>
          </table:table-cell>
          <table:table-cell office:value-type="string">
            <text:p>40.24</text:p>
          </table:table-cell>
          <table:table-cell office:value-type="string">
            <text:p>39.93</text:p>
          </table:table-cell>
          <table:table-cell office:value-type="string">
            <text:p>32.28</text:p>
          </table:table-cell>
          <table:table-cell office:value-type="string">
            <text:p>36.96</text:p>
          </table:table-cell>
          <table:table-cell office:value-type="string">
            <text:p>40.61</text:p>
          </table:table-cell>
          <table:table-cell office:value-type="string">
            <text:p>38.78</text:p>
          </table:table-cell>
          <table:table-cell office:value-type="string">
            <text:p>26.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string">
            <text:p>32.75</text:p>
          </table:table-cell>
          <table:table-cell office:value-type="string">
            <text:p>40.48</text:p>
          </table:table-cell>
          <table:table-cell office:value-type="string">
            <text:p>40.16</text:p>
          </table:table-cell>
          <table:table-cell office:value-type="string">
            <text:p>32.53</text:p>
          </table:table-cell>
          <table:table-cell office:value-type="string">
            <text:p>37.29</text:p>
          </table:table-cell>
          <table:table-cell office:value-type="string">
            <text:p>40.88</text:p>
          </table:table-cell>
          <table:table-cell office:value-type="string">
            <text:p>39.06</text:p>
          </table:table-cell>
          <table:table-cell office:value-type="string">
            <text:p>26.6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string">
            <text:p>33.00</text:p>
          </table:table-cell>
          <table:table-cell office:value-type="string">
            <text:p>40.71</text:p>
          </table:table-cell>
          <table:table-cell office:value-type="string">
            <text:p>40.37</text:p>
          </table:table-cell>
          <table:table-cell office:value-type="string">
            <text:p>32.76</text:p>
          </table:table-cell>
          <table:table-cell office:value-type="string">
            <text:p>37.61</text:p>
          </table:table-cell>
          <table:table-cell office:value-type="string">
            <text:p>41.15</text:p>
          </table:table-cell>
          <table:table-cell office:value-type="string">
            <text:p>39.33</text:p>
          </table:table-cell>
          <table:table-cell office:value-type="string">
            <text:p>26.6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string">
            <text:p>33.26</text:p>
          </table:table-cell>
          <table:table-cell office:value-type="string">
            <text:p>40.94</text:p>
          </table:table-cell>
          <table:table-cell office:value-type="string">
            <text:p>40.58</text:p>
          </table:table-cell>
          <table:table-cell office:value-type="string">
            <text:p>33.01</text:p>
          </table:table-cell>
          <table:table-cell office:value-type="string">
            <text:p>37.93</text:p>
          </table:table-cell>
          <table:table-cell office:value-type="string">
            <text:p>41.41</text:p>
          </table:table-cell>
          <table:table-cell office:value-type="string">
            <text:p>39.60</text:p>
          </table:table-cell>
          <table:table-cell office:value-type="string">
            <text:p>26.7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string">
            <text:p>33.50</text:p>
          </table:table-cell>
          <table:table-cell office:value-type="string">
            <text:p>41.16</text:p>
          </table:table-cell>
          <table:table-cell office:value-type="string">
            <text:p>40.79</text:p>
          </table:table-cell>
          <table:table-cell office:value-type="string">
            <text:p>33.24</text:p>
          </table:table-cell>
          <table:table-cell office:value-type="string">
            <text:p>38.24</text:p>
          </table:table-cell>
          <table:table-cell office:value-type="string">
            <text:p>41.66</text:p>
          </table:table-cell>
          <table:table-cell office:value-type="string">
            <text:p>39.85</text:p>
          </table:table-cell>
          <table:table-cell office:value-type="string">
            <text:p>26.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string">
            <text:p>33.75</text:p>
          </table:table-cell>
          <table:table-cell office:value-type="string">
            <text:p>41.38</text:p>
          </table:table-cell>
          <table:table-cell office:value-type="string">
            <text:p>40.99</text:p>
          </table:table-cell>
          <table:table-cell office:value-type="string">
            <text:p>33.47</text:p>
          </table:table-cell>
          <table:table-cell office:value-type="string">
            <text:p>38.54</text:p>
          </table:table-cell>
          <table:table-cell office:value-type="string">
            <text:p>41.91</text:p>
          </table:table-cell>
          <table:table-cell office:value-type="string">
            <text:p>40.10</text:p>
          </table:table-cell>
          <table:table-cell office:value-type="string">
            <text:p>26.9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string">
            <text:p>33.99</text:p>
          </table:table-cell>
          <table:table-cell office:value-type="string">
            <text:p>41.60</text:p>
          </table:table-cell>
          <table:table-cell office:value-type="string">
            <text:p>41.19</text:p>
          </table:table-cell>
          <table:table-cell office:value-type="string">
            <text:p>33.70</text:p>
          </table:table-cell>
          <table:table-cell office:value-type="string">
            <text:p>38.84</text:p>
          </table:table-cell>
          <table:table-cell office:value-type="string">
            <text:p>42.15</text:p>
          </table:table-cell>
          <table:table-cell office:value-type="string">
            <text:p>40.33</text:p>
          </table:table-cell>
          <table:table-cell office:value-type="string">
            <text:p>27.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string">
            <text:p>34.23</text:p>
          </table:table-cell>
          <table:table-cell office:value-type="string">
            <text:p>41.80</text:p>
          </table:table-cell>
          <table:table-cell office:value-type="string">
            <text:p>41.38</text:p>
          </table:table-cell>
          <table:table-cell office:value-type="string">
            <text:p>33.92</text:p>
          </table:table-cell>
          <table:table-cell office:value-type="string">
            <text:p>39.13</text:p>
          </table:table-cell>
          <table:table-cell office:value-type="string">
            <text:p>42.38</text:p>
          </table:table-cell>
          <table:table-cell office:value-type="string">
            <text:p>40.57</text:p>
          </table:table-cell>
          <table:table-cell office:value-type="string">
            <text:p>27.0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 office:value-type="string">
            <text:p>34.48</text:p>
          </table:table-cell>
          <table:table-cell office:value-type="string">
            <text:p>42.01</text:p>
          </table:table-cell>
          <table:table-cell office:value-type="string">
            <text:p>41.56</text:p>
          </table:table-cell>
          <table:table-cell office:value-type="string">
            <text:p>34.14</text:p>
          </table:table-cell>
          <table:table-cell office:value-type="string">
            <text:p>39.42</text:p>
          </table:table-cell>
          <table:table-cell office:value-type="string">
            <text:p>42.62</text:p>
          </table:table-cell>
          <table:table-cell office:value-type="string">
            <text:p>40.80</text:p>
          </table:table-cell>
          <table:table-cell office:value-type="string">
            <text:p>27.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34.71</text:p>
          </table:table-cell>
          <table:table-cell office:value-type="string">
            <text:p>42.21</text:p>
          </table:table-cell>
          <table:table-cell office:value-type="string">
            <text:p>41.74</text:p>
          </table:table-cell>
          <table:table-cell office:value-type="string">
            <text:p>34.37</text:p>
          </table:table-cell>
          <table:table-cell office:value-type="string">
            <text:p>39.70</text:p>
          </table:table-cell>
          <table:table-cell office:value-type="string">
            <text:p>42.85</text:p>
          </table:table-cell>
          <table:table-cell office:value-type="string">
            <text:p>41.01</text:p>
          </table:table-cell>
          <table:table-cell office:value-type="string">
            <text:p>27.2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string">
            <text:p>34.94</text:p>
          </table:table-cell>
          <table:table-cell office:value-type="string">
            <text:p>42.41</text:p>
          </table:table-cell>
          <table:table-cell office:value-type="string">
            <text:p>41.92</text:p>
          </table:table-cell>
          <table:table-cell office:value-type="string">
            <text:p>34.58</text:p>
          </table:table-cell>
          <table:table-cell office:value-type="string">
            <text:p>39.97</text:p>
          </table:table-cell>
          <table:table-cell office:value-type="string">
            <text:p>43.07</text:p>
          </table:table-cell>
          <table:table-cell office:value-type="string">
            <text:p>41.23</text:p>
          </table:table-cell>
          <table:table-cell office:value-type="string">
            <text:p>27.3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string">
            <text:p>35.17</text:p>
          </table:table-cell>
          <table:table-cell office:value-type="string">
            <text:p>42.59</text:p>
          </table:table-cell>
          <table:table-cell office:value-type="string">
            <text:p>42.09</text:p>
          </table:table-cell>
          <table:table-cell office:value-type="string">
            <text:p>34.79</text:p>
          </table:table-cell>
          <table:table-cell office:value-type="string">
            <text:p>40.25</text:p>
          </table:table-cell>
          <table:table-cell office:value-type="string">
            <text:p>43.29</text:p>
          </table:table-cell>
          <table:table-cell office:value-type="string">
            <text:p>41.43</text:p>
          </table:table-cell>
          <table:table-cell office:value-type="string">
            <text:p>27.4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string">
            <text:p>35.40</text:p>
          </table:table-cell>
          <table:table-cell office:value-type="string">
            <text:p>42.79</text:p>
          </table:table-cell>
          <table:table-cell office:value-type="string">
            <text:p>42.26</text:p>
          </table:table-cell>
          <table:table-cell office:value-type="string">
            <text:p>35.00</text:p>
          </table:table-cell>
          <table:table-cell office:value-type="string">
            <text:p>40.51</text:p>
          </table:table-cell>
          <table:table-cell office:value-type="string">
            <text:p>43.51</text:p>
          </table:table-cell>
          <table:table-cell office:value-type="string">
            <text:p>41.64</text:p>
          </table:table-cell>
          <table:table-cell office:value-type="string">
            <text:p>27.5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  <table:table-cell office:value-type="string">
            <text:p>35.62</text:p>
          </table:table-cell>
          <table:table-cell office:value-type="string">
            <text:p>42.97</text:p>
          </table:table-cell>
          <table:table-cell office:value-type="string">
            <text:p>42.43</text:p>
          </table:table-cell>
          <table:table-cell office:value-type="string">
            <text:p>35.21</text:p>
          </table:table-cell>
          <table:table-cell office:value-type="string">
            <text:p>40.77</text:p>
          </table:table-cell>
          <table:table-cell office:value-type="string">
            <text:p>43.72</text:p>
          </table:table-cell>
          <table:table-cell office:value-type="string">
            <text:p>41.83</text:p>
          </table:table-cell>
          <table:table-cell office:value-type="string">
            <text:p>27.5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 office:value-type="string">
            <text:p>35.84</text:p>
          </table:table-cell>
          <table:table-cell office:value-type="string">
            <text:p>43.16</text:p>
          </table:table-cell>
          <table:table-cell office:value-type="string">
            <text:p>42.59</text:p>
          </table:table-cell>
          <table:table-cell office:value-type="string">
            <text:p>35.41</text:p>
          </table:table-cell>
          <table:table-cell office:value-type="string">
            <text:p>41.02</text:p>
          </table:table-cell>
          <table:table-cell office:value-type="string">
            <text:p>43.92</text:p>
          </table:table-cell>
          <table:table-cell office:value-type="string">
            <text:p>42.02</text:p>
          </table:table-cell>
          <table:table-cell office:value-type="string">
            <text:p>27.6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string">
            <text:p>36.06</text:p>
          </table:table-cell>
          <table:table-cell office:value-type="string">
            <text:p>43.34</text:p>
          </table:table-cell>
          <table:table-cell office:value-type="string">
            <text:p>42.75</text:p>
          </table:table-cell>
          <table:table-cell office:value-type="string">
            <text:p>35.60</text:p>
          </table:table-cell>
          <table:table-cell office:value-type="string">
            <text:p>41.28</text:p>
          </table:table-cell>
          <table:table-cell office:value-type="string">
            <text:p>44.13</text:p>
          </table:table-cell>
          <table:table-cell office:value-type="string">
            <text:p>42.21</text:p>
          </table:table-cell>
          <table:table-cell office:value-type="string">
            <text:p>27.7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string">
            <text:p>36.28</text:p>
          </table:table-cell>
          <table:table-cell office:value-type="string">
            <text:p>43.51</text:p>
          </table:table-cell>
          <table:table-cell office:value-type="string">
            <text:p>42.91</text:p>
          </table:table-cell>
          <table:table-cell office:value-type="string">
            <text:p>35.80</text:p>
          </table:table-cell>
          <table:table-cell office:value-type="string">
            <text:p>41.52</text:p>
          </table:table-cell>
          <table:table-cell office:value-type="string">
            <text:p>44.32</text:p>
          </table:table-cell>
          <table:table-cell office:value-type="string">
            <text:p>42.39</text:p>
          </table:table-cell>
          <table:table-cell office:value-type="string">
            <text:p>27.8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2">
            <text:p>102</text:p>
          </table:table-cell>
          <table:table-cell office:value-type="string">
            <text:p>36.49</text:p>
          </table:table-cell>
          <table:table-cell office:value-type="string">
            <text:p>43.66</text:p>
          </table:table-cell>
          <table:table-cell office:value-type="string">
            <text:p>43.05</text:p>
          </table:table-cell>
          <table:table-cell office:value-type="string">
            <text:p>36.00</text:p>
          </table:table-cell>
          <table:table-cell office:value-type="string">
            <text:p>41.76</text:p>
          </table:table-cell>
          <table:table-cell office:value-type="string">
            <text:p>44.47</text:p>
          </table:table-cell>
          <table:table-cell office:value-type="string">
            <text:p>42.57</text:p>
          </table:table-cell>
          <table:table-cell office:value-type="string">
            <text:p>27.9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string">
            <text:p>36.70</text:p>
          </table:table-cell>
          <table:table-cell office:value-type="string">
            <text:p>43.61</text:p>
          </table:table-cell>
          <table:table-cell office:value-type="string">
            <text:p>43.03</text:p>
          </table:table-cell>
          <table:table-cell office:value-type="string">
            <text:p>36.19</text:p>
          </table:table-cell>
          <table:table-cell office:value-type="string">
            <text:p>41.98</text:p>
          </table:table-cell>
          <table:table-cell office:value-type="string">
            <text:p>44.32</text:p>
          </table:table-cell>
          <table:table-cell office:value-type="string">
            <text:p>42.74</text:p>
          </table:table-cell>
          <table:table-cell office:value-type="string">
            <text:p>28.0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string">
            <text:p>36.90</text:p>
          </table:table-cell>
          <table:table-cell office:value-type="string">
            <text:p>43.31</text:p>
          </table:table-cell>
          <table:table-cell office:value-type="string">
            <text:p>42.80</text:p>
          </table:table-cell>
          <table:table-cell office:value-type="string">
            <text:p>36.37</text:p>
          </table:table-cell>
          <table:table-cell office:value-type="string">
            <text:p>42.15</text:p>
          </table:table-cell>
          <table:table-cell office:value-type="string">
            <text:p>43.90</text:p>
          </table:table-cell>
          <table:table-cell office:value-type="string">
            <text:p>42.86</text:p>
          </table:table-cell>
          <table:table-cell office:value-type="string">
            <text:p>28.1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8">
            <text:p>108</text:p>
          </table:table-cell>
          <table:table-cell office:value-type="string">
            <text:p>37.08</text:p>
          </table:table-cell>
          <table:table-cell office:value-type="string">
            <text:p>42.86</text:p>
          </table:table-cell>
          <table:table-cell office:value-type="string">
            <text:p>42.41</text:p>
          </table:table-cell>
          <table:table-cell office:value-type="string">
            <text:p>36.54</text:p>
          </table:table-cell>
          <table:table-cell office:value-type="string">
            <text:p>42.23</text:p>
          </table:table-cell>
          <table:table-cell office:value-type="string">
            <text:p>43.38</text:p>
          </table:table-cell>
          <table:table-cell office:value-type="string">
            <text:p>42.94</text:p>
          </table:table-cell>
          <table:table-cell office:value-type="string">
            <text:p>28.2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string">
            <text:p>37.22</text:p>
          </table:table-cell>
          <table:table-cell office:value-type="string">
            <text:p>42.34</text:p>
          </table:table-cell>
          <table:table-cell office:value-type="string">
            <text:p>41.94</text:p>
          </table:table-cell>
          <table:table-cell office:value-type="string">
            <text:p>36.67</text:p>
          </table:table-cell>
          <table:table-cell office:value-type="string">
            <text:p>42.23</text:p>
          </table:table-cell>
          <table:table-cell office:value-type="string">
            <text:p>42.83</text:p>
          </table:table-cell>
          <table:table-cell office:value-type="string">
            <text:p>42.95</text:p>
          </table:table-cell>
          <table:table-cell office:value-type="string">
            <text:p>28.3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string">
            <text:p>37.33</text:p>
          </table:table-cell>
          <table:table-cell office:value-type="string">
            <text:p>41.79</text:p>
          </table:table-cell>
          <table:table-cell office:value-type="string">
            <text:p>41.44</text:p>
          </table:table-cell>
          <table:table-cell office:value-type="string">
            <text:p>36.76</text:p>
          </table:table-cell>
          <table:table-cell office:value-type="string">
            <text:p>42.17</text:p>
          </table:table-cell>
          <table:table-cell office:value-type="string">
            <text:p>42.30</text:p>
          </table:table-cell>
          <table:table-cell office:value-type="string">
            <text:p>42.90</text:p>
          </table:table-cell>
          <table:table-cell office:value-type="string">
            <text:p>28.4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4">
            <text:p>114</text:p>
          </table:table-cell>
          <table:table-cell office:value-type="string">
            <text:p>37.40</text:p>
          </table:table-cell>
          <table:table-cell office:value-type="string">
            <text:p>41.25</text:p>
          </table:table-cell>
          <table:table-cell office:value-type="string">
            <text:p>40.92</text:p>
          </table:table-cell>
          <table:table-cell office:value-type="string">
            <text:p>36.82</text:p>
          </table:table-cell>
          <table:table-cell office:value-type="string">
            <text:p>42.05</text:p>
          </table:table-cell>
          <table:table-cell office:value-type="string">
            <text:p>41.80</text:p>
          </table:table-cell>
          <table:table-cell office:value-type="string">
            <text:p>42.80</text:p>
          </table:table-cell>
          <table:table-cell office:value-type="string">
            <text:p>28.5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6">
            <text:p>116</text:p>
          </table:table-cell>
          <table:table-cell office:value-type="string">
            <text:p>37.44</text:p>
          </table:table-cell>
          <table:table-cell office:value-type="string">
            <text:p>40.72</text:p>
          </table:table-cell>
          <table:table-cell office:value-type="string">
            <text:p>40.41</text:p>
          </table:table-cell>
          <table:table-cell office:value-type="string">
            <text:p>36.83</text:p>
          </table:table-cell>
          <table:table-cell office:value-type="string">
            <text:p>41.90</text:p>
          </table:table-cell>
          <table:table-cell office:value-type="string">
            <text:p>41.32</text:p>
          </table:table-cell>
          <table:table-cell office:value-type="string">
            <text:p>42.66</text:p>
          </table:table-cell>
          <table:table-cell office:value-type="string">
            <text:p>28.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string">
            <text:p>37.44</text:p>
          </table:table-cell>
          <table:table-cell office:value-type="string">
            <text:p>40.21</text:p>
          </table:table-cell>
          <table:table-cell office:value-type="string">
            <text:p>39.93</text:p>
          </table:table-cell>
          <table:table-cell office:value-type="string">
            <text:p>36.83</text:p>
          </table:table-cell>
          <table:table-cell office:value-type="string">
            <text:p>41.74</text:p>
          </table:table-cell>
          <table:table-cell office:value-type="string">
            <text:p>40.88</text:p>
          </table:table-cell>
          <table:table-cell office:value-type="string">
            <text:p>42.48</text:p>
          </table:table-cell>
          <table:table-cell office:value-type="string">
            <text:p>28.6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 office:value-type="string">
            <text:p>37.42</text:p>
          </table:table-cell>
          <table:table-cell office:value-type="string">
            <text:p>39.74</text:p>
          </table:table-cell>
          <table:table-cell office:value-type="string">
            <text:p>39.46</text:p>
          </table:table-cell>
          <table:table-cell office:value-type="string">
            <text:p>36.80</text:p>
          </table:table-cell>
          <table:table-cell office:value-type="string">
            <text:p>41.54</text:p>
          </table:table-cell>
          <table:table-cell office:value-type="string">
            <text:p>40.47</text:p>
          </table:table-cell>
          <table:table-cell office:value-type="string">
            <text:p>42.26</text:p>
          </table:table-cell>
          <table:table-cell office:value-type="string">
            <text:p>28.7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2">
            <text:p>122</text:p>
          </table:table-cell>
          <table:table-cell office:value-type="string">
            <text:p>37.39</text:p>
          </table:table-cell>
          <table:table-cell office:value-type="string">
            <text:p>39.30</text:p>
          </table:table-cell>
          <table:table-cell office:value-type="string">
            <text:p>39.01</text:p>
          </table:table-cell>
          <table:table-cell office:value-type="string">
            <text:p>36.75</text:p>
          </table:table-cell>
          <table:table-cell office:value-type="string">
            <text:p>41.33</text:p>
          </table:table-cell>
          <table:table-cell office:value-type="string">
            <text:p>40.10</text:p>
          </table:table-cell>
          <table:table-cell office:value-type="string">
            <text:p>42.02</text:p>
          </table:table-cell>
          <table:table-cell office:value-type="string">
            <text:p>28.8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4">
            <text:p>124</text:p>
          </table:table-cell>
          <table:table-cell office:value-type="string">
            <text:p>37.33</text:p>
          </table:table-cell>
          <table:table-cell office:value-type="string">
            <text:p>38.88</text:p>
          </table:table-cell>
          <table:table-cell office:value-type="string">
            <text:p>38.59</text:p>
          </table:table-cell>
          <table:table-cell office:value-type="string">
            <text:p>36.68</text:p>
          </table:table-cell>
          <table:table-cell office:value-type="string">
            <text:p>41.11</text:p>
          </table:table-cell>
          <table:table-cell office:value-type="string">
            <text:p>39.74</text:p>
          </table:table-cell>
          <table:table-cell office:value-type="string">
            <text:p>41.78</text:p>
          </table:table-cell>
          <table:table-cell office:value-type="string">
            <text:p>28.9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office:value-type="string">
            <text:p>37.26</text:p>
          </table:table-cell>
          <table:table-cell office:value-type="string">
            <text:p>38.49</text:p>
          </table:table-cell>
          <table:table-cell office:value-type="string">
            <text:p>38.20</text:p>
          </table:table-cell>
          <table:table-cell office:value-type="string">
            <text:p>36.60</text:p>
          </table:table-cell>
          <table:table-cell office:value-type="string">
            <text:p>40.90</text:p>
          </table:table-cell>
          <table:table-cell office:value-type="string">
            <text:p>39.41</text:p>
          </table:table-cell>
          <table:table-cell office:value-type="string">
            <text:p>41.51</text:p>
          </table:table-cell>
          <table:table-cell office:value-type="string">
            <text:p>29.0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8">
            <text:p>128</text:p>
          </table:table-cell>
          <table:table-cell office:value-type="string">
            <text:p>37.19</text:p>
          </table:table-cell>
          <table:table-cell office:value-type="string">
            <text:p>38.13</text:p>
          </table:table-cell>
          <table:table-cell office:value-type="string">
            <text:p>37.83</text:p>
          </table:table-cell>
          <table:table-cell office:value-type="string">
            <text:p>36.50</text:p>
          </table:table-cell>
          <table:table-cell office:value-type="string">
            <text:p>40.67</text:p>
          </table:table-cell>
          <table:table-cell office:value-type="string">
            <text:p>39.10</text:p>
          </table:table-cell>
          <table:table-cell office:value-type="string">
            <text:p>41.24</text:p>
          </table:table-cell>
          <table:table-cell office:value-type="string">
            <text:p>29.1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string">
            <text:p>37.10</text:p>
          </table:table-cell>
          <table:table-cell office:value-type="string">
            <text:p>37.79</text:p>
          </table:table-cell>
          <table:table-cell office:value-type="string">
            <text:p>37.47</text:p>
          </table:table-cell>
          <table:table-cell office:value-type="string">
            <text:p>36.41</text:p>
          </table:table-cell>
          <table:table-cell office:value-type="string">
            <text:p>40.43</text:p>
          </table:table-cell>
          <table:table-cell office:value-type="string">
            <text:p>38.80</text:p>
          </table:table-cell>
          <table:table-cell office:value-type="string">
            <text:p>40.96</text:p>
          </table:table-cell>
          <table:table-cell office:value-type="string">
            <text:p>29.1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2">
            <text:p>132</text:p>
          </table:table-cell>
          <table:table-cell office:value-type="string">
            <text:p>37.01</text:p>
          </table:table-cell>
          <table:table-cell office:value-type="string">
            <text:p>37.47</text:p>
          </table:table-cell>
          <table:table-cell office:value-type="string">
            <text:p>37.14</text:p>
          </table:table-cell>
          <table:table-cell office:value-type="string">
            <text:p>36.30</text:p>
          </table:table-cell>
          <table:table-cell office:value-type="string">
            <text:p>40.20</text:p>
          </table:table-cell>
          <table:table-cell office:value-type="string">
            <text:p>38.53</text:p>
          </table:table-cell>
          <table:table-cell office:value-type="string">
            <text:p>40.68</text:p>
          </table:table-cell>
          <table:table-cell office:value-type="string">
            <text:p>29.2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4">
            <text:p>134</text:p>
          </table:table-cell>
          <table:table-cell office:value-type="string">
            <text:p>36.92</text:p>
          </table:table-cell>
          <table:table-cell office:value-type="string">
            <text:p>37.18</text:p>
          </table:table-cell>
          <table:table-cell office:value-type="string">
            <text:p>36.84</text:p>
          </table:table-cell>
          <table:table-cell office:value-type="string">
            <text:p>36.19</text:p>
          </table:table-cell>
          <table:table-cell office:value-type="string">
            <text:p>39.97</text:p>
          </table:table-cell>
          <table:table-cell office:value-type="string">
            <text:p>38.27</text:p>
          </table:table-cell>
          <table:table-cell office:value-type="string">
            <text:p>40.41</text:p>
          </table:table-cell>
          <table:table-cell office:value-type="string">
            <text:p>29.3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6">
            <text:p>136</text:p>
          </table:table-cell>
          <table:table-cell office:value-type="string">
            <text:p>36.82</text:p>
          </table:table-cell>
          <table:table-cell office:value-type="string">
            <text:p>36.91</text:p>
          </table:table-cell>
          <table:table-cell office:value-type="string">
            <text:p>36.55</text:p>
          </table:table-cell>
          <table:table-cell office:value-type="string">
            <text:p>36.08</text:p>
          </table:table-cell>
          <table:table-cell office:value-type="string">
            <text:p>39.74</text:p>
          </table:table-cell>
          <table:table-cell office:value-type="string">
            <text:p>38.02</text:p>
          </table:table-cell>
          <table:table-cell office:value-type="string">
            <text:p>40.13</text:p>
          </table:table-cell>
          <table:table-cell office:value-type="string">
            <text:p>29.4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8">
            <text:p>138</text:p>
          </table:table-cell>
          <table:table-cell office:value-type="string">
            <text:p>36.71</text:p>
          </table:table-cell>
          <table:table-cell office:value-type="string">
            <text:p>36.66</text:p>
          </table:table-cell>
          <table:table-cell office:value-type="string">
            <text:p>36.28</text:p>
          </table:table-cell>
          <table:table-cell office:value-type="string">
            <text:p>35.96</text:p>
          </table:table-cell>
          <table:table-cell office:value-type="string">
            <text:p>39.51</text:p>
          </table:table-cell>
          <table:table-cell office:value-type="string">
            <text:p>37.78</text:p>
          </table:table-cell>
          <table:table-cell office:value-type="string">
            <text:p>39.86</text:p>
          </table:table-cell>
          <table:table-cell office:value-type="string">
            <text:p>29.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string">
            <text:p>36.61</text:p>
          </table:table-cell>
          <table:table-cell office:value-type="string">
            <text:p>36.42</text:p>
          </table:table-cell>
          <table:table-cell office:value-type="string">
            <text:p>36.03</text:p>
          </table:table-cell>
          <table:table-cell office:value-type="string">
            <text:p>35.84</text:p>
          </table:table-cell>
          <table:table-cell office:value-type="string">
            <text:p>39.28</text:p>
          </table:table-cell>
          <table:table-cell office:value-type="string">
            <text:p>37.56</text:p>
          </table:table-cell>
          <table:table-cell office:value-type="string">
            <text:p>39.60</text:p>
          </table:table-cell>
          <table:table-cell office:value-type="string">
            <text:p>29.5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string">
            <text:p>36.50</text:p>
          </table:table-cell>
          <table:table-cell office:value-type="string">
            <text:p>36.20</text:p>
          </table:table-cell>
          <table:table-cell office:value-type="string">
            <text:p>35.80</text:p>
          </table:table-cell>
          <table:table-cell office:value-type="string">
            <text:p>35.73</text:p>
          </table:table-cell>
          <table:table-cell office:value-type="string">
            <text:p>39.06</text:p>
          </table:table-cell>
          <table:table-cell office:value-type="string">
            <text:p>37.35</text:p>
          </table:table-cell>
          <table:table-cell office:value-type="string">
            <text:p>39.33</text:p>
          </table:table-cell>
          <table:table-cell office:value-type="string">
            <text:p>29.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4">
            <text:p>144</text:p>
          </table:table-cell>
          <table:table-cell office:value-type="string">
            <text:p>36.40</text:p>
          </table:table-cell>
          <table:table-cell office:value-type="string">
            <text:p>36.00</text:p>
          </table:table-cell>
          <table:table-cell office:value-type="string">
            <text:p>35.58</text:p>
          </table:table-cell>
          <table:table-cell office:value-type="string">
            <text:p>35.61</text:p>
          </table:table-cell>
          <table:table-cell office:value-type="string">
            <text:p>38.84</text:p>
          </table:table-cell>
          <table:table-cell office:value-type="string">
            <text:p>37.14</text:p>
          </table:table-cell>
          <table:table-cell office:value-type="string">
            <text:p>39.06</text:p>
          </table:table-cell>
          <table:table-cell office:value-type="string">
            <text:p>29.7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6">
            <text:p>146</text:p>
          </table:table-cell>
          <table:table-cell office:value-type="string">
            <text:p>36.29</text:p>
          </table:table-cell>
          <table:table-cell office:value-type="string">
            <text:p>35.81</text:p>
          </table:table-cell>
          <table:table-cell office:value-type="string">
            <text:p>35.37</text:p>
          </table:table-cell>
          <table:table-cell office:value-type="string">
            <text:p>35.49</text:p>
          </table:table-cell>
          <table:table-cell office:value-type="string">
            <text:p>38.63</text:p>
          </table:table-cell>
          <table:table-cell office:value-type="string">
            <text:p>36.95</text:p>
          </table:table-cell>
          <table:table-cell office:value-type="string">
            <text:p>38.81</text:p>
          </table:table-cell>
          <table:table-cell office:value-type="string">
            <text:p>29.7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string">
            <text:p>36.19</text:p>
          </table:table-cell>
          <table:table-cell office:value-type="string">
            <text:p>35.64</text:p>
          </table:table-cell>
          <table:table-cell office:value-type="string">
            <text:p>35.18</text:p>
          </table:table-cell>
          <table:table-cell office:value-type="string">
            <text:p>35.38</text:p>
          </table:table-cell>
          <table:table-cell office:value-type="string">
            <text:p>38.42</text:p>
          </table:table-cell>
          <table:table-cell office:value-type="string">
            <text:p>36.77</text:p>
          </table:table-cell>
          <table:table-cell office:value-type="string">
            <text:p>38.58</text:p>
          </table:table-cell>
          <table:table-cell office:value-type="string">
            <text:p>29.8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office:value-type="string">
            <text:p>36.09</text:p>
          </table:table-cell>
          <table:table-cell office:value-type="string">
            <text:p>35.48</text:p>
          </table:table-cell>
          <table:table-cell office:value-type="string">
            <text:p>35.01</text:p>
          </table:table-cell>
          <table:table-cell office:value-type="string">
            <text:p>35.26</text:p>
          </table:table-cell>
          <table:table-cell office:value-type="string">
            <text:p>38.21</text:p>
          </table:table-cell>
          <table:table-cell office:value-type="string">
            <text:p>36.59</text:p>
          </table:table-cell>
          <table:table-cell office:value-type="string">
            <text:p>38.34</text:p>
          </table:table-cell>
          <table:table-cell office:value-type="string">
            <text:p>29.8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2">
            <text:p>152</text:p>
          </table:table-cell>
          <table:table-cell office:value-type="string">
            <text:p>35.99</text:p>
          </table:table-cell>
          <table:table-cell office:value-type="string">
            <text:p>35.32</text:p>
          </table:table-cell>
          <table:table-cell office:value-type="string">
            <text:p>34.84</text:p>
          </table:table-cell>
          <table:table-cell office:value-type="string">
            <text:p>35.15</text:p>
          </table:table-cell>
          <table:table-cell office:value-type="string">
            <text:p>38.01</text:p>
          </table:table-cell>
          <table:table-cell office:value-type="string">
            <text:p>36.42</text:p>
          </table:table-cell>
          <table:table-cell office:value-type="string">
            <text:p>38.12</text:p>
          </table:table-cell>
          <table:table-cell office:value-type="string">
            <text:p>29.9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54">
            <text:p>154</text:p>
          </table:table-cell>
          <table:table-cell office:value-type="string">
            <text:p>35.89</text:p>
          </table:table-cell>
          <table:table-cell office:value-type="string">
            <text:p>35.17</text:p>
          </table:table-cell>
          <table:table-cell office:value-type="string">
            <text:p>34.69</text:p>
          </table:table-cell>
          <table:table-cell office:value-type="string">
            <text:p>35.04</text:p>
          </table:table-cell>
          <table:table-cell office:value-type="string">
            <text:p>37.81</text:p>
          </table:table-cell>
          <table:table-cell office:value-type="string">
            <text:p>36.27</text:p>
          </table:table-cell>
          <table:table-cell office:value-type="string">
            <text:p>37.90</text:p>
          </table:table-cell>
          <table:table-cell office:value-type="string">
            <text:p>29.9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56">
            <text:p>156</text:p>
          </table:table-cell>
          <table:table-cell office:value-type="string">
            <text:p>35.79</text:p>
          </table:table-cell>
          <table:table-cell office:value-type="string">
            <text:p>35.04</text:p>
          </table:table-cell>
          <table:table-cell office:value-type="string">
            <text:p>34.55</text:p>
          </table:table-cell>
          <table:table-cell office:value-type="string">
            <text:p>34.93</text:p>
          </table:table-cell>
          <table:table-cell office:value-type="string">
            <text:p>37.62</text:p>
          </table:table-cell>
          <table:table-cell office:value-type="string">
            <text:p>36.11</text:p>
          </table:table-cell>
          <table:table-cell office:value-type="string">
            <text:p>37.70</text:p>
          </table:table-cell>
          <table:table-cell office:value-type="string">
            <text:p>30.0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8">
            <text:p>158</text:p>
          </table:table-cell>
          <table:table-cell office:value-type="string">
            <text:p>35.68</text:p>
          </table:table-cell>
          <table:table-cell office:value-type="string">
            <text:p>34.92</text:p>
          </table:table-cell>
          <table:table-cell office:value-type="string">
            <text:p>34.41</text:p>
          </table:table-cell>
          <table:table-cell office:value-type="string">
            <text:p>34.82</text:p>
          </table:table-cell>
          <table:table-cell office:value-type="string">
            <text:p>37.44</text:p>
          </table:table-cell>
          <table:table-cell office:value-type="string">
            <text:p>35.96</text:p>
          </table:table-cell>
          <table:table-cell office:value-type="string">
            <text:p>37.49</text:p>
          </table:table-cell>
          <table:table-cell office:value-type="string">
            <text:p>30.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0">
            <text:p>160</text:p>
          </table:table-cell>
          <table:table-cell office:value-type="string">
            <text:p>35.60</text:p>
          </table:table-cell>
          <table:table-cell office:value-type="string">
            <text:p>34.80</text:p>
          </table:table-cell>
          <table:table-cell office:value-type="string">
            <text:p>34.29</text:p>
          </table:table-cell>
          <table:table-cell office:value-type="string">
            <text:p>34.72</text:p>
          </table:table-cell>
          <table:table-cell office:value-type="string">
            <text:p>37.25</text:p>
          </table:table-cell>
          <table:table-cell office:value-type="string">
            <text:p>35.81</text:p>
          </table:table-cell>
          <table:table-cell office:value-type="string">
            <text:p>37.30</text:p>
          </table:table-cell>
          <table:table-cell office:value-type="string">
            <text:p>30.1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2">
            <text:p>162</text:p>
          </table:table-cell>
          <table:table-cell office:value-type="string">
            <text:p>35.50</text:p>
          </table:table-cell>
          <table:table-cell office:value-type="string">
            <text:p>34.70</text:p>
          </table:table-cell>
          <table:table-cell office:value-type="string">
            <text:p>34.18</text:p>
          </table:table-cell>
          <table:table-cell office:value-type="string">
            <text:p>34.61</text:p>
          </table:table-cell>
          <table:table-cell office:value-type="string">
            <text:p>37.08</text:p>
          </table:table-cell>
          <table:table-cell office:value-type="string">
            <text:p>35.68</text:p>
          </table:table-cell>
          <table:table-cell office:value-type="string">
            <text:p>37.13</text:p>
          </table:table-cell>
          <table:table-cell office:value-type="string">
            <text:p>30.1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 office:value-type="string">
            <text:p>35.41</text:p>
          </table:table-cell>
          <table:table-cell office:value-type="string">
            <text:p>34.59</text:p>
          </table:table-cell>
          <table:table-cell office:value-type="string">
            <text:p>34.07</text:p>
          </table:table-cell>
          <table:table-cell office:value-type="string">
            <text:p>34.51</text:p>
          </table:table-cell>
          <table:table-cell office:value-type="string">
            <text:p>36.91</text:p>
          </table:table-cell>
          <table:table-cell office:value-type="string">
            <text:p>35.55</text:p>
          </table:table-cell>
          <table:table-cell office:value-type="string">
            <text:p>36.94</text:p>
          </table:table-cell>
          <table:table-cell office:value-type="string">
            <text:p>30.1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6">
            <text:p>166</text:p>
          </table:table-cell>
          <table:table-cell office:value-type="string">
            <text:p>35.31</text:p>
          </table:table-cell>
          <table:table-cell office:value-type="string">
            <text:p>34.50</text:p>
          </table:table-cell>
          <table:table-cell office:value-type="string">
            <text:p>33.97</text:p>
          </table:table-cell>
          <table:table-cell office:value-type="string">
            <text:p>34.41</text:p>
          </table:table-cell>
          <table:table-cell office:value-type="string">
            <text:p>36.74</text:p>
          </table:table-cell>
          <table:table-cell office:value-type="string">
            <text:p>35.43</text:p>
          </table:table-cell>
          <table:table-cell office:value-type="string">
            <text:p>36.77</text:p>
          </table:table-cell>
          <table:table-cell office:value-type="string">
            <text:p>30.2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string">
            <text:p>35.23</text:p>
          </table:table-cell>
          <table:table-cell office:value-type="string">
            <text:p>34.41</text:p>
          </table:table-cell>
          <table:table-cell office:value-type="string">
            <text:p>33.87</text:p>
          </table:table-cell>
          <table:table-cell office:value-type="string">
            <text:p>34.32</text:p>
          </table:table-cell>
          <table:table-cell office:value-type="string">
            <text:p>36.58</text:p>
          </table:table-cell>
          <table:table-cell office:value-type="string">
            <text:p>35.31</text:p>
          </table:table-cell>
          <table:table-cell office:value-type="string">
            <text:p>36.61</text:p>
          </table:table-cell>
          <table:table-cell office:value-type="string">
            <text:p>30.2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0">
            <text:p>170</text:p>
          </table:table-cell>
          <table:table-cell office:value-type="string">
            <text:p>35.14</text:p>
          </table:table-cell>
          <table:table-cell office:value-type="string">
            <text:p>34.32</text:p>
          </table:table-cell>
          <table:table-cell office:value-type="string">
            <text:p>33.79</text:p>
          </table:table-cell>
          <table:table-cell office:value-type="string">
            <text:p>34.22</text:p>
          </table:table-cell>
          <table:table-cell office:value-type="string">
            <text:p>36.42</text:p>
          </table:table-cell>
          <table:table-cell office:value-type="string">
            <text:p>35.19</text:p>
          </table:table-cell>
          <table:table-cell office:value-type="string">
            <text:p>36.46</text:p>
          </table:table-cell>
          <table:table-cell office:value-type="string">
            <text:p>30.2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2">
            <text:p>172</text:p>
          </table:table-cell>
          <table:table-cell office:value-type="string">
            <text:p>35.05</text:p>
          </table:table-cell>
          <table:table-cell office:value-type="string">
            <text:p>34.24</text:p>
          </table:table-cell>
          <table:table-cell office:value-type="string">
            <text:p>33.71</text:p>
          </table:table-cell>
          <table:table-cell office:value-type="string">
            <text:p>34.14</text:p>
          </table:table-cell>
          <table:table-cell office:value-type="string">
            <text:p>36.27</text:p>
          </table:table-cell>
          <table:table-cell office:value-type="string">
            <text:p>35.08</text:p>
          </table:table-cell>
          <table:table-cell office:value-type="string">
            <text:p>36.32</text:p>
          </table:table-cell>
          <table:table-cell office:value-type="string">
            <text:p>30.2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string">
            <text:p>34.97</text:p>
          </table:table-cell>
          <table:table-cell office:value-type="string">
            <text:p>34.17</text:p>
          </table:table-cell>
          <table:table-cell office:value-type="string">
            <text:p>33.63</text:p>
          </table:table-cell>
          <table:table-cell office:value-type="string">
            <text:p>34.05</text:p>
          </table:table-cell>
          <table:table-cell office:value-type="string">
            <text:p>36.12</text:p>
          </table:table-cell>
          <table:table-cell office:value-type="string">
            <text:p>34.97</text:p>
          </table:table-cell>
          <table:table-cell office:value-type="string">
            <text:p>36.18</text:p>
          </table:table-cell>
          <table:table-cell office:value-type="string">
            <text:p>30.3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string">
            <text:p>34.88</text:p>
          </table:table-cell>
          <table:table-cell office:value-type="string">
            <text:p>34.10</text:p>
          </table:table-cell>
          <table:table-cell office:value-type="string">
            <text:p>33.55</text:p>
          </table:table-cell>
          <table:table-cell office:value-type="string">
            <text:p>33.96</text:p>
          </table:table-cell>
          <table:table-cell office:value-type="string">
            <text:p>35.98</text:p>
          </table:table-cell>
          <table:table-cell office:value-type="string">
            <text:p>34.87</text:p>
          </table:table-cell>
          <table:table-cell office:value-type="string">
            <text:p>36.04</text:p>
          </table:table-cell>
          <table:table-cell office:value-type="string">
            <text:p>30.3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string">
            <text:p>34.80</text:p>
          </table:table-cell>
          <table:table-cell office:value-type="string">
            <text:p>34.03</text:p>
          </table:table-cell>
          <table:table-cell office:value-type="string">
            <text:p>33.48</text:p>
          </table:table-cell>
          <table:table-cell office:value-type="string">
            <text:p>33.86</text:p>
          </table:table-cell>
          <table:table-cell office:value-type="string">
            <text:p>35.84</text:p>
          </table:table-cell>
          <table:table-cell office:value-type="string">
            <text:p>34.78</text:p>
          </table:table-cell>
          <table:table-cell office:value-type="string">
            <text:p>35.91</text:p>
          </table:table-cell>
          <table:table-cell office:value-type="string">
            <text:p>30.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string">
            <text:p>34.73</text:p>
          </table:table-cell>
          <table:table-cell office:value-type="string">
            <text:p>33.97</text:p>
          </table:table-cell>
          <table:table-cell office:value-type="string">
            <text:p>33.42</text:p>
          </table:table-cell>
          <table:table-cell office:value-type="string">
            <text:p>33.79</text:p>
          </table:table-cell>
          <table:table-cell office:value-type="string">
            <text:p>35.71</text:p>
          </table:table-cell>
          <table:table-cell office:value-type="string">
            <text:p>34.68</text:p>
          </table:table-cell>
          <table:table-cell office:value-type="string">
            <text:p>35.79</text:p>
          </table:table-cell>
          <table:table-cell office:value-type="string">
            <text:p>30.3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string">
            <text:p>34.65</text:p>
          </table:table-cell>
          <table:table-cell office:value-type="string">
            <text:p>33.91</text:p>
          </table:table-cell>
          <table:table-cell office:value-type="string">
            <text:p>33.36</text:p>
          </table:table-cell>
          <table:table-cell office:value-type="string">
            <text:p>33.71</text:p>
          </table:table-cell>
          <table:table-cell office:value-type="string">
            <text:p>35.58</text:p>
          </table:table-cell>
          <table:table-cell office:value-type="string">
            <text:p>34.59</text:p>
          </table:table-cell>
          <table:table-cell office:value-type="string">
            <text:p>35.67</text:p>
          </table:table-cell>
          <table:table-cell office:value-type="string">
            <text:p>30.3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4">
            <text:p>184</text:p>
          </table:table-cell>
          <table:table-cell office:value-type="string">
            <text:p>34.57</text:p>
          </table:table-cell>
          <table:table-cell office:value-type="string">
            <text:p>33.85</text:p>
          </table:table-cell>
          <table:table-cell office:value-type="string">
            <text:p>33.30</text:p>
          </table:table-cell>
          <table:table-cell office:value-type="string">
            <text:p>33.63</text:p>
          </table:table-cell>
          <table:table-cell office:value-type="string">
            <text:p>35.45</text:p>
          </table:table-cell>
          <table:table-cell office:value-type="string">
            <text:p>34.50</text:p>
          </table:table-cell>
          <table:table-cell office:value-type="string">
            <text:p>35.57</text:p>
          </table:table-cell>
          <table:table-cell office:value-type="string">
            <text:p>30.3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6">
            <text:p>186</text:p>
          </table:table-cell>
          <table:table-cell office:value-type="string">
            <text:p>34.50</text:p>
          </table:table-cell>
          <table:table-cell office:value-type="string">
            <text:p>33.80</text:p>
          </table:table-cell>
          <table:table-cell office:value-type="string">
            <text:p>33.25</text:p>
          </table:table-cell>
          <table:table-cell office:value-type="string">
            <text:p>33.56</text:p>
          </table:table-cell>
          <table:table-cell office:value-type="string">
            <text:p>35.33</text:p>
          </table:table-cell>
          <table:table-cell office:value-type="string">
            <text:p>34.42</text:p>
          </table:table-cell>
          <table:table-cell office:value-type="string">
            <text:p>35.46</text:p>
          </table:table-cell>
          <table:table-cell office:value-type="string">
            <text:p>30.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8">
            <text:p>188</text:p>
          </table:table-cell>
          <table:table-cell office:value-type="string">
            <text:p>34.43</text:p>
          </table:table-cell>
          <table:table-cell office:value-type="string">
            <text:p>33.75</text:p>
          </table:table-cell>
          <table:table-cell office:value-type="string">
            <text:p>33.20</text:p>
          </table:table-cell>
          <table:table-cell office:value-type="string">
            <text:p>33.48</text:p>
          </table:table-cell>
          <table:table-cell office:value-type="string">
            <text:p>35.21</text:p>
          </table:table-cell>
          <table:table-cell office:value-type="string">
            <text:p>34.34</text:p>
          </table:table-cell>
          <table:table-cell office:value-type="string">
            <text:p>35.35</text:p>
          </table:table-cell>
          <table:table-cell office:value-type="string">
            <text:p>30.3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0">
            <text:p>190</text:p>
          </table:table-cell>
          <table:table-cell office:value-type="string">
            <text:p>34.36</text:p>
          </table:table-cell>
          <table:table-cell office:value-type="string">
            <text:p>33.70</text:p>
          </table:table-cell>
          <table:table-cell office:value-type="string">
            <text:p>33.16</text:p>
          </table:table-cell>
          <table:table-cell office:value-type="string">
            <text:p>33.42</text:p>
          </table:table-cell>
          <table:table-cell office:value-type="string">
            <text:p>35.10</text:p>
          </table:table-cell>
          <table:table-cell office:value-type="string">
            <text:p>34.26</text:p>
          </table:table-cell>
          <table:table-cell office:value-type="string">
            <text:p>35.27</text:p>
          </table:table-cell>
          <table:table-cell office:value-type="string">
            <text:p>30.4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2">
            <text:p>192</text:p>
          </table:table-cell>
          <table:table-cell office:value-type="string">
            <text:p>34.29</text:p>
          </table:table-cell>
          <table:table-cell office:value-type="string">
            <text:p>33.65</text:p>
          </table:table-cell>
          <table:table-cell office:value-type="string">
            <text:p>33.11</text:p>
          </table:table-cell>
          <table:table-cell office:value-type="string">
            <text:p>33.34</text:p>
          </table:table-cell>
          <table:table-cell office:value-type="string">
            <text:p>34.99</text:p>
          </table:table-cell>
          <table:table-cell office:value-type="string">
            <text:p>34.19</text:p>
          </table:table-cell>
          <table:table-cell office:value-type="string">
            <text:p>35.17</text:p>
          </table:table-cell>
          <table:table-cell office:value-type="string">
            <text:p>30.4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4">
            <text:p>194</text:p>
          </table:table-cell>
          <table:table-cell office:value-type="string">
            <text:p>34.23</text:p>
          </table:table-cell>
          <table:table-cell office:value-type="string">
            <text:p>33.61</text:p>
          </table:table-cell>
          <table:table-cell office:value-type="string">
            <text:p>33.07</text:p>
          </table:table-cell>
          <table:table-cell office:value-type="string">
            <text:p>33.28</text:p>
          </table:table-cell>
          <table:table-cell office:value-type="string">
            <text:p>34.88</text:p>
          </table:table-cell>
          <table:table-cell office:value-type="string">
            <text:p>34.11</text:p>
          </table:table-cell>
          <table:table-cell office:value-type="string">
            <text:p>35.08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6">
            <text:p>196</text:p>
          </table:table-cell>
          <table:table-cell office:value-type="string">
            <text:p>34.16</text:p>
          </table:table-cell>
          <table:table-cell office:value-type="string">
            <text:p>33.57</text:p>
          </table:table-cell>
          <table:table-cell office:value-type="string">
            <text:p>33.04</text:p>
          </table:table-cell>
          <table:table-cell office:value-type="string">
            <text:p>33.22</text:p>
          </table:table-cell>
          <table:table-cell office:value-type="string">
            <text:p>34.78</text:p>
          </table:table-cell>
          <table:table-cell office:value-type="string">
            <text:p>34.05</text:p>
          </table:table-cell>
          <table:table-cell office:value-type="string">
            <text:p>35.00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string">
            <text:p>34.10</text:p>
          </table:table-cell>
          <table:table-cell office:value-type="string">
            <text:p>33.53</text:p>
          </table:table-cell>
          <table:table-cell office:value-type="string">
            <text:p>33.00</text:p>
          </table:table-cell>
          <table:table-cell office:value-type="string">
            <text:p>33.15</text:p>
          </table:table-cell>
          <table:table-cell office:value-type="string">
            <text:p>34.68</text:p>
          </table:table-cell>
          <table:table-cell office:value-type="string">
            <text:p>33.98</text:p>
          </table:table-cell>
          <table:table-cell office:value-type="string">
            <text:p>34.91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string">
            <text:p>34.04</text:p>
          </table:table-cell>
          <table:table-cell office:value-type="string">
            <text:p>33.49</text:p>
          </table:table-cell>
          <table:table-cell office:value-type="string">
            <text:p>32.97</text:p>
          </table:table-cell>
          <table:table-cell office:value-type="string">
            <text:p>33.09</text:p>
          </table:table-cell>
          <table:table-cell office:value-type="string">
            <text:p>34.59</text:p>
          </table:table-cell>
          <table:table-cell office:value-type="string">
            <text:p>33.92</text:p>
          </table:table-cell>
          <table:table-cell office:value-type="string">
            <text:p>34.84</text:p>
          </table:table-cell>
          <table:table-cell office:value-type="string">
            <text:p>30.4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string">
            <text:p>33.98</text:p>
          </table:table-cell>
          <table:table-cell office:value-type="string">
            <text:p>33.48</text:p>
          </table:table-cell>
          <table:table-cell office:value-type="string">
            <text:p>32.95</text:p>
          </table:table-cell>
          <table:table-cell office:value-type="string">
            <text:p>33.03</text:p>
          </table:table-cell>
          <table:table-cell office:value-type="string">
            <text:p>34.50</text:p>
          </table:table-cell>
          <table:table-cell office:value-type="string">
            <text:p>33.91</text:p>
          </table:table-cell>
          <table:table-cell office:value-type="string">
            <text:p>34.77</text:p>
          </table:table-cell>
          <table:table-cell office:value-type="string">
            <text:p>30.4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4">
            <text:p>204</text:p>
          </table:table-cell>
          <table:table-cell office:value-type="string">
            <text:p>33.92</text:p>
          </table:table-cell>
          <table:table-cell office:value-type="string">
            <text:p>33.70</text:p>
          </table:table-cell>
          <table:table-cell office:value-type="string">
            <text:p>33.10</text:p>
          </table:table-cell>
          <table:table-cell office:value-type="string">
            <text:p>32.97</text:p>
          </table:table-cell>
          <table:table-cell office:value-type="string">
            <text:p>34.42</text:p>
          </table:table-cell>
          <table:table-cell office:value-type="string">
            <text:p>34.22</text:p>
          </table:table-cell>
          <table:table-cell office:value-type="string">
            <text:p>34.70</text:p>
          </table:table-cell>
          <table:table-cell office:value-type="string">
            <text:p>30.4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6">
            <text:p>206</text:p>
          </table:table-cell>
          <table:table-cell office:value-type="string">
            <text:p>33.87</text:p>
          </table:table-cell>
          <table:table-cell office:value-type="string">
            <text:p>34.16</text:p>
          </table:table-cell>
          <table:table-cell office:value-type="string">
            <text:p>33.48</text:p>
          </table:table-cell>
          <table:table-cell office:value-type="string">
            <text:p>32.92</text:p>
          </table:table-cell>
          <table:table-cell office:value-type="string">
            <text:p>34.40</text:p>
          </table:table-cell>
          <table:table-cell office:value-type="string">
            <text:p>34.79</text:p>
          </table:table-cell>
          <table:table-cell office:value-type="string">
            <text:p>34.69</text:p>
          </table:table-cell>
          <table:table-cell office:value-type="string">
            <text:p>30.4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8">
            <text:p>208</text:p>
          </table:table-cell>
          <table:table-cell office:value-type="string">
            <text:p>33.84</text:p>
          </table:table-cell>
          <table:table-cell office:value-type="string">
            <text:p>34.78</text:p>
          </table:table-cell>
          <table:table-cell office:value-type="string">
            <text:p>34.01</text:p>
          </table:table-cell>
          <table:table-cell office:value-type="string">
            <text:p>32.89</text:p>
          </table:table-cell>
          <table:table-cell office:value-type="string">
            <text:p>34.47</text:p>
          </table:table-cell>
          <table:table-cell office:value-type="string">
            <text:p>35.48</text:p>
          </table:table-cell>
          <table:table-cell office:value-type="string">
            <text:p>34.75</text:p>
          </table:table-cell>
          <table:table-cell office:value-type="string">
            <text:p>30.4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0">
            <text:p>210</text:p>
          </table:table-cell>
          <table:table-cell office:value-type="string">
            <text:p>33.85</text:p>
          </table:table-cell>
          <table:table-cell office:value-type="string">
            <text:p>35.48</text:p>
          </table:table-cell>
          <table:table-cell office:value-type="string">
            <text:p>34.64</text:p>
          </table:table-cell>
          <table:table-cell office:value-type="string">
            <text:p>32.89</text:p>
          </table:table-cell>
          <table:table-cell office:value-type="string">
            <text:p>34.62</text:p>
          </table:table-cell>
          <table:table-cell office:value-type="string">
            <text:p>36.19</text:p>
          </table:table-cell>
          <table:table-cell office:value-type="string">
            <text:p>34.87</text:p>
          </table:table-cell>
          <table:table-cell office:value-type="string">
            <text:p>30.4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2">
            <text:p>212</text:p>
          </table:table-cell>
          <table:table-cell office:value-type="string">
            <text:p>33.89</text:p>
          </table:table-cell>
          <table:table-cell office:value-type="string">
            <text:p>36.19</text:p>
          </table:table-cell>
          <table:table-cell office:value-type="string">
            <text:p>35.30</text:p>
          </table:table-cell>
          <table:table-cell office:value-type="string">
            <text:p>32.93</text:p>
          </table:table-cell>
          <table:table-cell office:value-type="string">
            <text:p>34.84</text:p>
          </table:table-cell>
          <table:table-cell office:value-type="string">
            <text:p>36.89</text:p>
          </table:table-cell>
          <table:table-cell office:value-type="string">
            <text:p>35.07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4">
            <text:p>214</text:p>
          </table:table-cell>
          <table:table-cell office:value-type="string">
            <text:p>33.97</text:p>
          </table:table-cell>
          <table:table-cell office:value-type="string">
            <text:p>36.90</text:p>
          </table:table-cell>
          <table:table-cell office:value-type="string">
            <text:p>35.96</text:p>
          </table:table-cell>
          <table:table-cell office:value-type="string">
            <text:p>33.01</text:p>
          </table:table-cell>
          <table:table-cell office:value-type="string">
            <text:p>35.11</text:p>
          </table:table-cell>
          <table:table-cell office:value-type="string">
            <text:p>37.56</text:p>
          </table:table-cell>
          <table:table-cell office:value-type="string">
            <text:p>35.33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6">
            <text:p>216</text:p>
          </table:table-cell>
          <table:table-cell office:value-type="string">
            <text:p>34.09</text:p>
          </table:table-cell>
          <table:table-cell office:value-type="string">
            <text:p>37.59</text:p>
          </table:table-cell>
          <table:table-cell office:value-type="string">
            <text:p>36.62</text:p>
          </table:table-cell>
          <table:table-cell office:value-type="string">
            <text:p>33.12</text:p>
          </table:table-cell>
          <table:table-cell office:value-type="string">
            <text:p>35.42</text:p>
          </table:table-cell>
          <table:table-cell office:value-type="string">
            <text:p>38.19</text:p>
          </table:table-cell>
          <table:table-cell office:value-type="string">
            <text:p>35.64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8">
            <text:p>218</text:p>
          </table:table-cell>
          <table:table-cell office:value-type="string">
            <text:p>34.24</text:p>
          </table:table-cell>
          <table:table-cell office:value-type="string">
            <text:p>38.25</text:p>
          </table:table-cell>
          <table:table-cell office:value-type="string">
            <text:p>37.26</text:p>
          </table:table-cell>
          <table:table-cell office:value-type="string">
            <text:p>33.26</text:p>
          </table:table-cell>
          <table:table-cell office:value-type="string">
            <text:p>35.74</text:p>
          </table:table-cell>
          <table:table-cell office:value-type="string">
            <text:p>38.78</text:p>
          </table:table-cell>
          <table:table-cell office:value-type="string">
            <text:p>35.98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20">
            <text:p>220</text:p>
          </table:table-cell>
          <table:table-cell office:value-type="string">
            <text:p>34.41</text:p>
          </table:table-cell>
          <table:table-cell office:value-type="string">
            <text:p>38.88</text:p>
          </table:table-cell>
          <table:table-cell office:value-type="string">
            <text:p>37.87</text:p>
          </table:table-cell>
          <table:table-cell office:value-type="string">
            <text:p>33.42</text:p>
          </table:table-cell>
          <table:table-cell office:value-type="string">
            <text:p>36.09</text:p>
          </table:table-cell>
          <table:table-cell office:value-type="string">
            <text:p>39.34</text:p>
          </table:table-cell>
          <table:table-cell office:value-type="string">
            <text:p>36.34</text:p>
          </table:table-cell>
          <table:table-cell office:value-type="string">
            <text:p>30.4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2">
            <text:p>222</text:p>
          </table:table-cell>
          <table:table-cell office:value-type="string">
            <text:p>34.60</text:p>
          </table:table-cell>
          <table:table-cell office:value-type="string">
            <text:p>39.47</text:p>
          </table:table-cell>
          <table:table-cell office:value-type="string">
            <text:p>38.45</text:p>
          </table:table-cell>
          <table:table-cell office:value-type="string">
            <text:p>33.61</text:p>
          </table:table-cell>
          <table:table-cell office:value-type="string">
            <text:p>36.45</text:p>
          </table:table-cell>
          <table:table-cell office:value-type="string">
            <text:p>39.88</text:p>
          </table:table-cell>
          <table:table-cell office:value-type="string">
            <text:p>36.73</text:p>
          </table:table-cell>
          <table:table-cell office:value-type="string">
            <text:p>30.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4">
            <text:p>224</text:p>
          </table:table-cell>
          <table:table-cell office:value-type="string">
            <text:p>34.80</text:p>
          </table:table-cell>
          <table:table-cell office:value-type="string">
            <text:p>40.04</text:p>
          </table:table-cell>
          <table:table-cell office:value-type="string">
            <text:p>39.01</text:p>
          </table:table-cell>
          <table:table-cell office:value-type="string">
            <text:p>33.81</text:p>
          </table:table-cell>
          <table:table-cell office:value-type="string">
            <text:p>36.82</text:p>
          </table:table-cell>
          <table:table-cell office:value-type="string">
            <text:p>40.37</text:p>
          </table:table-cell>
          <table:table-cell office:value-type="string">
            <text:p>37.13</text:p>
          </table:table-cell>
          <table:table-cell office:value-type="string">
            <text:p>30.4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6">
            <text:p>226</text:p>
          </table:table-cell>
          <table:table-cell office:value-type="string">
            <text:p>35.03</text:p>
          </table:table-cell>
          <table:table-cell office:value-type="string">
            <text:p>40.57</text:p>
          </table:table-cell>
          <table:table-cell office:value-type="string">
            <text:p>39.54</text:p>
          </table:table-cell>
          <table:table-cell office:value-type="string">
            <text:p>34.02</text:p>
          </table:table-cell>
          <table:table-cell office:value-type="string">
            <text:p>37.20</text:p>
          </table:table-cell>
          <table:table-cell office:value-type="string">
            <text:p>40.84</text:p>
          </table:table-cell>
          <table:table-cell office:value-type="string">
            <text:p>37.53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8">
            <text:p>228</text:p>
          </table:table-cell>
          <table:table-cell office:value-type="string">
            <text:p>35.25</text:p>
          </table:table-cell>
          <table:table-cell office:value-type="string">
            <text:p>41.07</text:p>
          </table:table-cell>
          <table:table-cell office:value-type="string">
            <text:p>40.05</text:p>
          </table:table-cell>
          <table:table-cell office:value-type="string">
            <text:p>34.25</text:p>
          </table:table-cell>
          <table:table-cell office:value-type="string">
            <text:p>37.57</text:p>
          </table:table-cell>
          <table:table-cell office:value-type="string">
            <text:p>41.30</text:p>
          </table:table-cell>
          <table:table-cell office:value-type="string">
            <text:p>37.94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0">
            <text:p>230</text:p>
          </table:table-cell>
          <table:table-cell office:value-type="string">
            <text:p>35.48</text:p>
          </table:table-cell>
          <table:table-cell office:value-type="string">
            <text:p>41.55</text:p>
          </table:table-cell>
          <table:table-cell office:value-type="string">
            <text:p>40.52</text:p>
          </table:table-cell>
          <table:table-cell office:value-type="string">
            <text:p>34.48</text:p>
          </table:table-cell>
          <table:table-cell office:value-type="string">
            <text:p>37.96</text:p>
          </table:table-cell>
          <table:table-cell office:value-type="string">
            <text:p>41.73</text:p>
          </table:table-cell>
          <table:table-cell office:value-type="string">
            <text:p>38.35</text:p>
          </table:table-cell>
          <table:table-cell office:value-type="string">
            <text:p>30.4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2">
            <text:p>232</text:p>
          </table:table-cell>
          <table:table-cell office:value-type="string">
            <text:p>35.72</text:p>
          </table:table-cell>
          <table:table-cell office:value-type="string">
            <text:p>41.99</text:p>
          </table:table-cell>
          <table:table-cell office:value-type="string">
            <text:p>40.98</text:p>
          </table:table-cell>
          <table:table-cell office:value-type="string">
            <text:p>34.72</text:p>
          </table:table-cell>
          <table:table-cell office:value-type="string">
            <text:p>38.34</text:p>
          </table:table-cell>
          <table:table-cell office:value-type="string">
            <text:p>42.14</text:p>
          </table:table-cell>
          <table:table-cell office:value-type="string">
            <text:p>38.76</text:p>
          </table:table-cell>
          <table:table-cell office:value-type="string">
            <text:p>30.4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34">
            <text:p>234</text:p>
          </table:table-cell>
          <table:table-cell office:value-type="string">
            <text:p>35.96</text:p>
          </table:table-cell>
          <table:table-cell office:value-type="string">
            <text:p>42.42</text:p>
          </table:table-cell>
          <table:table-cell office:value-type="string">
            <text:p>41.41</text:p>
          </table:table-cell>
          <table:table-cell office:value-type="string">
            <text:p>34.96</text:p>
          </table:table-cell>
          <table:table-cell office:value-type="string">
            <text:p>38.71</text:p>
          </table:table-cell>
          <table:table-cell office:value-type="string">
            <text:p>42.53</text:p>
          </table:table-cell>
          <table:table-cell office:value-type="string">
            <text:p>39.16</text:p>
          </table:table-cell>
          <table:table-cell office:value-type="string">
            <text:p>30.4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6">
            <text:p>236</text:p>
          </table:table-cell>
          <table:table-cell office:value-type="string">
            <text:p>36.22</text:p>
          </table:table-cell>
          <table:table-cell office:value-type="string">
            <text:p>42.83</text:p>
          </table:table-cell>
          <table:table-cell office:value-type="string">
            <text:p>41.82</text:p>
          </table:table-cell>
          <table:table-cell office:value-type="string">
            <text:p>35.20</text:p>
          </table:table-cell>
          <table:table-cell office:value-type="string">
            <text:p>39.09</text:p>
          </table:table-cell>
          <table:table-cell office:value-type="string">
            <text:p>42.91</text:p>
          </table:table-cell>
          <table:table-cell office:value-type="string">
            <text:p>39.56</text:p>
          </table:table-cell>
          <table:table-cell office:value-type="string">
            <text:p>30.4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8">
            <text:p>238</text:p>
          </table:table-cell>
          <table:table-cell office:value-type="string">
            <text:p>36.46</text:p>
          </table:table-cell>
          <table:table-cell office:value-type="string">
            <text:p>43.21</text:p>
          </table:table-cell>
          <table:table-cell office:value-type="string">
            <text:p>42.20</text:p>
          </table:table-cell>
          <table:table-cell office:value-type="string">
            <text:p>35.45</text:p>
          </table:table-cell>
          <table:table-cell office:value-type="string">
            <text:p>39.47</text:p>
          </table:table-cell>
          <table:table-cell office:value-type="string">
            <text:p>43.28</text:p>
          </table:table-cell>
          <table:table-cell office:value-type="string">
            <text:p>39.95</text:p>
          </table:table-cell>
          <table:table-cell office:value-type="string">
            <text:p>30.4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office:value-type="string">
            <text:p>36.71</text:p>
          </table:table-cell>
          <table:table-cell office:value-type="string">
            <text:p>43.57</text:p>
          </table:table-cell>
          <table:table-cell office:value-type="string">
            <text:p>42.57</text:p>
          </table:table-cell>
          <table:table-cell office:value-type="string">
            <text:p>35.70</text:p>
          </table:table-cell>
          <table:table-cell office:value-type="string">
            <text:p>39.83</text:p>
          </table:table-cell>
          <table:table-cell office:value-type="string">
            <text:p>43.62</text:p>
          </table:table-cell>
          <table:table-cell office:value-type="string">
            <text:p>40.33</text:p>
          </table:table-cell>
          <table:table-cell office:value-type="string">
            <text:p>30.4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2">
            <text:p>242</text:p>
          </table:table-cell>
          <table:table-cell office:value-type="string">
            <text:p>36.96</text:p>
          </table:table-cell>
          <table:table-cell office:value-type="string">
            <text:p>43.92</text:p>
          </table:table-cell>
          <table:table-cell office:value-type="string">
            <text:p>42.91</text:p>
          </table:table-cell>
          <table:table-cell office:value-type="string">
            <text:p>35.94</text:p>
          </table:table-cell>
          <table:table-cell office:value-type="string">
            <text:p>40.20</text:p>
          </table:table-cell>
          <table:table-cell office:value-type="string">
            <text:p>43.96</text:p>
          </table:table-cell>
          <table:table-cell office:value-type="string">
            <text:p>40.70</text:p>
          </table:table-cell>
          <table:table-cell office:value-type="string">
            <text:p>30.4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">
            <text:p>244</text:p>
          </table:table-cell>
          <table:table-cell office:value-type="string">
            <text:p>37.20</text:p>
          </table:table-cell>
          <table:table-cell office:value-type="string">
            <text:p>44.25</text:p>
          </table:table-cell>
          <table:table-cell office:value-type="string">
            <text:p>43.24</text:p>
          </table:table-cell>
          <table:table-cell office:value-type="string">
            <text:p>36.17</text:p>
          </table:table-cell>
          <table:table-cell office:value-type="string">
            <text:p>40.55</text:p>
          </table:table-cell>
          <table:table-cell office:value-type="string">
            <text:p>44.28</text:p>
          </table:table-cell>
          <table:table-cell office:value-type="string">
            <text:p>41.06</text:p>
          </table:table-cell>
          <table:table-cell office:value-type="string">
            <text:p>30.5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6">
            <text:p>246</text:p>
          </table:table-cell>
          <table:table-cell office:value-type="string">
            <text:p>37.45</text:p>
          </table:table-cell>
          <table:table-cell office:value-type="string">
            <text:p>44.57</text:p>
          </table:table-cell>
          <table:table-cell office:value-type="string">
            <text:p>43.55</text:p>
          </table:table-cell>
          <table:table-cell office:value-type="string">
            <text:p>36.41</text:p>
          </table:table-cell>
          <table:table-cell office:value-type="string">
            <text:p>40.91</text:p>
          </table:table-cell>
          <table:table-cell office:value-type="string">
            <text:p>44.59</text:p>
          </table:table-cell>
          <table:table-cell office:value-type="string">
            <text:p>41.42</text:p>
          </table:table-cell>
          <table:table-cell office:value-type="string">
            <text:p>30.5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8">
            <text:p>248</text:p>
          </table:table-cell>
          <table:table-cell office:value-type="string">
            <text:p>37.70</text:p>
          </table:table-cell>
          <table:table-cell office:value-type="string">
            <text:p>44.86</text:p>
          </table:table-cell>
          <table:table-cell office:value-type="string">
            <text:p>43.85</text:p>
          </table:table-cell>
          <table:table-cell office:value-type="string">
            <text:p>36.66</text:p>
          </table:table-cell>
          <table:table-cell office:value-type="string">
            <text:p>41.25</text:p>
          </table:table-cell>
          <table:table-cell office:value-type="string">
            <text:p>44.90</text:p>
          </table:table-cell>
          <table:table-cell office:value-type="string">
            <text:p>41.76</text:p>
          </table:table-cell>
          <table:table-cell office:value-type="string">
            <text:p>30.5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office:value-type="string">
            <text:p>37.93</text:p>
          </table:table-cell>
          <table:table-cell office:value-type="string">
            <text:p>45.15</text:p>
          </table:table-cell>
          <table:table-cell office:value-type="string">
            <text:p>44.14</text:p>
          </table:table-cell>
          <table:table-cell office:value-type="string">
            <text:p>36.89</text:p>
          </table:table-cell>
          <table:table-cell office:value-type="string">
            <text:p>41.59</text:p>
          </table:table-cell>
          <table:table-cell office:value-type="string">
            <text:p>45.19</text:p>
          </table:table-cell>
          <table:table-cell office:value-type="string">
            <text:p>42.09</text:p>
          </table:table-cell>
          <table:table-cell office:value-type="string">
            <text:p>30.6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2">
            <text:p>252</text:p>
          </table:table-cell>
          <table:table-cell office:value-type="string">
            <text:p>38.17</text:p>
          </table:table-cell>
          <table:table-cell office:value-type="string">
            <text:p>45.42</text:p>
          </table:table-cell>
          <table:table-cell office:value-type="string">
            <text:p>44.40</text:p>
          </table:table-cell>
          <table:table-cell office:value-type="string">
            <text:p>37.13</text:p>
          </table:table-cell>
          <table:table-cell office:value-type="string">
            <text:p>41.93</text:p>
          </table:table-cell>
          <table:table-cell office:value-type="string">
            <text:p>45.47</text:p>
          </table:table-cell>
          <table:table-cell office:value-type="string">
            <text:p>42.41</text:p>
          </table:table-cell>
          <table:table-cell office:value-type="string">
            <text:p>30.6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string">
            <text:p>38.41</text:p>
          </table:table-cell>
          <table:table-cell office:value-type="string">
            <text:p>45.68</text:p>
          </table:table-cell>
          <table:table-cell office:value-type="string">
            <text:p>44.66</text:p>
          </table:table-cell>
          <table:table-cell office:value-type="string">
            <text:p>37.35</text:p>
          </table:table-cell>
          <table:table-cell office:value-type="string">
            <text:p>42.25</text:p>
          </table:table-cell>
          <table:table-cell office:value-type="string">
            <text:p>45.75</text:p>
          </table:table-cell>
          <table:table-cell office:value-type="string">
            <text:p>42.73</text:p>
          </table:table-cell>
          <table:table-cell office:value-type="string">
            <text:p>30.6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6">
            <text:p>256</text:p>
          </table:table-cell>
          <table:table-cell office:value-type="string">
            <text:p>38.65</text:p>
          </table:table-cell>
          <table:table-cell office:value-type="string">
            <text:p>45.93</text:p>
          </table:table-cell>
          <table:table-cell office:value-type="string">
            <text:p>44.91</text:p>
          </table:table-cell>
          <table:table-cell office:value-type="string">
            <text:p>37.58</text:p>
          </table:table-cell>
          <table:table-cell office:value-type="string">
            <text:p>42.57</text:p>
          </table:table-cell>
          <table:table-cell office:value-type="string">
            <text:p>46.02</text:p>
          </table:table-cell>
          <table:table-cell office:value-type="string">
            <text:p>43.03</text:p>
          </table:table-cell>
          <table:table-cell office:value-type="string">
            <text:p>30.7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8">
            <text:p>258</text:p>
          </table:table-cell>
          <table:table-cell office:value-type="string">
            <text:p>38.87</text:p>
          </table:table-cell>
          <table:table-cell office:value-type="string">
            <text:p>46.18</text:p>
          </table:table-cell>
          <table:table-cell office:value-type="string">
            <text:p>45.15</text:p>
          </table:table-cell>
          <table:table-cell office:value-type="string">
            <text:p>37.81</text:p>
          </table:table-cell>
          <table:table-cell office:value-type="string">
            <text:p>42.88</text:p>
          </table:table-cell>
          <table:table-cell office:value-type="string">
            <text:p>46.29</text:p>
          </table:table-cell>
          <table:table-cell office:value-type="string">
            <text:p>43.32</text:p>
          </table:table-cell>
          <table:table-cell office:value-type="string">
            <text:p>30.7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60">
            <text:p>260</text:p>
          </table:table-cell>
          <table:table-cell office:value-type="string">
            <text:p>39.11</text:p>
          </table:table-cell>
          <table:table-cell office:value-type="string">
            <text:p>46.41</text:p>
          </table:table-cell>
          <table:table-cell office:value-type="string">
            <text:p>45.38</text:p>
          </table:table-cell>
          <table:table-cell office:value-type="string">
            <text:p>38.03</text:p>
          </table:table-cell>
          <table:table-cell office:value-type="string">
            <text:p>43.19</text:p>
          </table:table-cell>
          <table:table-cell office:value-type="string">
            <text:p>46.54</text:p>
          </table:table-cell>
          <table:table-cell office:value-type="string">
            <text:p>43.60</text:p>
          </table:table-cell>
          <table:table-cell office:value-type="string">
            <text:p>30.8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62">
            <text:p>262</text:p>
          </table:table-cell>
          <table:table-cell office:value-type="string">
            <text:p>39.34</text:p>
          </table:table-cell>
          <table:table-cell office:value-type="string">
            <text:p>46.65</text:p>
          </table:table-cell>
          <table:table-cell office:value-type="string">
            <text:p>45.60</text:p>
          </table:table-cell>
          <table:table-cell office:value-type="string">
            <text:p>38.25</text:p>
          </table:table-cell>
          <table:table-cell office:value-type="string">
            <text:p>43.49</text:p>
          </table:table-cell>
          <table:table-cell office:value-type="string">
            <text:p>46.80</text:p>
          </table:table-cell>
          <table:table-cell office:value-type="string">
            <text:p>43.87</text:p>
          </table:table-cell>
          <table:table-cell office:value-type="string">
            <text:p>30.8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64">
            <text:p>264</text:p>
          </table:table-cell>
          <table:table-cell office:value-type="string">
            <text:p>39.56</text:p>
          </table:table-cell>
          <table:table-cell office:value-type="string">
            <text:p>46.87</text:p>
          </table:table-cell>
          <table:table-cell office:value-type="string">
            <text:p>45.82</text:p>
          </table:table-cell>
          <table:table-cell office:value-type="string">
            <text:p>38.47</text:p>
          </table:table-cell>
          <table:table-cell office:value-type="string">
            <text:p>43.79</text:p>
          </table:table-cell>
          <table:table-cell office:value-type="string">
            <text:p>47.04</text:p>
          </table:table-cell>
          <table:table-cell office:value-type="string">
            <text:p>44.14</text:p>
          </table:table-cell>
          <table:table-cell office:value-type="string">
            <text:p>30.9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66">
            <text:p>266</text:p>
          </table:table-cell>
          <table:table-cell office:value-type="string">
            <text:p>39.78</text:p>
          </table:table-cell>
          <table:table-cell office:value-type="string">
            <text:p>47.08</text:p>
          </table:table-cell>
          <table:table-cell office:value-type="string">
            <text:p>46.02</text:p>
          </table:table-cell>
          <table:table-cell office:value-type="string">
            <text:p>38.68</text:p>
          </table:table-cell>
          <table:table-cell office:value-type="string">
            <text:p>44.08</text:p>
          </table:table-cell>
          <table:table-cell office:value-type="string">
            <text:p>47.27</text:p>
          </table:table-cell>
          <table:table-cell office:value-type="string">
            <text:p>44.39</text:p>
          </table:table-cell>
          <table:table-cell office:value-type="string">
            <text:p>30.9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68">
            <text:p>268</text:p>
          </table:table-cell>
          <table:table-cell office:value-type="string">
            <text:p>40.00</text:p>
          </table:table-cell>
          <table:table-cell office:value-type="string">
            <text:p>47.29</text:p>
          </table:table-cell>
          <table:table-cell office:value-type="string">
            <text:p>46.22</text:p>
          </table:table-cell>
          <table:table-cell office:value-type="string">
            <text:p>38.89</text:p>
          </table:table-cell>
          <table:table-cell office:value-type="string">
            <text:p>44.37</text:p>
          </table:table-cell>
          <table:table-cell office:value-type="string">
            <text:p>47.51</text:p>
          </table:table-cell>
          <table:table-cell office:value-type="string">
            <text:p>44.64</text:p>
          </table:table-cell>
          <table:table-cell office:value-type="string">
            <text:p>31.0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70">
            <text:p>270</text:p>
          </table:table-cell>
          <table:table-cell office:value-type="string">
            <text:p>40.22</text:p>
          </table:table-cell>
          <table:table-cell office:value-type="string">
            <text:p>47.49</text:p>
          </table:table-cell>
          <table:table-cell office:value-type="string">
            <text:p>46.41</text:p>
          </table:table-cell>
          <table:table-cell office:value-type="string">
            <text:p>39.10</text:p>
          </table:table-cell>
          <table:table-cell office:value-type="string">
            <text:p>44.64</text:p>
          </table:table-cell>
          <table:table-cell office:value-type="string">
            <text:p>47.73</text:p>
          </table:table-cell>
          <table:table-cell office:value-type="string">
            <text:p>44.88</text:p>
          </table:table-cell>
          <table:table-cell office:value-type="string">
            <text:p>31.0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72">
            <text:p>272</text:p>
          </table:table-cell>
          <table:table-cell office:value-type="string">
            <text:p>40.43</text:p>
          </table:table-cell>
          <table:table-cell office:value-type="string">
            <text:p>47.68</text:p>
          </table:table-cell>
          <table:table-cell office:value-type="string">
            <text:p>46.59</text:p>
          </table:table-cell>
          <table:table-cell office:value-type="string">
            <text:p>39.30</text:p>
          </table:table-cell>
          <table:table-cell office:value-type="string">
            <text:p>44.91</text:p>
          </table:table-cell>
          <table:table-cell office:value-type="string">
            <text:p>47.94</text:p>
          </table:table-cell>
          <table:table-cell office:value-type="string">
            <text:p>45.10</text:p>
          </table:table-cell>
          <table:table-cell office:value-type="string">
            <text:p>31.1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74">
            <text:p>274</text:p>
          </table:table-cell>
          <table:table-cell office:value-type="string">
            <text:p>40.64</text:p>
          </table:table-cell>
          <table:table-cell office:value-type="string">
            <text:p>47.86</text:p>
          </table:table-cell>
          <table:table-cell office:value-type="string">
            <text:p>46.76</text:p>
          </table:table-cell>
          <table:table-cell office:value-type="string">
            <text:p>39.50</text:p>
          </table:table-cell>
          <table:table-cell office:value-type="string">
            <text:p>45.18</text:p>
          </table:table-cell>
          <table:table-cell office:value-type="string">
            <text:p>48.15</text:p>
          </table:table-cell>
          <table:table-cell office:value-type="string">
            <text:p>45.32</text:p>
          </table:table-cell>
          <table:table-cell office:value-type="string">
            <text:p>31.2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76">
            <text:p>276</text:p>
          </table:table-cell>
          <table:table-cell office:value-type="string">
            <text:p>40.85</text:p>
          </table:table-cell>
          <table:table-cell office:value-type="string">
            <text:p>48.04</text:p>
          </table:table-cell>
          <table:table-cell office:value-type="string">
            <text:p>46.92</text:p>
          </table:table-cell>
          <table:table-cell office:value-type="string">
            <text:p>39.70</text:p>
          </table:table-cell>
          <table:table-cell office:value-type="string">
            <text:p>45.44</text:p>
          </table:table-cell>
          <table:table-cell office:value-type="string">
            <text:p>48.35</text:p>
          </table:table-cell>
          <table:table-cell office:value-type="string">
            <text:p>45.54</text:p>
          </table:table-cell>
          <table:table-cell office:value-type="string">
            <text:p>31.2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78">
            <text:p>278</text:p>
          </table:table-cell>
          <table:table-cell office:value-type="string">
            <text:p>41.06</text:p>
          </table:table-cell>
          <table:table-cell office:value-type="string">
            <text:p>48.21</text:p>
          </table:table-cell>
          <table:table-cell office:value-type="string">
            <text:p>47.08</text:p>
          </table:table-cell>
          <table:table-cell office:value-type="string">
            <text:p>39.89</text:p>
          </table:table-cell>
          <table:table-cell office:value-type="string">
            <text:p>45.69</text:p>
          </table:table-cell>
          <table:table-cell office:value-type="string">
            <text:p>48.55</text:p>
          </table:table-cell>
          <table:table-cell office:value-type="string">
            <text:p>45.75</text:p>
          </table:table-cell>
          <table:table-cell office:value-type="string">
            <text:p>31.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80">
            <text:p>280</text:p>
          </table:table-cell>
          <table:table-cell office:value-type="string">
            <text:p>41.26</text:p>
          </table:table-cell>
          <table:table-cell office:value-type="string">
            <text:p>48.38</text:p>
          </table:table-cell>
          <table:table-cell office:value-type="string">
            <text:p>47.24</text:p>
          </table:table-cell>
          <table:table-cell office:value-type="string">
            <text:p>40.08</text:p>
          </table:table-cell>
          <table:table-cell office:value-type="string">
            <text:p>45.93</text:p>
          </table:table-cell>
          <table:table-cell office:value-type="string">
            <text:p>48.74</text:p>
          </table:table-cell>
          <table:table-cell office:value-type="string">
            <text:p>45.94</text:p>
          </table:table-cell>
          <table:table-cell office:value-type="string">
            <text:p>31.4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82">
            <text:p>282</text:p>
          </table:table-cell>
          <table:table-cell office:value-type="string">
            <text:p>41.46</text:p>
          </table:table-cell>
          <table:table-cell office:value-type="string">
            <text:p>48.54</text:p>
          </table:table-cell>
          <table:table-cell office:value-type="string">
            <text:p>47.39</text:p>
          </table:table-cell>
          <table:table-cell office:value-type="string">
            <text:p>40.27</text:p>
          </table:table-cell>
          <table:table-cell office:value-type="string">
            <text:p>46.18</text:p>
          </table:table-cell>
          <table:table-cell office:value-type="string">
            <text:p>48.93</text:p>
          </table:table-cell>
          <table:table-cell office:value-type="string">
            <text:p>46.14</text:p>
          </table:table-cell>
          <table:table-cell office:value-type="string">
            <text:p>31.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84">
            <text:p>284</text:p>
          </table:table-cell>
          <table:table-cell office:value-type="string">
            <text:p>41.66</text:p>
          </table:table-cell>
          <table:table-cell office:value-type="string">
            <text:p>48.71</text:p>
          </table:table-cell>
          <table:table-cell office:value-type="string">
            <text:p>47.54</text:p>
          </table:table-cell>
          <table:table-cell office:value-type="string">
            <text:p>40.45</text:p>
          </table:table-cell>
          <table:table-cell office:value-type="string">
            <text:p>46.41</text:p>
          </table:table-cell>
          <table:table-cell office:value-type="string">
            <text:p>49.12</text:p>
          </table:table-cell>
          <table:table-cell office:value-type="string">
            <text:p>46.33</text:p>
          </table:table-cell>
          <table:table-cell office:value-type="string">
            <text:p>31.5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86">
            <text:p>286</text:p>
          </table:table-cell>
          <table:table-cell office:value-type="string">
            <text:p>41.85</text:p>
          </table:table-cell>
          <table:table-cell office:value-type="string">
            <text:p>48.87</text:p>
          </table:table-cell>
          <table:table-cell office:value-type="string">
            <text:p>47.68</text:p>
          </table:table-cell>
          <table:table-cell office:value-type="string">
            <text:p>40.63</text:p>
          </table:table-cell>
          <table:table-cell office:value-type="string">
            <text:p>46.64</text:p>
          </table:table-cell>
          <table:table-cell office:value-type="string">
            <text:p>49.30</text:p>
          </table:table-cell>
          <table:table-cell office:value-type="string">
            <text:p>46.51</text:p>
          </table:table-cell>
          <table:table-cell office:value-type="string">
            <text:p>31.6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88">
            <text:p>288</text:p>
          </table:table-cell>
          <table:table-cell office:value-type="string">
            <text:p>42.04</text:p>
          </table:table-cell>
          <table:table-cell office:value-type="string">
            <text:p>49.03</text:p>
          </table:table-cell>
          <table:table-cell office:value-type="string">
            <text:p>47.82</text:p>
          </table:table-cell>
          <table:table-cell office:value-type="string">
            <text:p>40.81</text:p>
          </table:table-cell>
          <table:table-cell office:value-type="string">
            <text:p>46.87</text:p>
          </table:table-cell>
          <table:table-cell office:value-type="string">
            <text:p>49.48</text:p>
          </table:table-cell>
          <table:table-cell office:value-type="string">
            <text:p>46.69</text:p>
          </table:table-cell>
          <table:table-cell office:value-type="string">
            <text:p>31.6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90">
            <text:p>290</text:p>
          </table:table-cell>
          <table:table-cell office:value-type="string">
            <text:p>42.23</text:p>
          </table:table-cell>
          <table:table-cell office:value-type="string">
            <text:p>49.18</text:p>
          </table:table-cell>
          <table:table-cell office:value-type="string">
            <text:p>47.96</text:p>
          </table:table-cell>
          <table:table-cell office:value-type="string">
            <text:p>40.98</text:p>
          </table:table-cell>
          <table:table-cell office:value-type="string">
            <text:p>47.08</text:p>
          </table:table-cell>
          <table:table-cell office:value-type="string">
            <text:p>49.65</text:p>
          </table:table-cell>
          <table:table-cell office:value-type="string">
            <text:p>46.86</text:p>
          </table:table-cell>
          <table:table-cell office:value-type="string">
            <text:p>31.7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92">
            <text:p>292</text:p>
          </table:table-cell>
          <table:table-cell office:value-type="string">
            <text:p>42.41</text:p>
          </table:table-cell>
          <table:table-cell office:value-type="string">
            <text:p>49.34</text:p>
          </table:table-cell>
          <table:table-cell office:value-type="string">
            <text:p>48.10</text:p>
          </table:table-cell>
          <table:table-cell office:value-type="string">
            <text:p>41.15</text:p>
          </table:table-cell>
          <table:table-cell office:value-type="string">
            <text:p>47.30</text:p>
          </table:table-cell>
          <table:table-cell office:value-type="string">
            <text:p>49.83</text:p>
          </table:table-cell>
          <table:table-cell office:value-type="string">
            <text:p>47.03</text:p>
          </table:table-cell>
          <table:table-cell office:value-type="string">
            <text:p>31.8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94">
            <text:p>294</text:p>
          </table:table-cell>
          <table:table-cell office:value-type="string">
            <text:p>42.59</text:p>
          </table:table-cell>
          <table:table-cell office:value-type="string">
            <text:p>49.48</text:p>
          </table:table-cell>
          <table:table-cell office:value-type="string">
            <text:p>48.23</text:p>
          </table:table-cell>
          <table:table-cell office:value-type="string">
            <text:p>41.32</text:p>
          </table:table-cell>
          <table:table-cell office:value-type="string">
            <text:p>47.52</text:p>
          </table:table-cell>
          <table:table-cell office:value-type="string">
            <text:p>50.00</text:p>
          </table:table-cell>
          <table:table-cell office:value-type="string">
            <text:p>47.18</text:p>
          </table:table-cell>
          <table:table-cell office:value-type="string">
            <text:p>31.9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96">
            <text:p>296</text:p>
          </table:table-cell>
          <table:table-cell office:value-type="string">
            <text:p>42.77</text:p>
          </table:table-cell>
          <table:table-cell office:value-type="string">
            <text:p>49.63</text:p>
          </table:table-cell>
          <table:table-cell office:value-type="string">
            <text:p>48.36</text:p>
          </table:table-cell>
          <table:table-cell office:value-type="string">
            <text:p>41.49</text:p>
          </table:table-cell>
          <table:table-cell office:value-type="string">
            <text:p>47.72</text:p>
          </table:table-cell>
          <table:table-cell office:value-type="string">
            <text:p>50.17</text:p>
          </table:table-cell>
          <table:table-cell office:value-type="string">
            <text:p>47.34</text:p>
          </table:table-cell>
          <table:table-cell office:value-type="string">
            <text:p>32.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98">
            <text:p>298</text:p>
          </table:table-cell>
          <table:table-cell office:value-type="string">
            <text:p>42.95</text:p>
          </table:table-cell>
          <table:table-cell office:value-type="string">
            <text:p>49.77</text:p>
          </table:table-cell>
          <table:table-cell office:value-type="string">
            <text:p>48.48</text:p>
          </table:table-cell>
          <table:table-cell office:value-type="string">
            <text:p>41.65</text:p>
          </table:table-cell>
          <table:table-cell office:value-type="string">
            <text:p>47.92</text:p>
          </table:table-cell>
          <table:table-cell office:value-type="string">
            <text:p>50.33</text:p>
          </table:table-cell>
          <table:table-cell office:value-type="string">
            <text:p>47.50</text:p>
          </table:table-cell>
          <table:table-cell office:value-type="string">
            <text:p>32.0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00">
            <text:p>300</text:p>
          </table:table-cell>
          <table:table-cell office:value-type="string">
            <text:p>43.13</text:p>
          </table:table-cell>
          <table:table-cell office:value-type="string">
            <text:p>49.92</text:p>
          </table:table-cell>
          <table:table-cell office:value-type="string">
            <text:p>48.61</text:p>
          </table:table-cell>
          <table:table-cell office:value-type="string">
            <text:p>41.81</text:p>
          </table:table-cell>
          <table:table-cell office:value-type="string">
            <text:p>48.12</text:p>
          </table:table-cell>
          <table:table-cell office:value-type="string">
            <text:p>50.49</text:p>
          </table:table-cell>
          <table:table-cell office:value-type="string">
            <text:p>47.65</text:p>
          </table:table-cell>
          <table:table-cell office:value-type="string">
            <text:p>32.1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02">
            <text:p>302</text:p>
          </table:table-cell>
          <table:table-cell office:value-type="string">
            <text:p>43.30</text:p>
          </table:table-cell>
          <table:table-cell office:value-type="string">
            <text:p>50.04</text:p>
          </table:table-cell>
          <table:table-cell office:value-type="string">
            <text:p>48.73</text:p>
          </table:table-cell>
          <table:table-cell office:value-type="string">
            <text:p>41.97</text:p>
          </table:table-cell>
          <table:table-cell office:value-type="string">
            <text:p>48.31</text:p>
          </table:table-cell>
          <table:table-cell office:value-type="string">
            <text:p>50.61</text:p>
          </table:table-cell>
          <table:table-cell office:value-type="string">
            <text:p>47.79</text:p>
          </table:table-cell>
          <table:table-cell office:value-type="string">
            <text:p>32.2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04">
            <text:p>304</text:p>
          </table:table-cell>
          <table:table-cell office:value-type="string">
            <text:p>43.47</text:p>
          </table:table-cell>
          <table:table-cell office:value-type="string">
            <text:p>49.98</text:p>
          </table:table-cell>
          <table:table-cell office:value-type="string">
            <text:p>48.70</text:p>
          </table:table-cell>
          <table:table-cell office:value-type="string">
            <text:p>42.12</text:p>
          </table:table-cell>
          <table:table-cell office:value-type="string">
            <text:p>48.50</text:p>
          </table:table-cell>
          <table:table-cell office:value-type="string">
            <text:p>50.45</text:p>
          </table:table-cell>
          <table:table-cell office:value-type="string">
            <text:p>47.93</text:p>
          </table:table-cell>
          <table:table-cell office:value-type="string">
            <text:p>32.3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06">
            <text:p>306</text:p>
          </table:table-cell>
          <table:table-cell office:value-type="string">
            <text:p>43.63</text:p>
          </table:table-cell>
          <table:table-cell office:value-type="string">
            <text:p>49.66</text:p>
          </table:table-cell>
          <table:table-cell office:value-type="string">
            <text:p>48.45</text:p>
          </table:table-cell>
          <table:table-cell office:value-type="string">
            <text:p>42.27</text:p>
          </table:table-cell>
          <table:table-cell office:value-type="string">
            <text:p>48.63</text:p>
          </table:table-cell>
          <table:table-cell office:value-type="string">
            <text:p>50.02</text:p>
          </table:table-cell>
          <table:table-cell office:value-type="string">
            <text:p>48.04</text:p>
          </table:table-cell>
          <table:table-cell office:value-type="string">
            <text:p>32.4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08">
            <text:p>308</text:p>
          </table:table-cell>
          <table:table-cell office:value-type="string">
            <text:p>43.78</text:p>
          </table:table-cell>
          <table:table-cell office:value-type="string">
            <text:p>49.20</text:p>
          </table:table-cell>
          <table:table-cell office:value-type="string">
            <text:p>48.06</text:p>
          </table:table-cell>
          <table:table-cell office:value-type="string">
            <text:p>42.40</text:p>
          </table:table-cell>
          <table:table-cell office:value-type="string">
            <text:p>48.67</text:p>
          </table:table-cell>
          <table:table-cell office:value-type="string">
            <text:p>49.47</text:p>
          </table:table-cell>
          <table:table-cell office:value-type="string">
            <text:p>48.09</text:p>
          </table:table-cell>
          <table:table-cell office:value-type="string">
            <text:p>32.4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10">
            <text:p>310</text:p>
          </table:table-cell>
          <table:table-cell office:value-type="string">
            <text:p>43.89</text:p>
          </table:table-cell>
          <table:table-cell office:value-type="string">
            <text:p>48.66</text:p>
          </table:table-cell>
          <table:table-cell office:value-type="string">
            <text:p>47.57</text:p>
          </table:table-cell>
          <table:table-cell office:value-type="string">
            <text:p>42.50</text:p>
          </table:table-cell>
          <table:table-cell office:value-type="string">
            <text:p>48.63</text:p>
          </table:table-cell>
          <table:table-cell office:value-type="string">
            <text:p>48.88</text:p>
          </table:table-cell>
          <table:table-cell office:value-type="string">
            <text:p>48.08</text:p>
          </table:table-cell>
          <table:table-cell office:value-type="string">
            <text:p>32.5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12">
            <text:p>312</text:p>
          </table:table-cell>
          <table:table-cell office:value-type="string">
            <text:p>43.97</text:p>
          </table:table-cell>
          <table:table-cell office:value-type="string">
            <text:p>48.08</text:p>
          </table:table-cell>
          <table:table-cell office:value-type="string">
            <text:p>47.04</text:p>
          </table:table-cell>
          <table:table-cell office:value-type="string">
            <text:p>42.56</text:p>
          </table:table-cell>
          <table:table-cell office:value-type="string">
            <text:p>48.54</text:p>
          </table:table-cell>
          <table:table-cell office:value-type="string">
            <text:p>48.32</text:p>
          </table:table-cell>
          <table:table-cell office:value-type="string">
            <text:p>48.01</text:p>
          </table:table-cell>
          <table:table-cell office:value-type="string">
            <text:p>32.6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14">
            <text:p>314</text:p>
          </table:table-cell>
          <table:table-cell office:value-type="string">
            <text:p>44.00</text:p>
          </table:table-cell>
          <table:table-cell office:value-type="string">
            <text:p>47.51</text:p>
          </table:table-cell>
          <table:table-cell office:value-type="string">
            <text:p>46.51</text:p>
          </table:table-cell>
          <table:table-cell office:value-type="string">
            <text:p>42.59</text:p>
          </table:table-cell>
          <table:table-cell office:value-type="string">
            <text:p>48.39</text:p>
          </table:table-cell>
          <table:table-cell office:value-type="string">
            <text:p>47.78</text:p>
          </table:table-cell>
          <table:table-cell office:value-type="string">
            <text:p>47.89</text:p>
          </table:table-cell>
          <table:table-cell office:value-type="string">
            <text:p>32.7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16">
            <text:p>316</text:p>
          </table:table-cell>
          <table:table-cell office:value-type="string">
            <text:p>44.00</text:p>
          </table:table-cell>
          <table:table-cell office:value-type="string">
            <text:p>46.96</text:p>
          </table:table-cell>
          <table:table-cell office:value-type="string">
            <text:p>45.98</text:p>
          </table:table-cell>
          <table:table-cell office:value-type="string">
            <text:p>42.59</text:p>
          </table:table-cell>
          <table:table-cell office:value-type="string">
            <text:p>48.20</text:p>
          </table:table-cell>
          <table:table-cell office:value-type="string">
            <text:p>47.27</text:p>
          </table:table-cell>
          <table:table-cell office:value-type="string">
            <text:p>47.72</text:p>
          </table:table-cell>
          <table:table-cell office:value-type="string">
            <text:p>32.7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18">
            <text:p>318</text:p>
          </table:table-cell>
          <table:table-cell office:value-type="string">
            <text:p>43.97</text:p>
          </table:table-cell>
          <table:table-cell office:value-type="string">
            <text:p>46.43</text:p>
          </table:table-cell>
          <table:table-cell office:value-type="string">
            <text:p>45.47</text:p>
          </table:table-cell>
          <table:table-cell office:value-type="string">
            <text:p>42.55</text:p>
          </table:table-cell>
          <table:table-cell office:value-type="string">
            <text:p>48.00</text:p>
          </table:table-cell>
          <table:table-cell office:value-type="string">
            <text:p>46.80</text:p>
          </table:table-cell>
          <table:table-cell office:value-type="string">
            <text:p>47.51</text:p>
          </table:table-cell>
          <table:table-cell office:value-type="string">
            <text:p>32.8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20">
            <text:p>320</text:p>
          </table:table-cell>
          <table:table-cell office:value-type="string">
            <text:p>43.92</text:p>
          </table:table-cell>
          <table:table-cell office:value-type="string">
            <text:p>45.92</text:p>
          </table:table-cell>
          <table:table-cell office:value-type="string">
            <text:p>44.98</text:p>
          </table:table-cell>
          <table:table-cell office:value-type="string">
            <text:p>42.49</text:p>
          </table:table-cell>
          <table:table-cell office:value-type="string">
            <text:p>47.77</text:p>
          </table:table-cell>
          <table:table-cell office:value-type="string">
            <text:p>46.36</text:p>
          </table:table-cell>
          <table:table-cell office:value-type="string">
            <text:p>47.28</text:p>
          </table:table-cell>
          <table:table-cell office:value-type="string">
            <text:p>32.9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22">
            <text:p>322</text:p>
          </table:table-cell>
          <table:table-cell office:value-type="string">
            <text:p>43.85</text:p>
          </table:table-cell>
          <table:table-cell office:value-type="string">
            <text:p>45.45</text:p>
          </table:table-cell>
          <table:table-cell office:value-type="string">
            <text:p>44.51</text:p>
          </table:table-cell>
          <table:table-cell office:value-type="string">
            <text:p>42.41</text:p>
          </table:table-cell>
          <table:table-cell office:value-type="string">
            <text:p>47.53</text:p>
          </table:table-cell>
          <table:table-cell office:value-type="string">
            <text:p>45.96</text:p>
          </table:table-cell>
          <table:table-cell office:value-type="string">
            <text:p>47.03</text:p>
          </table:table-cell>
          <table:table-cell office:value-type="string">
            <text:p>33.0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24">
            <text:p>324</text:p>
          </table:table-cell>
          <table:table-cell office:value-type="string">
            <text:p>43.76</text:p>
          </table:table-cell>
          <table:table-cell office:value-type="string">
            <text:p>45.01</text:p>
          </table:table-cell>
          <table:table-cell office:value-type="string">
            <text:p>44.07</text:p>
          </table:table-cell>
          <table:table-cell office:value-type="string">
            <text:p>42.31</text:p>
          </table:table-cell>
          <table:table-cell office:value-type="string">
            <text:p>47.28</text:p>
          </table:table-cell>
          <table:table-cell office:value-type="string">
            <text:p>45.57</text:p>
          </table:table-cell>
          <table:table-cell office:value-type="string">
            <text:p>46.76</text:p>
          </table:table-cell>
          <table:table-cell office:value-type="string">
            <text:p>33.1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26">
            <text:p>326</text:p>
          </table:table-cell>
          <table:table-cell office:value-type="string">
            <text:p>43.67</text:p>
          </table:table-cell>
          <table:table-cell office:value-type="string">
            <text:p>44.60</text:p>
          </table:table-cell>
          <table:table-cell office:value-type="string">
            <text:p>43.65</text:p>
          </table:table-cell>
          <table:table-cell office:value-type="string">
            <text:p>42.21</text:p>
          </table:table-cell>
          <table:table-cell office:value-type="string">
            <text:p>47.03</text:p>
          </table:table-cell>
          <table:table-cell office:value-type="string">
            <text:p>45.21</text:p>
          </table:table-cell>
          <table:table-cell office:value-type="string">
            <text:p>46.47</text:p>
          </table:table-cell>
          <table:table-cell office:value-type="string">
            <text:p>33.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28">
            <text:p>328</text:p>
          </table:table-cell>
          <table:table-cell office:value-type="string">
            <text:p>43.56</text:p>
          </table:table-cell>
          <table:table-cell office:value-type="string">
            <text:p>44.21</text:p>
          </table:table-cell>
          <table:table-cell office:value-type="string">
            <text:p>43.26</text:p>
          </table:table-cell>
          <table:table-cell office:value-type="string">
            <text:p>42.09</text:p>
          </table:table-cell>
          <table:table-cell office:value-type="string">
            <text:p>46.76</text:p>
          </table:table-cell>
          <table:table-cell office:value-type="string">
            <text:p>44.87</text:p>
          </table:table-cell>
          <table:table-cell office:value-type="string">
            <text:p>46.18</text:p>
          </table:table-cell>
          <table:table-cell office:value-type="string">
            <text:p>33.2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30">
            <text:p>330</text:p>
          </table:table-cell>
          <table:table-cell office:value-type="string">
            <text:p>43.44</text:p>
          </table:table-cell>
          <table:table-cell office:value-type="string">
            <text:p>43.85</text:p>
          </table:table-cell>
          <table:table-cell office:value-type="string">
            <text:p>42.89</text:p>
          </table:table-cell>
          <table:table-cell office:value-type="string">
            <text:p>41.96</text:p>
          </table:table-cell>
          <table:table-cell office:value-type="string">
            <text:p>46.50</text:p>
          </table:table-cell>
          <table:table-cell office:value-type="string">
            <text:p>44.55</text:p>
          </table:table-cell>
          <table:table-cell office:value-type="string">
            <text:p>45.89</text:p>
          </table:table-cell>
          <table:table-cell office:value-type="string">
            <text:p>33.3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32">
            <text:p>332</text:p>
          </table:table-cell>
          <table:table-cell office:value-type="string">
            <text:p>43.32</text:p>
          </table:table-cell>
          <table:table-cell office:value-type="string">
            <text:p>43.52</text:p>
          </table:table-cell>
          <table:table-cell office:value-type="string">
            <text:p>42.52</text:p>
          </table:table-cell>
          <table:table-cell office:value-type="string">
            <text:p>41.80</text:p>
          </table:table-cell>
          <table:table-cell office:value-type="string">
            <text:p>46.24</text:p>
          </table:table-cell>
          <table:table-cell office:value-type="string">
            <text:p>44.26</text:p>
          </table:table-cell>
          <table:table-cell office:value-type="string">
            <text:p>45.57</text:p>
          </table:table-cell>
          <table:table-cell office:value-type="string">
            <text:p>33.3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34">
            <text:p>334</text:p>
          </table:table-cell>
          <table:table-cell office:value-type="string">
            <text:p>43.19</text:p>
          </table:table-cell>
          <table:table-cell office:value-type="string">
            <text:p>43.20</text:p>
          </table:table-cell>
          <table:table-cell office:value-type="string">
            <text:p>42.20</text:p>
          </table:table-cell>
          <table:table-cell office:value-type="string">
            <text:p>41.67</text:p>
          </table:table-cell>
          <table:table-cell office:value-type="string">
            <text:p>45.97</text:p>
          </table:table-cell>
          <table:table-cell office:value-type="string">
            <text:p>43.97</text:p>
          </table:table-cell>
          <table:table-cell office:value-type="string">
            <text:p>45.27</text:p>
          </table:table-cell>
          <table:table-cell office:value-type="string">
            <text:p>33.4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36">
            <text:p>336</text:p>
          </table:table-cell>
          <table:table-cell office:value-type="string">
            <text:p>43.06</text:p>
          </table:table-cell>
          <table:table-cell office:value-type="string">
            <text:p>42.90</text:p>
          </table:table-cell>
          <table:table-cell office:value-type="string">
            <text:p>41.90</text:p>
          </table:table-cell>
          <table:table-cell office:value-type="string">
            <text:p>41.54</text:p>
          </table:table-cell>
          <table:table-cell office:value-type="string">
            <text:p>45.71</text:p>
          </table:table-cell>
          <table:table-cell office:value-type="string">
            <text:p>43.69</text:p>
          </table:table-cell>
          <table:table-cell office:value-type="string">
            <text:p>44.98</text:p>
          </table:table-cell>
          <table:table-cell office:value-type="string">
            <text:p>33.5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38">
            <text:p>338</text:p>
          </table:table-cell>
          <table:table-cell office:value-type="string">
            <text:p>42.93</text:p>
          </table:table-cell>
          <table:table-cell office:value-type="string">
            <text:p>42.63</text:p>
          </table:table-cell>
          <table:table-cell office:value-type="string">
            <text:p>41.62</text:p>
          </table:table-cell>
          <table:table-cell office:value-type="string">
            <text:p>41.41</text:p>
          </table:table-cell>
          <table:table-cell office:value-type="string">
            <text:p>45.45</text:p>
          </table:table-cell>
          <table:table-cell office:value-type="string">
            <text:p>43.43</text:p>
          </table:table-cell>
          <table:table-cell office:value-type="string">
            <text:p>44.69</text:p>
          </table:table-cell>
          <table:table-cell office:value-type="string">
            <text:p>33.5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40">
            <text:p>340</text:p>
          </table:table-cell>
          <table:table-cell office:value-type="string">
            <text:p>42.80</text:p>
          </table:table-cell>
          <table:table-cell office:value-type="string">
            <text:p>42.37</text:p>
          </table:table-cell>
          <table:table-cell office:value-type="string">
            <text:p>41.35</text:p>
          </table:table-cell>
          <table:table-cell office:value-type="string">
            <text:p>41.26</text:p>
          </table:table-cell>
          <table:table-cell office:value-type="string">
            <text:p>45.20</text:p>
          </table:table-cell>
          <table:table-cell office:value-type="string">
            <text:p>43.19</text:p>
          </table:table-cell>
          <table:table-cell office:value-type="string">
            <text:p>44.42</text:p>
          </table:table-cell>
          <table:table-cell office:value-type="string">
            <text:p>33.6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42">
            <text:p>342</text:p>
          </table:table-cell>
          <table:table-cell office:value-type="string">
            <text:p>42.67</text:p>
          </table:table-cell>
          <table:table-cell office:value-type="string">
            <text:p>42.13</text:p>
          </table:table-cell>
          <table:table-cell office:value-type="string">
            <text:p>41.10</text:p>
          </table:table-cell>
          <table:table-cell office:value-type="string">
            <text:p>41.13</text:p>
          </table:table-cell>
          <table:table-cell office:value-type="string">
            <text:p>44.95</text:p>
          </table:table-cell>
          <table:table-cell office:value-type="string">
            <text:p>42.95</text:p>
          </table:table-cell>
          <table:table-cell office:value-type="string">
            <text:p>44.14</text:p>
          </table:table-cell>
          <table:table-cell office:value-type="string">
            <text:p>33.7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44">
            <text:p>344</text:p>
          </table:table-cell>
          <table:table-cell office:value-type="string">
            <text:p>42.53</text:p>
          </table:table-cell>
          <table:table-cell office:value-type="string">
            <text:p>41.90</text:p>
          </table:table-cell>
          <table:table-cell office:value-type="string">
            <text:p>40.86</text:p>
          </table:table-cell>
          <table:table-cell office:value-type="string">
            <text:p>40.99</text:p>
          </table:table-cell>
          <table:table-cell office:value-type="string">
            <text:p>44.70</text:p>
          </table:table-cell>
          <table:table-cell office:value-type="string">
            <text:p>42.72</text:p>
          </table:table-cell>
          <table:table-cell office:value-type="string">
            <text:p>43.87</text:p>
          </table:table-cell>
          <table:table-cell office:value-type="string">
            <text:p>33.7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46">
            <text:p>346</text:p>
          </table:table-cell>
          <table:table-cell office:value-type="string">
            <text:p>42.40</text:p>
          </table:table-cell>
          <table:table-cell office:value-type="string">
            <text:p>41.69</text:p>
          </table:table-cell>
          <table:table-cell office:value-type="string">
            <text:p>40.64</text:p>
          </table:table-cell>
          <table:table-cell office:value-type="string">
            <text:p>40.85</text:p>
          </table:table-cell>
          <table:table-cell office:value-type="string">
            <text:p>44.46</text:p>
          </table:table-cell>
          <table:table-cell office:value-type="string">
            <text:p>42.50</text:p>
          </table:table-cell>
          <table:table-cell office:value-type="string">
            <text:p>43.61</text:p>
          </table:table-cell>
          <table:table-cell office:value-type="string">
            <text:p>33.8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48">
            <text:p>348</text:p>
          </table:table-cell>
          <table:table-cell office:value-type="string">
            <text:p>42.27</text:p>
          </table:table-cell>
          <table:table-cell office:value-type="string">
            <text:p>41.49</text:p>
          </table:table-cell>
          <table:table-cell office:value-type="string">
            <text:p>40.43</text:p>
          </table:table-cell>
          <table:table-cell office:value-type="string">
            <text:p>40.71</text:p>
          </table:table-cell>
          <table:table-cell office:value-type="string">
            <text:p>44.21</text:p>
          </table:table-cell>
          <table:table-cell office:value-type="string">
            <text:p>42.30</text:p>
          </table:table-cell>
          <table:table-cell office:value-type="string">
            <text:p>43.35</text:p>
          </table:table-cell>
          <table:table-cell office:value-type="string">
            <text:p>33.8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50">
            <text:p>350</text:p>
          </table:table-cell>
          <table:table-cell office:value-type="string">
            <text:p>42.14</text:p>
          </table:table-cell>
          <table:table-cell office:value-type="string">
            <text:p>41.30</text:p>
          </table:table-cell>
          <table:table-cell office:value-type="string">
            <text:p>40.24</text:p>
          </table:table-cell>
          <table:table-cell office:value-type="string">
            <text:p>40.57</text:p>
          </table:table-cell>
          <table:table-cell office:value-type="string">
            <text:p>43.98</text:p>
          </table:table-cell>
          <table:table-cell office:value-type="string">
            <text:p>42.09</text:p>
          </table:table-cell>
          <table:table-cell office:value-type="string">
            <text:p>43.10</text:p>
          </table:table-cell>
          <table:table-cell office:value-type="string">
            <text:p>33.9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52">
            <text:p>352</text:p>
          </table:table-cell>
          <table:table-cell office:value-type="string">
            <text:p>42.00</text:p>
          </table:table-cell>
          <table:table-cell office:value-type="string">
            <text:p>41.12</text:p>
          </table:table-cell>
          <table:table-cell office:value-type="string">
            <text:p>40.06</text:p>
          </table:table-cell>
          <table:table-cell office:value-type="string">
            <text:p>40.44</text:p>
          </table:table-cell>
          <table:table-cell office:value-type="string">
            <text:p>43.75</text:p>
          </table:table-cell>
          <table:table-cell office:value-type="string">
            <text:p>41.90</text:p>
          </table:table-cell>
          <table:table-cell office:value-type="string">
            <text:p>42.86</text:p>
          </table:table-cell>
          <table:table-cell office:value-type="string">
            <text:p>33.9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54">
            <text:p>354</text:p>
          </table:table-cell>
          <table:table-cell office:value-type="string">
            <text:p>41.88</text:p>
          </table:table-cell>
          <table:table-cell office:value-type="string">
            <text:p>40.96</text:p>
          </table:table-cell>
          <table:table-cell office:value-type="string">
            <text:p>39.88</text:p>
          </table:table-cell>
          <table:table-cell office:value-type="string">
            <text:p>40.30</text:p>
          </table:table-cell>
          <table:table-cell office:value-type="string">
            <text:p>43.53</text:p>
          </table:table-cell>
          <table:table-cell office:value-type="string">
            <text:p>41.72</text:p>
          </table:table-cell>
          <table:table-cell office:value-type="string">
            <text:p>42.64</text:p>
          </table:table-cell>
          <table:table-cell office:value-type="string">
            <text:p>33.9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56">
            <text:p>356</text:p>
          </table:table-cell>
          <table:table-cell office:value-type="string">
            <text:p>41.75</text:p>
          </table:table-cell>
          <table:table-cell office:value-type="string">
            <text:p>40.80</text:p>
          </table:table-cell>
          <table:table-cell office:value-type="string">
            <text:p>39.72</text:p>
          </table:table-cell>
          <table:table-cell office:value-type="string">
            <text:p>40.17</text:p>
          </table:table-cell>
          <table:table-cell office:value-type="string">
            <text:p>43.31</text:p>
          </table:table-cell>
          <table:table-cell office:value-type="string">
            <text:p>41.54</text:p>
          </table:table-cell>
          <table:table-cell office:value-type="string">
            <text:p>42.41</text:p>
          </table:table-cell>
          <table:table-cell office:value-type="string">
            <text:p>34.0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58">
            <text:p>358</text:p>
          </table:table-cell>
          <table:table-cell office:value-type="string">
            <text:p>41.63</text:p>
          </table:table-cell>
          <table:table-cell office:value-type="string">
            <text:p>40.65</text:p>
          </table:table-cell>
          <table:table-cell office:value-type="string">
            <text:p>39.56</text:p>
          </table:table-cell>
          <table:table-cell office:value-type="string">
            <text:p>40.04</text:p>
          </table:table-cell>
          <table:table-cell office:value-type="string">
            <text:p>43.09</text:p>
          </table:table-cell>
          <table:table-cell office:value-type="string">
            <text:p>41.36</text:p>
          </table:table-cell>
          <table:table-cell office:value-type="string">
            <text:p>42.20</text:p>
          </table:table-cell>
          <table:table-cell office:value-type="string">
            <text:p>34.0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60">
            <text:p>360</text:p>
          </table:table-cell>
          <table:table-cell office:value-type="string">
            <text:p>41.50</text:p>
          </table:table-cell>
          <table:table-cell office:value-type="string">
            <text:p>40.50</text:p>
          </table:table-cell>
          <table:table-cell office:value-type="string">
            <text:p>39.42</text:p>
          </table:table-cell>
          <table:table-cell office:value-type="string">
            <text:p>39.92</text:p>
          </table:table-cell>
          <table:table-cell office:value-type="string">
            <text:p>42.89</text:p>
          </table:table-cell>
          <table:table-cell office:value-type="string">
            <text:p>41.20</text:p>
          </table:table-cell>
          <table:table-cell office:value-type="string">
            <text:p>41.98</text:p>
          </table:table-cell>
          <table:table-cell office:value-type="string">
            <text:p>34.0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62">
            <text:p>362</text:p>
          </table:table-cell>
          <table:table-cell office:value-type="string">
            <text:p>41.38</text:p>
          </table:table-cell>
          <table:table-cell office:value-type="string">
            <text:p>40.37</text:p>
          </table:table-cell>
          <table:table-cell office:value-type="string">
            <text:p>39.28</text:p>
          </table:table-cell>
          <table:table-cell office:value-type="string">
            <text:p>39.79</text:p>
          </table:table-cell>
          <table:table-cell office:value-type="string">
            <text:p>42.68</text:p>
          </table:table-cell>
          <table:table-cell office:value-type="string">
            <text:p>41.04</text:p>
          </table:table-cell>
          <table:table-cell office:value-type="string">
            <text:p>41.79</text:p>
          </table:table-cell>
          <table:table-cell office:value-type="string">
            <text:p>34.1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64">
            <text:p>364</text:p>
          </table:table-cell>
          <table:table-cell office:value-type="string">
            <text:p>41.26</text:p>
          </table:table-cell>
          <table:table-cell office:value-type="string">
            <text:p>40.24</text:p>
          </table:table-cell>
          <table:table-cell office:value-type="string">
            <text:p>39.15</text:p>
          </table:table-cell>
          <table:table-cell office:value-type="string">
            <text:p>39.66</text:p>
          </table:table-cell>
          <table:table-cell office:value-type="string">
            <text:p>42.49</text:p>
          </table:table-cell>
          <table:table-cell office:value-type="string">
            <text:p>40.89</text:p>
          </table:table-cell>
          <table:table-cell office:value-type="string">
            <text:p>41.60</text:p>
          </table:table-cell>
          <table:table-cell office:value-type="string">
            <text:p>34.1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66">
            <text:p>366</text:p>
          </table:table-cell>
          <table:table-cell office:value-type="string">
            <text:p>41.14</text:p>
          </table:table-cell>
          <table:table-cell office:value-type="string">
            <text:p>40.12</text:p>
          </table:table-cell>
          <table:table-cell office:value-type="string">
            <text:p>39.03</text:p>
          </table:table-cell>
          <table:table-cell office:value-type="string">
            <text:p>39.54</text:p>
          </table:table-cell>
          <table:table-cell office:value-type="string">
            <text:p>42.29</text:p>
          </table:table-cell>
          <table:table-cell office:value-type="string">
            <text:p>40.74</text:p>
          </table:table-cell>
          <table:table-cell office:value-type="string">
            <text:p>41.41</text:p>
          </table:table-cell>
          <table:table-cell office:value-type="string">
            <text:p>34.1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68">
            <text:p>368</text:p>
          </table:table-cell>
          <table:table-cell office:value-type="string">
            <text:p>41.02</text:p>
          </table:table-cell>
          <table:table-cell office:value-type="string">
            <text:p>40.01</text:p>
          </table:table-cell>
          <table:table-cell office:value-type="string">
            <text:p>38.91</text:p>
          </table:table-cell>
          <table:table-cell office:value-type="string">
            <text:p>39.43</text:p>
          </table:table-cell>
          <table:table-cell office:value-type="string">
            <text:p>42.11</text:p>
          </table:table-cell>
          <table:table-cell office:value-type="string">
            <text:p>40.59</text:p>
          </table:table-cell>
          <table:table-cell office:value-type="string">
            <text:p>41.23</text:p>
          </table:table-cell>
          <table:table-cell office:value-type="string">
            <text:p>34.1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70">
            <text:p>370</text:p>
          </table:table-cell>
          <table:table-cell office:value-type="string">
            <text:p>40.91</text:p>
          </table:table-cell>
          <table:table-cell office:value-type="string">
            <text:p>39.90</text:p>
          </table:table-cell>
          <table:table-cell office:value-type="string">
            <text:p>38.81</text:p>
          </table:table-cell>
          <table:table-cell office:value-type="string">
            <text:p>39.31</text:p>
          </table:table-cell>
          <table:table-cell office:value-type="string">
            <text:p>41.92</text:p>
          </table:table-cell>
          <table:table-cell office:value-type="string">
            <text:p>40.45</text:p>
          </table:table-cell>
          <table:table-cell office:value-type="string">
            <text:p>41.06</text:p>
          </table:table-cell>
          <table:table-cell office:value-type="string">
            <text:p>34.2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72">
            <text:p>372</text:p>
          </table:table-cell>
          <table:table-cell office:value-type="string">
            <text:p>40.80</text:p>
          </table:table-cell>
          <table:table-cell office:value-type="string">
            <text:p>39.80</text:p>
          </table:table-cell>
          <table:table-cell office:value-type="string">
            <text:p>38.70</text:p>
          </table:table-cell>
          <table:table-cell office:value-type="string">
            <text:p>39.20</text:p>
          </table:table-cell>
          <table:table-cell office:value-type="string">
            <text:p>41.75</text:p>
          </table:table-cell>
          <table:table-cell office:value-type="string">
            <text:p>40.32</text:p>
          </table:table-cell>
          <table:table-cell office:value-type="string">
            <text:p>40.90</text:p>
          </table:table-cell>
          <table:table-cell office:value-type="string">
            <text:p>34.2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74">
            <text:p>374</text:p>
          </table:table-cell>
          <table:table-cell office:value-type="string">
            <text:p>40.69</text:p>
          </table:table-cell>
          <table:table-cell office:value-type="string">
            <text:p>39.70</text:p>
          </table:table-cell>
          <table:table-cell office:value-type="string">
            <text:p>38.61</text:p>
          </table:table-cell>
          <table:table-cell office:value-type="string">
            <text:p>39.09</text:p>
          </table:table-cell>
          <table:table-cell office:value-type="string">
            <text:p>41.58</text:p>
          </table:table-cell>
          <table:table-cell office:value-type="string">
            <text:p>40.19</text:p>
          </table:table-cell>
          <table:table-cell office:value-type="string">
            <text:p>40.74</text:p>
          </table:table-cell>
          <table:table-cell office:value-type="string">
            <text:p>34.2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76">
            <text:p>376</text:p>
          </table:table-cell>
          <table:table-cell office:value-type="string">
            <text:p>40.58</text:p>
          </table:table-cell>
          <table:table-cell office:value-type="string">
            <text:p>39.60</text:p>
          </table:table-cell>
          <table:table-cell office:value-type="string">
            <text:p>38.51</text:p>
          </table:table-cell>
          <table:table-cell office:value-type="string">
            <text:p>38.97</text:p>
          </table:table-cell>
          <table:table-cell office:value-type="string">
            <text:p>41.41</text:p>
          </table:table-cell>
          <table:table-cell office:value-type="string">
            <text:p>40.07</text:p>
          </table:table-cell>
          <table:table-cell office:value-type="string">
            <text:p>40.59</text:p>
          </table:table-cell>
          <table:table-cell office:value-type="string">
            <text:p>34.2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78">
            <text:p>378</text:p>
          </table:table-cell>
          <table:table-cell office:value-type="string">
            <text:p>40.47</text:p>
          </table:table-cell>
          <table:table-cell office:value-type="string">
            <text:p>39.51</text:p>
          </table:table-cell>
          <table:table-cell office:value-type="string">
            <text:p>38.42</text:p>
          </table:table-cell>
          <table:table-cell office:value-type="string">
            <text:p>38.87</text:p>
          </table:table-cell>
          <table:table-cell office:value-type="string">
            <text:p>41.24</text:p>
          </table:table-cell>
          <table:table-cell office:value-type="string">
            <text:p>39.95</text:p>
          </table:table-cell>
          <table:table-cell office:value-type="string">
            <text:p>40.44</text:p>
          </table:table-cell>
          <table:table-cell office:value-type="string">
            <text:p>34.2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80">
            <text:p>380</text:p>
          </table:table-cell>
          <table:table-cell office:value-type="string">
            <text:p>40.37</text:p>
          </table:table-cell>
          <table:table-cell office:value-type="string">
            <text:p>39.43</text:p>
          </table:table-cell>
          <table:table-cell office:value-type="string">
            <text:p>38.35</text:p>
          </table:table-cell>
          <table:table-cell office:value-type="string">
            <text:p>38.77</text:p>
          </table:table-cell>
          <table:table-cell office:value-type="string">
            <text:p>41.09</text:p>
          </table:table-cell>
          <table:table-cell office:value-type="string">
            <text:p>39.84</text:p>
          </table:table-cell>
          <table:table-cell office:value-type="string">
            <text:p>40.30</text:p>
          </table:table-cell>
          <table:table-cell office:value-type="string">
            <text:p>34.2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82">
            <text:p>382</text:p>
          </table:table-cell>
          <table:table-cell office:value-type="string">
            <text:p>40.27</text:p>
          </table:table-cell>
          <table:table-cell office:value-type="string">
            <text:p>39.35</text:p>
          </table:table-cell>
          <table:table-cell office:value-type="string">
            <text:p>38.27</text:p>
          </table:table-cell>
          <table:table-cell office:value-type="string">
            <text:p>38.66</text:p>
          </table:table-cell>
          <table:table-cell office:value-type="string">
            <text:p>40.94</text:p>
          </table:table-cell>
          <table:table-cell office:value-type="string">
            <text:p>39.73</text:p>
          </table:table-cell>
          <table:table-cell office:value-type="string">
            <text:p>40.18</text:p>
          </table:table-cell>
          <table:table-cell office:value-type="string">
            <text:p>34.2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84">
            <text:p>384</text:p>
          </table:table-cell>
          <table:table-cell office:value-type="string">
            <text:p>40.17</text:p>
          </table:table-cell>
          <table:table-cell office:value-type="string">
            <text:p>39.28</text:p>
          </table:table-cell>
          <table:table-cell office:value-type="string">
            <text:p>38.19</text:p>
          </table:table-cell>
          <table:table-cell office:value-type="string">
            <text:p>38.57</text:p>
          </table:table-cell>
          <table:table-cell office:value-type="string">
            <text:p>40.79</text:p>
          </table:table-cell>
          <table:table-cell office:value-type="string">
            <text:p>39.63</text:p>
          </table:table-cell>
          <table:table-cell office:value-type="string">
            <text:p>40.05</text:p>
          </table:table-cell>
          <table:table-cell office:value-type="string">
            <text:p>34.2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office:value-type="string">
            <text:p>40.07</text:p>
          </table:table-cell>
          <table:table-cell office:value-type="string">
            <text:p>39.21</text:p>
          </table:table-cell>
          <table:table-cell office:value-type="string">
            <text:p>38.13</text:p>
          </table:table-cell>
          <table:table-cell office:value-type="string">
            <text:p>38.47</text:p>
          </table:table-cell>
          <table:table-cell office:value-type="string">
            <text:p>40.64</text:p>
          </table:table-cell>
          <table:table-cell office:value-type="string">
            <text:p>39.53</text:p>
          </table:table-cell>
          <table:table-cell office:value-type="string">
            <text:p>39.92</text:p>
          </table:table-cell>
          <table:table-cell office:value-type="string">
            <text:p>34.2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88">
            <text:p>388</text:p>
          </table:table-cell>
          <table:table-cell office:value-type="string">
            <text:p>39.98</text:p>
          </table:table-cell>
          <table:table-cell office:value-type="string">
            <text:p>39.14</text:p>
          </table:table-cell>
          <table:table-cell office:value-type="string">
            <text:p>38.07</text:p>
          </table:table-cell>
          <table:table-cell office:value-type="string">
            <text:p>38.38</text:p>
          </table:table-cell>
          <table:table-cell office:value-type="string">
            <text:p>40.50</text:p>
          </table:table-cell>
          <table:table-cell office:value-type="string">
            <text:p>39.44</text:p>
          </table:table-cell>
          <table:table-cell office:value-type="string">
            <text:p>39.80</text:p>
          </table:table-cell>
          <table:table-cell office:value-type="string">
            <text:p>34.2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90">
            <text:p>390</text:p>
          </table:table-cell>
          <table:table-cell office:value-type="string">
            <text:p>39.88</text:p>
          </table:table-cell>
          <table:table-cell office:value-type="string">
            <text:p>39.07</text:p>
          </table:table-cell>
          <table:table-cell office:value-type="string">
            <text:p>38.00</text:p>
          </table:table-cell>
          <table:table-cell office:value-type="string">
            <text:p>38.28</text:p>
          </table:table-cell>
          <table:table-cell office:value-type="string">
            <text:p>40.37</text:p>
          </table:table-cell>
          <table:table-cell office:value-type="string">
            <text:p>39.34</text:p>
          </table:table-cell>
          <table:table-cell office:value-type="string">
            <text:p>39.69</text:p>
          </table:table-cell>
          <table:table-cell office:value-type="string">
            <text:p>34.2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92">
            <text:p>392</text:p>
          </table:table-cell>
          <table:table-cell office:value-type="string">
            <text:p>39.79</text:p>
          </table:table-cell>
          <table:table-cell office:value-type="string">
            <text:p>39.01</text:p>
          </table:table-cell>
          <table:table-cell office:value-type="string">
            <text:p>37.94</text:p>
          </table:table-cell>
          <table:table-cell office:value-type="string">
            <text:p>38.19</text:p>
          </table:table-cell>
          <table:table-cell office:value-type="string">
            <text:p>40.24</text:p>
          </table:table-cell>
          <table:table-cell office:value-type="string">
            <text:p>39.25</text:p>
          </table:table-cell>
          <table:table-cell office:value-type="string">
            <text:p>39.58</text:p>
          </table:table-cell>
          <table:table-cell office:value-type="string">
            <text:p>34.2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94">
            <text:p>394</text:p>
          </table:table-cell>
          <table:table-cell office:value-type="string">
            <text:p>39.70</text:p>
          </table:table-cell>
          <table:table-cell office:value-type="string">
            <text:p>38.95</text:p>
          </table:table-cell>
          <table:table-cell office:value-type="string">
            <text:p>37.89</text:p>
          </table:table-cell>
          <table:table-cell office:value-type="string">
            <text:p>38.11</text:p>
          </table:table-cell>
          <table:table-cell office:value-type="string">
            <text:p>40.12</text:p>
          </table:table-cell>
          <table:table-cell office:value-type="string">
            <text:p>39.17</text:p>
          </table:table-cell>
          <table:table-cell office:value-type="string">
            <text:p>39.48</text:p>
          </table:table-cell>
          <table:table-cell office:value-type="string">
            <text:p>34.2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96">
            <text:p>396</text:p>
          </table:table-cell>
          <table:table-cell office:value-type="string">
            <text:p>39.61</text:p>
          </table:table-cell>
          <table:table-cell office:value-type="string">
            <text:p>38.89</text:p>
          </table:table-cell>
          <table:table-cell office:value-type="string">
            <text:p>37.83</text:p>
          </table:table-cell>
          <table:table-cell office:value-type="string">
            <text:p>38.02</text:p>
          </table:table-cell>
          <table:table-cell office:value-type="string">
            <text:p>40.00</text:p>
          </table:table-cell>
          <table:table-cell office:value-type="string">
            <text:p>39.08</text:p>
          </table:table-cell>
          <table:table-cell office:value-type="string">
            <text:p>39.38</text:p>
          </table:table-cell>
          <table:table-cell office:value-type="string">
            <text:p>34.2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8">
            <text:p>398</text:p>
          </table:table-cell>
          <table:table-cell office:value-type="string">
            <text:p>39.53</text:p>
          </table:table-cell>
          <table:table-cell office:value-type="string">
            <text:p>38.83</text:p>
          </table:table-cell>
          <table:table-cell office:value-type="string">
            <text:p>37.79</text:p>
          </table:table-cell>
          <table:table-cell office:value-type="string">
            <text:p>37.94</text:p>
          </table:table-cell>
          <table:table-cell office:value-type="string">
            <text:p>39.88</text:p>
          </table:table-cell>
          <table:table-cell office:value-type="string">
            <text:p>39.00</text:p>
          </table:table-cell>
          <table:table-cell office:value-type="string">
            <text:p>39.29</text:p>
          </table:table-cell>
          <table:table-cell office:value-type="string">
            <text:p>34.2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00">
            <text:p>400</text:p>
          </table:table-cell>
          <table:table-cell office:value-type="string">
            <text:p>39.45</text:p>
          </table:table-cell>
          <table:table-cell office:value-type="string">
            <text:p>38.78</text:p>
          </table:table-cell>
          <table:table-cell office:value-type="string">
            <text:p>37.74</text:p>
          </table:table-cell>
          <table:table-cell office:value-type="string">
            <text:p>37.86</text:p>
          </table:table-cell>
          <table:table-cell office:value-type="string">
            <text:p>39.76</text:p>
          </table:table-cell>
          <table:table-cell office:value-type="string">
            <text:p>38.92</text:p>
          </table:table-cell>
          <table:table-cell office:value-type="string">
            <text:p>39.20</text:p>
          </table:table-cell>
          <table:table-cell office:value-type="string">
            <text:p>34.2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02">
            <text:p>402</text:p>
          </table:table-cell>
          <table:table-cell office:value-type="string">
            <text:p>39.36</text:p>
          </table:table-cell>
          <table:table-cell office:value-type="string">
            <text:p>38.75</text:p>
          </table:table-cell>
          <table:table-cell office:value-type="string">
            <text:p>37.70</text:p>
          </table:table-cell>
          <table:table-cell office:value-type="string">
            <text:p>37.78</text:p>
          </table:table-cell>
          <table:table-cell office:value-type="string">
            <text:p>39.65</text:p>
          </table:table-cell>
          <table:table-cell office:value-type="string">
            <text:p>38.89</text:p>
          </table:table-cell>
          <table:table-cell office:value-type="string">
            <text:p>39.11</text:p>
          </table:table-cell>
          <table:table-cell office:value-type="string">
            <text:p>34.2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04">
            <text:p>404</text:p>
          </table:table-cell>
          <table:table-cell office:value-type="string">
            <text:p>39.28</text:p>
          </table:table-cell>
          <table:table-cell office:value-type="string">
            <text:p>38.93</text:p>
          </table:table-cell>
          <table:table-cell office:value-type="string">
            <text:p>37.82</text:p>
          </table:table-cell>
          <table:table-cell office:value-type="string">
            <text:p>37.71</text:p>
          </table:table-cell>
          <table:table-cell office:value-type="string">
            <text:p>39.55</text:p>
          </table:table-cell>
          <table:table-cell office:value-type="string">
            <text:p>39.16</text:p>
          </table:table-cell>
          <table:table-cell office:value-type="string">
            <text:p>39.04</text:p>
          </table:table-cell>
          <table:table-cell office:value-type="string">
            <text:p>34.2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06">
            <text:p>406</text:p>
          </table:table-cell>
          <table:table-cell office:value-type="string">
            <text:p>39.21</text:p>
          </table:table-cell>
          <table:table-cell office:value-type="string">
            <text:p>39.36</text:p>
          </table:table-cell>
          <table:table-cell office:value-type="string">
            <text:p>38.18</text:p>
          </table:table-cell>
          <table:table-cell office:value-type="string">
            <text:p>37.64</text:p>
          </table:table-cell>
          <table:table-cell office:value-type="string">
            <text:p>39.52</text:p>
          </table:table-cell>
          <table:table-cell office:value-type="string">
            <text:p>39.70</text:p>
          </table:table-cell>
          <table:table-cell office:value-type="string">
            <text:p>39.01</text:p>
          </table:table-cell>
          <table:table-cell office:value-type="string">
            <text:p>34.2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08">
            <text:p>408</text:p>
          </table:table-cell>
          <table:table-cell office:value-type="string">
            <text:p>39.16</text:p>
          </table:table-cell>
          <table:table-cell office:value-type="string">
            <text:p>39.94</text:p>
          </table:table-cell>
          <table:table-cell office:value-type="string">
            <text:p>38.68</text:p>
          </table:table-cell>
          <table:table-cell office:value-type="string">
            <text:p>37.59</text:p>
          </table:table-cell>
          <table:table-cell office:value-type="string">
            <text:p>39.56</text:p>
          </table:table-cell>
          <table:table-cell office:value-type="string">
            <text:p>40.36</text:p>
          </table:table-cell>
          <table:table-cell office:value-type="string">
            <text:p>39.04</text:p>
          </table:table-cell>
          <table:table-cell office:value-type="string">
            <text:p>34.2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10">
            <text:p>410</text:p>
          </table:table-cell>
          <table:table-cell office:value-type="string">
            <text:p>39.14</text:p>
          </table:table-cell>
          <table:table-cell office:value-type="string">
            <text:p>40.60</text:p>
          </table:table-cell>
          <table:table-cell office:value-type="string">
            <text:p>39.27</text:p>
          </table:table-cell>
          <table:table-cell office:value-type="string">
            <text:p>37.57</text:p>
          </table:table-cell>
          <table:table-cell office:value-type="string">
            <text:p>39.68</text:p>
          </table:table-cell>
          <table:table-cell office:value-type="string">
            <text:p>41.04</text:p>
          </table:table-cell>
          <table:table-cell office:value-type="string">
            <text:p>39.15</text:p>
          </table:table-cell>
          <table:table-cell office:value-type="string">
            <text:p>34.2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12">
            <text:p>412</text:p>
          </table:table-cell>
          <table:table-cell office:value-type="string">
            <text:p>39.16</text:p>
          </table:table-cell>
          <table:table-cell office:value-type="string">
            <text:p>41.28</text:p>
          </table:table-cell>
          <table:table-cell office:value-type="string">
            <text:p>39.90</text:p>
          </table:table-cell>
          <table:table-cell office:value-type="string">
            <text:p>37.60</text:p>
          </table:table-cell>
          <table:table-cell office:value-type="string">
            <text:p>39.87</text:p>
          </table:table-cell>
          <table:table-cell office:value-type="string">
            <text:p>41.71</text:p>
          </table:table-cell>
          <table:table-cell office:value-type="string">
            <text:p>39.33</text:p>
          </table:table-cell>
          <table:table-cell office:value-type="string">
            <text:p>34.1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14">
            <text:p>414</text:p>
          </table:table-cell>
          <table:table-cell office:value-type="string">
            <text:p>39.22</text:p>
          </table:table-cell>
          <table:table-cell office:value-type="string">
            <text:p>41.95</text:p>
          </table:table-cell>
          <table:table-cell office:value-type="string">
            <text:p>40.53</text:p>
          </table:table-cell>
          <table:table-cell office:value-type="string">
            <text:p>37.65</text:p>
          </table:table-cell>
          <table:table-cell office:value-type="string">
            <text:p>40.13</text:p>
          </table:table-cell>
          <table:table-cell office:value-type="string">
            <text:p>42.34</text:p>
          </table:table-cell>
          <table:table-cell office:value-type="string">
            <text:p>39.57</text:p>
          </table:table-cell>
          <table:table-cell office:value-type="string">
            <text:p>34.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16">
            <text:p>416</text:p>
          </table:table-cell>
          <table:table-cell office:value-type="string">
            <text:p>39.31</text:p>
          </table:table-cell>
          <table:table-cell office:value-type="string">
            <text:p>42.62</text:p>
          </table:table-cell>
          <table:table-cell office:value-type="string">
            <text:p>41.16</text:p>
          </table:table-cell>
          <table:table-cell office:value-type="string">
            <text:p>37.74</text:p>
          </table:table-cell>
          <table:table-cell office:value-type="string">
            <text:p>40.40</text:p>
          </table:table-cell>
          <table:table-cell office:value-type="string">
            <text:p>42.95</text:p>
          </table:table-cell>
          <table:table-cell office:value-type="string">
            <text:p>39.85</text:p>
          </table:table-cell>
          <table:table-cell office:value-type="string">
            <text:p>34.1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18">
            <text:p>418</text:p>
          </table:table-cell>
          <table:table-cell office:value-type="string">
            <text:p>39.44</text:p>
          </table:table-cell>
          <table:table-cell office:value-type="string">
            <text:p>43.24</text:p>
          </table:table-cell>
          <table:table-cell office:value-type="string">
            <text:p>41.77</text:p>
          </table:table-cell>
          <table:table-cell office:value-type="string">
            <text:p>37.86</text:p>
          </table:table-cell>
          <table:table-cell office:value-type="string">
            <text:p>40.70</text:p>
          </table:table-cell>
          <table:table-cell office:value-type="string">
            <text:p>43.51</text:p>
          </table:table-cell>
          <table:table-cell office:value-type="string">
            <text:p>40.17</text:p>
          </table:table-cell>
          <table:table-cell office:value-type="string">
            <text:p>34.1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20">
            <text:p>420</text:p>
          </table:table-cell>
          <table:table-cell office:value-type="string">
            <text:p>39.58</text:p>
          </table:table-cell>
          <table:table-cell office:value-type="string">
            <text:p>43.84</text:p>
          </table:table-cell>
          <table:table-cell office:value-type="string">
            <text:p>42.35</text:p>
          </table:table-cell>
          <table:table-cell office:value-type="string">
            <text:p>38.01</text:p>
          </table:table-cell>
          <table:table-cell office:value-type="string">
            <text:p>41.03</text:p>
          </table:table-cell>
          <table:table-cell office:value-type="string">
            <text:p>44.05</text:p>
          </table:table-cell>
          <table:table-cell office:value-type="string">
            <text:p>40.52</text:p>
          </table:table-cell>
          <table:table-cell office:value-type="string">
            <text:p>34.1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22">
            <text:p>422</text:p>
          </table:table-cell>
          <table:table-cell office:value-type="string">
            <text:p>39.75</text:p>
          </table:table-cell>
          <table:table-cell office:value-type="string">
            <text:p>44.41</text:p>
          </table:table-cell>
          <table:table-cell office:value-type="string">
            <text:p>42.92</text:p>
          </table:table-cell>
          <table:table-cell office:value-type="string">
            <text:p>38.17</text:p>
          </table:table-cell>
          <table:table-cell office:value-type="string">
            <text:p>41.36</text:p>
          </table:table-cell>
          <table:table-cell office:value-type="string">
            <text:p>44.56</text:p>
          </table:table-cell>
          <table:table-cell office:value-type="string">
            <text:p>40.88</text:p>
          </table:table-cell>
          <table:table-cell office:value-type="string">
            <text:p>34.1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24">
            <text:p>424</text:p>
          </table:table-cell>
          <table:table-cell office:value-type="string">
            <text:p>39.93</text:p>
          </table:table-cell>
          <table:table-cell office:value-type="string">
            <text:p>44.95</text:p>
          </table:table-cell>
          <table:table-cell office:value-type="string">
            <text:p>43.45</text:p>
          </table:table-cell>
          <table:table-cell office:value-type="string">
            <text:p>38.35</text:p>
          </table:table-cell>
          <table:table-cell office:value-type="string">
            <text:p>41.71</text:p>
          </table:table-cell>
          <table:table-cell office:value-type="string">
            <text:p>45.03</text:p>
          </table:table-cell>
          <table:table-cell office:value-type="string">
            <text:p>41.25</text:p>
          </table:table-cell>
          <table:table-cell office:value-type="string">
            <text:p>34.1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26">
            <text:p>426</text:p>
          </table:table-cell>
          <table:table-cell office:value-type="string">
            <text:p>40.12</text:p>
          </table:table-cell>
          <table:table-cell office:value-type="string">
            <text:p>45.45</text:p>
          </table:table-cell>
          <table:table-cell office:value-type="string">
            <text:p>43.95</text:p>
          </table:table-cell>
          <table:table-cell office:value-type="string">
            <text:p>38.55</text:p>
          </table:table-cell>
          <table:table-cell office:value-type="string">
            <text:p>42.06</text:p>
          </table:table-cell>
          <table:table-cell office:value-type="string">
            <text:p>45.49</text:p>
          </table:table-cell>
          <table:table-cell office:value-type="string">
            <text:p>41.64</text:p>
          </table:table-cell>
          <table:table-cell office:value-type="string">
            <text:p>34.1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28">
            <text:p>428</text:p>
          </table:table-cell>
          <table:table-cell office:value-type="string">
            <text:p>40.32</text:p>
          </table:table-cell>
          <table:table-cell office:value-type="string">
            <text:p>45.93</text:p>
          </table:table-cell>
          <table:table-cell office:value-type="string">
            <text:p>44.43</text:p>
          </table:table-cell>
          <table:table-cell office:value-type="string">
            <text:p>38.75</text:p>
          </table:table-cell>
          <table:table-cell office:value-type="string">
            <text:p>42.42</text:p>
          </table:table-cell>
          <table:table-cell office:value-type="string">
            <text:p>45.91</text:p>
          </table:table-cell>
          <table:table-cell office:value-type="string">
            <text:p>42.02</text:p>
          </table:table-cell>
          <table:table-cell office:value-type="string">
            <text:p>34.1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30">
            <text:p>430</text:p>
          </table:table-cell>
          <table:table-cell office:value-type="string">
            <text:p>40.53</text:p>
          </table:table-cell>
          <table:table-cell office:value-type="string">
            <text:p>46.37</text:p>
          </table:table-cell>
          <table:table-cell office:value-type="string">
            <text:p>44.88</text:p>
          </table:table-cell>
          <table:table-cell office:value-type="string">
            <text:p>38.96</text:p>
          </table:table-cell>
          <table:table-cell office:value-type="string">
            <text:p>42.77</text:p>
          </table:table-cell>
          <table:table-cell office:value-type="string">
            <text:p>46.32</text:p>
          </table:table-cell>
          <table:table-cell office:value-type="string">
            <text:p>42.42</text:p>
          </table:table-cell>
          <table:table-cell office:value-type="string">
            <text:p>34.1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32">
            <text:p>432</text:p>
          </table:table-cell>
          <table:table-cell office:value-type="string">
            <text:p>40.75</text:p>
          </table:table-cell>
          <table:table-cell office:value-type="string">
            <text:p>46.79</text:p>
          </table:table-cell>
          <table:table-cell office:value-type="string">
            <text:p>45.30</text:p>
          </table:table-cell>
          <table:table-cell office:value-type="string">
            <text:p>39.18</text:p>
          </table:table-cell>
          <table:table-cell office:value-type="string">
            <text:p>43.13</text:p>
          </table:table-cell>
          <table:table-cell office:value-type="string">
            <text:p>46.70</text:p>
          </table:table-cell>
          <table:table-cell office:value-type="string">
            <text:p>42.81</text:p>
          </table:table-cell>
          <table:table-cell office:value-type="string">
            <text:p>34.1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34">
            <text:p>434</text:p>
          </table:table-cell>
          <table:table-cell office:value-type="string">
            <text:p>40.97</text:p>
          </table:table-cell>
          <table:table-cell office:value-type="string">
            <text:p>47.19</text:p>
          </table:table-cell>
          <table:table-cell office:value-type="string">
            <text:p>45.71</text:p>
          </table:table-cell>
          <table:table-cell office:value-type="string">
            <text:p>39.40</text:p>
          </table:table-cell>
          <table:table-cell office:value-type="string">
            <text:p>43.48</text:p>
          </table:table-cell>
          <table:table-cell office:value-type="string">
            <text:p>47.07</text:p>
          </table:table-cell>
          <table:table-cell office:value-type="string">
            <text:p>43.19</text:p>
          </table:table-cell>
          <table:table-cell office:value-type="string">
            <text:p>34.1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36">
            <text:p>436</text:p>
          </table:table-cell>
          <table:table-cell office:value-type="string">
            <text:p>41.19</text:p>
          </table:table-cell>
          <table:table-cell office:value-type="string">
            <text:p>47.57</text:p>
          </table:table-cell>
          <table:table-cell office:value-type="string">
            <text:p>46.09</text:p>
          </table:table-cell>
          <table:table-cell office:value-type="string">
            <text:p>39.62</text:p>
          </table:table-cell>
          <table:table-cell office:value-type="string">
            <text:p>43.83</text:p>
          </table:table-cell>
          <table:table-cell office:value-type="string">
            <text:p>47.42</text:p>
          </table:table-cell>
          <table:table-cell office:value-type="string">
            <text:p>43.56</text:p>
          </table:table-cell>
          <table:table-cell office:value-type="string">
            <text:p>34.1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38">
            <text:p>438</text:p>
          </table:table-cell>
          <table:table-cell office:value-type="string">
            <text:p>41.41</text:p>
          </table:table-cell>
          <table:table-cell office:value-type="string">
            <text:p>47.92</text:p>
          </table:table-cell>
          <table:table-cell office:value-type="string">
            <text:p>46.45</text:p>
          </table:table-cell>
          <table:table-cell office:value-type="string">
            <text:p>39.84</text:p>
          </table:table-cell>
          <table:table-cell office:value-type="string">
            <text:p>44.18</text:p>
          </table:table-cell>
          <table:table-cell office:value-type="string">
            <text:p>47.76</text:p>
          </table:table-cell>
          <table:table-cell office:value-type="string">
            <text:p>43.93</text:p>
          </table:table-cell>
          <table:table-cell office:value-type="string">
            <text:p>34.1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40">
            <text:p>440</text:p>
          </table:table-cell>
          <table:table-cell office:value-type="string">
            <text:p>41.64</text:p>
          </table:table-cell>
          <table:table-cell office:value-type="string">
            <text:p>48.27</text:p>
          </table:table-cell>
          <table:table-cell office:value-type="string">
            <text:p>46.79</text:p>
          </table:table-cell>
          <table:table-cell office:value-type="string">
            <text:p>40.07</text:p>
          </table:table-cell>
          <table:table-cell office:value-type="string">
            <text:p>44.52</text:p>
          </table:table-cell>
          <table:table-cell office:value-type="string">
            <text:p>48.09</text:p>
          </table:table-cell>
          <table:table-cell office:value-type="string">
            <text:p>44.28</text:p>
          </table:table-cell>
          <table:table-cell office:value-type="string">
            <text:p>34.1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42">
            <text:p>442</text:p>
          </table:table-cell>
          <table:table-cell office:value-type="string">
            <text:p>41.86</text:p>
          </table:table-cell>
          <table:table-cell office:value-type="string">
            <text:p>48.58</text:p>
          </table:table-cell>
          <table:table-cell office:value-type="string">
            <text:p>47.11</text:p>
          </table:table-cell>
          <table:table-cell office:value-type="string">
            <text:p>40.29</text:p>
          </table:table-cell>
          <table:table-cell office:value-type="string">
            <text:p>44.86</text:p>
          </table:table-cell>
          <table:table-cell office:value-type="string">
            <text:p>48.40</text:p>
          </table:table-cell>
          <table:table-cell office:value-type="string">
            <text:p>44.64</text:p>
          </table:table-cell>
          <table:table-cell office:value-type="string">
            <text:p>34.1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44">
            <text:p>444</text:p>
          </table:table-cell>
          <table:table-cell office:value-type="string">
            <text:p>42.08</text:p>
          </table:table-cell>
          <table:table-cell office:value-type="string">
            <text:p>48.89</text:p>
          </table:table-cell>
          <table:table-cell office:value-type="string">
            <text:p>47.42</text:p>
          </table:table-cell>
          <table:table-cell office:value-type="string">
            <text:p>40.51</text:p>
          </table:table-cell>
          <table:table-cell office:value-type="string">
            <text:p>45.19</text:p>
          </table:table-cell>
          <table:table-cell office:value-type="string">
            <text:p>48.70</text:p>
          </table:table-cell>
          <table:table-cell office:value-type="string">
            <text:p>44.98</text:p>
          </table:table-cell>
          <table:table-cell office:value-type="string">
            <text:p>34.1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46">
            <text:p>446</text:p>
          </table:table-cell>
          <table:table-cell office:value-type="string">
            <text:p>42.30</text:p>
          </table:table-cell>
          <table:table-cell office:value-type="string">
            <text:p>49.18</text:p>
          </table:table-cell>
          <table:table-cell office:value-type="string">
            <text:p>47.71</text:p>
          </table:table-cell>
          <table:table-cell office:value-type="string">
            <text:p>40.73</text:p>
          </table:table-cell>
          <table:table-cell office:value-type="string">
            <text:p>45.52</text:p>
          </table:table-cell>
          <table:table-cell office:value-type="string">
            <text:p>49.00</text:p>
          </table:table-cell>
          <table:table-cell office:value-type="string">
            <text:p>45.31</text:p>
          </table:table-cell>
          <table:table-cell office:value-type="string">
            <text:p>34.1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48">
            <text:p>448</text:p>
          </table:table-cell>
          <table:table-cell office:value-type="string">
            <text:p>42.52</text:p>
          </table:table-cell>
          <table:table-cell office:value-type="string">
            <text:p>49.46</text:p>
          </table:table-cell>
          <table:table-cell office:value-type="string">
            <text:p>48.00</text:p>
          </table:table-cell>
          <table:table-cell office:value-type="string">
            <text:p>40.95</text:p>
          </table:table-cell>
          <table:table-cell office:value-type="string">
            <text:p>45.85</text:p>
          </table:table-cell>
          <table:table-cell office:value-type="string">
            <text:p>49.29</text:p>
          </table:table-cell>
          <table:table-cell office:value-type="string">
            <text:p>45.64</text:p>
          </table:table-cell>
          <table:table-cell office:value-type="string">
            <text:p>34.2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50">
            <text:p>450</text:p>
          </table:table-cell>
          <table:table-cell office:value-type="string">
            <text:p>42.74</text:p>
          </table:table-cell>
          <table:table-cell office:value-type="string">
            <text:p>49.73</text:p>
          </table:table-cell>
          <table:table-cell office:value-type="string">
            <text:p>48.27</text:p>
          </table:table-cell>
          <table:table-cell office:value-type="string">
            <text:p>41.17</text:p>
          </table:table-cell>
          <table:table-cell office:value-type="string">
            <text:p>46.16</text:p>
          </table:table-cell>
          <table:table-cell office:value-type="string">
            <text:p>49.57</text:p>
          </table:table-cell>
          <table:table-cell office:value-type="string">
            <text:p>45.96</text:p>
          </table:table-cell>
          <table:table-cell office:value-type="string">
            <text:p>34.2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52">
            <text:p>452</text:p>
          </table:table-cell>
          <table:table-cell office:value-type="string">
            <text:p>42.95</text:p>
          </table:table-cell>
          <table:table-cell office:value-type="string">
            <text:p>49.99</text:p>
          </table:table-cell>
          <table:table-cell office:value-type="string">
            <text:p>48.52</text:p>
          </table:table-cell>
          <table:table-cell office:value-type="string">
            <text:p>41.38</text:p>
          </table:table-cell>
          <table:table-cell office:value-type="string">
            <text:p>46.48</text:p>
          </table:table-cell>
          <table:table-cell office:value-type="string">
            <text:p>49.84</text:p>
          </table:table-cell>
          <table:table-cell office:value-type="string">
            <text:p>46.26</text:p>
          </table:table-cell>
          <table:table-cell office:value-type="string">
            <text:p>34.2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54">
            <text:p>454</text:p>
          </table:table-cell>
          <table:table-cell office:value-type="string">
            <text:p>43.17</text:p>
          </table:table-cell>
          <table:table-cell office:value-type="string">
            <text:p>50.24</text:p>
          </table:table-cell>
          <table:table-cell office:value-type="string">
            <text:p>48.77</text:p>
          </table:table-cell>
          <table:table-cell office:value-type="string">
            <text:p>41.58</text:p>
          </table:table-cell>
          <table:table-cell office:value-type="string">
            <text:p>46.78</text:p>
          </table:table-cell>
          <table:table-cell office:value-type="string">
            <text:p>50.11</text:p>
          </table:table-cell>
          <table:table-cell office:value-type="string">
            <text:p>46.56</text:p>
          </table:table-cell>
          <table:table-cell office:value-type="string">
            <text:p>34.2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56">
            <text:p>456</text:p>
          </table:table-cell>
          <table:table-cell office:value-type="string">
            <text:p>43.38</text:p>
          </table:table-cell>
          <table:table-cell office:value-type="string">
            <text:p>50.47</text:p>
          </table:table-cell>
          <table:table-cell office:value-type="string">
            <text:p>49.00</text:p>
          </table:table-cell>
          <table:table-cell office:value-type="string">
            <text:p>41.80</text:p>
          </table:table-cell>
          <table:table-cell office:value-type="string">
            <text:p>47.08</text:p>
          </table:table-cell>
          <table:table-cell office:value-type="string">
            <text:p>50.36</text:p>
          </table:table-cell>
          <table:table-cell office:value-type="string">
            <text:p>46.84</text:p>
          </table:table-cell>
          <table:table-cell office:value-type="string">
            <text:p>34.3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58">
            <text:p>458</text:p>
          </table:table-cell>
          <table:table-cell office:value-type="string">
            <text:p>43.59</text:p>
          </table:table-cell>
          <table:table-cell office:value-type="string">
            <text:p>50.70</text:p>
          </table:table-cell>
          <table:table-cell office:value-type="string">
            <text:p>49.23</text:p>
          </table:table-cell>
          <table:table-cell office:value-type="string">
            <text:p>42.01</text:p>
          </table:table-cell>
          <table:table-cell office:value-type="string">
            <text:p>47.38</text:p>
          </table:table-cell>
          <table:table-cell office:value-type="string">
            <text:p>50.61</text:p>
          </table:table-cell>
          <table:table-cell office:value-type="string">
            <text:p>47.12</text:p>
          </table:table-cell>
          <table:table-cell office:value-type="string">
            <text:p>34.3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60">
            <text:p>460</text:p>
          </table:table-cell>
          <table:table-cell office:value-type="string">
            <text:p>43.80</text:p>
          </table:table-cell>
          <table:table-cell office:value-type="string">
            <text:p>50.92</text:p>
          </table:table-cell>
          <table:table-cell office:value-type="string">
            <text:p>49.44</text:p>
          </table:table-cell>
          <table:table-cell office:value-type="string">
            <text:p>42.21</text:p>
          </table:table-cell>
          <table:table-cell office:value-type="string">
            <text:p>47.67</text:p>
          </table:table-cell>
          <table:table-cell office:value-type="string">
            <text:p>50.85</text:p>
          </table:table-cell>
          <table:table-cell office:value-type="string">
            <text:p>47.39</text:p>
          </table:table-cell>
          <table:table-cell office:value-type="string">
            <text:p>34.4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62">
            <text:p>462</text:p>
          </table:table-cell>
          <table:table-cell office:value-type="string">
            <text:p>44.01</text:p>
          </table:table-cell>
          <table:table-cell office:value-type="string">
            <text:p>51.13</text:p>
          </table:table-cell>
          <table:table-cell office:value-type="string">
            <text:p>49.64</text:p>
          </table:table-cell>
          <table:table-cell office:value-type="string">
            <text:p>42.41</text:p>
          </table:table-cell>
          <table:table-cell office:value-type="string">
            <text:p>47.95</text:p>
          </table:table-cell>
          <table:table-cell office:value-type="string">
            <text:p>51.08</text:p>
          </table:table-cell>
          <table:table-cell office:value-type="string">
            <text:p>47.65</text:p>
          </table:table-cell>
          <table:table-cell office:value-type="string">
            <text:p>34.4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64">
            <text:p>464</text:p>
          </table:table-cell>
          <table:table-cell office:value-type="string">
            <text:p>44.21</text:p>
          </table:table-cell>
          <table:table-cell office:value-type="string">
            <text:p>51.33</text:p>
          </table:table-cell>
          <table:table-cell office:value-type="string">
            <text:p>49.84</text:p>
          </table:table-cell>
          <table:table-cell office:value-type="string">
            <text:p>42.61</text:p>
          </table:table-cell>
          <table:table-cell office:value-type="string">
            <text:p>48.23</text:p>
          </table:table-cell>
          <table:table-cell office:value-type="string">
            <text:p>51.31</text:p>
          </table:table-cell>
          <table:table-cell office:value-type="string">
            <text:p>47.90</text:p>
          </table:table-cell>
          <table:table-cell office:value-type="string">
            <text:p>34.4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66">
            <text:p>466</text:p>
          </table:table-cell>
          <table:table-cell office:value-type="string">
            <text:p>44.41</text:p>
          </table:table-cell>
          <table:table-cell office:value-type="string">
            <text:p>51.53</text:p>
          </table:table-cell>
          <table:table-cell office:value-type="string">
            <text:p>50.03</text:p>
          </table:table-cell>
          <table:table-cell office:value-type="string">
            <text:p>42.80</text:p>
          </table:table-cell>
          <table:table-cell office:value-type="string">
            <text:p>48.50</text:p>
          </table:table-cell>
          <table:table-cell office:value-type="string">
            <text:p>51.52</text:p>
          </table:table-cell>
          <table:table-cell office:value-type="string">
            <text:p>48.15</text:p>
          </table:table-cell>
          <table:table-cell office:value-type="string">
            <text:p>34.5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68">
            <text:p>468</text:p>
          </table:table-cell>
          <table:table-cell office:value-type="string">
            <text:p>44.61</text:p>
          </table:table-cell>
          <table:table-cell office:value-type="string">
            <text:p>51.72</text:p>
          </table:table-cell>
          <table:table-cell office:value-type="string">
            <text:p>50.21</text:p>
          </table:table-cell>
          <table:table-cell office:value-type="string">
            <text:p>43.00</text:p>
          </table:table-cell>
          <table:table-cell office:value-type="string">
            <text:p>48.76</text:p>
          </table:table-cell>
          <table:table-cell office:value-type="string">
            <text:p>51.74</text:p>
          </table:table-cell>
          <table:table-cell office:value-type="string">
            <text:p>48.38</text:p>
          </table:table-cell>
          <table:table-cell office:value-type="string">
            <text:p>34.5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70">
            <text:p>470</text:p>
          </table:table-cell>
          <table:table-cell office:value-type="string">
            <text:p>44.81</text:p>
          </table:table-cell>
          <table:table-cell office:value-type="string">
            <text:p>51.90</text:p>
          </table:table-cell>
          <table:table-cell office:value-type="string">
            <text:p>50.38</text:p>
          </table:table-cell>
          <table:table-cell office:value-type="string">
            <text:p>43.19</text:p>
          </table:table-cell>
          <table:table-cell office:value-type="string">
            <text:p>49.02</text:p>
          </table:table-cell>
          <table:table-cell office:value-type="string">
            <text:p>51.95</text:p>
          </table:table-cell>
          <table:table-cell office:value-type="string">
            <text:p>48.60</text:p>
          </table:table-cell>
          <table:table-cell office:value-type="string">
            <text:p>34.6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72">
            <text:p>472</text:p>
          </table:table-cell>
          <table:table-cell office:value-type="string">
            <text:p>45.00</text:p>
          </table:table-cell>
          <table:table-cell office:value-type="string">
            <text:p>52.08</text:p>
          </table:table-cell>
          <table:table-cell office:value-type="string">
            <text:p>50.55</text:p>
          </table:table-cell>
          <table:table-cell office:value-type="string">
            <text:p>43.37</text:p>
          </table:table-cell>
          <table:table-cell office:value-type="string">
            <text:p>49.28</text:p>
          </table:table-cell>
          <table:table-cell office:value-type="string">
            <text:p>52.15</text:p>
          </table:table-cell>
          <table:table-cell office:value-type="string">
            <text:p>48.82</text:p>
          </table:table-cell>
          <table:table-cell office:value-type="string">
            <text:p>34.6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74">
            <text:p>474</text:p>
          </table:table-cell>
          <table:table-cell office:value-type="string">
            <text:p>45.19</text:p>
          </table:table-cell>
          <table:table-cell office:value-type="string">
            <text:p>52.25</text:p>
          </table:table-cell>
          <table:table-cell office:value-type="string">
            <text:p>50.71</text:p>
          </table:table-cell>
          <table:table-cell office:value-type="string">
            <text:p>43.55</text:p>
          </table:table-cell>
          <table:table-cell office:value-type="string">
            <text:p>49.52</text:p>
          </table:table-cell>
          <table:table-cell office:value-type="string">
            <text:p>52.35</text:p>
          </table:table-cell>
          <table:table-cell office:value-type="string">
            <text:p>49.03</text:p>
          </table:table-cell>
          <table:table-cell office:value-type="string">
            <text:p>34.7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76">
            <text:p>476</text:p>
          </table:table-cell>
          <table:table-cell office:value-type="string">
            <text:p>45.38</text:p>
          </table:table-cell>
          <table:table-cell office:value-type="string">
            <text:p>52.42</text:p>
          </table:table-cell>
          <table:table-cell office:value-type="string">
            <text:p>50.87</text:p>
          </table:table-cell>
          <table:table-cell office:value-type="string">
            <text:p>43.73</text:p>
          </table:table-cell>
          <table:table-cell office:value-type="string">
            <text:p>49.77</text:p>
          </table:table-cell>
          <table:table-cell office:value-type="string">
            <text:p>52.54</text:p>
          </table:table-cell>
          <table:table-cell office:value-type="string">
            <text:p>49.24</text:p>
          </table:table-cell>
          <table:table-cell office:value-type="string">
            <text:p>34.7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78">
            <text:p>478</text:p>
          </table:table-cell>
          <table:table-cell office:value-type="string">
            <text:p>45.57</text:p>
          </table:table-cell>
          <table:table-cell office:value-type="string">
            <text:p>52.58</text:p>
          </table:table-cell>
          <table:table-cell office:value-type="string">
            <text:p>51.03</text:p>
          </table:table-cell>
          <table:table-cell office:value-type="string">
            <text:p>43.91</text:p>
          </table:table-cell>
          <table:table-cell office:value-type="string">
            <text:p>50.01</text:p>
          </table:table-cell>
          <table:table-cell office:value-type="string">
            <text:p>52.73</text:p>
          </table:table-cell>
          <table:table-cell office:value-type="string">
            <text:p>49.43</text:p>
          </table:table-cell>
          <table:table-cell office:value-type="string">
            <text:p>34.8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80">
            <text:p>480</text:p>
          </table:table-cell>
          <table:table-cell office:value-type="string">
            <text:p>45.75</text:p>
          </table:table-cell>
          <table:table-cell office:value-type="string">
            <text:p>52.74</text:p>
          </table:table-cell>
          <table:table-cell office:value-type="string">
            <text:p>51.17</text:p>
          </table:table-cell>
          <table:table-cell office:value-type="string">
            <text:p>44.08</text:p>
          </table:table-cell>
          <table:table-cell office:value-type="string">
            <text:p>50.23</text:p>
          </table:table-cell>
          <table:table-cell office:value-type="string">
            <text:p>52.91</text:p>
          </table:table-cell>
          <table:table-cell office:value-type="string">
            <text:p>49.62</text:p>
          </table:table-cell>
          <table:table-cell office:value-type="string">
            <text:p>34.9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82">
            <text:p>482</text:p>
          </table:table-cell>
          <table:table-cell office:value-type="string">
            <text:p>45.93</text:p>
          </table:table-cell>
          <table:table-cell office:value-type="string">
            <text:p>52.90</text:p>
          </table:table-cell>
          <table:table-cell office:value-type="string">
            <text:p>51.32</text:p>
          </table:table-cell>
          <table:table-cell office:value-type="string">
            <text:p>44.26</text:p>
          </table:table-cell>
          <table:table-cell office:value-type="string">
            <text:p>50.46</text:p>
          </table:table-cell>
          <table:table-cell office:value-type="string">
            <text:p>53.10</text:p>
          </table:table-cell>
          <table:table-cell office:value-type="string">
            <text:p>49.81</text:p>
          </table:table-cell>
          <table:table-cell office:value-type="string">
            <text:p>34.9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84">
            <text:p>484</text:p>
          </table:table-cell>
          <table:table-cell office:value-type="string">
            <text:p>46.11</text:p>
          </table:table-cell>
          <table:table-cell office:value-type="string">
            <text:p>53.05</text:p>
          </table:table-cell>
          <table:table-cell office:value-type="string">
            <text:p>51.42</text:p>
          </table:table-cell>
          <table:table-cell office:value-type="string">
            <text:p>44.39</text:p>
          </table:table-cell>
          <table:table-cell office:value-type="string">
            <text:p>50.68</text:p>
          </table:table-cell>
          <table:table-cell office:value-type="string">
            <text:p>53.28</text:p>
          </table:table-cell>
          <table:table-cell office:value-type="string">
            <text:p>49.95</text:p>
          </table:table-cell>
          <table:table-cell office:value-type="string">
            <text:p>35.0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86">
            <text:p>486</text:p>
          </table:table-cell>
          <table:table-cell office:value-type="string">
            <text:p>46.28</text:p>
          </table:table-cell>
          <table:table-cell office:value-type="string">
            <text:p>53.21</text:p>
          </table:table-cell>
          <table:table-cell office:value-type="string">
            <text:p>51.58</text:p>
          </table:table-cell>
          <table:table-cell office:value-type="string">
            <text:p>44.56</text:p>
          </table:table-cell>
          <table:table-cell office:value-type="string">
            <text:p>50.90</text:p>
          </table:table-cell>
          <table:table-cell office:value-type="string">
            <text:p>53.46</text:p>
          </table:table-cell>
          <table:table-cell office:value-type="string">
            <text:p>50.12</text:p>
          </table:table-cell>
          <table:table-cell office:value-type="string">
            <text:p>35.0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88">
            <text:p>488</text:p>
          </table:table-cell>
          <table:table-cell office:value-type="string">
            <text:p>46.46</text:p>
          </table:table-cell>
          <table:table-cell office:value-type="string">
            <text:p>53.37</text:p>
          </table:table-cell>
          <table:table-cell office:value-type="string">
            <text:p>51.73</text:p>
          </table:table-cell>
          <table:table-cell office:value-type="string">
            <text:p>44.73</text:p>
          </table:table-cell>
          <table:table-cell office:value-type="string">
            <text:p>51.11</text:p>
          </table:table-cell>
          <table:table-cell office:value-type="string">
            <text:p>53.64</text:p>
          </table:table-cell>
          <table:table-cell office:value-type="string">
            <text:p>50.29</text:p>
          </table:table-cell>
          <table:table-cell office:value-type="string">
            <text:p>35.1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90">
            <text:p>490</text:p>
          </table:table-cell>
          <table:table-cell office:value-type="string">
            <text:p>46.63</text:p>
          </table:table-cell>
          <table:table-cell office:value-type="string">
            <text:p>53.52</text:p>
          </table:table-cell>
          <table:table-cell office:value-type="string">
            <text:p>51.87</text:p>
          </table:table-cell>
          <table:table-cell office:value-type="string">
            <text:p>44.90</text:p>
          </table:table-cell>
          <table:table-cell office:value-type="string">
            <text:p>51.33</text:p>
          </table:table-cell>
          <table:table-cell office:value-type="string">
            <text:p>53.81</text:p>
          </table:table-cell>
          <table:table-cell office:value-type="string">
            <text:p>50.46</text:p>
          </table:table-cell>
          <table:table-cell office:value-type="string">
            <text:p>35.2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492">
            <text:p>492</text:p>
          </table:table-cell>
          <table:table-cell office:value-type="string">
            <text:p>46.80</text:p>
          </table:table-cell>
          <table:table-cell office:value-type="string">
            <text:p>53.67</text:p>
          </table:table-cell>
          <table:table-cell office:value-type="string">
            <text:p>52.00</text:p>
          </table:table-cell>
          <table:table-cell office:value-type="string">
            <text:p>45.06</text:p>
          </table:table-cell>
          <table:table-cell office:value-type="string">
            <text:p>51.54</text:p>
          </table:table-cell>
          <table:table-cell office:value-type="string">
            <text:p>53.98</text:p>
          </table:table-cell>
          <table:table-cell office:value-type="string">
            <text:p>50.62</text:p>
          </table:table-cell>
          <table:table-cell office:value-type="string">
            <text:p>35.3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4">
            <text:p>494</text:p>
          </table:table-cell>
          <table:table-cell office:value-type="string">
            <text:p>46.97</text:p>
          </table:table-cell>
          <table:table-cell office:value-type="string">
            <text:p>53.81</text:p>
          </table:table-cell>
          <table:table-cell office:value-type="string">
            <text:p>52.13</text:p>
          </table:table-cell>
          <table:table-cell office:value-type="string">
            <text:p>45.22</text:p>
          </table:table-cell>
          <table:table-cell office:value-type="string">
            <text:p>51.74</text:p>
          </table:table-cell>
          <table:table-cell office:value-type="string">
            <text:p>54.15</text:p>
          </table:table-cell>
          <table:table-cell office:value-type="string">
            <text:p>50.77</text:p>
          </table:table-cell>
          <table:table-cell office:value-type="string">
            <text:p>35.3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6">
            <text:p>496</text:p>
          </table:table-cell>
          <table:table-cell office:value-type="string">
            <text:p>47.14</text:p>
          </table:table-cell>
          <table:table-cell office:value-type="string">
            <text:p>53.95</text:p>
          </table:table-cell>
          <table:table-cell office:value-type="string">
            <text:p>52.26</text:p>
          </table:table-cell>
          <table:table-cell office:value-type="string">
            <text:p>45.37</text:p>
          </table:table-cell>
          <table:table-cell office:value-type="string">
            <text:p>51.94</text:p>
          </table:table-cell>
          <table:table-cell office:value-type="string">
            <text:p>54.31</text:p>
          </table:table-cell>
          <table:table-cell office:value-type="string">
            <text:p>50.93</text:p>
          </table:table-cell>
          <table:table-cell office:value-type="string">
            <text:p>35.4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string">
            <text:p>47.30</text:p>
          </table:table-cell>
          <table:table-cell office:value-type="string">
            <text:p>54.09</text:p>
          </table:table-cell>
          <table:table-cell office:value-type="string">
            <text:p>52.38</text:p>
          </table:table-cell>
          <table:table-cell office:value-type="string">
            <text:p>45.52</text:p>
          </table:table-cell>
          <table:table-cell office:value-type="string">
            <text:p>52.13</text:p>
          </table:table-cell>
          <table:table-cell office:value-type="string">
            <text:p>54.47</text:p>
          </table:table-cell>
          <table:table-cell office:value-type="string">
            <text:p>51.07</text:p>
          </table:table-cell>
          <table:table-cell office:value-type="string">
            <text:p>35.5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0">
            <text:p>500</text:p>
          </table:table-cell>
          <table:table-cell office:value-type="string">
            <text:p>47.47</text:p>
          </table:table-cell>
          <table:table-cell office:value-type="string">
            <text:p>54.23</text:p>
          </table:table-cell>
          <table:table-cell office:value-type="string">
            <text:p>52.50</text:p>
          </table:table-cell>
          <table:table-cell office:value-type="string">
            <text:p>45.68</text:p>
          </table:table-cell>
          <table:table-cell office:value-type="string">
            <text:p>52.33</text:p>
          </table:table-cell>
          <table:table-cell office:value-type="string">
            <text:p>54.61</text:p>
          </table:table-cell>
          <table:table-cell office:value-type="string">
            <text:p>51.21</text:p>
          </table:table-cell>
          <table:table-cell office:value-type="string">
            <text:p>35.5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02">
            <text:p>502</text:p>
          </table:table-cell>
          <table:table-cell office:value-type="string">
            <text:p>47.63</text:p>
          </table:table-cell>
          <table:table-cell office:value-type="string">
            <text:p>54.33</text:p>
          </table:table-cell>
          <table:table-cell office:value-type="string">
            <text:p>52.61</text:p>
          </table:table-cell>
          <table:table-cell office:value-type="string">
            <text:p>45.83</text:p>
          </table:table-cell>
          <table:table-cell office:value-type="string">
            <text:p>52.51</text:p>
          </table:table-cell>
          <table:table-cell office:value-type="string">
            <text:p>54.72</text:p>
          </table:table-cell>
          <table:table-cell office:value-type="string">
            <text:p>51.35</text:p>
          </table:table-cell>
          <table:table-cell office:value-type="string">
            <text:p>35.6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4">
            <text:p>504</text:p>
          </table:table-cell>
          <table:table-cell office:value-type="string">
            <text:p>47.78</text:p>
          </table:table-cell>
          <table:table-cell office:value-type="string">
            <text:p>54.25</text:p>
          </table:table-cell>
          <table:table-cell office:value-type="string">
            <text:p>52.56</text:p>
          </table:table-cell>
          <table:table-cell office:value-type="string">
            <text:p>45.97</text:p>
          </table:table-cell>
          <table:table-cell office:value-type="string">
            <text:p>52.68</text:p>
          </table:table-cell>
          <table:table-cell office:value-type="string">
            <text:p>54.54</text:p>
          </table:table-cell>
          <table:table-cell office:value-type="string">
            <text:p>51.47</text:p>
          </table:table-cell>
          <table:table-cell office:value-type="string">
            <text:p>35.7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string">
            <text:p>47.93</text:p>
          </table:table-cell>
          <table:table-cell office:value-type="string">
            <text:p>53.92</text:p>
          </table:table-cell>
          <table:table-cell office:value-type="string">
            <text:p>52.30</text:p>
          </table:table-cell>
          <table:table-cell office:value-type="string">
            <text:p>46.10</text:p>
          </table:table-cell>
          <table:table-cell office:value-type="string">
            <text:p>52.79</text:p>
          </table:table-cell>
          <table:table-cell office:value-type="string">
            <text:p>54.08</text:p>
          </table:table-cell>
          <table:table-cell office:value-type="string">
            <text:p>51.57</text:p>
          </table:table-cell>
          <table:table-cell office:value-type="string">
            <text:p>35.7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08">
            <text:p>508</text:p>
          </table:table-cell>
          <table:table-cell office:value-type="string">
            <text:p>48.06</text:p>
          </table:table-cell>
          <table:table-cell office:value-type="string">
            <text:p>53.44</text:p>
          </table:table-cell>
          <table:table-cell office:value-type="string">
            <text:p>51.88</text:p>
          </table:table-cell>
          <table:table-cell office:value-type="string">
            <text:p>46.22</text:p>
          </table:table-cell>
          <table:table-cell office:value-type="string">
            <text:p>52.83</text:p>
          </table:table-cell>
          <table:table-cell office:value-type="string">
            <text:p>53.51</text:p>
          </table:table-cell>
          <table:table-cell office:value-type="string">
            <text:p>51.61</text:p>
          </table:table-cell>
          <table:table-cell office:value-type="string">
            <text:p>35.8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0">
            <text:p>510</text:p>
          </table:table-cell>
          <table:table-cell office:value-type="string">
            <text:p>48.16</text:p>
          </table:table-cell>
          <table:table-cell office:value-type="string">
            <text:p>52.87</text:p>
          </table:table-cell>
          <table:table-cell office:value-type="string">
            <text:p>51.38</text:p>
          </table:table-cell>
          <table:table-cell office:value-type="string">
            <text:p>46.31</text:p>
          </table:table-cell>
          <table:table-cell office:value-type="string">
            <text:p>52.78</text:p>
          </table:table-cell>
          <table:table-cell office:value-type="string">
            <text:p>52.90</text:p>
          </table:table-cell>
          <table:table-cell office:value-type="string">
            <text:p>51.59</text:p>
          </table:table-cell>
          <table:table-cell office:value-type="string">
            <text:p>35.9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string">
            <text:p>48.21</text:p>
          </table:table-cell>
          <table:table-cell office:value-type="string">
            <text:p>52.28</text:p>
          </table:table-cell>
          <table:table-cell office:value-type="string">
            <text:p>50.84</text:p>
          </table:table-cell>
          <table:table-cell office:value-type="string">
            <text:p>46.37</text:p>
          </table:table-cell>
          <table:table-cell office:value-type="string">
            <text:p>52.66</text:p>
          </table:table-cell>
          <table:table-cell office:value-type="string">
            <text:p>52.31</text:p>
          </table:table-cell>
          <table:table-cell office:value-type="string">
            <text:p>51.51</text:p>
          </table:table-cell>
          <table:table-cell office:value-type="string">
            <text:p>36.0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14">
            <text:p>514</text:p>
          </table:table-cell>
          <table:table-cell office:value-type="string">
            <text:p>48.24</text:p>
          </table:table-cell>
          <table:table-cell office:value-type="string">
            <text:p>51.69</text:p>
          </table:table-cell>
          <table:table-cell office:value-type="string">
            <text:p>50.29</text:p>
          </table:table-cell>
          <table:table-cell office:value-type="string">
            <text:p>46.38</text:p>
          </table:table-cell>
          <table:table-cell office:value-type="string">
            <text:p>52.50</text:p>
          </table:table-cell>
          <table:table-cell office:value-type="string">
            <text:p>51.74</text:p>
          </table:table-cell>
          <table:table-cell office:value-type="string">
            <text:p>51.37</text:p>
          </table:table-cell>
          <table:table-cell office:value-type="string">
            <text:p>36.0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16">
            <text:p>516</text:p>
          </table:table-cell>
          <table:table-cell office:value-type="string">
            <text:p>48.23</text:p>
          </table:table-cell>
          <table:table-cell office:value-type="string">
            <text:p>51.12</text:p>
          </table:table-cell>
          <table:table-cell office:value-type="string">
            <text:p>49.74</text:p>
          </table:table-cell>
          <table:table-cell office:value-type="string">
            <text:p>46.36</text:p>
          </table:table-cell>
          <table:table-cell office:value-type="string">
            <text:p>52.30</text:p>
          </table:table-cell>
          <table:table-cell office:value-type="string">
            <text:p>51.22</text:p>
          </table:table-cell>
          <table:table-cell office:value-type="string">
            <text:p>51.19</text:p>
          </table:table-cell>
          <table:table-cell office:value-type="string">
            <text:p>36.1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18">
            <text:p>518</text:p>
          </table:table-cell>
          <table:table-cell office:value-type="string">
            <text:p>48.18</text:p>
          </table:table-cell>
          <table:table-cell office:value-type="string">
            <text:p>50.56</text:p>
          </table:table-cell>
          <table:table-cell office:value-type="string">
            <text:p>49.22</text:p>
          </table:table-cell>
          <table:table-cell office:value-type="string">
            <text:p>46.31</text:p>
          </table:table-cell>
          <table:table-cell office:value-type="string">
            <text:p>52.07</text:p>
          </table:table-cell>
          <table:table-cell office:value-type="string">
            <text:p>50.73</text:p>
          </table:table-cell>
          <table:table-cell office:value-type="string">
            <text:p>50.98</text:p>
          </table:table-cell>
          <table:table-cell office:value-type="string">
            <text:p>36.2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20">
            <text:p>520</text:p>
          </table:table-cell>
          <table:table-cell office:value-type="string">
            <text:p>48.12</text:p>
          </table:table-cell>
          <table:table-cell office:value-type="string">
            <text:p>50.05</text:p>
          </table:table-cell>
          <table:table-cell office:value-type="string">
            <text:p>48.71</text:p>
          </table:table-cell>
          <table:table-cell office:value-type="string">
            <text:p>46.24</text:p>
          </table:table-cell>
          <table:table-cell office:value-type="string">
            <text:p>51.82</text:p>
          </table:table-cell>
          <table:table-cell office:value-type="string">
            <text:p>50.27</text:p>
          </table:table-cell>
          <table:table-cell office:value-type="string">
            <text:p>50.74</text:p>
          </table:table-cell>
          <table:table-cell office:value-type="string">
            <text:p>36.3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22">
            <text:p>522</text:p>
          </table:table-cell>
          <table:table-cell office:value-type="string">
            <text:p>48.02</text:p>
          </table:table-cell>
          <table:table-cell office:value-type="string">
            <text:p>49.56</text:p>
          </table:table-cell>
          <table:table-cell office:value-type="string">
            <text:p>48.23</text:p>
          </table:table-cell>
          <table:table-cell office:value-type="string">
            <text:p>46.15</text:p>
          </table:table-cell>
          <table:table-cell office:value-type="string">
            <text:p>51.56</text:p>
          </table:table-cell>
          <table:table-cell office:value-type="string">
            <text:p>49.85</text:p>
          </table:table-cell>
          <table:table-cell office:value-type="string">
            <text:p>50.48</text:p>
          </table:table-cell>
          <table:table-cell office:value-type="string">
            <text:p>36.3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24">
            <text:p>524</text:p>
          </table:table-cell>
          <table:table-cell office:value-type="string">
            <text:p>47.92</text:p>
          </table:table-cell>
          <table:table-cell office:value-type="string">
            <text:p>49.10</text:p>
          </table:table-cell>
          <table:table-cell office:value-type="string">
            <text:p>47.78</text:p>
          </table:table-cell>
          <table:table-cell office:value-type="string">
            <text:p>46.04</text:p>
          </table:table-cell>
          <table:table-cell office:value-type="string">
            <text:p>51.29</text:p>
          </table:table-cell>
          <table:table-cell office:value-type="string">
            <text:p>49.45</text:p>
          </table:table-cell>
          <table:table-cell office:value-type="string">
            <text:p>50.20</text:p>
          </table:table-cell>
          <table:table-cell office:value-type="string">
            <text:p>36.4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526">
            <text:p>526</text:p>
          </table:table-cell>
          <table:table-cell office:value-type="string">
            <text:p>47.81</text:p>
          </table:table-cell>
          <table:table-cell office:value-type="string">
            <text:p>48.67</text:p>
          </table:table-cell>
          <table:table-cell office:value-type="string">
            <text:p>47.35</text:p>
          </table:table-cell>
          <table:table-cell office:value-type="string">
            <text:p>45.92</text:p>
          </table:table-cell>
          <table:table-cell office:value-type="string">
            <text:p>51.03</text:p>
          </table:table-cell>
          <table:table-cell office:value-type="string">
            <text:p>49.08</text:p>
          </table:table-cell>
          <table:table-cell office:value-type="string">
            <text:p>49.91</text:p>
          </table:table-cell>
          <table:table-cell office:value-type="string">
            <text:p>36.5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528">
            <text:p>528</text:p>
          </table:table-cell>
          <table:table-cell office:value-type="string">
            <text:p>47.68</text:p>
          </table:table-cell>
          <table:table-cell office:value-type="string">
            <text:p>48.27</text:p>
          </table:table-cell>
          <table:table-cell office:value-type="string">
            <text:p>46.94</text:p>
          </table:table-cell>
          <table:table-cell office:value-type="string">
            <text:p>45.79</text:p>
          </table:table-cell>
          <table:table-cell office:value-type="string">
            <text:p>50.74</text:p>
          </table:table-cell>
          <table:table-cell office:value-type="string">
            <text:p>48.72</text:p>
          </table:table-cell>
          <table:table-cell office:value-type="string">
            <text:p>49.61</text:p>
          </table:table-cell>
          <table:table-cell office:value-type="string">
            <text:p>36.5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530">
            <text:p>530</text:p>
          </table:table-cell>
          <table:table-cell office:value-type="string">
            <text:p>47.55</text:p>
          </table:table-cell>
          <table:table-cell office:value-type="string">
            <text:p>47.89</text:p>
          </table:table-cell>
          <table:table-cell office:value-type="string">
            <text:p>46.56</text:p>
          </table:table-cell>
          <table:table-cell office:value-type="string">
            <text:p>45.65</text:p>
          </table:table-cell>
          <table:table-cell office:value-type="string">
            <text:p>50.46</text:p>
          </table:table-cell>
          <table:table-cell office:value-type="string">
            <text:p>48.39</text:p>
          </table:table-cell>
          <table:table-cell office:value-type="string">
            <text:p>49.31</text:p>
          </table:table-cell>
          <table:table-cell office:value-type="string">
            <text:p>36.6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32">
            <text:p>532</text:p>
          </table:table-cell>
          <table:table-cell office:value-type="string">
            <text:p>47.41</text:p>
          </table:table-cell>
          <table:table-cell office:value-type="string">
            <text:p>47.54</text:p>
          </table:table-cell>
          <table:table-cell office:value-type="string">
            <text:p>46.20</text:p>
          </table:table-cell>
          <table:table-cell office:value-type="string">
            <text:p>45.50</text:p>
          </table:table-cell>
          <table:table-cell office:value-type="string">
            <text:p>50.18</text:p>
          </table:table-cell>
          <table:table-cell office:value-type="string">
            <text:p>48.07</text:p>
          </table:table-cell>
          <table:table-cell office:value-type="string">
            <text:p>49.00</text:p>
          </table:table-cell>
          <table:table-cell office:value-type="string">
            <text:p>36.6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34">
            <text:p>534</text:p>
          </table:table-cell>
          <table:table-cell office:value-type="string">
            <text:p>47.27</text:p>
          </table:table-cell>
          <table:table-cell office:value-type="string">
            <text:p>47.21</text:p>
          </table:table-cell>
          <table:table-cell office:value-type="string">
            <text:p>45.86</text:p>
          </table:table-cell>
          <table:table-cell office:value-type="string">
            <text:p>45.35</text:p>
          </table:table-cell>
          <table:table-cell office:value-type="string">
            <text:p>49.91</text:p>
          </table:table-cell>
          <table:table-cell office:value-type="string">
            <text:p>47.76</text:p>
          </table:table-cell>
          <table:table-cell office:value-type="string">
            <text:p>48.71</text:p>
          </table:table-cell>
          <table:table-cell office:value-type="string">
            <text:p>36.7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36">
            <text:p>536</text:p>
          </table:table-cell>
          <table:table-cell office:value-type="string">
            <text:p>47.12</text:p>
          </table:table-cell>
          <table:table-cell office:value-type="string">
            <text:p>46.89</text:p>
          </table:table-cell>
          <table:table-cell office:value-type="string">
            <text:p>45.54</text:p>
          </table:table-cell>
          <table:table-cell office:value-type="string">
            <text:p>45.20</text:p>
          </table:table-cell>
          <table:table-cell office:value-type="string">
            <text:p>49.63</text:p>
          </table:table-cell>
          <table:table-cell office:value-type="string">
            <text:p>47.47</text:p>
          </table:table-cell>
          <table:table-cell office:value-type="string">
            <text:p>48.41</text:p>
          </table:table-cell>
          <table:table-cell office:value-type="string">
            <text:p>36.8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38">
            <text:p>538</text:p>
          </table:table-cell>
          <table:table-cell office:value-type="string">
            <text:p>46.97</text:p>
          </table:table-cell>
          <table:table-cell office:value-type="string">
            <text:p>46.60</text:p>
          </table:table-cell>
          <table:table-cell office:value-type="string">
            <text:p>45.24</text:p>
          </table:table-cell>
          <table:table-cell office:value-type="string">
            <text:p>45.05</text:p>
          </table:table-cell>
          <table:table-cell office:value-type="string">
            <text:p>49.35</text:p>
          </table:table-cell>
          <table:table-cell office:value-type="string">
            <text:p>47.20</text:p>
          </table:table-cell>
          <table:table-cell office:value-type="string">
            <text:p>48.11</text:p>
          </table:table-cell>
          <table:table-cell office:value-type="string">
            <text:p>36.8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540">
            <text:p>540</text:p>
          </table:table-cell>
          <table:table-cell office:value-type="string">
            <text:p>46.83</text:p>
          </table:table-cell>
          <table:table-cell office:value-type="string">
            <text:p>46.33</text:p>
          </table:table-cell>
          <table:table-cell office:value-type="string">
            <text:p>44.97</text:p>
          </table:table-cell>
          <table:table-cell office:value-type="string">
            <text:p>44.90</text:p>
          </table:table-cell>
          <table:table-cell office:value-type="string">
            <text:p>49.08</text:p>
          </table:table-cell>
          <table:table-cell office:value-type="string">
            <text:p>46.94</text:p>
          </table:table-cell>
          <table:table-cell office:value-type="string">
            <text:p>47.82</text:p>
          </table:table-cell>
          <table:table-cell office:value-type="string">
            <text:p>36.9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42">
            <text:p>542</text:p>
          </table:table-cell>
          <table:table-cell office:value-type="string">
            <text:p>46.68</text:p>
          </table:table-cell>
          <table:table-cell office:value-type="string">
            <text:p>46.07</text:p>
          </table:table-cell>
          <table:table-cell office:value-type="string">
            <text:p>44.70</text:p>
          </table:table-cell>
          <table:table-cell office:value-type="string">
            <text:p>44.74</text:p>
          </table:table-cell>
          <table:table-cell office:value-type="string">
            <text:p>48.82</text:p>
          </table:table-cell>
          <table:table-cell office:value-type="string">
            <text:p>46.68</text:p>
          </table:table-cell>
          <table:table-cell office:value-type="string">
            <text:p>47.54</text:p>
          </table:table-cell>
          <table:table-cell office:value-type="string">
            <text:p>36.9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44">
            <text:p>544</text:p>
          </table:table-cell>
          <table:table-cell office:value-type="string">
            <text:p>46.53</text:p>
          </table:table-cell>
          <table:table-cell office:value-type="string">
            <text:p>45.83</text:p>
          </table:table-cell>
          <table:table-cell office:value-type="string">
            <text:p>44.46</text:p>
          </table:table-cell>
          <table:table-cell office:value-type="string">
            <text:p>44.59</text:p>
          </table:table-cell>
          <table:table-cell office:value-type="string">
            <text:p>48.55</text:p>
          </table:table-cell>
          <table:table-cell office:value-type="string">
            <text:p>46.44</text:p>
          </table:table-cell>
          <table:table-cell office:value-type="string">
            <text:p>47.26</text:p>
          </table:table-cell>
          <table:table-cell office:value-type="string">
            <text:p>37.0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46">
            <text:p>546</text:p>
          </table:table-cell>
          <table:table-cell office:value-type="string">
            <text:p>46.38</text:p>
          </table:table-cell>
          <table:table-cell office:value-type="string">
            <text:p>45.60</text:p>
          </table:table-cell>
          <table:table-cell office:value-type="string">
            <text:p>44.22</text:p>
          </table:table-cell>
          <table:table-cell office:value-type="string">
            <text:p>44.43</text:p>
          </table:table-cell>
          <table:table-cell office:value-type="string">
            <text:p>48.30</text:p>
          </table:table-cell>
          <table:table-cell office:value-type="string">
            <text:p>46.21</text:p>
          </table:table-cell>
          <table:table-cell office:value-type="string">
            <text:p>46.99</text:p>
          </table:table-cell>
          <table:table-cell office:value-type="string">
            <text:p>37.0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548">
            <text:p>548</text:p>
          </table:table-cell>
          <table:table-cell office:value-type="string">
            <text:p>46.23</text:p>
          </table:table-cell>
          <table:table-cell office:value-type="string">
            <text:p>45.38</text:p>
          </table:table-cell>
          <table:table-cell office:value-type="string">
            <text:p>44.00</text:p>
          </table:table-cell>
          <table:table-cell office:value-type="string">
            <text:p>44.28</text:p>
          </table:table-cell>
          <table:table-cell office:value-type="string">
            <text:p>48.04</text:p>
          </table:table-cell>
          <table:table-cell office:value-type="string">
            <text:p>45.99</text:p>
          </table:table-cell>
          <table:table-cell office:value-type="string">
            <text:p>46.72</text:p>
          </table:table-cell>
          <table:table-cell office:value-type="string">
            <text:p>37.1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50">
            <text:p>550</text:p>
          </table:table-cell>
          <table:table-cell office:value-type="string">
            <text:p>46.09</text:p>
          </table:table-cell>
          <table:table-cell office:value-type="string">
            <text:p>45.18</text:p>
          </table:table-cell>
          <table:table-cell office:value-type="string">
            <text:p>43.79</text:p>
          </table:table-cell>
          <table:table-cell office:value-type="string">
            <text:p>44.13</text:p>
          </table:table-cell>
          <table:table-cell office:value-type="string">
            <text:p>47.79</text:p>
          </table:table-cell>
          <table:table-cell office:value-type="string">
            <text:p>45.77</text:p>
          </table:table-cell>
          <table:table-cell office:value-type="string">
            <text:p>46.47</text:p>
          </table:table-cell>
          <table:table-cell office:value-type="string">
            <text:p>37.1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552">
            <text:p>552</text:p>
          </table:table-cell>
          <table:table-cell office:value-type="string">
            <text:p>45.94</text:p>
          </table:table-cell>
          <table:table-cell office:value-type="string">
            <text:p>44.99</text:p>
          </table:table-cell>
          <table:table-cell office:value-type="string">
            <text:p>43.59</text:p>
          </table:table-cell>
          <table:table-cell office:value-type="string">
            <text:p>43.98</text:p>
          </table:table-cell>
          <table:table-cell office:value-type="string">
            <text:p>47.55</text:p>
          </table:table-cell>
          <table:table-cell office:value-type="string">
            <text:p>45.57</text:p>
          </table:table-cell>
          <table:table-cell office:value-type="string">
            <text:p>46.22</text:p>
          </table:table-cell>
          <table:table-cell office:value-type="string">
            <text:p>37.1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554">
            <text:p>554</text:p>
          </table:table-cell>
          <table:table-cell office:value-type="string">
            <text:p>45.80</text:p>
          </table:table-cell>
          <table:table-cell office:value-type="string">
            <text:p>44.81</text:p>
          </table:table-cell>
          <table:table-cell office:value-type="string">
            <text:p>43.41</text:p>
          </table:table-cell>
          <table:table-cell office:value-type="string">
            <text:p>43.84</text:p>
          </table:table-cell>
          <table:table-cell office:value-type="string">
            <text:p>47.31</text:p>
          </table:table-cell>
          <table:table-cell office:value-type="string">
            <text:p>45.36</text:p>
          </table:table-cell>
          <table:table-cell office:value-type="string">
            <text:p>45.98</text:p>
          </table:table-cell>
          <table:table-cell office:value-type="string">
            <text:p>37.2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556">
            <text:p>556</text:p>
          </table:table-cell>
          <table:table-cell office:value-type="string">
            <text:p>45.65</text:p>
          </table:table-cell>
          <table:table-cell office:value-type="string">
            <text:p>44.63</text:p>
          </table:table-cell>
          <table:table-cell office:value-type="string">
            <text:p>43.24</text:p>
          </table:table-cell>
          <table:table-cell office:value-type="string">
            <text:p>43.69</text:p>
          </table:table-cell>
          <table:table-cell office:value-type="string">
            <text:p>47.07</text:p>
          </table:table-cell>
          <table:table-cell office:value-type="string">
            <text:p>45.17</text:p>
          </table:table-cell>
          <table:table-cell office:value-type="string">
            <text:p>45.75</text:p>
          </table:table-cell>
          <table:table-cell office:value-type="string">
            <text:p>37.2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58">
            <text:p>558</text:p>
          </table:table-cell>
          <table:table-cell office:value-type="string">
            <text:p>45.51</text:p>
          </table:table-cell>
          <table:table-cell office:value-type="string">
            <text:p>44.47</text:p>
          </table:table-cell>
          <table:table-cell office:value-type="string">
            <text:p>43.07</text:p>
          </table:table-cell>
          <table:table-cell office:value-type="string">
            <text:p>43.55</text:p>
          </table:table-cell>
          <table:table-cell office:value-type="string">
            <text:p>46.84</text:p>
          </table:table-cell>
          <table:table-cell office:value-type="string">
            <text:p>44.98</text:p>
          </table:table-cell>
          <table:table-cell office:value-type="string">
            <text:p>45.53</text:p>
          </table:table-cell>
          <table:table-cell office:value-type="string">
            <text:p>37.2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60">
            <text:p>560</text:p>
          </table:table-cell>
          <table:table-cell office:value-type="string">
            <text:p>45.38</text:p>
          </table:table-cell>
          <table:table-cell office:value-type="string">
            <text:p>44.32</text:p>
          </table:table-cell>
          <table:table-cell office:value-type="string">
            <text:p>42.92</text:p>
          </table:table-cell>
          <table:table-cell office:value-type="string">
            <text:p>43.41</text:p>
          </table:table-cell>
          <table:table-cell office:value-type="string">
            <text:p>46.62</text:p>
          </table:table-cell>
          <table:table-cell office:value-type="string">
            <text:p>44.80</text:p>
          </table:table-cell>
          <table:table-cell office:value-type="string">
            <text:p>45.32</text:p>
          </table:table-cell>
          <table:table-cell office:value-type="string">
            <text:p>37.2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62">
            <text:p>562</text:p>
          </table:table-cell>
          <table:table-cell office:value-type="string">
            <text:p>45.24</text:p>
          </table:table-cell>
          <table:table-cell office:value-type="string">
            <text:p>44.17</text:p>
          </table:table-cell>
          <table:table-cell office:value-type="string">
            <text:p>42.77</text:p>
          </table:table-cell>
          <table:table-cell office:value-type="string">
            <text:p>43.27</text:p>
          </table:table-cell>
          <table:table-cell office:value-type="string">
            <text:p>46.40</text:p>
          </table:table-cell>
          <table:table-cell office:value-type="string">
            <text:p>44.63</text:p>
          </table:table-cell>
          <table:table-cell office:value-type="string">
            <text:p>45.12</text:p>
          </table:table-cell>
          <table:table-cell office:value-type="string">
            <text:p>37.3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564">
            <text:p>564</text:p>
          </table:table-cell>
          <table:table-cell office:value-type="string">
            <text:p>45.10</text:p>
          </table:table-cell>
          <table:table-cell office:value-type="string">
            <text:p>44.02</text:p>
          </table:table-cell>
          <table:table-cell office:value-type="string">
            <text:p>42.63</text:p>
          </table:table-cell>
          <table:table-cell office:value-type="string">
            <text:p>43.14</text:p>
          </table:table-cell>
          <table:table-cell office:value-type="string">
            <text:p>46.19</text:p>
          </table:table-cell>
          <table:table-cell office:value-type="string">
            <text:p>44.46</text:p>
          </table:table-cell>
          <table:table-cell office:value-type="string">
            <text:p>44.92</text:p>
          </table:table-cell>
          <table:table-cell office:value-type="string">
            <text:p>37.3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566">
            <text:p>566</text:p>
          </table:table-cell>
          <table:table-cell office:value-type="string">
            <text:p>44.97</text:p>
          </table:table-cell>
          <table:table-cell office:value-type="string">
            <text:p>43.89</text:p>
          </table:table-cell>
          <table:table-cell office:value-type="string">
            <text:p>42.50</text:p>
          </table:table-cell>
          <table:table-cell office:value-type="string">
            <text:p>43.01</text:p>
          </table:table-cell>
          <table:table-cell office:value-type="string">
            <text:p>45.99</text:p>
          </table:table-cell>
          <table:table-cell office:value-type="string">
            <text:p>44.30</text:p>
          </table:table-cell>
          <table:table-cell office:value-type="string">
            <text:p>44.73</text:p>
          </table:table-cell>
          <table:table-cell office:value-type="string">
            <text:p>37.3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568">
            <text:p>568</text:p>
          </table:table-cell>
          <table:table-cell office:value-type="string">
            <text:p>44.84</text:p>
          </table:table-cell>
          <table:table-cell office:value-type="string">
            <text:p>43.76</text:p>
          </table:table-cell>
          <table:table-cell office:value-type="string">
            <text:p>42.37</text:p>
          </table:table-cell>
          <table:table-cell office:value-type="string">
            <text:p>42.88</text:p>
          </table:table-cell>
          <table:table-cell office:value-type="string">
            <text:p>45.78</text:p>
          </table:table-cell>
          <table:table-cell office:value-type="string">
            <text:p>44.14</text:p>
          </table:table-cell>
          <table:table-cell office:value-type="string">
            <text:p>44.54</text:p>
          </table:table-cell>
          <table:table-cell office:value-type="string">
            <text:p>37.3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70">
            <text:p>570</text:p>
          </table:table-cell>
          <table:table-cell office:value-type="string">
            <text:p>44.71</text:p>
          </table:table-cell>
          <table:table-cell office:value-type="string">
            <text:p>43.64</text:p>
          </table:table-cell>
          <table:table-cell office:value-type="string">
            <text:p>42.25</text:p>
          </table:table-cell>
          <table:table-cell office:value-type="string">
            <text:p>42.75</text:p>
          </table:table-cell>
          <table:table-cell office:value-type="string">
            <text:p>45.59</text:p>
          </table:table-cell>
          <table:table-cell office:value-type="string">
            <text:p>43.99</text:p>
          </table:table-cell>
          <table:table-cell office:value-type="string">
            <text:p>44.37</text:p>
          </table:table-cell>
          <table:table-cell office:value-type="string">
            <text:p>37.3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572">
            <text:p>572</text:p>
          </table:table-cell>
          <table:table-cell office:value-type="string">
            <text:p>44.58</text:p>
          </table:table-cell>
          <table:table-cell office:value-type="string">
            <text:p>43.52</text:p>
          </table:table-cell>
          <table:table-cell office:value-type="string">
            <text:p>42.14</text:p>
          </table:table-cell>
          <table:table-cell office:value-type="string">
            <text:p>42.63</text:p>
          </table:table-cell>
          <table:table-cell office:value-type="string">
            <text:p>45.39</text:p>
          </table:table-cell>
          <table:table-cell office:value-type="string">
            <text:p>43.85</text:p>
          </table:table-cell>
          <table:table-cell office:value-type="string">
            <text:p>44.20</text:p>
          </table:table-cell>
          <table:table-cell office:value-type="string">
            <text:p>37.3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574">
            <text:p>574</text:p>
          </table:table-cell>
          <table:table-cell office:value-type="string">
            <text:p>44.46</text:p>
          </table:table-cell>
          <table:table-cell office:value-type="string">
            <text:p>43.41</text:p>
          </table:table-cell>
          <table:table-cell office:value-type="string">
            <text:p>42.02</text:p>
          </table:table-cell>
          <table:table-cell office:value-type="string">
            <text:p>42.50</text:p>
          </table:table-cell>
          <table:table-cell office:value-type="string">
            <text:p>45.20</text:p>
          </table:table-cell>
          <table:table-cell office:value-type="string">
            <text:p>43.70</text:p>
          </table:table-cell>
          <table:table-cell office:value-type="string">
            <text:p>44.04</text:p>
          </table:table-cell>
          <table:table-cell office:value-type="string">
            <text:p>37.3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76">
            <text:p>576</text:p>
          </table:table-cell>
          <table:table-cell office:value-type="string">
            <text:p>44.33</text:p>
          </table:table-cell>
          <table:table-cell office:value-type="string">
            <text:p>43.30</text:p>
          </table:table-cell>
          <table:table-cell office:value-type="string">
            <text:p>41.92</text:p>
          </table:table-cell>
          <table:table-cell office:value-type="string">
            <text:p>42.38</text:p>
          </table:table-cell>
          <table:table-cell office:value-type="string">
            <text:p>45.02</text:p>
          </table:table-cell>
          <table:table-cell office:value-type="string">
            <text:p>43.56</text:p>
          </table:table-cell>
          <table:table-cell office:value-type="string">
            <text:p>43.88</text:p>
          </table:table-cell>
          <table:table-cell office:value-type="string">
            <text:p>37.3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578">
            <text:p>578</text:p>
          </table:table-cell>
          <table:table-cell office:value-type="string">
            <text:p>44.21</text:p>
          </table:table-cell>
          <table:table-cell office:value-type="string">
            <text:p>43.19</text:p>
          </table:table-cell>
          <table:table-cell office:value-type="string">
            <text:p>41.82</text:p>
          </table:table-cell>
          <table:table-cell office:value-type="string">
            <text:p>42.27</text:p>
          </table:table-cell>
          <table:table-cell office:value-type="string">
            <text:p>44.85</text:p>
          </table:table-cell>
          <table:table-cell office:value-type="string">
            <text:p>43.43</text:p>
          </table:table-cell>
          <table:table-cell office:value-type="string">
            <text:p>43.73</text:p>
          </table:table-cell>
          <table:table-cell office:value-type="string">
            <text:p>37.3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580">
            <text:p>580</text:p>
          </table:table-cell>
          <table:table-cell office:value-type="string">
            <text:p>44.09</text:p>
          </table:table-cell>
          <table:table-cell office:value-type="string">
            <text:p>43.09</text:p>
          </table:table-cell>
          <table:table-cell office:value-type="string">
            <text:p>41.73</text:p>
          </table:table-cell>
          <table:table-cell office:value-type="string">
            <text:p>42.15</text:p>
          </table:table-cell>
          <table:table-cell office:value-type="string">
            <text:p>44.68</text:p>
          </table:table-cell>
          <table:table-cell office:value-type="string">
            <text:p>43.30</text:p>
          </table:table-cell>
          <table:table-cell office:value-type="string">
            <text:p>43.58</text:p>
          </table:table-cell>
          <table:table-cell office:value-type="string">
            <text:p>37.3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82">
            <text:p>582</text:p>
          </table:table-cell>
          <table:table-cell office:value-type="string">
            <text:p>43.98</text:p>
          </table:table-cell>
          <table:table-cell office:value-type="string">
            <text:p>43.00</text:p>
          </table:table-cell>
          <table:table-cell office:value-type="string">
            <text:p>41.64</text:p>
          </table:table-cell>
          <table:table-cell office:value-type="string">
            <text:p>42.04</text:p>
          </table:table-cell>
          <table:table-cell office:value-type="string">
            <text:p>44.50</text:p>
          </table:table-cell>
          <table:table-cell office:value-type="string">
            <text:p>43.18</text:p>
          </table:table-cell>
          <table:table-cell office:value-type="string">
            <text:p>43.44</text:p>
          </table:table-cell>
          <table:table-cell office:value-type="string">
            <text:p>37.3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84">
            <text:p>584</text:p>
          </table:table-cell>
          <table:table-cell office:value-type="string">
            <text:p>43.86</text:p>
          </table:table-cell>
          <table:table-cell office:value-type="string">
            <text:p>42.90</text:p>
          </table:table-cell>
          <table:table-cell office:value-type="string">
            <text:p>41.55</text:p>
          </table:table-cell>
          <table:table-cell office:value-type="string">
            <text:p>41.93</text:p>
          </table:table-cell>
          <table:table-cell office:value-type="string">
            <text:p>44.34</text:p>
          </table:table-cell>
          <table:table-cell office:value-type="string">
            <text:p>43.05</text:p>
          </table:table-cell>
          <table:table-cell office:value-type="string">
            <text:p>43.31</text:p>
          </table:table-cell>
          <table:table-cell office:value-type="string">
            <text:p>37.3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586">
            <text:p>586</text:p>
          </table:table-cell>
          <table:table-cell office:value-type="string">
            <text:p>43.75</text:p>
          </table:table-cell>
          <table:table-cell office:value-type="string">
            <text:p>42.82</text:p>
          </table:table-cell>
          <table:table-cell office:value-type="string">
            <text:p>41.47</text:p>
          </table:table-cell>
          <table:table-cell office:value-type="string">
            <text:p>41.83</text:p>
          </table:table-cell>
          <table:table-cell office:value-type="string">
            <text:p>44.19</text:p>
          </table:table-cell>
          <table:table-cell office:value-type="string">
            <text:p>42.93</text:p>
          </table:table-cell>
          <table:table-cell office:value-type="string">
            <text:p>43.18</text:p>
          </table:table-cell>
          <table:table-cell office:value-type="string">
            <text:p>37.3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588">
            <text:p>588</text:p>
          </table:table-cell>
          <table:table-cell office:value-type="string">
            <text:p>43.64</text:p>
          </table:table-cell>
          <table:table-cell office:value-type="string">
            <text:p>42.73</text:p>
          </table:table-cell>
          <table:table-cell office:value-type="string">
            <text:p>41.39</text:p>
          </table:table-cell>
          <table:table-cell office:value-type="string">
            <text:p>41.72</text:p>
          </table:table-cell>
          <table:table-cell office:value-type="string">
            <text:p>44.03</text:p>
          </table:table-cell>
          <table:table-cell office:value-type="string">
            <text:p>42.82</text:p>
          </table:table-cell>
          <table:table-cell office:value-type="string">
            <text:p>43.06</text:p>
          </table:table-cell>
          <table:table-cell office:value-type="string">
            <text:p>37.3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90">
            <text:p>590</text:p>
          </table:table-cell>
          <table:table-cell office:value-type="string">
            <text:p>43.53</text:p>
          </table:table-cell>
          <table:table-cell office:value-type="string">
            <text:p>42.64</text:p>
          </table:table-cell>
          <table:table-cell office:value-type="string">
            <text:p>41.31</text:p>
          </table:table-cell>
          <table:table-cell office:value-type="string">
            <text:p>41.62</text:p>
          </table:table-cell>
          <table:table-cell office:value-type="string">
            <text:p>43.88</text:p>
          </table:table-cell>
          <table:table-cell office:value-type="string">
            <text:p>42.70</text:p>
          </table:table-cell>
          <table:table-cell office:value-type="string">
            <text:p>42.94</text:p>
          </table:table-cell>
          <table:table-cell office:value-type="string">
            <text:p>37.3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592">
            <text:p>592</text:p>
          </table:table-cell>
          <table:table-cell office:value-type="string">
            <text:p>43.43</text:p>
          </table:table-cell>
          <table:table-cell office:value-type="string">
            <text:p>42.56</text:p>
          </table:table-cell>
          <table:table-cell office:value-type="string">
            <text:p>41.24</text:p>
          </table:table-cell>
          <table:table-cell office:value-type="string">
            <text:p>41.52</text:p>
          </table:table-cell>
          <table:table-cell office:value-type="string">
            <text:p>43.73</text:p>
          </table:table-cell>
          <table:table-cell office:value-type="string">
            <text:p>42.60</text:p>
          </table:table-cell>
          <table:table-cell office:value-type="string">
            <text:p>42.82</text:p>
          </table:table-cell>
          <table:table-cell office:value-type="string">
            <text:p>37.3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594">
            <text:p>594</text:p>
          </table:table-cell>
          <table:table-cell office:value-type="string">
            <text:p>43.32</text:p>
          </table:table-cell>
          <table:table-cell office:value-type="string">
            <text:p>42.49</text:p>
          </table:table-cell>
          <table:table-cell office:value-type="string">
            <text:p>41.17</text:p>
          </table:table-cell>
          <table:table-cell office:value-type="string">
            <text:p>41.43</text:p>
          </table:table-cell>
          <table:table-cell office:value-type="string">
            <text:p>43.59</text:p>
          </table:table-cell>
          <table:table-cell office:value-type="string">
            <text:p>42.50</text:p>
          </table:table-cell>
          <table:table-cell office:value-type="string">
            <text:p>42.72</text:p>
          </table:table-cell>
          <table:table-cell office:value-type="string">
            <text:p>37.3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596">
            <text:p>596</text:p>
          </table:table-cell>
          <table:table-cell office:value-type="string">
            <text:p>43.22</text:p>
          </table:table-cell>
          <table:table-cell office:value-type="string">
            <text:p>42.41</text:p>
          </table:table-cell>
          <table:table-cell office:value-type="string">
            <text:p>41.10</text:p>
          </table:table-cell>
          <table:table-cell office:value-type="string">
            <text:p>41.32</text:p>
          </table:table-cell>
          <table:table-cell office:value-type="string">
            <text:p>43.45</text:p>
          </table:table-cell>
          <table:table-cell office:value-type="string">
            <text:p>42.40</text:p>
          </table:table-cell>
          <table:table-cell office:value-type="string">
            <text:p>42.62</text:p>
          </table:table-cell>
          <table:table-cell office:value-type="string">
            <text:p>37.3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98">
            <text:p>598</text:p>
          </table:table-cell>
          <table:table-cell office:value-type="string">
            <text:p>43.12</text:p>
          </table:table-cell>
          <table:table-cell office:value-type="string">
            <text:p>42.33</text:p>
          </table:table-cell>
          <table:table-cell office:value-type="string">
            <text:p>41.04</text:p>
          </table:table-cell>
          <table:table-cell office:value-type="string">
            <text:p>41.23</text:p>
          </table:table-cell>
          <table:table-cell office:value-type="string">
            <text:p>43.32</text:p>
          </table:table-cell>
          <table:table-cell office:value-type="string">
            <text:p>42.30</text:p>
          </table:table-cell>
          <table:table-cell office:value-type="string">
            <text:p>42.51</text:p>
          </table:table-cell>
          <table:table-cell office:value-type="string">
            <text:p>37.3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600">
            <text:p>600</text:p>
          </table:table-cell>
          <table:table-cell office:value-type="string">
            <text:p>43.02</text:p>
          </table:table-cell>
          <table:table-cell office:value-type="string">
            <text:p>42.26</text:p>
          </table:table-cell>
          <table:table-cell office:value-type="string">
            <text:p>40.98</text:p>
          </table:table-cell>
          <table:table-cell office:value-type="string">
            <text:p>41.14</text:p>
          </table:table-cell>
          <table:table-cell office:value-type="string">
            <text:p>43.19</text:p>
          </table:table-cell>
          <table:table-cell office:value-type="string">
            <text:p>42.20</text:p>
          </table:table-cell>
          <table:table-cell office:value-type="string">
            <text:p>42.42</text:p>
          </table:table-cell>
          <table:table-cell office:value-type="string">
            <text:p>37.3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02">
            <text:p>602</text:p>
          </table:table-cell>
          <table:table-cell office:value-type="string">
            <text:p>42.92</text:p>
          </table:table-cell>
          <table:table-cell office:value-type="string">
            <text:p>42.21</text:p>
          </table:table-cell>
          <table:table-cell office:value-type="string">
            <text:p>40.94</text:p>
          </table:table-cell>
          <table:table-cell office:value-type="string">
            <text:p>41.05</text:p>
          </table:table-cell>
          <table:table-cell office:value-type="string">
            <text:p>43.06</text:p>
          </table:table-cell>
          <table:table-cell office:value-type="string">
            <text:p>42.15</text:p>
          </table:table-cell>
          <table:table-cell office:value-type="string">
            <text:p>42.33</text:p>
          </table:table-cell>
          <table:table-cell office:value-type="string">
            <text:p>37.3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604">
            <text:p>604</text:p>
          </table:table-cell>
          <table:table-cell office:value-type="string">
            <text:p>42.83</text:p>
          </table:table-cell>
          <table:table-cell office:value-type="string">
            <text:p>42.37</text:p>
          </table:table-cell>
          <table:table-cell office:value-type="string">
            <text:p>41.04</text:p>
          </table:table-cell>
          <table:table-cell office:value-type="string">
            <text:p>40.96</text:p>
          </table:table-cell>
          <table:table-cell office:value-type="string">
            <text:p>42.94</text:p>
          </table:table-cell>
          <table:table-cell office:value-type="string">
            <text:p>42.41</text:p>
          </table:table-cell>
          <table:table-cell office:value-type="string">
            <text:p>42.24</text:p>
          </table:table-cell>
          <table:table-cell office:value-type="string">
            <text:p>37.2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06">
            <text:p>606</text:p>
          </table:table-cell>
          <table:table-cell office:value-type="string">
            <text:p>42.74</text:p>
          </table:table-cell>
          <table:table-cell office:value-type="string">
            <text:p>42.79</text:p>
          </table:table-cell>
          <table:table-cell office:value-type="string">
            <text:p>41.38</text:p>
          </table:table-cell>
          <table:table-cell office:value-type="string">
            <text:p>40.89</text:p>
          </table:table-cell>
          <table:table-cell office:value-type="string">
            <text:p>42.89</text:p>
          </table:table-cell>
          <table:table-cell office:value-type="string">
            <text:p>42.94</text:p>
          </table:table-cell>
          <table:table-cell office:value-type="string">
            <text:p>42.20</text:p>
          </table:table-cell>
          <table:table-cell office:value-type="string">
            <text:p>37.2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08">
            <text:p>608</text:p>
          </table:table-cell>
          <table:table-cell office:value-type="string">
            <text:p>42.67</text:p>
          </table:table-cell>
          <table:table-cell office:value-type="string">
            <text:p>43.37</text:p>
          </table:table-cell>
          <table:table-cell office:value-type="string">
            <text:p>41.88</text:p>
          </table:table-cell>
          <table:table-cell office:value-type="string">
            <text:p>40.82</text:p>
          </table:table-cell>
          <table:table-cell office:value-type="string">
            <text:p>42.92</text:p>
          </table:table-cell>
          <table:table-cell office:value-type="string">
            <text:p>43.59</text:p>
          </table:table-cell>
          <table:table-cell office:value-type="string">
            <text:p>42.23</text:p>
          </table:table-cell>
          <table:table-cell office:value-type="string">
            <text:p>37.2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610">
            <text:p>610</text:p>
          </table:table-cell>
          <table:table-cell office:value-type="string">
            <text:p>42.64</text:p>
          </table:table-cell>
          <table:table-cell office:value-type="string">
            <text:p>44.01</text:p>
          </table:table-cell>
          <table:table-cell office:value-type="string">
            <text:p>42.46</text:p>
          </table:table-cell>
          <table:table-cell office:value-type="string">
            <text:p>40.80</text:p>
          </table:table-cell>
          <table:table-cell office:value-type="string">
            <text:p>43.03</text:p>
          </table:table-cell>
          <table:table-cell office:value-type="string">
            <text:p>44.27</text:p>
          </table:table-cell>
          <table:table-cell office:value-type="string">
            <text:p>42.34</text:p>
          </table:table-cell>
          <table:table-cell office:value-type="string">
            <text:p>37.2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12">
            <text:p>612</text:p>
          </table:table-cell>
          <table:table-cell office:value-type="string">
            <text:p>42.65</text:p>
          </table:table-cell>
          <table:table-cell office:value-type="string">
            <text:p>44.68</text:p>
          </table:table-cell>
          <table:table-cell office:value-type="string">
            <text:p>43.08</text:p>
          </table:table-cell>
          <table:table-cell office:value-type="string">
            <text:p>40.80</text:p>
          </table:table-cell>
          <table:table-cell office:value-type="string">
            <text:p>43.21</text:p>
          </table:table-cell>
          <table:table-cell office:value-type="string">
            <text:p>44.92</text:p>
          </table:table-cell>
          <table:table-cell office:value-type="string">
            <text:p>42.51</text:p>
          </table:table-cell>
          <table:table-cell office:value-type="string">
            <text:p>37.2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14">
            <text:p>614</text:p>
          </table:table-cell>
          <table:table-cell office:value-type="string">
            <text:p>42.69</text:p>
          </table:table-cell>
          <table:table-cell office:value-type="string">
            <text:p>45.33</text:p>
          </table:table-cell>
          <table:table-cell office:value-type="string">
            <text:p>43.70</text:p>
          </table:table-cell>
          <table:table-cell office:value-type="string">
            <text:p>40.85</text:p>
          </table:table-cell>
          <table:table-cell office:value-type="string">
            <text:p>43.44</text:p>
          </table:table-cell>
          <table:table-cell office:value-type="string">
            <text:p>45.55</text:p>
          </table:table-cell>
          <table:table-cell office:value-type="string">
            <text:p>42.74</text:p>
          </table:table-cell>
          <table:table-cell office:value-type="string">
            <text:p>37.2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16">
            <text:p>616</text:p>
          </table:table-cell>
          <table:table-cell office:value-type="string">
            <text:p>42.77</text:p>
          </table:table-cell>
          <table:table-cell office:value-type="string">
            <text:p>45.97</text:p>
          </table:table-cell>
          <table:table-cell office:value-type="string">
            <text:p>44.31</text:p>
          </table:table-cell>
          <table:table-cell office:value-type="string">
            <text:p>40.92</text:p>
          </table:table-cell>
          <table:table-cell office:value-type="string">
            <text:p>43.70</text:p>
          </table:table-cell>
          <table:table-cell office:value-type="string">
            <text:p>46.13</text:p>
          </table:table-cell>
          <table:table-cell office:value-type="string">
            <text:p>43.02</text:p>
          </table:table-cell>
          <table:table-cell office:value-type="string">
            <text:p>37.1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18">
            <text:p>618</text:p>
          </table:table-cell>
          <table:table-cell office:value-type="string">
            <text:p>42.88</text:p>
          </table:table-cell>
          <table:table-cell office:value-type="string">
            <text:p>46.59</text:p>
          </table:table-cell>
          <table:table-cell office:value-type="string">
            <text:p>44.90</text:p>
          </table:table-cell>
          <table:table-cell office:value-type="string">
            <text:p>41.03</text:p>
          </table:table-cell>
          <table:table-cell office:value-type="string">
            <text:p>43.99</text:p>
          </table:table-cell>
          <table:table-cell office:value-type="string">
            <text:p>46.68</text:p>
          </table:table-cell>
          <table:table-cell office:value-type="string">
            <text:p>43.34</text:p>
          </table:table-cell>
          <table:table-cell office:value-type="string">
            <text:p>37.1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20">
            <text:p>620</text:p>
          </table:table-cell>
          <table:table-cell office:value-type="string">
            <text:p>43.01</text:p>
          </table:table-cell>
          <table:table-cell office:value-type="string">
            <text:p>47.16</text:p>
          </table:table-cell>
          <table:table-cell office:value-type="string">
            <text:p>45.47</text:p>
          </table:table-cell>
          <table:table-cell office:value-type="string">
            <text:p>41.17</text:p>
          </table:table-cell>
          <table:table-cell office:value-type="string">
            <text:p>44.30</text:p>
          </table:table-cell>
          <table:table-cell office:value-type="string">
            <text:p>47.20</text:p>
          </table:table-cell>
          <table:table-cell office:value-type="string">
            <text:p>43.68</text:p>
          </table:table-cell>
          <table:table-cell office:value-type="string">
            <text:p>37.1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622">
            <text:p>622</text:p>
          </table:table-cell>
          <table:table-cell office:value-type="string">
            <text:p>43.16</text:p>
          </table:table-cell>
          <table:table-cell office:value-type="string">
            <text:p>47.70</text:p>
          </table:table-cell>
          <table:table-cell office:value-type="string">
            <text:p>46.01</text:p>
          </table:table-cell>
          <table:table-cell office:value-type="string">
            <text:p>41.32</text:p>
          </table:table-cell>
          <table:table-cell office:value-type="string">
            <text:p>44.62</text:p>
          </table:table-cell>
          <table:table-cell office:value-type="string">
            <text:p>47.68</text:p>
          </table:table-cell>
          <table:table-cell office:value-type="string">
            <text:p>44.04</text:p>
          </table:table-cell>
          <table:table-cell office:value-type="string">
            <text:p>37.1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624">
            <text:p>624</text:p>
          </table:table-cell>
          <table:table-cell office:value-type="string">
            <text:p>43.33</text:p>
          </table:table-cell>
          <table:table-cell office:value-type="string">
            <text:p>48.22</text:p>
          </table:table-cell>
          <table:table-cell office:value-type="string">
            <text:p>46.53</text:p>
          </table:table-cell>
          <table:table-cell office:value-type="string">
            <text:p>41.49</text:p>
          </table:table-cell>
          <table:table-cell office:value-type="string">
            <text:p>44.95</text:p>
          </table:table-cell>
          <table:table-cell office:value-type="string">
            <text:p>48.13</text:p>
          </table:table-cell>
          <table:table-cell office:value-type="string">
            <text:p>44.41</text:p>
          </table:table-cell>
          <table:table-cell office:value-type="string">
            <text:p>37.1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626">
            <text:p>626</text:p>
          </table:table-cell>
          <table:table-cell office:value-type="string">
            <text:p>43.51</text:p>
          </table:table-cell>
          <table:table-cell office:value-type="string">
            <text:p>48.70</text:p>
          </table:table-cell>
          <table:table-cell office:value-type="string">
            <text:p>47.01</text:p>
          </table:table-cell>
          <table:table-cell office:value-type="string">
            <text:p>41.68</text:p>
          </table:table-cell>
          <table:table-cell office:value-type="string">
            <text:p>45.28</text:p>
          </table:table-cell>
          <table:table-cell office:value-type="string">
            <text:p>48.56</text:p>
          </table:table-cell>
          <table:table-cell office:value-type="string">
            <text:p>44.79</text:p>
          </table:table-cell>
          <table:table-cell office:value-type="string">
            <text:p>37.1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28">
            <text:p>628</text:p>
          </table:table-cell>
          <table:table-cell office:value-type="string">
            <text:p>43.70</text:p>
          </table:table-cell>
          <table:table-cell office:value-type="string">
            <text:p>49.15</text:p>
          </table:table-cell>
          <table:table-cell office:value-type="string">
            <text:p>47.47</text:p>
          </table:table-cell>
          <table:table-cell office:value-type="string">
            <text:p>41.86</text:p>
          </table:table-cell>
          <table:table-cell office:value-type="string">
            <text:p>45.62</text:p>
          </table:table-cell>
          <table:table-cell office:value-type="string">
            <text:p>48.97</text:p>
          </table:table-cell>
          <table:table-cell office:value-type="string">
            <text:p>45.17</text:p>
          </table:table-cell>
          <table:table-cell office:value-type="string">
            <text:p>37.1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630">
            <text:p>630</text:p>
          </table:table-cell>
          <table:table-cell office:value-type="string">
            <text:p>43.89</text:p>
          </table:table-cell>
          <table:table-cell office:value-type="string">
            <text:p>49.58</text:p>
          </table:table-cell>
          <table:table-cell office:value-type="string">
            <text:p>47.90</text:p>
          </table:table-cell>
          <table:table-cell office:value-type="string">
            <text:p>42.06</text:p>
          </table:table-cell>
          <table:table-cell office:value-type="string">
            <text:p>45.96</text:p>
          </table:table-cell>
          <table:table-cell office:value-type="string">
            <text:p>49.36</text:p>
          </table:table-cell>
          <table:table-cell office:value-type="string">
            <text:p>45.55</text:p>
          </table:table-cell>
          <table:table-cell office:value-type="string">
            <text:p>37.1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632">
            <text:p>632</text:p>
          </table:table-cell>
          <table:table-cell office:value-type="string">
            <text:p>44.09</text:p>
          </table:table-cell>
          <table:table-cell office:value-type="string">
            <text:p>49.98</text:p>
          </table:table-cell>
          <table:table-cell office:value-type="string">
            <text:p>48.31</text:p>
          </table:table-cell>
          <table:table-cell office:value-type="string">
            <text:p>42.27</text:p>
          </table:table-cell>
          <table:table-cell office:value-type="string">
            <text:p>46.30</text:p>
          </table:table-cell>
          <table:table-cell office:value-type="string">
            <text:p>49.73</text:p>
          </table:table-cell>
          <table:table-cell office:value-type="string">
            <text:p>45.94</text:p>
          </table:table-cell>
          <table:table-cell office:value-type="string">
            <text:p>37.1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634">
            <text:p>634</text:p>
          </table:table-cell>
          <table:table-cell office:value-type="string">
            <text:p>44.29</text:p>
          </table:table-cell>
          <table:table-cell office:value-type="string">
            <text:p>50.36</text:p>
          </table:table-cell>
          <table:table-cell office:value-type="string">
            <text:p>48.70</text:p>
          </table:table-cell>
          <table:table-cell office:value-type="string">
            <text:p>42.47</text:p>
          </table:table-cell>
          <table:table-cell office:value-type="string">
            <text:p>46.63</text:p>
          </table:table-cell>
          <table:table-cell office:value-type="string">
            <text:p>50.08</text:p>
          </table:table-cell>
          <table:table-cell office:value-type="string">
            <text:p>46.31</text:p>
          </table:table-cell>
          <table:table-cell office:value-type="string">
            <text:p>37.1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36">
            <text:p>636</text:p>
          </table:table-cell>
          <table:table-cell office:value-type="string">
            <text:p>44.50</text:p>
          </table:table-cell>
          <table:table-cell office:value-type="string">
            <text:p>50.72</text:p>
          </table:table-cell>
          <table:table-cell office:value-type="string">
            <text:p>49.06</text:p>
          </table:table-cell>
          <table:table-cell office:value-type="string">
            <text:p>42.68</text:p>
          </table:table-cell>
          <table:table-cell office:value-type="string">
            <text:p>46.96</text:p>
          </table:table-cell>
          <table:table-cell office:value-type="string">
            <text:p>50.42</text:p>
          </table:table-cell>
          <table:table-cell office:value-type="string">
            <text:p>46.68</text:p>
          </table:table-cell>
          <table:table-cell office:value-type="string">
            <text:p>37.0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38">
            <text:p>638</text:p>
          </table:table-cell>
          <table:table-cell office:value-type="string">
            <text:p>44.70</text:p>
          </table:table-cell>
          <table:table-cell office:value-type="string">
            <text:p>51.06</text:p>
          </table:table-cell>
          <table:table-cell office:value-type="string">
            <text:p>49.41</text:p>
          </table:table-cell>
          <table:table-cell office:value-type="string">
            <text:p>42.89</text:p>
          </table:table-cell>
          <table:table-cell office:value-type="string">
            <text:p>47.30</text:p>
          </table:table-cell>
          <table:table-cell office:value-type="string">
            <text:p>50.75</text:p>
          </table:table-cell>
          <table:table-cell office:value-type="string">
            <text:p>47.04</text:p>
          </table:table-cell>
          <table:table-cell office:value-type="string">
            <text:p>37.0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640">
            <text:p>640</text:p>
          </table:table-cell>
          <table:table-cell office:value-type="string">
            <text:p>44.91</text:p>
          </table:table-cell>
          <table:table-cell office:value-type="string">
            <text:p>51.39</text:p>
          </table:table-cell>
          <table:table-cell office:value-type="string">
            <text:p>49.75</text:p>
          </table:table-cell>
          <table:table-cell office:value-type="string">
            <text:p>43.11</text:p>
          </table:table-cell>
          <table:table-cell office:value-type="string">
            <text:p>47.63</text:p>
          </table:table-cell>
          <table:table-cell office:value-type="string">
            <text:p>51.06</text:p>
          </table:table-cell>
          <table:table-cell office:value-type="string">
            <text:p>47.40</text:p>
          </table:table-cell>
          <table:table-cell office:value-type="string">
            <text:p>37.1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642">
            <text:p>642</text:p>
          </table:table-cell>
          <table:table-cell office:value-type="string">
            <text:p>45.11</text:p>
          </table:table-cell>
          <table:table-cell office:value-type="string">
            <text:p>51.70</text:p>
          </table:table-cell>
          <table:table-cell office:value-type="string">
            <text:p>50.06</text:p>
          </table:table-cell>
          <table:table-cell office:value-type="string">
            <text:p>43.31</text:p>
          </table:table-cell>
          <table:table-cell office:value-type="string">
            <text:p>47.95</text:p>
          </table:table-cell>
          <table:table-cell office:value-type="string">
            <text:p>51.37</text:p>
          </table:table-cell>
          <table:table-cell office:value-type="string">
            <text:p>47.74</text:p>
          </table:table-cell>
          <table:table-cell office:value-type="string">
            <text:p>37.1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644">
            <text:p>644</text:p>
          </table:table-cell>
          <table:table-cell office:value-type="string">
            <text:p>45.33</text:p>
          </table:table-cell>
          <table:table-cell office:value-type="string">
            <text:p>51.99</text:p>
          </table:table-cell>
          <table:table-cell office:value-type="string">
            <text:p>50.35</text:p>
          </table:table-cell>
          <table:table-cell office:value-type="string">
            <text:p>43.52</text:p>
          </table:table-cell>
          <table:table-cell office:value-type="string">
            <text:p>48.27</text:p>
          </table:table-cell>
          <table:table-cell office:value-type="string">
            <text:p>51.66</text:p>
          </table:table-cell>
          <table:table-cell office:value-type="string">
            <text:p>48.08</text:p>
          </table:table-cell>
          <table:table-cell office:value-type="string">
            <text:p>37.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45.53</text:p>
          </table:table-cell>
          <table:table-cell office:value-type="string">
            <text:p>52.27</text:p>
          </table:table-cell>
          <table:table-cell office:value-type="string">
            <text:p>50.64</text:p>
          </table:table-cell>
          <table:table-cell office:value-type="string">
            <text:p>43.73</text:p>
          </table:table-cell>
          <table:table-cell office:value-type="string">
            <text:p>48.57</text:p>
          </table:table-cell>
          <table:table-cell office:value-type="string">
            <text:p>51.94</text:p>
          </table:table-cell>
          <table:table-cell office:value-type="string">
            <text:p>48.41</text:p>
          </table:table-cell>
          <table:table-cell office:value-type="string">
            <text:p>37.1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48">
            <text:p>648</text:p>
          </table:table-cell>
          <table:table-cell office:value-type="string">
            <text:p>45.73</text:p>
          </table:table-cell>
          <table:table-cell office:value-type="string">
            <text:p>52.54</text:p>
          </table:table-cell>
          <table:table-cell office:value-type="string">
            <text:p>50.91</text:p>
          </table:table-cell>
          <table:table-cell office:value-type="string">
            <text:p>43.94</text:p>
          </table:table-cell>
          <table:table-cell office:value-type="string">
            <text:p>48.89</text:p>
          </table:table-cell>
          <table:table-cell office:value-type="string">
            <text:p>52.22</text:p>
          </table:table-cell>
          <table:table-cell office:value-type="string">
            <text:p>48.72</text:p>
          </table:table-cell>
          <table:table-cell office:value-type="string">
            <text:p>37.1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650">
            <text:p>650</text:p>
          </table:table-cell>
          <table:table-cell office:value-type="string">
            <text:p>45.93</text:p>
          </table:table-cell>
          <table:table-cell office:value-type="string">
            <text:p>52.80</text:p>
          </table:table-cell>
          <table:table-cell office:value-type="string">
            <text:p>51.17</text:p>
          </table:table-cell>
          <table:table-cell office:value-type="string">
            <text:p>44.14</text:p>
          </table:table-cell>
          <table:table-cell office:value-type="string">
            <text:p>49.19</text:p>
          </table:table-cell>
          <table:table-cell office:value-type="string">
            <text:p>52.49</text:p>
          </table:table-cell>
          <table:table-cell office:value-type="string">
            <text:p>49.03</text:p>
          </table:table-cell>
          <table:table-cell office:value-type="string">
            <text:p>37.1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652">
            <text:p>652</text:p>
          </table:table-cell>
          <table:table-cell office:value-type="string">
            <text:p>46.14</text:p>
          </table:table-cell>
          <table:table-cell office:value-type="string">
            <text:p>53.04</text:p>
          </table:table-cell>
          <table:table-cell office:value-type="string">
            <text:p>51.41</text:p>
          </table:table-cell>
          <table:table-cell office:value-type="string">
            <text:p>44.34</text:p>
          </table:table-cell>
          <table:table-cell office:value-type="string">
            <text:p>49.49</text:p>
          </table:table-cell>
          <table:table-cell office:value-type="string">
            <text:p>52.75</text:p>
          </table:table-cell>
          <table:table-cell office:value-type="string">
            <text:p>49.33</text:p>
          </table:table-cell>
          <table:table-cell office:value-type="string">
            <text:p>37.1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654">
            <text:p>654</text:p>
          </table:table-cell>
          <table:table-cell office:value-type="string">
            <text:p>46.34</text:p>
          </table:table-cell>
          <table:table-cell office:value-type="string">
            <text:p>53.28</text:p>
          </table:table-cell>
          <table:table-cell office:value-type="string">
            <text:p>51.65</text:p>
          </table:table-cell>
          <table:table-cell office:value-type="string">
            <text:p>44.55</text:p>
          </table:table-cell>
          <table:table-cell office:value-type="string">
            <text:p>49.78</text:p>
          </table:table-cell>
          <table:table-cell office:value-type="string">
            <text:p>53.00</text:p>
          </table:table-cell>
          <table:table-cell office:value-type="string">
            <text:p>49.62</text:p>
          </table:table-cell>
          <table:table-cell office:value-type="string">
            <text:p>37.2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656">
            <text:p>656</text:p>
          </table:table-cell>
          <table:table-cell office:value-type="string">
            <text:p>46.54</text:p>
          </table:table-cell>
          <table:table-cell office:value-type="string">
            <text:p>53.50</text:p>
          </table:table-cell>
          <table:table-cell office:value-type="string">
            <text:p>51.88</text:p>
          </table:table-cell>
          <table:table-cell office:value-type="string">
            <text:p>44.74</text:p>
          </table:table-cell>
          <table:table-cell office:value-type="string">
            <text:p>50.07</text:p>
          </table:table-cell>
          <table:table-cell office:value-type="string">
            <text:p>53.24</text:p>
          </table:table-cell>
          <table:table-cell office:value-type="string">
            <text:p>49.89</text:p>
          </table:table-cell>
          <table:table-cell office:value-type="string">
            <text:p>37.2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58">
            <text:p>658</text:p>
          </table:table-cell>
          <table:table-cell office:value-type="string">
            <text:p>46.73</text:p>
          </table:table-cell>
          <table:table-cell office:value-type="string">
            <text:p>53.72</text:p>
          </table:table-cell>
          <table:table-cell office:value-type="string">
            <text:p>52.09</text:p>
          </table:table-cell>
          <table:table-cell office:value-type="string">
            <text:p>44.94</text:p>
          </table:table-cell>
          <table:table-cell office:value-type="string">
            <text:p>50.35</text:p>
          </table:table-cell>
          <table:table-cell office:value-type="string">
            <text:p>53.48</text:p>
          </table:table-cell>
          <table:table-cell office:value-type="string">
            <text:p>50.16</text:p>
          </table:table-cell>
          <table:table-cell office:value-type="string">
            <text:p>37.2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660">
            <text:p>660</text:p>
          </table:table-cell>
          <table:table-cell office:value-type="string">
            <text:p>46.92</text:p>
          </table:table-cell>
          <table:table-cell office:value-type="string">
            <text:p>53.92</text:p>
          </table:table-cell>
          <table:table-cell office:value-type="string">
            <text:p>52.29</text:p>
          </table:table-cell>
          <table:table-cell office:value-type="string">
            <text:p>45.13</text:p>
          </table:table-cell>
          <table:table-cell office:value-type="string">
            <text:p>50.63</text:p>
          </table:table-cell>
          <table:table-cell office:value-type="string">
            <text:p>53.70</text:p>
          </table:table-cell>
          <table:table-cell office:value-type="string">
            <text:p>50.42</text:p>
          </table:table-cell>
          <table:table-cell office:value-type="string">
            <text:p>37.3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662">
            <text:p>662</text:p>
          </table:table-cell>
          <table:table-cell office:value-type="string">
            <text:p>47.12</text:p>
          </table:table-cell>
          <table:table-cell office:value-type="string">
            <text:p>54.13</text:p>
          </table:table-cell>
          <table:table-cell office:value-type="string">
            <text:p>52.49</text:p>
          </table:table-cell>
          <table:table-cell office:value-type="string">
            <text:p>45.31</text:p>
          </table:table-cell>
          <table:table-cell office:value-type="string">
            <text:p>50.91</text:p>
          </table:table-cell>
          <table:table-cell office:value-type="string">
            <text:p>53.92</text:p>
          </table:table-cell>
          <table:table-cell office:value-type="string">
            <text:p>50.67</text:p>
          </table:table-cell>
          <table:table-cell office:value-type="string">
            <text:p>37.3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664">
            <text:p>664</text:p>
          </table:table-cell>
          <table:table-cell office:value-type="string">
            <text:p>47.30</text:p>
          </table:table-cell>
          <table:table-cell office:value-type="string">
            <text:p>54.31</text:p>
          </table:table-cell>
          <table:table-cell office:value-type="string">
            <text:p>52.68</text:p>
          </table:table-cell>
          <table:table-cell office:value-type="string">
            <text:p>45.51</text:p>
          </table:table-cell>
          <table:table-cell office:value-type="string">
            <text:p>51.17</text:p>
          </table:table-cell>
          <table:table-cell office:value-type="string">
            <text:p>54.14</text:p>
          </table:table-cell>
          <table:table-cell office:value-type="string">
            <text:p>50.92</text:p>
          </table:table-cell>
          <table:table-cell office:value-type="string">
            <text:p>37.3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66">
            <text:p>666</text:p>
          </table:table-cell>
          <table:table-cell office:value-type="string">
            <text:p>47.50</text:p>
          </table:table-cell>
          <table:table-cell office:value-type="string">
            <text:p>54.50</text:p>
          </table:table-cell>
          <table:table-cell office:value-type="string">
            <text:p>52.85</text:p>
          </table:table-cell>
          <table:table-cell office:value-type="string">
            <text:p>45.69</text:p>
          </table:table-cell>
          <table:table-cell office:value-type="string">
            <text:p>51.43</text:p>
          </table:table-cell>
          <table:table-cell office:value-type="string">
            <text:p>54.36</text:p>
          </table:table-cell>
          <table:table-cell office:value-type="string">
            <text:p>51.14</text:p>
          </table:table-cell>
          <table:table-cell office:value-type="string">
            <text:p>37.4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68">
            <text:p>668</text:p>
          </table:table-cell>
          <table:table-cell office:value-type="string">
            <text:p>47.68</text:p>
          </table:table-cell>
          <table:table-cell office:value-type="string">
            <text:p>54.68</text:p>
          </table:table-cell>
          <table:table-cell office:value-type="string">
            <text:p>53.03</text:p>
          </table:table-cell>
          <table:table-cell office:value-type="string">
            <text:p>45.87</text:p>
          </table:table-cell>
          <table:table-cell office:value-type="string">
            <text:p>51.68</text:p>
          </table:table-cell>
          <table:table-cell office:value-type="string">
            <text:p>54.56</text:p>
          </table:table-cell>
          <table:table-cell office:value-type="string">
            <text:p>51.37</text:p>
          </table:table-cell>
          <table:table-cell office:value-type="string">
            <text:p>37.4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670">
            <text:p>670</text:p>
          </table:table-cell>
          <table:table-cell office:value-type="string">
            <text:p>47.87</text:p>
          </table:table-cell>
          <table:table-cell office:value-type="string">
            <text:p>54.86</text:p>
          </table:table-cell>
          <table:table-cell office:value-type="string">
            <text:p>53.20</text:p>
          </table:table-cell>
          <table:table-cell office:value-type="string">
            <text:p>46.05</text:p>
          </table:table-cell>
          <table:table-cell office:value-type="string">
            <text:p>51.93</text:p>
          </table:table-cell>
          <table:table-cell office:value-type="string">
            <text:p>54.76</text:p>
          </table:table-cell>
          <table:table-cell office:value-type="string">
            <text:p>51.59</text:p>
          </table:table-cell>
          <table:table-cell office:value-type="string">
            <text:p>37.5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672">
            <text:p>672</text:p>
          </table:table-cell>
          <table:table-cell office:value-type="string">
            <text:p>48.05</text:p>
          </table:table-cell>
          <table:table-cell office:value-type="string">
            <text:p>55.03</text:p>
          </table:table-cell>
          <table:table-cell office:value-type="string">
            <text:p>53.36</text:p>
          </table:table-cell>
          <table:table-cell office:value-type="string">
            <text:p>46.23</text:p>
          </table:table-cell>
          <table:table-cell office:value-type="string">
            <text:p>52.17</text:p>
          </table:table-cell>
          <table:table-cell office:value-type="string">
            <text:p>54.96</text:p>
          </table:table-cell>
          <table:table-cell office:value-type="string">
            <text:p>51.80</text:p>
          </table:table-cell>
          <table:table-cell office:value-type="string">
            <text:p>37.5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674">
            <text:p>674</text:p>
          </table:table-cell>
          <table:table-cell office:value-type="string">
            <text:p>48.23</text:p>
          </table:table-cell>
          <table:table-cell office:value-type="string">
            <text:p>55.19</text:p>
          </table:table-cell>
          <table:table-cell office:value-type="string">
            <text:p>53.52</text:p>
          </table:table-cell>
          <table:table-cell office:value-type="string">
            <text:p>46.40</text:p>
          </table:table-cell>
          <table:table-cell office:value-type="string">
            <text:p>52.41</text:p>
          </table:table-cell>
          <table:table-cell office:value-type="string">
            <text:p>55.14</text:p>
          </table:table-cell>
          <table:table-cell office:value-type="string">
            <text:p>52.00</text:p>
          </table:table-cell>
          <table:table-cell office:value-type="string">
            <text:p>37.6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676">
            <text:p>676</text:p>
          </table:table-cell>
          <table:table-cell office:value-type="string">
            <text:p>48.40</text:p>
          </table:table-cell>
          <table:table-cell office:value-type="string">
            <text:p>55.35</text:p>
          </table:table-cell>
          <table:table-cell office:value-type="string">
            <text:p>53.67</text:p>
          </table:table-cell>
          <table:table-cell office:value-type="string">
            <text:p>46.57</text:p>
          </table:table-cell>
          <table:table-cell office:value-type="string">
            <text:p>52.64</text:p>
          </table:table-cell>
          <table:table-cell office:value-type="string">
            <text:p>55.32</text:p>
          </table:table-cell>
          <table:table-cell office:value-type="string">
            <text:p>52.20</text:p>
          </table:table-cell>
          <table:table-cell office:value-type="string">
            <text:p>37.6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78">
            <text:p>678</text:p>
          </table:table-cell>
          <table:table-cell office:value-type="string">
            <text:p>48.57</text:p>
          </table:table-cell>
          <table:table-cell office:value-type="string">
            <text:p>55.50</text:p>
          </table:table-cell>
          <table:table-cell office:value-type="string">
            <text:p>53.81</text:p>
          </table:table-cell>
          <table:table-cell office:value-type="string">
            <text:p>46.74</text:p>
          </table:table-cell>
          <table:table-cell office:value-type="string">
            <text:p>52.86</text:p>
          </table:table-cell>
          <table:table-cell office:value-type="string">
            <text:p>55.50</text:p>
          </table:table-cell>
          <table:table-cell office:value-type="string">
            <text:p>52.38</text:p>
          </table:table-cell>
          <table:table-cell office:value-type="string">
            <text:p>37.7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680">
            <text:p>680</text:p>
          </table:table-cell>
          <table:table-cell office:value-type="string">
            <text:p>48.75</text:p>
          </table:table-cell>
          <table:table-cell office:value-type="string">
            <text:p>55.65</text:p>
          </table:table-cell>
          <table:table-cell office:value-type="string">
            <text:p>53.95</text:p>
          </table:table-cell>
          <table:table-cell office:value-type="string">
            <text:p>46.90</text:p>
          </table:table-cell>
          <table:table-cell office:value-type="string">
            <text:p>53.09</text:p>
          </table:table-cell>
          <table:table-cell office:value-type="string">
            <text:p>55.67</text:p>
          </table:table-cell>
          <table:table-cell office:value-type="string">
            <text:p>52.57</text:p>
          </table:table-cell>
          <table:table-cell office:value-type="string">
            <text:p>37.7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string">
            <text:p>48.91</text:p>
          </table:table-cell>
          <table:table-cell office:value-type="string">
            <text:p>55.79</text:p>
          </table:table-cell>
          <table:table-cell office:value-type="string">
            <text:p>54.08</text:p>
          </table:table-cell>
          <table:table-cell office:value-type="string">
            <text:p>47.07</text:p>
          </table:table-cell>
          <table:table-cell office:value-type="string">
            <text:p>53.30</text:p>
          </table:table-cell>
          <table:table-cell office:value-type="string">
            <text:p>55.85</text:p>
          </table:table-cell>
          <table:table-cell office:value-type="string">
            <text:p>52.74</text:p>
          </table:table-cell>
          <table:table-cell office:value-type="string">
            <text:p>37.8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684">
            <text:p>684</text:p>
          </table:table-cell>
          <table:table-cell office:value-type="string">
            <text:p>49.08</text:p>
          </table:table-cell>
          <table:table-cell office:value-type="string">
            <text:p>55.94</text:p>
          </table:table-cell>
          <table:table-cell office:value-type="string">
            <text:p>54.21</text:p>
          </table:table-cell>
          <table:table-cell office:value-type="string">
            <text:p>47.22</text:p>
          </table:table-cell>
          <table:table-cell office:value-type="string">
            <text:p>53.51</text:p>
          </table:table-cell>
          <table:table-cell office:value-type="string">
            <text:p>56.01</text:p>
          </table:table-cell>
          <table:table-cell office:value-type="string">
            <text:p>52.91</text:p>
          </table:table-cell>
          <table:table-cell office:value-type="string">
            <text:p>37.8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686">
            <text:p>686</text:p>
          </table:table-cell>
          <table:table-cell office:value-type="string">
            <text:p>49.24</text:p>
          </table:table-cell>
          <table:table-cell office:value-type="string">
            <text:p>56.08</text:p>
          </table:table-cell>
          <table:table-cell office:value-type="string">
            <text:p>54.34</text:p>
          </table:table-cell>
          <table:table-cell office:value-type="string">
            <text:p>47.38</text:p>
          </table:table-cell>
          <table:table-cell office:value-type="string">
            <text:p>53.71</text:p>
          </table:table-cell>
          <table:table-cell office:value-type="string">
            <text:p>56.16</text:p>
          </table:table-cell>
          <table:table-cell office:value-type="string">
            <text:p>53.08</text:p>
          </table:table-cell>
          <table:table-cell office:value-type="string">
            <text:p>37.9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688">
            <text:p>688</text:p>
          </table:table-cell>
          <table:table-cell office:value-type="string">
            <text:p>49.41</text:p>
          </table:table-cell>
          <table:table-cell office:value-type="string">
            <text:p>56.21</text:p>
          </table:table-cell>
          <table:table-cell office:value-type="string">
            <text:p>54.46</text:p>
          </table:table-cell>
          <table:table-cell office:value-type="string">
            <text:p>47.53</text:p>
          </table:table-cell>
          <table:table-cell office:value-type="string">
            <text:p>53.91</text:p>
          </table:table-cell>
          <table:table-cell office:value-type="string">
            <text:p>56.33</text:p>
          </table:table-cell>
          <table:table-cell office:value-type="string">
            <text:p>53.23</text:p>
          </table:table-cell>
          <table:table-cell office:value-type="string">
            <text:p>37.9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690">
            <text:p>690</text:p>
          </table:table-cell>
          <table:table-cell office:value-type="string">
            <text:p>49.56</text:p>
          </table:table-cell>
          <table:table-cell office:value-type="string">
            <text:p>56.34</text:p>
          </table:table-cell>
          <table:table-cell office:value-type="string">
            <text:p>54.58</text:p>
          </table:table-cell>
          <table:table-cell office:value-type="string">
            <text:p>47.68</text:p>
          </table:table-cell>
          <table:table-cell office:value-type="string">
            <text:p>54.11</text:p>
          </table:table-cell>
          <table:table-cell office:value-type="string">
            <text:p>56.47</text:p>
          </table:table-cell>
          <table:table-cell office:value-type="string">
            <text:p>53.39</text:p>
          </table:table-cell>
          <table:table-cell office:value-type="string">
            <text:p>38.0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692">
            <text:p>692</text:p>
          </table:table-cell>
          <table:table-cell office:value-type="string">
            <text:p>49.72</text:p>
          </table:table-cell>
          <table:table-cell office:value-type="string">
            <text:p>56.46</text:p>
          </table:table-cell>
          <table:table-cell office:value-type="string">
            <text:p>54.70</text:p>
          </table:table-cell>
          <table:table-cell office:value-type="string">
            <text:p>47.83</text:p>
          </table:table-cell>
          <table:table-cell office:value-type="string">
            <text:p>54.30</text:p>
          </table:table-cell>
          <table:table-cell office:value-type="string">
            <text:p>56.63</text:p>
          </table:table-cell>
          <table:table-cell office:value-type="string">
            <text:p>53.53</text:p>
          </table:table-cell>
          <table:table-cell office:value-type="string">
            <text:p>38.1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694">
            <text:p>694</text:p>
          </table:table-cell>
          <table:table-cell office:value-type="string">
            <text:p>49.88</text:p>
          </table:table-cell>
          <table:table-cell office:value-type="string">
            <text:p>56.59</text:p>
          </table:table-cell>
          <table:table-cell office:value-type="string">
            <text:p>54.81</text:p>
          </table:table-cell>
          <table:table-cell office:value-type="string">
            <text:p>47.98</text:p>
          </table:table-cell>
          <table:table-cell office:value-type="string">
            <text:p>54.49</text:p>
          </table:table-cell>
          <table:table-cell office:value-type="string">
            <text:p>56.77</text:p>
          </table:table-cell>
          <table:table-cell office:value-type="string">
            <text:p>53.67</text:p>
          </table:table-cell>
          <table:table-cell office:value-type="string">
            <text:p>38.1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696">
            <text:p>696</text:p>
          </table:table-cell>
          <table:table-cell office:value-type="string">
            <text:p>50.03</text:p>
          </table:table-cell>
          <table:table-cell office:value-type="string">
            <text:p>56.71</text:p>
          </table:table-cell>
          <table:table-cell office:value-type="string">
            <text:p>54.92</text:p>
          </table:table-cell>
          <table:table-cell office:value-type="string">
            <text:p>48.12</text:p>
          </table:table-cell>
          <table:table-cell office:value-type="string">
            <text:p>54.67</text:p>
          </table:table-cell>
          <table:table-cell office:value-type="string">
            <text:p>56.92</text:p>
          </table:table-cell>
          <table:table-cell office:value-type="string">
            <text:p>53.82</text:p>
          </table:table-cell>
          <table:table-cell office:value-type="string">
            <text:p>38.2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98">
            <text:p>698</text:p>
          </table:table-cell>
          <table:table-cell office:value-type="string">
            <text:p>50.18</text:p>
          </table:table-cell>
          <table:table-cell office:value-type="string">
            <text:p>56.83</text:p>
          </table:table-cell>
          <table:table-cell office:value-type="string">
            <text:p>55.03</text:p>
          </table:table-cell>
          <table:table-cell office:value-type="string">
            <text:p>48.26</text:p>
          </table:table-cell>
          <table:table-cell office:value-type="string">
            <text:p>54.85</text:p>
          </table:table-cell>
          <table:table-cell office:value-type="string">
            <text:p>57.05</text:p>
          </table:table-cell>
          <table:table-cell office:value-type="string">
            <text:p>53.95</text:p>
          </table:table-cell>
          <table:table-cell office:value-type="string">
            <text:p>38.3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00">
            <text:p>700</text:p>
          </table:table-cell>
          <table:table-cell office:value-type="string">
            <text:p>50.33</text:p>
          </table:table-cell>
          <table:table-cell office:value-type="string">
            <text:p>56.95</text:p>
          </table:table-cell>
          <table:table-cell office:value-type="string">
            <text:p>55.13</text:p>
          </table:table-cell>
          <table:table-cell office:value-type="string">
            <text:p>48.40</text:p>
          </table:table-cell>
          <table:table-cell office:value-type="string">
            <text:p>55.03</text:p>
          </table:table-cell>
          <table:table-cell office:value-type="string">
            <text:p>57.19</text:p>
          </table:table-cell>
          <table:table-cell office:value-type="string">
            <text:p>54.08</text:p>
          </table:table-cell>
          <table:table-cell office:value-type="string">
            <text:p>38.3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02">
            <text:p>702</text:p>
          </table:table-cell>
          <table:table-cell office:value-type="string">
            <text:p>50.47</text:p>
          </table:table-cell>
          <table:table-cell office:value-type="string">
            <text:p>57.04</text:p>
          </table:table-cell>
          <table:table-cell office:value-type="string">
            <text:p>55.22</text:p>
          </table:table-cell>
          <table:table-cell office:value-type="string">
            <text:p>48.53</text:p>
          </table:table-cell>
          <table:table-cell office:value-type="string">
            <text:p>55.20</text:p>
          </table:table-cell>
          <table:table-cell office:value-type="string">
            <text:p>57.27</text:p>
          </table:table-cell>
          <table:table-cell office:value-type="string">
            <text:p>54.20</text:p>
          </table:table-cell>
          <table:table-cell office:value-type="string">
            <text:p>38.4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04">
            <text:p>704</text:p>
          </table:table-cell>
          <table:table-cell office:value-type="string">
            <text:p>50.61</text:p>
          </table:table-cell>
          <table:table-cell office:value-type="string">
            <text:p>56.94</text:p>
          </table:table-cell>
          <table:table-cell office:value-type="string">
            <text:p>55.15</text:p>
          </table:table-cell>
          <table:table-cell office:value-type="string">
            <text:p>48.66</text:p>
          </table:table-cell>
          <table:table-cell office:value-type="string">
            <text:p>55.35</text:p>
          </table:table-cell>
          <table:table-cell office:value-type="string">
            <text:p>57.06</text:p>
          </table:table-cell>
          <table:table-cell office:value-type="string">
            <text:p>54.31</text:p>
          </table:table-cell>
          <table:table-cell office:value-type="string">
            <text:p>38.51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06">
            <text:p>706</text:p>
          </table:table-cell>
          <table:table-cell office:value-type="string">
            <text:p>50.75</text:p>
          </table:table-cell>
          <table:table-cell office:value-type="string">
            <text:p>56.59</text:p>
          </table:table-cell>
          <table:table-cell office:value-type="string">
            <text:p>54.86</text:p>
          </table:table-cell>
          <table:table-cell office:value-type="string">
            <text:p>48.78</text:p>
          </table:table-cell>
          <table:table-cell office:value-type="string">
            <text:p>55.45</text:p>
          </table:table-cell>
          <table:table-cell office:value-type="string">
            <text:p>56.60</text:p>
          </table:table-cell>
          <table:table-cell office:value-type="string">
            <text:p>54.38</text:p>
          </table:table-cell>
          <table:table-cell office:value-type="string">
            <text:p>38.5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08">
            <text:p>708</text:p>
          </table:table-cell>
          <table:table-cell office:value-type="string">
            <text:p>50.86</text:p>
          </table:table-cell>
          <table:table-cell office:value-type="string">
            <text:p>56.09</text:p>
          </table:table-cell>
          <table:table-cell office:value-type="string">
            <text:p>54.45</text:p>
          </table:table-cell>
          <table:table-cell office:value-type="string">
            <text:p>48.89</text:p>
          </table:table-cell>
          <table:table-cell office:value-type="string">
            <text:p>55.47</text:p>
          </table:table-cell>
          <table:table-cell office:value-type="string">
            <text:p>56.02</text:p>
          </table:table-cell>
          <table:table-cell office:value-type="string">
            <text:p>54.42</text:p>
          </table:table-cell>
          <table:table-cell office:value-type="string">
            <text:p>38.6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10">
            <text:p>710</text:p>
          </table:table-cell>
          <table:table-cell office:value-type="string">
            <text:p>50.94</text:p>
          </table:table-cell>
          <table:table-cell office:value-type="string">
            <text:p>55.52</text:p>
          </table:table-cell>
          <table:table-cell office:value-type="string">
            <text:p>53.94</text:p>
          </table:table-cell>
          <table:table-cell office:value-type="string">
            <text:p>48.97</text:p>
          </table:table-cell>
          <table:table-cell office:value-type="string">
            <text:p>55.40</text:p>
          </table:table-cell>
          <table:table-cell office:value-type="string">
            <text:p>55.42</text:p>
          </table:table-cell>
          <table:table-cell office:value-type="string">
            <text:p>54.39</text:p>
          </table:table-cell>
          <table:table-cell office:value-type="string">
            <text:p>38.7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12">
            <text:p>712</text:p>
          </table:table-cell>
          <table:table-cell office:value-type="string">
            <text:p>50.99</text:p>
          </table:table-cell>
          <table:table-cell office:value-type="string">
            <text:p>54.94</text:p>
          </table:table-cell>
          <table:table-cell office:value-type="string">
            <text:p>53.40</text:p>
          </table:table-cell>
          <table:table-cell office:value-type="string">
            <text:p>49.01</text:p>
          </table:table-cell>
          <table:table-cell office:value-type="string">
            <text:p>55.28</text:p>
          </table:table-cell>
          <table:table-cell office:value-type="string">
            <text:p>54.83</text:p>
          </table:table-cell>
          <table:table-cell office:value-type="string">
            <text:p>54.29</text:p>
          </table:table-cell>
          <table:table-cell office:value-type="string">
            <text:p>38.7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14">
            <text:p>714</text:p>
          </table:table-cell>
          <table:table-cell office:value-type="string">
            <text:p>51.00</text:p>
          </table:table-cell>
          <table:table-cell office:value-type="string">
            <text:p>54.35</text:p>
          </table:table-cell>
          <table:table-cell office:value-type="string">
            <text:p>52.85</text:p>
          </table:table-cell>
          <table:table-cell office:value-type="string">
            <text:p>49.01</text:p>
          </table:table-cell>
          <table:table-cell office:value-type="string">
            <text:p>55.09</text:p>
          </table:table-cell>
          <table:table-cell office:value-type="string">
            <text:p>54.27</text:p>
          </table:table-cell>
          <table:table-cell office:value-type="string">
            <text:p>54.15</text:p>
          </table:table-cell>
          <table:table-cell office:value-type="string">
            <text:p>38.8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16">
            <text:p>716</text:p>
          </table:table-cell>
          <table:table-cell office:value-type="string">
            <text:p>50.97</text:p>
          </table:table-cell>
          <table:table-cell office:value-type="string">
            <text:p>53.78</text:p>
          </table:table-cell>
          <table:table-cell office:value-type="string">
            <text:p>52.31</text:p>
          </table:table-cell>
          <table:table-cell office:value-type="string">
            <text:p>48.98</text:p>
          </table:table-cell>
          <table:table-cell office:value-type="string">
            <text:p>54.88</text:p>
          </table:table-cell>
          <table:table-cell office:value-type="string">
            <text:p>53.75</text:p>
          </table:table-cell>
          <table:table-cell office:value-type="string">
            <text:p>53.96</text:p>
          </table:table-cell>
          <table:table-cell office:value-type="string">
            <text:p>38.9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18">
            <text:p>718</text:p>
          </table:table-cell>
          <table:table-cell office:value-type="string">
            <text:p>50.92</text:p>
          </table:table-cell>
          <table:table-cell office:value-type="string">
            <text:p>53.23</text:p>
          </table:table-cell>
          <table:table-cell office:value-type="string">
            <text:p>51.79</text:p>
          </table:table-cell>
          <table:table-cell office:value-type="string">
            <text:p>48.93</text:p>
          </table:table-cell>
          <table:table-cell office:value-type="string">
            <text:p>54.65</text:p>
          </table:table-cell>
          <table:table-cell office:value-type="string">
            <text:p>53.26</text:p>
          </table:table-cell>
          <table:table-cell office:value-type="string">
            <text:p>53.74</text:p>
          </table:table-cell>
          <table:table-cell office:value-type="string">
            <text:p>38.9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20">
            <text:p>720</text:p>
          </table:table-cell>
          <table:table-cell office:value-type="string">
            <text:p>50.84</text:p>
          </table:table-cell>
          <table:table-cell office:value-type="string">
            <text:p>52.72</text:p>
          </table:table-cell>
          <table:table-cell office:value-type="string">
            <text:p>51.28</text:p>
          </table:table-cell>
          <table:table-cell office:value-type="string">
            <text:p>48.84</text:p>
          </table:table-cell>
          <table:table-cell office:value-type="string">
            <text:p>54.40</text:p>
          </table:table-cell>
          <table:table-cell office:value-type="string">
            <text:p>52.81</text:p>
          </table:table-cell>
          <table:table-cell office:value-type="string">
            <text:p>53.50</text:p>
          </table:table-cell>
          <table:table-cell office:value-type="string">
            <text:p>39.0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22">
            <text:p>722</text:p>
          </table:table-cell>
          <table:table-cell office:value-type="string">
            <text:p>50.74</text:p>
          </table:table-cell>
          <table:table-cell office:value-type="string">
            <text:p>52.23</text:p>
          </table:table-cell>
          <table:table-cell office:value-type="string">
            <text:p>50.80</text:p>
          </table:table-cell>
          <table:table-cell office:value-type="string">
            <text:p>48.74</text:p>
          </table:table-cell>
          <table:table-cell office:value-type="string">
            <text:p>54.13</text:p>
          </table:table-cell>
          <table:table-cell office:value-type="string">
            <text:p>52.38</text:p>
          </table:table-cell>
          <table:table-cell office:value-type="string">
            <text:p>53.23</text:p>
          </table:table-cell>
          <table:table-cell office:value-type="string">
            <text:p>39.1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24">
            <text:p>724</text:p>
          </table:table-cell>
          <table:table-cell office:value-type="string">
            <text:p>50.63</text:p>
          </table:table-cell>
          <table:table-cell office:value-type="string">
            <text:p>51.77</text:p>
          </table:table-cell>
          <table:table-cell office:value-type="string">
            <text:p>50.35</text:p>
          </table:table-cell>
          <table:table-cell office:value-type="string">
            <text:p>48.62</text:p>
          </table:table-cell>
          <table:table-cell office:value-type="string">
            <text:p>53.86</text:p>
          </table:table-cell>
          <table:table-cell office:value-type="string">
            <text:p>51.98</text:p>
          </table:table-cell>
          <table:table-cell office:value-type="string">
            <text:p>52.94</text:p>
          </table:table-cell>
          <table:table-cell office:value-type="string">
            <text:p>39.1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26">
            <text:p>726</text:p>
          </table:table-cell>
          <table:table-cell office:value-type="string">
            <text:p>50.51</text:p>
          </table:table-cell>
          <table:table-cell office:value-type="string">
            <text:p>51.34</text:p>
          </table:table-cell>
          <table:table-cell office:value-type="string">
            <text:p>49.92</text:p>
          </table:table-cell>
          <table:table-cell office:value-type="string">
            <text:p>48.50</text:p>
          </table:table-cell>
          <table:table-cell office:value-type="string">
            <text:p>53.58</text:p>
          </table:table-cell>
          <table:table-cell office:value-type="string">
            <text:p>51.60</text:p>
          </table:table-cell>
          <table:table-cell office:value-type="string">
            <text:p>52.65</text:p>
          </table:table-cell>
          <table:table-cell office:value-type="string">
            <text:p>39.2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28">
            <text:p>728</text:p>
          </table:table-cell>
          <table:table-cell office:value-type="string">
            <text:p>50.37</text:p>
          </table:table-cell>
          <table:table-cell office:value-type="string">
            <text:p>50.94</text:p>
          </table:table-cell>
          <table:table-cell office:value-type="string">
            <text:p>49.52</text:p>
          </table:table-cell>
          <table:table-cell office:value-type="string">
            <text:p>48.36</text:p>
          </table:table-cell>
          <table:table-cell office:value-type="string">
            <text:p>53.30</text:p>
          </table:table-cell>
          <table:table-cell office:value-type="string">
            <text:p>51.25</text:p>
          </table:table-cell>
          <table:table-cell office:value-type="string">
            <text:p>52.35</text:p>
          </table:table-cell>
          <table:table-cell office:value-type="string">
            <text:p>39.2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30">
            <text:p>730</text:p>
          </table:table-cell>
          <table:table-cell office:value-type="string">
            <text:p>50.23</text:p>
          </table:table-cell>
          <table:table-cell office:value-type="string">
            <text:p>50.56</text:p>
          </table:table-cell>
          <table:table-cell office:value-type="string">
            <text:p>49.14</text:p>
          </table:table-cell>
          <table:table-cell office:value-type="string">
            <text:p>48.21</text:p>
          </table:table-cell>
          <table:table-cell office:value-type="string">
            <text:p>53.01</text:p>
          </table:table-cell>
          <table:table-cell office:value-type="string">
            <text:p>50.91</text:p>
          </table:table-cell>
          <table:table-cell office:value-type="string">
            <text:p>52.05</text:p>
          </table:table-cell>
          <table:table-cell office:value-type="string">
            <text:p>39.3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32">
            <text:p>732</text:p>
          </table:table-cell>
          <table:table-cell office:value-type="string">
            <text:p>50.09</text:p>
          </table:table-cell>
          <table:table-cell office:value-type="string">
            <text:p>50.20</text:p>
          </table:table-cell>
          <table:table-cell office:value-type="string">
            <text:p>48.78</text:p>
          </table:table-cell>
          <table:table-cell office:value-type="string">
            <text:p>48.06</text:p>
          </table:table-cell>
          <table:table-cell office:value-type="string">
            <text:p>52.73</text:p>
          </table:table-cell>
          <table:table-cell office:value-type="string">
            <text:p>50.59</text:p>
          </table:table-cell>
          <table:table-cell office:value-type="string">
            <text:p>51.74</text:p>
          </table:table-cell>
          <table:table-cell office:value-type="string">
            <text:p>39.4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34">
            <text:p>734</text:p>
          </table:table-cell>
          <table:table-cell office:value-type="string">
            <text:p>49.94</text:p>
          </table:table-cell>
          <table:table-cell office:value-type="string">
            <text:p>49.87</text:p>
          </table:table-cell>
          <table:table-cell office:value-type="string">
            <text:p>48.44</text:p>
          </table:table-cell>
          <table:table-cell office:value-type="string">
            <text:p>47.91</text:p>
          </table:table-cell>
          <table:table-cell office:value-type="string">
            <text:p>52.45</text:p>
          </table:table-cell>
          <table:table-cell office:value-type="string">
            <text:p>50.28</text:p>
          </table:table-cell>
          <table:table-cell office:value-type="string">
            <text:p>51.43</text:p>
          </table:table-cell>
          <table:table-cell office:value-type="string">
            <text:p>39.4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36">
            <text:p>736</text:p>
          </table:table-cell>
          <table:table-cell office:value-type="string">
            <text:p>49.79</text:p>
          </table:table-cell>
          <table:table-cell office:value-type="string">
            <text:p>49.56</text:p>
          </table:table-cell>
          <table:table-cell office:value-type="string">
            <text:p>48.12</text:p>
          </table:table-cell>
          <table:table-cell office:value-type="string">
            <text:p>47.75</text:p>
          </table:table-cell>
          <table:table-cell office:value-type="string">
            <text:p>52.17</text:p>
          </table:table-cell>
          <table:table-cell office:value-type="string">
            <text:p>49.99</text:p>
          </table:table-cell>
          <table:table-cell office:value-type="string">
            <text:p>51.13</text:p>
          </table:table-cell>
          <table:table-cell office:value-type="string">
            <text:p>39.5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38">
            <text:p>738</text:p>
          </table:table-cell>
          <table:table-cell office:value-type="string">
            <text:p>49.63</text:p>
          </table:table-cell>
          <table:table-cell office:value-type="string">
            <text:p>49.26</text:p>
          </table:table-cell>
          <table:table-cell office:value-type="string">
            <text:p>47.82</text:p>
          </table:table-cell>
          <table:table-cell office:value-type="string">
            <text:p>47.59</text:p>
          </table:table-cell>
          <table:table-cell office:value-type="string">
            <text:p>51.89</text:p>
          </table:table-cell>
          <table:table-cell office:value-type="string">
            <text:p>49.71</text:p>
          </table:table-cell>
          <table:table-cell office:value-type="string">
            <text:p>50.84</text:p>
          </table:table-cell>
          <table:table-cell office:value-type="string">
            <text:p>39.56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40">
            <text:p>740</text:p>
          </table:table-cell>
          <table:table-cell office:value-type="string">
            <text:p>49.46</text:p>
          </table:table-cell>
          <table:table-cell office:value-type="string">
            <text:p>48.97</text:p>
          </table:table-cell>
          <table:table-cell office:value-type="string">
            <text:p>47.54</text:p>
          </table:table-cell>
          <table:table-cell office:value-type="string">
            <text:p>47.44</text:p>
          </table:table-cell>
          <table:table-cell office:value-type="string">
            <text:p>51.59</text:p>
          </table:table-cell>
          <table:table-cell office:value-type="string">
            <text:p>49.43</text:p>
          </table:table-cell>
          <table:table-cell office:value-type="string">
            <text:p>50.54</text:p>
          </table:table-cell>
          <table:table-cell office:value-type="string">
            <text:p>39.6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42">
            <text:p>742</text:p>
          </table:table-cell>
          <table:table-cell office:value-type="string">
            <text:p>49.29</text:p>
          </table:table-cell>
          <table:table-cell office:value-type="string">
            <text:p>48.70</text:p>
          </table:table-cell>
          <table:table-cell table:number-columns-repeated="2" office:value-type="string">
            <text:p>47.27</text:p>
          </table:table-cell>
          <table:table-cell office:value-type="string">
            <text:p>51.31</text:p>
          </table:table-cell>
          <table:table-cell office:value-type="string">
            <text:p>49.18</text:p>
          </table:table-cell>
          <table:table-cell office:value-type="string">
            <text:p>50.26</text:p>
          </table:table-cell>
          <table:table-cell office:value-type="string">
            <text:p>39.6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44">
            <text:p>744</text:p>
          </table:table-cell>
          <table:table-cell office:value-type="string">
            <text:p>49.14</text:p>
          </table:table-cell>
          <table:table-cell office:value-type="string">
            <text:p>48.46</text:p>
          </table:table-cell>
          <table:table-cell office:value-type="string">
            <text:p>47.01</text:p>
          </table:table-cell>
          <table:table-cell office:value-type="string">
            <text:p>47.11</text:p>
          </table:table-cell>
          <table:table-cell office:value-type="string">
            <text:p>51.04</text:p>
          </table:table-cell>
          <table:table-cell office:value-type="string">
            <text:p>48.94</text:p>
          </table:table-cell>
          <table:table-cell office:value-type="string">
            <text:p>49.98</text:p>
          </table:table-cell>
          <table:table-cell office:value-type="string">
            <text:p>39.7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46">
            <text:p>746</text:p>
          </table:table-cell>
          <table:table-cell office:value-type="string">
            <text:p>48.98</text:p>
          </table:table-cell>
          <table:table-cell office:value-type="string">
            <text:p>48.24</text:p>
          </table:table-cell>
          <table:table-cell office:value-type="string">
            <text:p>46.78</text:p>
          </table:table-cell>
          <table:table-cell office:value-type="string">
            <text:p>46.95</text:p>
          </table:table-cell>
          <table:table-cell office:value-type="string">
            <text:p>50.78</text:p>
          </table:table-cell>
          <table:table-cell office:value-type="string">
            <text:p>48.70</text:p>
          </table:table-cell>
          <table:table-cell office:value-type="string">
            <text:p>49.70</text:p>
          </table:table-cell>
          <table:table-cell office:value-type="string">
            <text:p>39.7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48">
            <text:p>748</text:p>
          </table:table-cell>
          <table:table-cell office:value-type="string">
            <text:p>48.83</text:p>
          </table:table-cell>
          <table:table-cell office:value-type="string">
            <text:p>48.01</text:p>
          </table:table-cell>
          <table:table-cell office:value-type="string">
            <text:p>46.56</text:p>
          </table:table-cell>
          <table:table-cell office:value-type="string">
            <text:p>46.80</text:p>
          </table:table-cell>
          <table:table-cell office:value-type="string">
            <text:p>50.53</text:p>
          </table:table-cell>
          <table:table-cell office:value-type="string">
            <text:p>48.47</text:p>
          </table:table-cell>
          <table:table-cell office:value-type="string">
            <text:p>49.44</text:p>
          </table:table-cell>
          <table:table-cell office:value-type="string">
            <text:p>39.78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50">
            <text:p>750</text:p>
          </table:table-cell>
          <table:table-cell office:value-type="string">
            <text:p>48.68</text:p>
          </table:table-cell>
          <table:table-cell office:value-type="string">
            <text:p>47.80</text:p>
          </table:table-cell>
          <table:table-cell office:value-type="string">
            <text:p>46.34</text:p>
          </table:table-cell>
          <table:table-cell office:value-type="string">
            <text:p>46.64</text:p>
          </table:table-cell>
          <table:table-cell office:value-type="string">
            <text:p>50.27</text:p>
          </table:table-cell>
          <table:table-cell office:value-type="string">
            <text:p>48.25</text:p>
          </table:table-cell>
          <table:table-cell office:value-type="string">
            <text:p>49.18</text:p>
          </table:table-cell>
          <table:table-cell office:value-type="string">
            <text:p>39.8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52">
            <text:p>752</text:p>
          </table:table-cell>
          <table:table-cell office:value-type="string">
            <text:p>48.52</text:p>
          </table:table-cell>
          <table:table-cell office:value-type="string">
            <text:p>47.61</text:p>
          </table:table-cell>
          <table:table-cell office:value-type="string">
            <text:p>46.14</text:p>
          </table:table-cell>
          <table:table-cell office:value-type="string">
            <text:p>46.49</text:p>
          </table:table-cell>
          <table:table-cell office:value-type="string">
            <text:p>50.02</text:p>
          </table:table-cell>
          <table:table-cell office:value-type="string">
            <text:p>48.04</text:p>
          </table:table-cell>
          <table:table-cell office:value-type="string">
            <text:p>48.93</text:p>
          </table:table-cell>
          <table:table-cell office:value-type="string">
            <text:p>39.84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54">
            <text:p>754</text:p>
          </table:table-cell>
          <table:table-cell office:value-type="string">
            <text:p>48.38</text:p>
          </table:table-cell>
          <table:table-cell office:value-type="string">
            <text:p>47.43</text:p>
          </table:table-cell>
          <table:table-cell office:value-type="string">
            <text:p>45.95</text:p>
          </table:table-cell>
          <table:table-cell office:value-type="string">
            <text:p>46.34</text:p>
          </table:table-cell>
          <table:table-cell office:value-type="string">
            <text:p>49.78</text:p>
          </table:table-cell>
          <table:table-cell office:value-type="string">
            <text:p>47.83</text:p>
          </table:table-cell>
          <table:table-cell office:value-type="string">
            <text:p>48.68</text:p>
          </table:table-cell>
          <table:table-cell office:value-type="string">
            <text:p>39.8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56">
            <text:p>756</text:p>
          </table:table-cell>
          <table:table-cell office:value-type="string">
            <text:p>48.23</text:p>
          </table:table-cell>
          <table:table-cell office:value-type="string">
            <text:p>47.24</text:p>
          </table:table-cell>
          <table:table-cell office:value-type="string">
            <text:p>45.77</text:p>
          </table:table-cell>
          <table:table-cell office:value-type="string">
            <text:p>46.19</text:p>
          </table:table-cell>
          <table:table-cell office:value-type="string">
            <text:p>49.54</text:p>
          </table:table-cell>
          <table:table-cell office:value-type="string">
            <text:p>47.63</text:p>
          </table:table-cell>
          <table:table-cell office:value-type="string">
            <text:p>48.45</text:p>
          </table:table-cell>
          <table:table-cell office:value-type="string">
            <text:p>39.8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58">
            <text:p>758</text:p>
          </table:table-cell>
          <table:table-cell office:value-type="string">
            <text:p>48.08</text:p>
          </table:table-cell>
          <table:table-cell office:value-type="string">
            <text:p>47.07</text:p>
          </table:table-cell>
          <table:table-cell office:value-type="string">
            <text:p>45.60</text:p>
          </table:table-cell>
          <table:table-cell office:value-type="string">
            <text:p>46.04</text:p>
          </table:table-cell>
          <table:table-cell office:value-type="string">
            <text:p>49.31</text:p>
          </table:table-cell>
          <table:table-cell office:value-type="string">
            <text:p>47.44</text:p>
          </table:table-cell>
          <table:table-cell office:value-type="string">
            <text:p>48.23</text:p>
          </table:table-cell>
          <table:table-cell office:value-type="string">
            <text:p>39.9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60">
            <text:p>760</text:p>
          </table:table-cell>
          <table:table-cell office:value-type="string">
            <text:p>47.93</text:p>
          </table:table-cell>
          <table:table-cell office:value-type="string">
            <text:p>46.91</text:p>
          </table:table-cell>
          <table:table-cell office:value-type="string">
            <text:p>45.44</text:p>
          </table:table-cell>
          <table:table-cell office:value-type="string">
            <text:p>45.90</text:p>
          </table:table-cell>
          <table:table-cell office:value-type="string">
            <text:p>49.08</text:p>
          </table:table-cell>
          <table:table-cell office:value-type="string">
            <text:p>47.26</text:p>
          </table:table-cell>
          <table:table-cell office:value-type="string">
            <text:p>48.01</text:p>
          </table:table-cell>
          <table:table-cell office:value-type="string">
            <text:p>39.9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62">
            <text:p>762</text:p>
          </table:table-cell>
          <table:table-cell office:value-type="string">
            <text:p>47.79</text:p>
          </table:table-cell>
          <table:table-cell office:value-type="string">
            <text:p>46.75</text:p>
          </table:table-cell>
          <table:table-cell office:value-type="string">
            <text:p>45.29</text:p>
          </table:table-cell>
          <table:table-cell office:value-type="string">
            <text:p>45.75</text:p>
          </table:table-cell>
          <table:table-cell office:value-type="string">
            <text:p>48.86</text:p>
          </table:table-cell>
          <table:table-cell office:value-type="string">
            <text:p>47.08</text:p>
          </table:table-cell>
          <table:table-cell office:value-type="string">
            <text:p>47.80</text:p>
          </table:table-cell>
          <table:table-cell office:value-type="string">
            <text:p>39.94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64">
            <text:p>764</text:p>
          </table:table-cell>
          <table:table-cell office:value-type="string">
            <text:p>47.65</text:p>
          </table:table-cell>
          <table:table-cell office:value-type="string">
            <text:p>46.61</text:p>
          </table:table-cell>
          <table:table-cell office:value-type="string">
            <text:p>45.14</text:p>
          </table:table-cell>
          <table:table-cell office:value-type="string">
            <text:p>45.61</text:p>
          </table:table-cell>
          <table:table-cell office:value-type="string">
            <text:p>48.64</text:p>
          </table:table-cell>
          <table:table-cell office:value-type="string">
            <text:p>46.90</text:p>
          </table:table-cell>
          <table:table-cell office:value-type="string">
            <text:p>47.59</text:p>
          </table:table-cell>
          <table:table-cell office:value-type="string">
            <text:p>39.9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66">
            <text:p>766</text:p>
          </table:table-cell>
          <table:table-cell office:value-type="string">
            <text:p>47.50</text:p>
          </table:table-cell>
          <table:table-cell office:value-type="string">
            <text:p>46.46</text:p>
          </table:table-cell>
          <table:table-cell office:value-type="string">
            <text:p>45.01</text:p>
          </table:table-cell>
          <table:table-cell office:value-type="string">
            <text:p>45.48</text:p>
          </table:table-cell>
          <table:table-cell office:value-type="string">
            <text:p>48.42</text:p>
          </table:table-cell>
          <table:table-cell office:value-type="string">
            <text:p>46.73</text:p>
          </table:table-cell>
          <table:table-cell office:value-type="string">
            <text:p>47.40</text:p>
          </table:table-cell>
          <table:table-cell office:value-type="string">
            <text:p>39.9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68">
            <text:p>768</text:p>
          </table:table-cell>
          <table:table-cell office:value-type="string">
            <text:p>47.34</text:p>
          </table:table-cell>
          <table:table-cell office:value-type="string">
            <text:p>46.32</text:p>
          </table:table-cell>
          <table:table-cell office:value-type="string">
            <text:p>44.89</text:p>
          </table:table-cell>
          <table:table-cell office:value-type="string">
            <text:p>45.34</text:p>
          </table:table-cell>
          <table:table-cell office:value-type="string">
            <text:p>48.19</text:p>
          </table:table-cell>
          <table:table-cell office:value-type="string">
            <text:p>46.56</text:p>
          </table:table-cell>
          <table:table-cell office:value-type="string">
            <text:p>47.21</text:p>
          </table:table-cell>
          <table:table-cell office:value-type="string">
            <text:p>39.9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70">
            <text:p>770</text:p>
          </table:table-cell>
          <table:table-cell office:value-type="string">
            <text:p>47.21</text:p>
          </table:table-cell>
          <table:table-cell office:value-type="string">
            <text:p>46.19</text:p>
          </table:table-cell>
          <table:table-cell office:value-type="string">
            <text:p>44.75</text:p>
          </table:table-cell>
          <table:table-cell office:value-type="string">
            <text:p>45.21</text:p>
          </table:table-cell>
          <table:table-cell office:value-type="string">
            <text:p>47.99</text:p>
          </table:table-cell>
          <table:table-cell office:value-type="string">
            <text:p>46.41</text:p>
          </table:table-cell>
          <table:table-cell office:value-type="string">
            <text:p>47.03</text:p>
          </table:table-cell>
          <table:table-cell office:value-type="string">
            <text:p>39.9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72">
            <text:p>772</text:p>
          </table:table-cell>
          <table:table-cell office:value-type="string">
            <text:p>47.08</text:p>
          </table:table-cell>
          <table:table-cell office:value-type="string">
            <text:p>46.07</text:p>
          </table:table-cell>
          <table:table-cell office:value-type="string">
            <text:p>44.64</text:p>
          </table:table-cell>
          <table:table-cell office:value-type="string">
            <text:p>45.08</text:p>
          </table:table-cell>
          <table:table-cell office:value-type="string">
            <text:p>47.80</text:p>
          </table:table-cell>
          <table:table-cell office:value-type="string">
            <text:p>46.26</text:p>
          </table:table-cell>
          <table:table-cell office:value-type="string">
            <text:p>46.86</text:p>
          </table:table-cell>
          <table:table-cell office:value-type="string">
            <text:p>39.9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74">
            <text:p>774</text:p>
          </table:table-cell>
          <table:table-cell office:value-type="string">
            <text:p>46.95</text:p>
          </table:table-cell>
          <table:table-cell office:value-type="string">
            <text:p>45.96</text:p>
          </table:table-cell>
          <table:table-cell office:value-type="string">
            <text:p>44.52</text:p>
          </table:table-cell>
          <table:table-cell office:value-type="string">
            <text:p>44.95</text:p>
          </table:table-cell>
          <table:table-cell office:value-type="string">
            <text:p>47.62</text:p>
          </table:table-cell>
          <table:table-cell office:value-type="string">
            <text:p>46.11</text:p>
          </table:table-cell>
          <table:table-cell office:value-type="string">
            <text:p>46.69</text:p>
          </table:table-cell>
          <table:table-cell office:value-type="string">
            <text:p>39.9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76">
            <text:p>776</text:p>
          </table:table-cell>
          <table:table-cell office:value-type="string">
            <text:p>46.83</text:p>
          </table:table-cell>
          <table:table-cell office:value-type="string">
            <text:p>45.84</text:p>
          </table:table-cell>
          <table:table-cell office:value-type="string">
            <text:p>44.42</text:p>
          </table:table-cell>
          <table:table-cell office:value-type="string">
            <text:p>44.83</text:p>
          </table:table-cell>
          <table:table-cell office:value-type="string">
            <text:p>47.43</text:p>
          </table:table-cell>
          <table:table-cell office:value-type="string">
            <text:p>45.97</text:p>
          </table:table-cell>
          <table:table-cell office:value-type="string">
            <text:p>46.53</text:p>
          </table:table-cell>
          <table:table-cell office:value-type="string">
            <text:p>39.9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78">
            <text:p>778</text:p>
          </table:table-cell>
          <table:table-cell office:value-type="string">
            <text:p>46.70</text:p>
          </table:table-cell>
          <table:table-cell office:value-type="string">
            <text:p>45.73</text:p>
          </table:table-cell>
          <table:table-cell office:value-type="string">
            <text:p>44.31</text:p>
          </table:table-cell>
          <table:table-cell office:value-type="string">
            <text:p>44.71</text:p>
          </table:table-cell>
          <table:table-cell office:value-type="string">
            <text:p>47.25</text:p>
          </table:table-cell>
          <table:table-cell office:value-type="string">
            <text:p>45.83</text:p>
          </table:table-cell>
          <table:table-cell office:value-type="string">
            <text:p>46.37</text:p>
          </table:table-cell>
          <table:table-cell office:value-type="string">
            <text:p>39.98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80">
            <text:p>780</text:p>
          </table:table-cell>
          <table:table-cell office:value-type="string">
            <text:p>46.58</text:p>
          </table:table-cell>
          <table:table-cell office:value-type="string">
            <text:p>45.62</text:p>
          </table:table-cell>
          <table:table-cell office:value-type="string">
            <text:p>44.21</text:p>
          </table:table-cell>
          <table:table-cell office:value-type="string">
            <text:p>44.59</text:p>
          </table:table-cell>
          <table:table-cell office:value-type="string">
            <text:p>47.07</text:p>
          </table:table-cell>
          <table:table-cell office:value-type="string">
            <text:p>45.70</text:p>
          </table:table-cell>
          <table:table-cell office:value-type="string">
            <text:p>46.22</text:p>
          </table:table-cell>
          <table:table-cell office:value-type="string">
            <text:p>39.97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office:value-type="string">
            <text:p>46.45</text:p>
          </table:table-cell>
          <table:table-cell office:value-type="string">
            <text:p>45.52</text:p>
          </table:table-cell>
          <table:table-cell office:value-type="string">
            <text:p>44.12</text:p>
          </table:table-cell>
          <table:table-cell office:value-type="string">
            <text:p>44.47</text:p>
          </table:table-cell>
          <table:table-cell office:value-type="string">
            <text:p>46.89</text:p>
          </table:table-cell>
          <table:table-cell office:value-type="string">
            <text:p>45.56</text:p>
          </table:table-cell>
          <table:table-cell office:value-type="string">
            <text:p>46.07</text:p>
          </table:table-cell>
          <table:table-cell office:value-type="string">
            <text:p>39.9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84">
            <text:p>784</text:p>
          </table:table-cell>
          <table:table-cell office:value-type="string">
            <text:p>46.33</text:p>
          </table:table-cell>
          <table:table-cell office:value-type="string">
            <text:p>45.42</text:p>
          </table:table-cell>
          <table:table-cell office:value-type="string">
            <text:p>44.02</text:p>
          </table:table-cell>
          <table:table-cell office:value-type="string">
            <text:p>44.36</text:p>
          </table:table-cell>
          <table:table-cell office:value-type="string">
            <text:p>46.73</text:p>
          </table:table-cell>
          <table:table-cell office:value-type="string">
            <text:p>45.43</text:p>
          </table:table-cell>
          <table:table-cell office:value-type="string">
            <text:p>45.94</text:p>
          </table:table-cell>
          <table:table-cell office:value-type="string">
            <text:p>39.9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86">
            <text:p>786</text:p>
          </table:table-cell>
          <table:table-cell office:value-type="string">
            <text:p>46.21</text:p>
          </table:table-cell>
          <table:table-cell office:value-type="string">
            <text:p>45.33</text:p>
          </table:table-cell>
          <table:table-cell office:value-type="string">
            <text:p>43.93</text:p>
          </table:table-cell>
          <table:table-cell office:value-type="string">
            <text:p>44.25</text:p>
          </table:table-cell>
          <table:table-cell office:value-type="string">
            <text:p>46.57</text:p>
          </table:table-cell>
          <table:table-cell office:value-type="string">
            <text:p>45.31</text:p>
          </table:table-cell>
          <table:table-cell office:value-type="string">
            <text:p>45.80</text:p>
          </table:table-cell>
          <table:table-cell office:value-type="string">
            <text:p>39.9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88">
            <text:p>788</text:p>
          </table:table-cell>
          <table:table-cell office:value-type="string">
            <text:p>46.10</text:p>
          </table:table-cell>
          <table:table-cell office:value-type="string">
            <text:p>45.23</text:p>
          </table:table-cell>
          <table:table-cell office:value-type="string">
            <text:p>43.85</text:p>
          </table:table-cell>
          <table:table-cell office:value-type="string">
            <text:p>44.14</text:p>
          </table:table-cell>
          <table:table-cell office:value-type="string">
            <text:p>46.41</text:p>
          </table:table-cell>
          <table:table-cell office:value-type="string">
            <text:p>45.19</text:p>
          </table:table-cell>
          <table:table-cell office:value-type="string">
            <text:p>45.67</text:p>
          </table:table-cell>
          <table:table-cell office:value-type="string">
            <text:p>39.9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90">
            <text:p>790</text:p>
          </table:table-cell>
          <table:table-cell office:value-type="string">
            <text:p>45.98</text:p>
          </table:table-cell>
          <table:table-cell office:value-type="string">
            <text:p>45.14</text:p>
          </table:table-cell>
          <table:table-cell office:value-type="string">
            <text:p>43.76</text:p>
          </table:table-cell>
          <table:table-cell office:value-type="string">
            <text:p>44.03</text:p>
          </table:table-cell>
          <table:table-cell office:value-type="string">
            <text:p>46.25</text:p>
          </table:table-cell>
          <table:table-cell office:value-type="string">
            <text:p>45.08</text:p>
          </table:table-cell>
          <table:table-cell office:value-type="string">
            <text:p>45.55</text:p>
          </table:table-cell>
          <table:table-cell office:value-type="string">
            <text:p>39.9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92">
            <text:p>792</text:p>
          </table:table-cell>
          <table:table-cell office:value-type="string">
            <text:p>45.87</text:p>
          </table:table-cell>
          <table:table-cell office:value-type="string">
            <text:p>45.06</text:p>
          </table:table-cell>
          <table:table-cell office:value-type="string">
            <text:p>43.69</text:p>
          </table:table-cell>
          <table:table-cell office:value-type="string">
            <text:p>43.92</text:p>
          </table:table-cell>
          <table:table-cell office:value-type="string">
            <text:p>46.10</text:p>
          </table:table-cell>
          <table:table-cell office:value-type="string">
            <text:p>44.97</text:p>
          </table:table-cell>
          <table:table-cell office:value-type="string">
            <text:p>45.43</text:p>
          </table:table-cell>
          <table:table-cell office:value-type="string">
            <text:p>39.9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94">
            <text:p>794</text:p>
          </table:table-cell>
          <table:table-cell office:value-type="string">
            <text:p>45.76</text:p>
          </table:table-cell>
          <table:table-cell office:value-type="string">
            <text:p>44.97</text:p>
          </table:table-cell>
          <table:table-cell office:value-type="string">
            <text:p>43.61</text:p>
          </table:table-cell>
          <table:table-cell office:value-type="string">
            <text:p>43.81</text:p>
          </table:table-cell>
          <table:table-cell office:value-type="string">
            <text:p>45.96</text:p>
          </table:table-cell>
          <table:table-cell office:value-type="string">
            <text:p>44.86</text:p>
          </table:table-cell>
          <table:table-cell office:value-type="string">
            <text:p>45.31</text:p>
          </table:table-cell>
          <table:table-cell office:value-type="string">
            <text:p>39.9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96">
            <text:p>796</text:p>
          </table:table-cell>
          <table:table-cell office:value-type="string">
            <text:p>45.65</text:p>
          </table:table-cell>
          <table:table-cell office:value-type="string">
            <text:p>44.89</text:p>
          </table:table-cell>
          <table:table-cell office:value-type="string">
            <text:p>43.54</text:p>
          </table:table-cell>
          <table:table-cell office:value-type="string">
            <text:p>43.72</text:p>
          </table:table-cell>
          <table:table-cell office:value-type="string">
            <text:p>45.81</text:p>
          </table:table-cell>
          <table:table-cell office:value-type="string">
            <text:p>44.75</text:p>
          </table:table-cell>
          <table:table-cell office:value-type="string">
            <text:p>45.20</text:p>
          </table:table-cell>
          <table:table-cell office:value-type="string">
            <text:p>39.8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98">
            <text:p>798</text:p>
          </table:table-cell>
          <table:table-cell office:value-type="string">
            <text:p>45.54</text:p>
          </table:table-cell>
          <table:table-cell office:value-type="string">
            <text:p>44.81</text:p>
          </table:table-cell>
          <table:table-cell office:value-type="string">
            <text:p>43.47</text:p>
          </table:table-cell>
          <table:table-cell office:value-type="string">
            <text:p>43.61</text:p>
          </table:table-cell>
          <table:table-cell office:value-type="string">
            <text:p>45.68</text:p>
          </table:table-cell>
          <table:table-cell office:value-type="string">
            <text:p>44.65</text:p>
          </table:table-cell>
          <table:table-cell office:value-type="string">
            <text:p>45.10</text:p>
          </table:table-cell>
          <table:table-cell office:value-type="string">
            <text:p>39.8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800">
            <text:p>800</text:p>
          </table:table-cell>
          <table:table-cell office:value-type="string">
            <text:p>45.44</text:p>
          </table:table-cell>
          <table:table-cell office:value-type="string">
            <text:p>44.74</text:p>
          </table:table-cell>
          <table:table-cell office:value-type="string">
            <text:p>43.40</text:p>
          </table:table-cell>
          <table:table-cell office:value-type="string">
            <text:p>43.52</text:p>
          </table:table-cell>
          <table:table-cell office:value-type="string">
            <text:p>45.54</text:p>
          </table:table-cell>
          <table:table-cell office:value-type="string">
            <text:p>44.55</text:p>
          </table:table-cell>
          <table:table-cell office:value-type="string">
            <text:p>44.99</text:p>
          </table:table-cell>
          <table:table-cell office:value-type="string">
            <text:p>39.8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02">
            <text:p>802</text:p>
          </table:table-cell>
          <table:table-cell office:value-type="string">
            <text:p>45.33</text:p>
          </table:table-cell>
          <table:table-cell office:value-type="string">
            <text:p>44.68</text:p>
          </table:table-cell>
          <table:table-cell office:value-type="string">
            <text:p>43.35</text:p>
          </table:table-cell>
          <table:table-cell office:value-type="string">
            <text:p>43.43</text:p>
          </table:table-cell>
          <table:table-cell office:value-type="string">
            <text:p>45.42</text:p>
          </table:table-cell>
          <table:table-cell office:value-type="string">
            <text:p>44.50</text:p>
          </table:table-cell>
          <table:table-cell office:value-type="string">
            <text:p>44.89</text:p>
          </table:table-cell>
          <table:table-cell office:value-type="string">
            <text:p>39.8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04">
            <text:p>804</text:p>
          </table:table-cell>
          <table:table-cell office:value-type="string">
            <text:p>45.23</text:p>
          </table:table-cell>
          <table:table-cell office:value-type="string">
            <text:p>44.83</text:p>
          </table:table-cell>
          <table:table-cell office:value-type="string">
            <text:p>43.45</text:p>
          </table:table-cell>
          <table:table-cell office:value-type="string">
            <text:p>43.34</text:p>
          </table:table-cell>
          <table:table-cell office:value-type="string">
            <text:p>45.30</text:p>
          </table:table-cell>
          <table:table-cell office:value-type="string">
            <text:p>44.75</text:p>
          </table:table-cell>
          <table:table-cell office:value-type="string">
            <text:p>44.80</text:p>
          </table:table-cell>
          <table:table-cell office:value-type="string">
            <text:p>39.8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806">
            <text:p>806</text:p>
          </table:table-cell>
          <table:table-cell office:value-type="string">
            <text:p>45.14</text:p>
          </table:table-cell>
          <table:table-cell office:value-type="string">
            <text:p>45.23</text:p>
          </table:table-cell>
          <table:table-cell office:value-type="string">
            <text:p>43.78</text:p>
          </table:table-cell>
          <table:table-cell office:value-type="string">
            <text:p>43.25</text:p>
          </table:table-cell>
          <table:table-cell office:value-type="string">
            <text:p>45.24</text:p>
          </table:table-cell>
          <table:table-cell office:value-type="string">
            <text:p>45.26</text:p>
          </table:table-cell>
          <table:table-cell office:value-type="string">
            <text:p>44.75</text:p>
          </table:table-cell>
          <table:table-cell office:value-type="string">
            <text:p>39.7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08">
            <text:p>808</text:p>
          </table:table-cell>
          <table:table-cell office:value-type="string">
            <text:p>45.07</text:p>
          </table:table-cell>
          <table:table-cell office:value-type="string">
            <text:p>45.80</text:p>
          </table:table-cell>
          <table:table-cell office:value-type="string">
            <text:p>44.26</text:p>
          </table:table-cell>
          <table:table-cell office:value-type="string">
            <text:p>43.19</text:p>
          </table:table-cell>
          <table:table-cell office:value-type="string">
            <text:p>45.26</text:p>
          </table:table-cell>
          <table:table-cell office:value-type="string">
            <text:p>45.90</text:p>
          </table:table-cell>
          <table:table-cell office:value-type="string">
            <text:p>44.78</text:p>
          </table:table-cell>
          <table:table-cell office:value-type="string">
            <text:p>39.7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810">
            <text:p>810</text:p>
          </table:table-cell>
          <table:table-cell office:value-type="string">
            <text:p>45.03</text:p>
          </table:table-cell>
          <table:table-cell office:value-type="string">
            <text:p>46.42</text:p>
          </table:table-cell>
          <table:table-cell office:value-type="string">
            <text:p>44.82</text:p>
          </table:table-cell>
          <table:table-cell office:value-type="string">
            <text:p>43.15</text:p>
          </table:table-cell>
          <table:table-cell office:value-type="string">
            <text:p>45.36</text:p>
          </table:table-cell>
          <table:table-cell office:value-type="string">
            <text:p>46.56</text:p>
          </table:table-cell>
          <table:table-cell office:value-type="string">
            <text:p>44.87</text:p>
          </table:table-cell>
          <table:table-cell office:value-type="string">
            <text:p>39.75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812">
            <text:p>812</text:p>
          </table:table-cell>
          <table:table-cell office:value-type="string">
            <text:p>45.03</text:p>
          </table:table-cell>
          <table:table-cell office:value-type="string">
            <text:p>47.07</text:p>
          </table:table-cell>
          <table:table-cell office:value-type="string">
            <text:p>45.43</text:p>
          </table:table-cell>
          <table:table-cell office:value-type="string">
            <text:p>43.15</text:p>
          </table:table-cell>
          <table:table-cell office:value-type="string">
            <text:p>45.54</text:p>
          </table:table-cell>
          <table:table-cell office:value-type="string">
            <text:p>47.20</text:p>
          </table:table-cell>
          <table:table-cell office:value-type="string">
            <text:p>45.04</text:p>
          </table:table-cell>
          <table:table-cell office:value-type="string">
            <text:p>39.7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814">
            <text:p>814</text:p>
          </table:table-cell>
          <table:table-cell office:value-type="string">
            <text:p>45.07</text:p>
          </table:table-cell>
          <table:table-cell office:value-type="string">
            <text:p>47.72</text:p>
          </table:table-cell>
          <table:table-cell office:value-type="string">
            <text:p>46.04</text:p>
          </table:table-cell>
          <table:table-cell office:value-type="string">
            <text:p>43.19</text:p>
          </table:table-cell>
          <table:table-cell office:value-type="string">
            <text:p>45.76</text:p>
          </table:table-cell>
          <table:table-cell office:value-type="string">
            <text:p>47.82</text:p>
          </table:table-cell>
          <table:table-cell office:value-type="string">
            <text:p>45.26</text:p>
          </table:table-cell>
          <table:table-cell office:value-type="string">
            <text:p>39.7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816">
            <text:p>816</text:p>
          </table:table-cell>
          <table:table-cell office:value-type="string">
            <text:p>45.14</text:p>
          </table:table-cell>
          <table:table-cell office:value-type="string">
            <text:p>48.35</text:p>
          </table:table-cell>
          <table:table-cell office:value-type="string">
            <text:p>46.64</text:p>
          </table:table-cell>
          <table:table-cell office:value-type="string">
            <text:p>43.26</text:p>
          </table:table-cell>
          <table:table-cell office:value-type="string">
            <text:p>46.01</text:p>
          </table:table-cell>
          <table:table-cell office:value-type="string">
            <text:p>48.40</text:p>
          </table:table-cell>
          <table:table-cell office:value-type="string">
            <text:p>45.52</text:p>
          </table:table-cell>
          <table:table-cell office:value-type="string">
            <text:p>39.6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18">
            <text:p>818</text:p>
          </table:table-cell>
          <table:table-cell office:value-type="string">
            <text:p>45.24</text:p>
          </table:table-cell>
          <table:table-cell office:value-type="string">
            <text:p>48.95</text:p>
          </table:table-cell>
          <table:table-cell office:value-type="string">
            <text:p>47.22</text:p>
          </table:table-cell>
          <table:table-cell office:value-type="string">
            <text:p>43.37</text:p>
          </table:table-cell>
          <table:table-cell office:value-type="string">
            <text:p>46.30</text:p>
          </table:table-cell>
          <table:table-cell office:value-type="string">
            <text:p>48.95</text:p>
          </table:table-cell>
          <table:table-cell office:value-type="string">
            <text:p>45.84</text:p>
          </table:table-cell>
          <table:table-cell office:value-type="string">
            <text:p>39.6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820">
            <text:p>820</text:p>
          </table:table-cell>
          <table:table-cell office:value-type="string">
            <text:p>45.36</text:p>
          </table:table-cell>
          <table:table-cell office:value-type="string">
            <text:p>49.53</text:p>
          </table:table-cell>
          <table:table-cell office:value-type="string">
            <text:p>47.78</text:p>
          </table:table-cell>
          <table:table-cell office:value-type="string">
            <text:p>43.49</text:p>
          </table:table-cell>
          <table:table-cell office:value-type="string">
            <text:p>46.60</text:p>
          </table:table-cell>
          <table:table-cell office:value-type="string">
            <text:p>49.46</text:p>
          </table:table-cell>
          <table:table-cell office:value-type="string">
            <text:p>46.16</text:p>
          </table:table-cell>
          <table:table-cell office:value-type="string">
            <text:p>39.6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822">
            <text:p>822</text:p>
          </table:table-cell>
          <table:table-cell office:value-type="string">
            <text:p>45.50</text:p>
          </table:table-cell>
          <table:table-cell office:value-type="string">
            <text:p>50.07</text:p>
          </table:table-cell>
          <table:table-cell office:value-type="string">
            <text:p>48.32</text:p>
          </table:table-cell>
          <table:table-cell office:value-type="string">
            <text:p>43.64</text:p>
          </table:table-cell>
          <table:table-cell office:value-type="string">
            <text:p>46.92</text:p>
          </table:table-cell>
          <table:table-cell office:value-type="string">
            <text:p>49.95</text:p>
          </table:table-cell>
          <table:table-cell office:value-type="string">
            <text:p>46.51</text:p>
          </table:table-cell>
          <table:table-cell office:value-type="string">
            <text:p>39.6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824">
            <text:p>824</text:p>
          </table:table-cell>
          <table:table-cell office:value-type="string">
            <text:p>45.66</text:p>
          </table:table-cell>
          <table:table-cell office:value-type="string">
            <text:p>50.57</text:p>
          </table:table-cell>
          <table:table-cell office:value-type="string">
            <text:p>48.83</text:p>
          </table:table-cell>
          <table:table-cell office:value-type="string">
            <text:p>43.80</text:p>
          </table:table-cell>
          <table:table-cell office:value-type="string">
            <text:p>47.24</text:p>
          </table:table-cell>
          <table:table-cell office:value-type="string">
            <text:p>50.40</text:p>
          </table:table-cell>
          <table:table-cell office:value-type="string">
            <text:p>46.87</text:p>
          </table:table-cell>
          <table:table-cell office:value-type="string">
            <text:p>39.6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826">
            <text:p>826</text:p>
          </table:table-cell>
          <table:table-cell office:value-type="string">
            <text:p>45.84</text:p>
          </table:table-cell>
          <table:table-cell office:value-type="string">
            <text:p>51.05</text:p>
          </table:table-cell>
          <table:table-cell office:value-type="string">
            <text:p>49.31</text:p>
          </table:table-cell>
          <table:table-cell office:value-type="string">
            <text:p>43.98</text:p>
          </table:table-cell>
          <table:table-cell office:value-type="string">
            <text:p>47.57</text:p>
          </table:table-cell>
          <table:table-cell office:value-type="string">
            <text:p>50.82</text:p>
          </table:table-cell>
          <table:table-cell office:value-type="string">
            <text:p>47.24</text:p>
          </table:table-cell>
          <table:table-cell office:value-type="string">
            <text:p>39.5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28">
            <text:p>828</text:p>
          </table:table-cell>
          <table:table-cell office:value-type="string">
            <text:p>46.01</text:p>
          </table:table-cell>
          <table:table-cell office:value-type="string">
            <text:p>51.50</text:p>
          </table:table-cell>
          <table:table-cell office:value-type="string">
            <text:p>49.76</text:p>
          </table:table-cell>
          <table:table-cell office:value-type="string">
            <text:p>44.16</text:p>
          </table:table-cell>
          <table:table-cell office:value-type="string">
            <text:p>47.90</text:p>
          </table:table-cell>
          <table:table-cell office:value-type="string">
            <text:p>51.22</text:p>
          </table:table-cell>
          <table:table-cell office:value-type="string">
            <text:p>47.61</text:p>
          </table:table-cell>
          <table:table-cell office:value-type="string">
            <text:p>39.57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830">
            <text:p>830</text:p>
          </table:table-cell>
          <table:table-cell office:value-type="string">
            <text:p>46.20</text:p>
          </table:table-cell>
          <table:table-cell office:value-type="string">
            <text:p>51.91</text:p>
          </table:table-cell>
          <table:table-cell office:value-type="string">
            <text:p>50.19</text:p>
          </table:table-cell>
          <table:table-cell office:value-type="string">
            <text:p>44.35</text:p>
          </table:table-cell>
          <table:table-cell office:value-type="string">
            <text:p>48.24</text:p>
          </table:table-cell>
          <table:table-cell office:value-type="string">
            <text:p>51.60</text:p>
          </table:table-cell>
          <table:table-cell office:value-type="string">
            <text:p>47.98</text:p>
          </table:table-cell>
          <table:table-cell office:value-type="string">
            <text:p>39.5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832">
            <text:p>832</text:p>
          </table:table-cell>
          <table:table-cell office:value-type="string">
            <text:p>46.40</text:p>
          </table:table-cell>
          <table:table-cell office:value-type="string">
            <text:p>52.32</text:p>
          </table:table-cell>
          <table:table-cell office:value-type="string">
            <text:p>50.59</text:p>
          </table:table-cell>
          <table:table-cell office:value-type="string">
            <text:p>44.55</text:p>
          </table:table-cell>
          <table:table-cell office:value-type="string">
            <text:p>48.56</text:p>
          </table:table-cell>
          <table:table-cell office:value-type="string">
            <text:p>51.97</text:p>
          </table:table-cell>
          <table:table-cell office:value-type="string">
            <text:p>48.35</text:p>
          </table:table-cell>
          <table:table-cell office:value-type="string">
            <text:p>39.5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834">
            <text:p>834</text:p>
          </table:table-cell>
          <table:table-cell office:value-type="string">
            <text:p>46.59</text:p>
          </table:table-cell>
          <table:table-cell office:value-type="string">
            <text:p>52.69</text:p>
          </table:table-cell>
          <table:table-cell office:value-type="string">
            <text:p>50.97</text:p>
          </table:table-cell>
          <table:table-cell office:value-type="string">
            <text:p>44.75</text:p>
          </table:table-cell>
          <table:table-cell office:value-type="string">
            <text:p>48.90</text:p>
          </table:table-cell>
          <table:table-cell office:value-type="string">
            <text:p>52.32</text:p>
          </table:table-cell>
          <table:table-cell office:value-type="string">
            <text:p>48.71</text:p>
          </table:table-cell>
          <table:table-cell office:value-type="string">
            <text:p>39.5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836">
            <text:p>836</text:p>
          </table:table-cell>
          <table:table-cell office:value-type="string">
            <text:p>46.78</text:p>
          </table:table-cell>
          <table:table-cell office:value-type="string">
            <text:p>53.04</text:p>
          </table:table-cell>
          <table:table-cell office:value-type="string">
            <text:p>51.34</text:p>
          </table:table-cell>
          <table:table-cell office:value-type="string">
            <text:p>44.96</text:p>
          </table:table-cell>
          <table:table-cell office:value-type="string">
            <text:p>49.23</text:p>
          </table:table-cell>
          <table:table-cell office:value-type="string">
            <text:p>52.67</text:p>
          </table:table-cell>
          <table:table-cell office:value-type="string">
            <text:p>49.08</text:p>
          </table:table-cell>
          <table:table-cell office:value-type="string">
            <text:p>39.5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38">
            <text:p>838</text:p>
          </table:table-cell>
          <table:table-cell office:value-type="string">
            <text:p>46.98</text:p>
          </table:table-cell>
          <table:table-cell office:value-type="string">
            <text:p>53.39</text:p>
          </table:table-cell>
          <table:table-cell office:value-type="string">
            <text:p>51.69</text:p>
          </table:table-cell>
          <table:table-cell office:value-type="string">
            <text:p>45.16</text:p>
          </table:table-cell>
          <table:table-cell office:value-type="string">
            <text:p>49.55</text:p>
          </table:table-cell>
          <table:table-cell office:value-type="string">
            <text:p>52.99</text:p>
          </table:table-cell>
          <table:table-cell office:value-type="string">
            <text:p>49.43</text:p>
          </table:table-cell>
          <table:table-cell office:value-type="string">
            <text:p>39.5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840">
            <text:p>840</text:p>
          </table:table-cell>
          <table:table-cell office:value-type="string">
            <text:p>47.19</text:p>
          </table:table-cell>
          <table:table-cell office:value-type="string">
            <text:p>53.72</text:p>
          </table:table-cell>
          <table:table-cell office:value-type="string">
            <text:p>52.01</text:p>
          </table:table-cell>
          <table:table-cell office:value-type="string">
            <text:p>45.36</text:p>
          </table:table-cell>
          <table:table-cell office:value-type="string">
            <text:p>49.88</text:p>
          </table:table-cell>
          <table:table-cell office:value-type="string">
            <text:p>53.32</text:p>
          </table:table-cell>
          <table:table-cell office:value-type="string">
            <text:p>49.78</text:p>
          </table:table-cell>
          <table:table-cell office:value-type="string">
            <text:p>39.5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842">
            <text:p>842</text:p>
          </table:table-cell>
          <table:table-cell office:value-type="string">
            <text:p>47.39</text:p>
          </table:table-cell>
          <table:table-cell office:value-type="string">
            <text:p>54.03</text:p>
          </table:table-cell>
          <table:table-cell office:value-type="string">
            <text:p>52.33</text:p>
          </table:table-cell>
          <table:table-cell office:value-type="string">
            <text:p>45.56</text:p>
          </table:table-cell>
          <table:table-cell office:value-type="string">
            <text:p>50.20</text:p>
          </table:table-cell>
          <table:table-cell office:value-type="string">
            <text:p>53.62</text:p>
          </table:table-cell>
          <table:table-cell office:value-type="string">
            <text:p>50.12</text:p>
          </table:table-cell>
          <table:table-cell office:value-type="string">
            <text:p>39.5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844">
            <text:p>844</text:p>
          </table:table-cell>
          <table:table-cell office:value-type="string">
            <text:p>47.59</text:p>
          </table:table-cell>
          <table:table-cell office:value-type="string">
            <text:p>54.33</text:p>
          </table:table-cell>
          <table:table-cell office:value-type="string">
            <text:p>52.63</text:p>
          </table:table-cell>
          <table:table-cell office:value-type="string">
            <text:p>45.77</text:p>
          </table:table-cell>
          <table:table-cell office:value-type="string">
            <text:p>50.52</text:p>
          </table:table-cell>
          <table:table-cell office:value-type="string">
            <text:p>53.92</text:p>
          </table:table-cell>
          <table:table-cell office:value-type="string">
            <text:p>50.45</text:p>
          </table:table-cell>
          <table:table-cell office:value-type="string">
            <text:p>39.5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846">
            <text:p>846</text:p>
          </table:table-cell>
          <table:table-cell office:value-type="string">
            <text:p>47.79</text:p>
          </table:table-cell>
          <table:table-cell office:value-type="string">
            <text:p>54.61</text:p>
          </table:table-cell>
          <table:table-cell office:value-type="string">
            <text:p>52.90</text:p>
          </table:table-cell>
          <table:table-cell office:value-type="string">
            <text:p>45.97</text:p>
          </table:table-cell>
          <table:table-cell office:value-type="string">
            <text:p>50.83</text:p>
          </table:table-cell>
          <table:table-cell office:value-type="string">
            <text:p>54.21</text:p>
          </table:table-cell>
          <table:table-cell office:value-type="string">
            <text:p>50.76</text:p>
          </table:table-cell>
          <table:table-cell office:value-type="string">
            <text:p>39.5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848">
            <text:p>848</text:p>
          </table:table-cell>
          <table:table-cell office:value-type="string">
            <text:p>47.99</text:p>
          </table:table-cell>
          <table:table-cell office:value-type="string">
            <text:p>54.88</text:p>
          </table:table-cell>
          <table:table-cell office:value-type="string">
            <text:p>53.16</text:p>
          </table:table-cell>
          <table:table-cell office:value-type="string">
            <text:p>46.16</text:p>
          </table:table-cell>
          <table:table-cell office:value-type="string">
            <text:p>51.14</text:p>
          </table:table-cell>
          <table:table-cell office:value-type="string">
            <text:p>54.49</text:p>
          </table:table-cell>
          <table:table-cell office:value-type="string">
            <text:p>51.06</text:p>
          </table:table-cell>
          <table:table-cell office:value-type="string">
            <text:p>39.54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850">
            <text:p>850</text:p>
          </table:table-cell>
          <table:table-cell office:value-type="string">
            <text:p>48.19</text:p>
          </table:table-cell>
          <table:table-cell office:value-type="string">
            <text:p>55.14</text:p>
          </table:table-cell>
          <table:table-cell office:value-type="string">
            <text:p>53.43</text:p>
          </table:table-cell>
          <table:table-cell office:value-type="string">
            <text:p>46.37</text:p>
          </table:table-cell>
          <table:table-cell office:value-type="string">
            <text:p>51.45</text:p>
          </table:table-cell>
          <table:table-cell office:value-type="string">
            <text:p>54.75</text:p>
          </table:table-cell>
          <table:table-cell office:value-type="string">
            <text:p>51.36</text:p>
          </table:table-cell>
          <table:table-cell office:value-type="string">
            <text:p>39.5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852">
            <text:p>852</text:p>
          </table:table-cell>
          <table:table-cell office:value-type="string">
            <text:p>48.39</text:p>
          </table:table-cell>
          <table:table-cell office:value-type="string">
            <text:p>55.38</text:p>
          </table:table-cell>
          <table:table-cell office:value-type="string">
            <text:p>53.68</text:p>
          </table:table-cell>
          <table:table-cell office:value-type="string">
            <text:p>46.57</text:p>
          </table:table-cell>
          <table:table-cell office:value-type="string">
            <text:p>51.74</text:p>
          </table:table-cell>
          <table:table-cell office:value-type="string">
            <text:p>55.01</text:p>
          </table:table-cell>
          <table:table-cell office:value-type="string">
            <text:p>51.67</text:p>
          </table:table-cell>
          <table:table-cell office:value-type="string">
            <text:p>39.5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854">
            <text:p>854</text:p>
          </table:table-cell>
          <table:table-cell office:value-type="string">
            <text:p>48.59</text:p>
          </table:table-cell>
          <table:table-cell office:value-type="string">
            <text:p>55.62</text:p>
          </table:table-cell>
          <table:table-cell office:value-type="string">
            <text:p>53.91</text:p>
          </table:table-cell>
          <table:table-cell office:value-type="string">
            <text:p>46.77</text:p>
          </table:table-cell>
          <table:table-cell office:value-type="string">
            <text:p>52.03</text:p>
          </table:table-cell>
          <table:table-cell office:value-type="string">
            <text:p>55.27</text:p>
          </table:table-cell>
          <table:table-cell office:value-type="string">
            <text:p>51.95</text:p>
          </table:table-cell>
          <table:table-cell office:value-type="string">
            <text:p>39.5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856">
            <text:p>856</text:p>
          </table:table-cell>
          <table:table-cell office:value-type="string">
            <text:p>48.78</text:p>
          </table:table-cell>
          <table:table-cell office:value-type="string">
            <text:p>55.84</text:p>
          </table:table-cell>
          <table:table-cell office:value-type="string">
            <text:p>54.14</text:p>
          </table:table-cell>
          <table:table-cell office:value-type="string">
            <text:p>46.96</text:p>
          </table:table-cell>
          <table:table-cell office:value-type="string">
            <text:p>52.32</text:p>
          </table:table-cell>
          <table:table-cell office:value-type="string">
            <text:p>55.51</text:p>
          </table:table-cell>
          <table:table-cell office:value-type="string">
            <text:p>52.23</text:p>
          </table:table-cell>
          <table:table-cell office:value-type="string">
            <text:p>39.6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58">
            <text:p>858</text:p>
          </table:table-cell>
          <table:table-cell office:value-type="string">
            <text:p>48.97</text:p>
          </table:table-cell>
          <table:table-cell office:value-type="string">
            <text:p>56.06</text:p>
          </table:table-cell>
          <table:table-cell office:value-type="string">
            <text:p>54.36</text:p>
          </table:table-cell>
          <table:table-cell office:value-type="string">
            <text:p>47.16</text:p>
          </table:table-cell>
          <table:table-cell office:value-type="string">
            <text:p>52.60</text:p>
          </table:table-cell>
          <table:table-cell office:value-type="string">
            <text:p>55.74</text:p>
          </table:table-cell>
          <table:table-cell office:value-type="string">
            <text:p>52.49</text:p>
          </table:table-cell>
          <table:table-cell office:value-type="string">
            <text:p>39.6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60">
            <text:p>860</text:p>
          </table:table-cell>
          <table:table-cell office:value-type="string">
            <text:p>49.17</text:p>
          </table:table-cell>
          <table:table-cell office:value-type="string">
            <text:p>56.27</text:p>
          </table:table-cell>
          <table:table-cell office:value-type="string">
            <text:p>54.56</text:p>
          </table:table-cell>
          <table:table-cell office:value-type="string">
            <text:p>47.34</text:p>
          </table:table-cell>
          <table:table-cell office:value-type="string">
            <text:p>52.88</text:p>
          </table:table-cell>
          <table:table-cell office:value-type="string">
            <text:p>55.98</text:p>
          </table:table-cell>
          <table:table-cell office:value-type="string">
            <text:p>52.75</text:p>
          </table:table-cell>
          <table:table-cell office:value-type="string">
            <text:p>39.67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862">
            <text:p>862</text:p>
          </table:table-cell>
          <table:table-cell office:value-type="string">
            <text:p>49.36</text:p>
          </table:table-cell>
          <table:table-cell office:value-type="string">
            <text:p>56.48</text:p>
          </table:table-cell>
          <table:table-cell office:value-type="string">
            <text:p>54.76</text:p>
          </table:table-cell>
          <table:table-cell office:value-type="string">
            <text:p>47.53</text:p>
          </table:table-cell>
          <table:table-cell office:value-type="string">
            <text:p>53.15</text:p>
          </table:table-cell>
          <table:table-cell office:value-type="string">
            <text:p>56.21</text:p>
          </table:table-cell>
          <table:table-cell office:value-type="string">
            <text:p>53.00</text:p>
          </table:table-cell>
          <table:table-cell office:value-type="string">
            <text:p>39.7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864">
            <text:p>864</text:p>
          </table:table-cell>
          <table:table-cell office:value-type="string">
            <text:p>49.54</text:p>
          </table:table-cell>
          <table:table-cell office:value-type="string">
            <text:p>56.68</text:p>
          </table:table-cell>
          <table:table-cell office:value-type="string">
            <text:p>54.96</text:p>
          </table:table-cell>
          <table:table-cell office:value-type="string">
            <text:p>47.72</text:p>
          </table:table-cell>
          <table:table-cell office:value-type="string">
            <text:p>53.41</text:p>
          </table:table-cell>
          <table:table-cell office:value-type="string">
            <text:p>56.43</text:p>
          </table:table-cell>
          <table:table-cell office:value-type="string">
            <text:p>53.24</text:p>
          </table:table-cell>
          <table:table-cell office:value-type="string">
            <text:p>39.7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866">
            <text:p>866</text:p>
          </table:table-cell>
          <table:table-cell office:value-type="string">
            <text:p>49.73</text:p>
          </table:table-cell>
          <table:table-cell office:value-type="string">
            <text:p>56.87</text:p>
          </table:table-cell>
          <table:table-cell office:value-type="string">
            <text:p>55.14</text:p>
          </table:table-cell>
          <table:table-cell office:value-type="string">
            <text:p>47.90</text:p>
          </table:table-cell>
          <table:table-cell office:value-type="string">
            <text:p>53.68</text:p>
          </table:table-cell>
          <table:table-cell office:value-type="string">
            <text:p>56.65</text:p>
          </table:table-cell>
          <table:table-cell office:value-type="string">
            <text:p>53.48</text:p>
          </table:table-cell>
          <table:table-cell office:value-type="string">
            <text:p>39.7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68">
            <text:p>868</text:p>
          </table:table-cell>
          <table:table-cell office:value-type="string">
            <text:p>49.91</text:p>
          </table:table-cell>
          <table:table-cell office:value-type="string">
            <text:p>57.06</text:p>
          </table:table-cell>
          <table:table-cell office:value-type="string">
            <text:p>55.33</text:p>
          </table:table-cell>
          <table:table-cell office:value-type="string">
            <text:p>48.08</text:p>
          </table:table-cell>
          <table:table-cell office:value-type="string">
            <text:p>53.93</text:p>
          </table:table-cell>
          <table:table-cell office:value-type="string">
            <text:p>56.87</text:p>
          </table:table-cell>
          <table:table-cell office:value-type="string">
            <text:p>53.70</text:p>
          </table:table-cell>
          <table:table-cell office:value-type="string">
            <text:p>39.8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870">
            <text:p>870</text:p>
          </table:table-cell>
          <table:table-cell office:value-type="string">
            <text:p>50.10</text:p>
          </table:table-cell>
          <table:table-cell office:value-type="string">
            <text:p>57.24</text:p>
          </table:table-cell>
          <table:table-cell office:value-type="string">
            <text:p>55.50</text:p>
          </table:table-cell>
          <table:table-cell office:value-type="string">
            <text:p>48.26</text:p>
          </table:table-cell>
          <table:table-cell office:value-type="string">
            <text:p>54.19</text:p>
          </table:table-cell>
          <table:table-cell office:value-type="string">
            <text:p>57.07</text:p>
          </table:table-cell>
          <table:table-cell office:value-type="string">
            <text:p>53.91</text:p>
          </table:table-cell>
          <table:table-cell office:value-type="string">
            <text:p>39.85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872">
            <text:p>872</text:p>
          </table:table-cell>
          <table:table-cell office:value-type="string">
            <text:p>50.28</text:p>
          </table:table-cell>
          <table:table-cell office:value-type="string">
            <text:p>57.41</text:p>
          </table:table-cell>
          <table:table-cell office:value-type="string">
            <text:p>55.67</text:p>
          </table:table-cell>
          <table:table-cell office:value-type="string">
            <text:p>48.43</text:p>
          </table:table-cell>
          <table:table-cell office:value-type="string">
            <text:p>54.43</text:p>
          </table:table-cell>
          <table:table-cell office:value-type="string">
            <text:p>57.27</text:p>
          </table:table-cell>
          <table:table-cell office:value-type="string">
            <text:p>54.12</text:p>
          </table:table-cell>
          <table:table-cell office:value-type="string">
            <text:p>39.8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874">
            <text:p>874</text:p>
          </table:table-cell>
          <table:table-cell office:value-type="string">
            <text:p>50.46</text:p>
          </table:table-cell>
          <table:table-cell office:value-type="string">
            <text:p>57.58</text:p>
          </table:table-cell>
          <table:table-cell office:value-type="string">
            <text:p>55.82</text:p>
          </table:table-cell>
          <table:table-cell office:value-type="string">
            <text:p>48.60</text:p>
          </table:table-cell>
          <table:table-cell office:value-type="string">
            <text:p>54.67</text:p>
          </table:table-cell>
          <table:table-cell office:value-type="string">
            <text:p>57.46</text:p>
          </table:table-cell>
          <table:table-cell office:value-type="string">
            <text:p>54.31</text:p>
          </table:table-cell>
          <table:table-cell office:value-type="string">
            <text:p>39.9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876">
            <text:p>876</text:p>
          </table:table-cell>
          <table:table-cell office:value-type="string">
            <text:p>50.63</text:p>
          </table:table-cell>
          <table:table-cell office:value-type="string">
            <text:p>57.74</text:p>
          </table:table-cell>
          <table:table-cell office:value-type="string">
            <text:p>55.97</text:p>
          </table:table-cell>
          <table:table-cell office:value-type="string">
            <text:p>48.77</text:p>
          </table:table-cell>
          <table:table-cell office:value-type="string">
            <text:p>54.91</text:p>
          </table:table-cell>
          <table:table-cell office:value-type="string">
            <text:p>57.65</text:p>
          </table:table-cell>
          <table:table-cell office:value-type="string">
            <text:p>54.51</text:p>
          </table:table-cell>
          <table:table-cell office:value-type="string">
            <text:p>39.9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78">
            <text:p>878</text:p>
          </table:table-cell>
          <table:table-cell office:value-type="string">
            <text:p>50.81</text:p>
          </table:table-cell>
          <table:table-cell office:value-type="string">
            <text:p>57.90</text:p>
          </table:table-cell>
          <table:table-cell office:value-type="string">
            <text:p>56.11</text:p>
          </table:table-cell>
          <table:table-cell office:value-type="string">
            <text:p>48.94</text:p>
          </table:table-cell>
          <table:table-cell office:value-type="string">
            <text:p>55.14</text:p>
          </table:table-cell>
          <table:table-cell office:value-type="string">
            <text:p>57.83</text:p>
          </table:table-cell>
          <table:table-cell office:value-type="string">
            <text:p>54.68</text:p>
          </table:table-cell>
          <table:table-cell office:value-type="string">
            <text:p>40.03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880">
            <text:p>880</text:p>
          </table:table-cell>
          <table:table-cell office:value-type="string">
            <text:p>50.98</text:p>
          </table:table-cell>
          <table:table-cell office:value-type="string">
            <text:p>58.04</text:p>
          </table:table-cell>
          <table:table-cell office:value-type="string">
            <text:p>56.25</text:p>
          </table:table-cell>
          <table:table-cell office:value-type="string">
            <text:p>49.10</text:p>
          </table:table-cell>
          <table:table-cell office:value-type="string">
            <text:p>55.36</text:p>
          </table:table-cell>
          <table:table-cell office:value-type="string">
            <text:p>57.99</text:p>
          </table:table-cell>
          <table:table-cell office:value-type="string">
            <text:p>54.86</text:p>
          </table:table-cell>
          <table:table-cell office:value-type="string">
            <text:p>40.07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882">
            <text:p>882</text:p>
          </table:table-cell>
          <table:table-cell office:value-type="string">
            <text:p>51.15</text:p>
          </table:table-cell>
          <table:table-cell office:value-type="string">
            <text:p>58.19</text:p>
          </table:table-cell>
          <table:table-cell office:value-type="string">
            <text:p>56.39</text:p>
          </table:table-cell>
          <table:table-cell office:value-type="string">
            <text:p>49.26</text:p>
          </table:table-cell>
          <table:table-cell office:value-type="string">
            <text:p>55.57</text:p>
          </table:table-cell>
          <table:table-cell office:value-type="string">
            <text:p>58.16</text:p>
          </table:table-cell>
          <table:table-cell office:value-type="string">
            <text:p>55.04</text:p>
          </table:table-cell>
          <table:table-cell office:value-type="string">
            <text:p>40.1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884">
            <text:p>884</text:p>
          </table:table-cell>
          <table:table-cell office:value-type="string">
            <text:p>51.32</text:p>
          </table:table-cell>
          <table:table-cell office:value-type="string">
            <text:p>58.33</text:p>
          </table:table-cell>
          <table:table-cell office:value-type="string">
            <text:p>56.52</text:p>
          </table:table-cell>
          <table:table-cell office:value-type="string">
            <text:p>49.42</text:p>
          </table:table-cell>
          <table:table-cell office:value-type="string">
            <text:p>55.78</text:p>
          </table:table-cell>
          <table:table-cell office:value-type="string">
            <text:p>58.33</text:p>
          </table:table-cell>
          <table:table-cell office:value-type="string">
            <text:p>55.20</text:p>
          </table:table-cell>
          <table:table-cell office:value-type="string">
            <text:p>40.1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886">
            <text:p>886</text:p>
          </table:table-cell>
          <table:table-cell office:value-type="string">
            <text:p>51.48</text:p>
          </table:table-cell>
          <table:table-cell office:value-type="string">
            <text:p>58.46</text:p>
          </table:table-cell>
          <table:table-cell office:value-type="string">
            <text:p>56.64</text:p>
          </table:table-cell>
          <table:table-cell office:value-type="string">
            <text:p>49.57</text:p>
          </table:table-cell>
          <table:table-cell office:value-type="string">
            <text:p>55.98</text:p>
          </table:table-cell>
          <table:table-cell office:value-type="string">
            <text:p>58.46</text:p>
          </table:table-cell>
          <table:table-cell office:value-type="string">
            <text:p>55.37</text:p>
          </table:table-cell>
          <table:table-cell office:value-type="string">
            <text:p>40.2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888">
            <text:p>888</text:p>
          </table:table-cell>
          <table:table-cell office:value-type="string">
            <text:p>51.64</text:p>
          </table:table-cell>
          <table:table-cell office:value-type="string">
            <text:p>58.58</text:p>
          </table:table-cell>
          <table:table-cell office:value-type="string">
            <text:p>56.76</text:p>
          </table:table-cell>
          <table:table-cell office:value-type="string">
            <text:p>49.73</text:p>
          </table:table-cell>
          <table:table-cell office:value-type="string">
            <text:p>56.18</text:p>
          </table:table-cell>
          <table:table-cell office:value-type="string">
            <text:p>58.61</text:p>
          </table:table-cell>
          <table:table-cell office:value-type="string">
            <text:p>55.52</text:p>
          </table:table-cell>
          <table:table-cell office:value-type="string">
            <text:p>40.28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890">
            <text:p>890</text:p>
          </table:table-cell>
          <table:table-cell office:value-type="string">
            <text:p>51.80</text:p>
          </table:table-cell>
          <table:table-cell office:value-type="string">
            <text:p>58.71</text:p>
          </table:table-cell>
          <table:table-cell office:value-type="string">
            <text:p>56.87</text:p>
          </table:table-cell>
          <table:table-cell office:value-type="string">
            <text:p>49.88</text:p>
          </table:table-cell>
          <table:table-cell office:value-type="string">
            <text:p>56.37</text:p>
          </table:table-cell>
          <table:table-cell office:value-type="string">
            <text:p>58.75</text:p>
          </table:table-cell>
          <table:table-cell office:value-type="string">
            <text:p>55.66</text:p>
          </table:table-cell>
          <table:table-cell office:value-type="string">
            <text:p>40.3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892">
            <text:p>892</text:p>
          </table:table-cell>
          <table:table-cell office:value-type="string">
            <text:p>51.95</text:p>
          </table:table-cell>
          <table:table-cell office:value-type="string">
            <text:p>58.83</text:p>
          </table:table-cell>
          <table:table-cell office:value-type="string">
            <text:p>56.95</text:p>
          </table:table-cell>
          <table:table-cell office:value-type="string">
            <text:p>50.01</text:p>
          </table:table-cell>
          <table:table-cell office:value-type="string">
            <text:p>56.56</text:p>
          </table:table-cell>
          <table:table-cell office:value-type="string">
            <text:p>58.89</text:p>
          </table:table-cell>
          <table:table-cell office:value-type="string">
            <text:p>55.78</text:p>
          </table:table-cell>
          <table:table-cell office:value-type="string">
            <text:p>40.38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894">
            <text:p>894</text:p>
          </table:table-cell>
          <table:table-cell office:value-type="string">
            <text:p>52.11</text:p>
          </table:table-cell>
          <table:table-cell office:value-type="string">
            <text:p>58.95</text:p>
          </table:table-cell>
          <table:table-cell office:value-type="string">
            <text:p>57.07</text:p>
          </table:table-cell>
          <table:table-cell office:value-type="string">
            <text:p>50.15</text:p>
          </table:table-cell>
          <table:table-cell office:value-type="string">
            <text:p>56.75</text:p>
          </table:table-cell>
          <table:table-cell office:value-type="string">
            <text:p>59.04</text:p>
          </table:table-cell>
          <table:table-cell office:value-type="string">
            <text:p>55.91</text:p>
          </table:table-cell>
          <table:table-cell office:value-type="string">
            <text:p>40.4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896">
            <text:p>896</text:p>
          </table:table-cell>
          <table:table-cell office:value-type="string">
            <text:p>52.26</text:p>
          </table:table-cell>
          <table:table-cell office:value-type="string">
            <text:p>59.07</text:p>
          </table:table-cell>
          <table:table-cell office:value-type="string">
            <text:p>57.17</text:p>
          </table:table-cell>
          <table:table-cell office:value-type="string">
            <text:p>50.31</text:p>
          </table:table-cell>
          <table:table-cell office:value-type="string">
            <text:p>56.93</text:p>
          </table:table-cell>
          <table:table-cell office:value-type="string">
            <text:p>59.18</text:p>
          </table:table-cell>
          <table:table-cell office:value-type="string">
            <text:p>56.05</text:p>
          </table:table-cell>
          <table:table-cell office:value-type="string">
            <text:p>40.5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98">
            <text:p>898</text:p>
          </table:table-cell>
          <table:table-cell office:value-type="string">
            <text:p>52.41</text:p>
          </table:table-cell>
          <table:table-cell office:value-type="string">
            <text:p>59.18</text:p>
          </table:table-cell>
          <table:table-cell office:value-type="string">
            <text:p>57.27</text:p>
          </table:table-cell>
          <table:table-cell office:value-type="string">
            <text:p>50.44</text:p>
          </table:table-cell>
          <table:table-cell office:value-type="string">
            <text:p>57.11</text:p>
          </table:table-cell>
          <table:table-cell office:value-type="string">
            <text:p>59.31</text:p>
          </table:table-cell>
          <table:table-cell office:value-type="string">
            <text:p>56.19</text:p>
          </table:table-cell>
          <table:table-cell office:value-type="string">
            <text:p>40.58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900">
            <text:p>900</text:p>
          </table:table-cell>
          <table:table-cell office:value-type="string">
            <text:p>52.55</text:p>
          </table:table-cell>
          <table:table-cell office:value-type="string">
            <text:p>59.29</text:p>
          </table:table-cell>
          <table:table-cell office:value-type="string">
            <text:p>57.37</text:p>
          </table:table-cell>
          <table:table-cell office:value-type="string">
            <text:p>50.58</text:p>
          </table:table-cell>
          <table:table-cell office:value-type="string">
            <text:p>57.28</text:p>
          </table:table-cell>
          <table:table-cell office:value-type="string">
            <text:p>59.44</text:p>
          </table:table-cell>
          <table:table-cell office:value-type="string">
            <text:p>56.32</text:p>
          </table:table-cell>
          <table:table-cell office:value-type="string">
            <text:p>40.6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902">
            <text:p>902</text:p>
          </table:table-cell>
          <table:table-cell office:value-type="string">
            <text:p>52.70</text:p>
          </table:table-cell>
          <table:table-cell office:value-type="string">
            <text:p>59.37</text:p>
          </table:table-cell>
          <table:table-cell office:value-type="string">
            <text:p>57.45</text:p>
          </table:table-cell>
          <table:table-cell office:value-type="string">
            <text:p>50.71</text:p>
          </table:table-cell>
          <table:table-cell office:value-type="string">
            <text:p>57.45</text:p>
          </table:table-cell>
          <table:table-cell office:value-type="string">
            <text:p>59.52</text:p>
          </table:table-cell>
          <table:table-cell office:value-type="string">
            <text:p>56.44</text:p>
          </table:table-cell>
          <table:table-cell office:value-type="string">
            <text:p>40.7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904">
            <text:p>904</text:p>
          </table:table-cell>
          <table:table-cell office:value-type="string">
            <text:p>52.84</text:p>
          </table:table-cell>
          <table:table-cell office:value-type="string">
            <text:p>59.26</text:p>
          </table:table-cell>
          <table:table-cell office:value-type="string">
            <text:p>57.38</text:p>
          </table:table-cell>
          <table:table-cell office:value-type="string">
            <text:p>50.84</text:p>
          </table:table-cell>
          <table:table-cell office:value-type="string">
            <text:p>57.60</text:p>
          </table:table-cell>
          <table:table-cell office:value-type="string">
            <text:p>59.30</text:p>
          </table:table-cell>
          <table:table-cell office:value-type="string">
            <text:p>56.55</text:p>
          </table:table-cell>
          <table:table-cell office:value-type="string">
            <text:p>40.77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906">
            <text:p>906</text:p>
          </table:table-cell>
          <table:table-cell office:value-type="string">
            <text:p>52.97</text:p>
          </table:table-cell>
          <table:table-cell office:value-type="string">
            <text:p>58.90</text:p>
          </table:table-cell>
          <table:table-cell office:value-type="string">
            <text:p>57.09</text:p>
          </table:table-cell>
          <table:table-cell office:value-type="string">
            <text:p>50.96</text:p>
          </table:table-cell>
          <table:table-cell office:value-type="string">
            <text:p>57.69</text:p>
          </table:table-cell>
          <table:table-cell office:value-type="string">
            <text:p>58.82</text:p>
          </table:table-cell>
          <table:table-cell office:value-type="string">
            <text:p>56.63</text:p>
          </table:table-cell>
          <table:table-cell office:value-type="string">
            <text:p>40.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908">
            <text:p>908</text:p>
          </table:table-cell>
          <table:table-cell office:value-type="string">
            <text:p>53.08</text:p>
          </table:table-cell>
          <table:table-cell office:value-type="string">
            <text:p>58.39</text:p>
          </table:table-cell>
          <table:table-cell office:value-type="string">
            <text:p>56.65</text:p>
          </table:table-cell>
          <table:table-cell office:value-type="string">
            <text:p>51.06</text:p>
          </table:table-cell>
          <table:table-cell office:value-type="string">
            <text:p>57.70</text:p>
          </table:table-cell>
          <table:table-cell office:value-type="string">
            <text:p>58.23</text:p>
          </table:table-cell>
          <table:table-cell office:value-type="string">
            <text:p>56.65</text:p>
          </table:table-cell>
          <table:table-cell office:value-type="string">
            <text:p>40.8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910">
            <text:p>910</text:p>
          </table:table-cell>
          <table:table-cell office:value-type="string">
            <text:p>53.15</text:p>
          </table:table-cell>
          <table:table-cell office:value-type="string">
            <text:p>57.81</text:p>
          </table:table-cell>
          <table:table-cell office:value-type="string">
            <text:p>56.14</text:p>
          </table:table-cell>
          <table:table-cell office:value-type="string">
            <text:p>51.13</text:p>
          </table:table-cell>
          <table:table-cell office:value-type="string">
            <text:p>57.63</text:p>
          </table:table-cell>
          <table:table-cell office:value-type="string">
            <text:p>57.61</text:p>
          </table:table-cell>
          <table:table-cell office:value-type="string">
            <text:p>56.61</text:p>
          </table:table-cell>
          <table:table-cell office:value-type="string">
            <text:p>40.95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912">
            <text:p>912</text:p>
          </table:table-cell>
          <table:table-cell office:value-type="string">
            <text:p>53.19</text:p>
          </table:table-cell>
          <table:table-cell office:value-type="string">
            <text:p>57.20</text:p>
          </table:table-cell>
          <table:table-cell office:value-type="string">
            <text:p>55.58</text:p>
          </table:table-cell>
          <table:table-cell office:value-type="string">
            <text:p>51.17</text:p>
          </table:table-cell>
          <table:table-cell office:value-type="string">
            <text:p>57.50</text:p>
          </table:table-cell>
          <table:table-cell office:value-type="string">
            <text:p>57.02</text:p>
          </table:table-cell>
          <table:table-cell office:value-type="string">
            <text:p>56.51</text:p>
          </table:table-cell>
          <table:table-cell office:value-type="string">
            <text:p>41.0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914">
            <text:p>914</text:p>
          </table:table-cell>
          <table:table-cell office:value-type="string">
            <text:p>53.19</text:p>
          </table:table-cell>
          <table:table-cell office:value-type="string">
            <text:p>56.60</text:p>
          </table:table-cell>
          <table:table-cell office:value-type="string">
            <text:p>55.02</text:p>
          </table:table-cell>
          <table:table-cell office:value-type="string">
            <text:p>51.16</text:p>
          </table:table-cell>
          <table:table-cell office:value-type="string">
            <text:p>57.32</text:p>
          </table:table-cell>
          <table:table-cell office:value-type="string">
            <text:p>56.44</text:p>
          </table:table-cell>
          <table:table-cell office:value-type="string">
            <text:p>56.36</text:p>
          </table:table-cell>
          <table:table-cell office:value-type="string">
            <text:p>41.0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916">
            <text:p>916</text:p>
          </table:table-cell>
          <table:table-cell office:value-type="string">
            <text:p>53.16</text:p>
          </table:table-cell>
          <table:table-cell office:value-type="string">
            <text:p>56.02</text:p>
          </table:table-cell>
          <table:table-cell office:value-type="string">
            <text:p>54.46</text:p>
          </table:table-cell>
          <table:table-cell office:value-type="string">
            <text:p>51.13</text:p>
          </table:table-cell>
          <table:table-cell office:value-type="string">
            <text:p>57.10</text:p>
          </table:table-cell>
          <table:table-cell office:value-type="string">
            <text:p>55.90</text:p>
          </table:table-cell>
          <table:table-cell office:value-type="string">
            <text:p>56.16</text:p>
          </table:table-cell>
          <table:table-cell office:value-type="string">
            <text:p>41.1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918">
            <text:p>918</text:p>
          </table:table-cell>
          <table:table-cell office:value-type="string">
            <text:p>53.10</text:p>
          </table:table-cell>
          <table:table-cell office:value-type="string">
            <text:p>55.46</text:p>
          </table:table-cell>
          <table:table-cell office:value-type="string">
            <text:p>53.92</text:p>
          </table:table-cell>
          <table:table-cell office:value-type="string">
            <text:p>51.06</text:p>
          </table:table-cell>
          <table:table-cell office:value-type="string">
            <text:p>56.86</text:p>
          </table:table-cell>
          <table:table-cell office:value-type="string">
            <text:p>55.40</text:p>
          </table:table-cell>
          <table:table-cell office:value-type="string">
            <text:p>55.93</text:p>
          </table:table-cell>
          <table:table-cell office:value-type="string">
            <text:p>41.1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920">
            <text:p>920</text:p>
          </table:table-cell>
          <table:table-cell office:value-type="string">
            <text:p>53.02</text:p>
          </table:table-cell>
          <table:table-cell office:value-type="string">
            <text:p>54.93</text:p>
          </table:table-cell>
          <table:table-cell office:value-type="string">
            <text:p>53.41</text:p>
          </table:table-cell>
          <table:table-cell office:value-type="string">
            <text:p>50.97</text:p>
          </table:table-cell>
          <table:table-cell office:value-type="string">
            <text:p>56.60</text:p>
          </table:table-cell>
          <table:table-cell office:value-type="string">
            <text:p>54.93</text:p>
          </table:table-cell>
          <table:table-cell office:value-type="string">
            <text:p>55.66</text:p>
          </table:table-cell>
          <table:table-cell office:value-type="string">
            <text:p>41.2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922">
            <text:p>922</text:p>
          </table:table-cell>
          <table:table-cell office:value-type="string">
            <text:p>52.91</text:p>
          </table:table-cell>
          <table:table-cell office:value-type="string">
            <text:p>54.43</text:p>
          </table:table-cell>
          <table:table-cell office:value-type="string">
            <text:p>52.92</text:p>
          </table:table-cell>
          <table:table-cell office:value-type="string">
            <text:p>50.86</text:p>
          </table:table-cell>
          <table:table-cell office:value-type="string">
            <text:p>56.33</text:p>
          </table:table-cell>
          <table:table-cell office:value-type="string">
            <text:p>54.50</text:p>
          </table:table-cell>
          <table:table-cell office:value-type="string">
            <text:p>55.38</text:p>
          </table:table-cell>
          <table:table-cell office:value-type="string">
            <text:p>41.3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924">
            <text:p>924</text:p>
          </table:table-cell>
          <table:table-cell office:value-type="string">
            <text:p>52.79</text:p>
          </table:table-cell>
          <table:table-cell office:value-type="string">
            <text:p>53.96</text:p>
          </table:table-cell>
          <table:table-cell office:value-type="string">
            <text:p>52.46</text:p>
          </table:table-cell>
          <table:table-cell office:value-type="string">
            <text:p>50.74</text:p>
          </table:table-cell>
          <table:table-cell office:value-type="string">
            <text:p>56.04</text:p>
          </table:table-cell>
          <table:table-cell office:value-type="string">
            <text:p>54.09</text:p>
          </table:table-cell>
          <table:table-cell office:value-type="string">
            <text:p>55.09</text:p>
          </table:table-cell>
          <table:table-cell office:value-type="string">
            <text:p>41.37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926">
            <text:p>926</text:p>
          </table:table-cell>
          <table:table-cell office:value-type="string">
            <text:p>52.66</text:p>
          </table:table-cell>
          <table:table-cell office:value-type="string">
            <text:p>53.52</text:p>
          </table:table-cell>
          <table:table-cell office:value-type="string">
            <text:p>52.02</text:p>
          </table:table-cell>
          <table:table-cell office:value-type="string">
            <text:p>50.60</text:p>
          </table:table-cell>
          <table:table-cell office:value-type="string">
            <text:p>55.75</text:p>
          </table:table-cell>
          <table:table-cell office:value-type="string">
            <text:p>53.71</text:p>
          </table:table-cell>
          <table:table-cell office:value-type="string">
            <text:p>54.79</text:p>
          </table:table-cell>
          <table:table-cell office:value-type="string">
            <text:p>41.4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928">
            <text:p>928</text:p>
          </table:table-cell>
          <table:table-cell office:value-type="string">
            <text:p>52.52</text:p>
          </table:table-cell>
          <table:table-cell office:value-type="string">
            <text:p>53.11</text:p>
          </table:table-cell>
          <table:table-cell office:value-type="string">
            <text:p>51.61</text:p>
          </table:table-cell>
          <table:table-cell office:value-type="string">
            <text:p>50.46</text:p>
          </table:table-cell>
          <table:table-cell office:value-type="string">
            <text:p>55.46</text:p>
          </table:table-cell>
          <table:table-cell office:value-type="string">
            <text:p>53.34</text:p>
          </table:table-cell>
          <table:table-cell office:value-type="string">
            <text:p>54.49</text:p>
          </table:table-cell>
          <table:table-cell office:value-type="string">
            <text:p>41.49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930">
            <text:p>930</text:p>
          </table:table-cell>
          <table:table-cell office:value-type="string">
            <text:p>52.37</text:p>
          </table:table-cell>
          <table:table-cell office:value-type="string">
            <text:p>52.72</text:p>
          </table:table-cell>
          <table:table-cell office:value-type="string">
            <text:p>51.21</text:p>
          </table:table-cell>
          <table:table-cell office:value-type="string">
            <text:p>50.31</text:p>
          </table:table-cell>
          <table:table-cell office:value-type="string">
            <text:p>55.17</text:p>
          </table:table-cell>
          <table:table-cell office:value-type="string">
            <text:p>53.00</text:p>
          </table:table-cell>
          <table:table-cell office:value-type="string">
            <text:p>54.17</text:p>
          </table:table-cell>
          <table:table-cell office:value-type="string">
            <text:p>41.5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932">
            <text:p>932</text:p>
          </table:table-cell>
          <table:table-cell office:value-type="string">
            <text:p>52.22</text:p>
          </table:table-cell>
          <table:table-cell office:value-type="string">
            <text:p>52.35</text:p>
          </table:table-cell>
          <table:table-cell office:value-type="string">
            <text:p>50.85</text:p>
          </table:table-cell>
          <table:table-cell office:value-type="string">
            <text:p>50.15</text:p>
          </table:table-cell>
          <table:table-cell office:value-type="string">
            <text:p>54.88</text:p>
          </table:table-cell>
          <table:table-cell office:value-type="string">
            <text:p>52.66</text:p>
          </table:table-cell>
          <table:table-cell office:value-type="string">
            <text:p>53.86</text:p>
          </table:table-cell>
          <table:table-cell office:value-type="string">
            <text:p>41.5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934">
            <text:p>934</text:p>
          </table:table-cell>
          <table:table-cell office:value-type="string">
            <text:p>52.06</text:p>
          </table:table-cell>
          <table:table-cell office:value-type="string">
            <text:p>52.01</text:p>
          </table:table-cell>
          <table:table-cell office:value-type="string">
            <text:p>50.49</text:p>
          </table:table-cell>
          <table:table-cell office:value-type="string">
            <text:p>49.99</text:p>
          </table:table-cell>
          <table:table-cell office:value-type="string">
            <text:p>54.59</text:p>
          </table:table-cell>
          <table:table-cell office:value-type="string">
            <text:p>52.35</text:p>
          </table:table-cell>
          <table:table-cell office:value-type="string">
            <text:p>53.55</text:p>
          </table:table-cell>
          <table:table-cell office:value-type="string">
            <text:p>41.64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936">
            <text:p>936</text:p>
          </table:table-cell>
          <table:table-cell office:value-type="string">
            <text:p>51.90</text:p>
          </table:table-cell>
          <table:table-cell office:value-type="string">
            <text:p>51.68</text:p>
          </table:table-cell>
          <table:table-cell office:value-type="string">
            <text:p>50.17</text:p>
          </table:table-cell>
          <table:table-cell office:value-type="string">
            <text:p>49.83</text:p>
          </table:table-cell>
          <table:table-cell office:value-type="string">
            <text:p>54.30</text:p>
          </table:table-cell>
          <table:table-cell office:value-type="string">
            <text:p>52.05</text:p>
          </table:table-cell>
          <table:table-cell office:value-type="string">
            <text:p>53.24</text:p>
          </table:table-cell>
          <table:table-cell office:value-type="string">
            <text:p>41.69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938">
            <text:p>938</text:p>
          </table:table-cell>
          <table:table-cell office:value-type="string">
            <text:p>51.74</text:p>
          </table:table-cell>
          <table:table-cell office:value-type="string">
            <text:p>51.38</text:p>
          </table:table-cell>
          <table:table-cell office:value-type="string">
            <text:p>49.86</text:p>
          </table:table-cell>
          <table:table-cell office:value-type="string">
            <text:p>49.66</text:p>
          </table:table-cell>
          <table:table-cell office:value-type="string">
            <text:p>54.01</text:p>
          </table:table-cell>
          <table:table-cell office:value-type="string">
            <text:p>51.76</text:p>
          </table:table-cell>
          <table:table-cell office:value-type="string">
            <text:p>52.94</text:p>
          </table:table-cell>
          <table:table-cell office:value-type="string">
            <text:p>41.74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940">
            <text:p>940</text:p>
          </table:table-cell>
          <table:table-cell office:value-type="string">
            <text:p>51.58</text:p>
          </table:table-cell>
          <table:table-cell office:value-type="string">
            <text:p>51.09</text:p>
          </table:table-cell>
          <table:table-cell office:value-type="string">
            <text:p>49.57</text:p>
          </table:table-cell>
          <table:table-cell office:value-type="string">
            <text:p>49.49</text:p>
          </table:table-cell>
          <table:table-cell office:value-type="string">
            <text:p>53.72</text:p>
          </table:table-cell>
          <table:table-cell office:value-type="string">
            <text:p>51.49</text:p>
          </table:table-cell>
          <table:table-cell office:value-type="string">
            <text:p>52.64</text:p>
          </table:table-cell>
          <table:table-cell office:value-type="string">
            <text:p>41.7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942">
            <text:p>942</text:p>
          </table:table-cell>
          <table:table-cell office:value-type="string">
            <text:p>51.42</text:p>
          </table:table-cell>
          <table:table-cell office:value-type="string">
            <text:p>50.82</text:p>
          </table:table-cell>
          <table:table-cell office:value-type="string">
            <text:p>49.29</text:p>
          </table:table-cell>
          <table:table-cell office:value-type="string">
            <text:p>49.33</text:p>
          </table:table-cell>
          <table:table-cell office:value-type="string">
            <text:p>53.44</text:p>
          </table:table-cell>
          <table:table-cell office:value-type="string">
            <text:p>51.22</text:p>
          </table:table-cell>
          <table:table-cell office:value-type="string">
            <text:p>52.35</text:p>
          </table:table-cell>
          <table:table-cell office:value-type="string">
            <text:p>41.82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944">
            <text:p>944</text:p>
          </table:table-cell>
          <table:table-cell office:value-type="string">
            <text:p>51.25</text:p>
          </table:table-cell>
          <table:table-cell office:value-type="string">
            <text:p>50.56</text:p>
          </table:table-cell>
          <table:table-cell office:value-type="string">
            <text:p>49.04</text:p>
          </table:table-cell>
          <table:table-cell office:value-type="string">
            <text:p>49.16</text:p>
          </table:table-cell>
          <table:table-cell office:value-type="string">
            <text:p>53.16</text:p>
          </table:table-cell>
          <table:table-cell office:value-type="string">
            <text:p>50.96</text:p>
          </table:table-cell>
          <table:table-cell office:value-type="string">
            <text:p>52.07</text:p>
          </table:table-cell>
          <table:table-cell office:value-type="string">
            <text:p>41.86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946">
            <text:p>946</text:p>
          </table:table-cell>
          <table:table-cell office:value-type="string">
            <text:p>51.08</text:p>
          </table:table-cell>
          <table:table-cell office:value-type="string">
            <text:p>50.32</text:p>
          </table:table-cell>
          <table:table-cell office:value-type="string">
            <text:p>48.79</text:p>
          </table:table-cell>
          <table:table-cell office:value-type="string">
            <text:p>48.99</text:p>
          </table:table-cell>
          <table:table-cell office:value-type="string">
            <text:p>52.89</text:p>
          </table:table-cell>
          <table:table-cell office:value-type="string">
            <text:p>50.72</text:p>
          </table:table-cell>
          <table:table-cell office:value-type="string">
            <text:p>51.79</text:p>
          </table:table-cell>
          <table:table-cell office:value-type="string">
            <text:p>41.89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948">
            <text:p>948</text:p>
          </table:table-cell>
          <table:table-cell office:value-type="string">
            <text:p>50.92</text:p>
          </table:table-cell>
          <table:table-cell office:value-type="string">
            <text:p>50.09</text:p>
          </table:table-cell>
          <table:table-cell office:value-type="string">
            <text:p>48.55</text:p>
          </table:table-cell>
          <table:table-cell office:value-type="string">
            <text:p>48.83</text:p>
          </table:table-cell>
          <table:table-cell office:value-type="string">
            <text:p>52.62</text:p>
          </table:table-cell>
          <table:table-cell office:value-type="string">
            <text:p>50.49</text:p>
          </table:table-cell>
          <table:table-cell office:value-type="string">
            <text:p>51.51</text:p>
          </table:table-cell>
          <table:table-cell office:value-type="string">
            <text:p>41.93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950">
            <text:p>950</text:p>
          </table:table-cell>
          <table:table-cell office:value-type="string">
            <text:p>50.76</text:p>
          </table:table-cell>
          <table:table-cell office:value-type="string">
            <text:p>49.88</text:p>
          </table:table-cell>
          <table:table-cell office:value-type="string">
            <text:p>48.33</text:p>
          </table:table-cell>
          <table:table-cell office:value-type="string">
            <text:p>48.67</text:p>
          </table:table-cell>
          <table:table-cell office:value-type="string">
            <text:p>52.35</text:p>
          </table:table-cell>
          <table:table-cell office:value-type="string">
            <text:p>50.26</text:p>
          </table:table-cell>
          <table:table-cell office:value-type="string">
            <text:p>51.25</text:p>
          </table:table-cell>
          <table:table-cell office:value-type="string">
            <text:p>41.96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952">
            <text:p>952</text:p>
          </table:table-cell>
          <table:table-cell office:value-type="string">
            <text:p>50.60</text:p>
          </table:table-cell>
          <table:table-cell office:value-type="string">
            <text:p>49.67</text:p>
          </table:table-cell>
          <table:table-cell office:value-type="string">
            <text:p>48.13</text:p>
          </table:table-cell>
          <table:table-cell office:value-type="string">
            <text:p>48.51</text:p>
          </table:table-cell>
          <table:table-cell office:value-type="string">
            <text:p>52.10</text:p>
          </table:table-cell>
          <table:table-cell office:value-type="string">
            <text:p>50.04</text:p>
          </table:table-cell>
          <table:table-cell office:value-type="string">
            <text:p>50.99</text:p>
          </table:table-cell>
          <table:table-cell office:value-type="string">
            <text:p>41.97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954">
            <text:p>954</text:p>
          </table:table-cell>
          <table:table-cell office:value-type="string">
            <text:p>50.45</text:p>
          </table:table-cell>
          <table:table-cell office:value-type="string">
            <text:p>49.48</text:p>
          </table:table-cell>
          <table:table-cell office:value-type="string">
            <text:p>47.93</text:p>
          </table:table-cell>
          <table:table-cell office:value-type="string">
            <text:p>48.35</text:p>
          </table:table-cell>
          <table:table-cell office:value-type="string">
            <text:p>51.85</text:p>
          </table:table-cell>
          <table:table-cell office:value-type="string">
            <text:p>49.83</text:p>
          </table:table-cell>
          <table:table-cell office:value-type="string">
            <text:p>50.75</text:p>
          </table:table-cell>
          <table:table-cell office:value-type="string">
            <text:p>42.0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956">
            <text:p>956</text:p>
          </table:table-cell>
          <table:table-cell office:value-type="string">
            <text:p>50.29</text:p>
          </table:table-cell>
          <table:table-cell office:value-type="string">
            <text:p>49.29</text:p>
          </table:table-cell>
          <table:table-cell office:value-type="string">
            <text:p>47.75</text:p>
          </table:table-cell>
          <table:table-cell office:value-type="string">
            <text:p>48.19</text:p>
          </table:table-cell>
          <table:table-cell office:value-type="string">
            <text:p>51.60</text:p>
          </table:table-cell>
          <table:table-cell office:value-type="string">
            <text:p>49.62</text:p>
          </table:table-cell>
          <table:table-cell office:value-type="string">
            <text:p>50.51</text:p>
          </table:table-cell>
          <table:table-cell office:value-type="string">
            <text:p>42.0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958">
            <text:p>958</text:p>
          </table:table-cell>
          <table:table-cell office:value-type="string">
            <text:p>50.13</text:p>
          </table:table-cell>
          <table:table-cell office:value-type="string">
            <text:p>49.12</text:p>
          </table:table-cell>
          <table:table-cell office:value-type="string">
            <text:p>47.57</text:p>
          </table:table-cell>
          <table:table-cell office:value-type="string">
            <text:p>48.04</text:p>
          </table:table-cell>
          <table:table-cell office:value-type="string">
            <text:p>51.36</text:p>
          </table:table-cell>
          <table:table-cell office:value-type="string">
            <text:p>49.43</text:p>
          </table:table-cell>
          <table:table-cell office:value-type="string">
            <text:p>50.27</text:p>
          </table:table-cell>
          <table:table-cell office:value-type="string">
            <text:p>42.0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960">
            <text:p>960</text:p>
          </table:table-cell>
          <table:table-cell office:value-type="string">
            <text:p>49.98</text:p>
          </table:table-cell>
          <table:table-cell office:value-type="string">
            <text:p>48.95</text:p>
          </table:table-cell>
          <table:table-cell office:value-type="string">
            <text:p>47.40</text:p>
          </table:table-cell>
          <table:table-cell office:value-type="string">
            <text:p>47.89</text:p>
          </table:table-cell>
          <table:table-cell office:value-type="string">
            <text:p>51.12</text:p>
          </table:table-cell>
          <table:table-cell office:value-type="string">
            <text:p>49.23</text:p>
          </table:table-cell>
          <table:table-cell office:value-type="string">
            <text:p>50.05</text:p>
          </table:table-cell>
          <table:table-cell office:value-type="string">
            <text:p>42.04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962">
            <text:p>962</text:p>
          </table:table-cell>
          <table:table-cell office:value-type="string">
            <text:p>49.83</text:p>
          </table:table-cell>
          <table:table-cell office:value-type="string">
            <text:p>48.78</text:p>
          </table:table-cell>
          <table:table-cell office:value-type="string">
            <text:p>47.24</text:p>
          </table:table-cell>
          <table:table-cell office:value-type="string">
            <text:p>47.74</text:p>
          </table:table-cell>
          <table:table-cell office:value-type="string">
            <text:p>50.89</text:p>
          </table:table-cell>
          <table:table-cell office:value-type="string">
            <text:p>49.05</text:p>
          </table:table-cell>
          <table:table-cell office:value-type="string">
            <text:p>49.84</text:p>
          </table:table-cell>
          <table:table-cell office:value-type="string">
            <text:p>42.0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964">
            <text:p>964</text:p>
          </table:table-cell>
          <table:table-cell office:value-type="string">
            <text:p>49.68</text:p>
          </table:table-cell>
          <table:table-cell office:value-type="string">
            <text:p>48.63</text:p>
          </table:table-cell>
          <table:table-cell office:value-type="string">
            <text:p>47.09</text:p>
          </table:table-cell>
          <table:table-cell office:value-type="string">
            <text:p>47.59</text:p>
          </table:table-cell>
          <table:table-cell office:value-type="string">
            <text:p>50.66</text:p>
          </table:table-cell>
          <table:table-cell office:value-type="string">
            <text:p>48.86</text:p>
          </table:table-cell>
          <table:table-cell office:value-type="string">
            <text:p>49.63</text:p>
          </table:table-cell>
          <table:table-cell office:value-type="string">
            <text:p>42.0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966">
            <text:p>966</text:p>
          </table:table-cell>
          <table:table-cell office:value-type="string">
            <text:p>49.53</text:p>
          </table:table-cell>
          <table:table-cell office:value-type="string">
            <text:p>48.48</text:p>
          </table:table-cell>
          <table:table-cell office:value-type="string">
            <text:p>46.95</text:p>
          </table:table-cell>
          <table:table-cell office:value-type="string">
            <text:p>47.45</text:p>
          </table:table-cell>
          <table:table-cell office:value-type="string">
            <text:p>50.44</text:p>
          </table:table-cell>
          <table:table-cell office:value-type="string">
            <text:p>48.69</text:p>
          </table:table-cell>
          <table:table-cell office:value-type="string">
            <text:p>49.43</text:p>
          </table:table-cell>
          <table:table-cell office:value-type="string">
            <text:p>42.06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968">
            <text:p>968</text:p>
          </table:table-cell>
          <table:table-cell office:value-type="string">
            <text:p>49.38</text:p>
          </table:table-cell>
          <table:table-cell office:value-type="string">
            <text:p>48.34</text:p>
          </table:table-cell>
          <table:table-cell office:value-type="string">
            <text:p>46.81</text:p>
          </table:table-cell>
          <table:table-cell office:value-type="string">
            <text:p>47.31</text:p>
          </table:table-cell>
          <table:table-cell office:value-type="string">
            <text:p>50.23</text:p>
          </table:table-cell>
          <table:table-cell office:value-type="string">
            <text:p>48.52</text:p>
          </table:table-cell>
          <table:table-cell office:value-type="string">
            <text:p>49.24</text:p>
          </table:table-cell>
          <table:table-cell office:value-type="string">
            <text:p>42.07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970">
            <text:p>970</text:p>
          </table:table-cell>
          <table:table-cell office:value-type="string">
            <text:p>49.24</text:p>
          </table:table-cell>
          <table:table-cell office:value-type="string">
            <text:p>48.20</text:p>
          </table:table-cell>
          <table:table-cell office:value-type="string">
            <text:p>46.67</text:p>
          </table:table-cell>
          <table:table-cell office:value-type="string">
            <text:p>47.17</text:p>
          </table:table-cell>
          <table:table-cell office:value-type="string">
            <text:p>50.02</text:p>
          </table:table-cell>
          <table:table-cell office:value-type="string">
            <text:p>48.36</text:p>
          </table:table-cell>
          <table:table-cell office:value-type="string">
            <text:p>49.05</text:p>
          </table:table-cell>
          <table:table-cell office:value-type="string">
            <text:p>42.07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972">
            <text:p>972</text:p>
          </table:table-cell>
          <table:table-cell office:value-type="string">
            <text:p>49.10</text:p>
          </table:table-cell>
          <table:table-cell office:value-type="string">
            <text:p>48.07</text:p>
          </table:table-cell>
          <table:table-cell office:value-type="string">
            <text:p>46.55</text:p>
          </table:table-cell>
          <table:table-cell office:value-type="string">
            <text:p>47.03</text:p>
          </table:table-cell>
          <table:table-cell office:value-type="string">
            <text:p>49.82</text:p>
          </table:table-cell>
          <table:table-cell office:value-type="string">
            <text:p>48.20</text:p>
          </table:table-cell>
          <table:table-cell office:value-type="string">
            <text:p>48.87</text:p>
          </table:table-cell>
          <table:table-cell office:value-type="string">
            <text:p>42.0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974">
            <text:p>974</text:p>
          </table:table-cell>
          <table:table-cell office:value-type="string">
            <text:p>48.96</text:p>
          </table:table-cell>
          <table:table-cell office:value-type="string">
            <text:p>47.95</text:p>
          </table:table-cell>
          <table:table-cell office:value-type="string">
            <text:p>46.43</text:p>
          </table:table-cell>
          <table:table-cell office:value-type="string">
            <text:p>46.90</text:p>
          </table:table-cell>
          <table:table-cell office:value-type="string">
            <text:p>49.62</text:p>
          </table:table-cell>
          <table:table-cell office:value-type="string">
            <text:p>48.05</text:p>
          </table:table-cell>
          <table:table-cell office:value-type="string">
            <text:p>48.70</text:p>
          </table:table-cell>
          <table:table-cell office:value-type="string">
            <text:p>42.0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976">
            <text:p>976</text:p>
          </table:table-cell>
          <table:table-cell office:value-type="string">
            <text:p>48.82</text:p>
          </table:table-cell>
          <table:table-cell office:value-type="string">
            <text:p>47.82</text:p>
          </table:table-cell>
          <table:table-cell office:value-type="string">
            <text:p>46.32</text:p>
          </table:table-cell>
          <table:table-cell office:value-type="string">
            <text:p>46.77</text:p>
          </table:table-cell>
          <table:table-cell office:value-type="string">
            <text:p>49.42</text:p>
          </table:table-cell>
          <table:table-cell office:value-type="string">
            <text:p>47.90</text:p>
          </table:table-cell>
          <table:table-cell office:value-type="string">
            <text:p>48.53</text:p>
          </table:table-cell>
          <table:table-cell office:value-type="string">
            <text:p>42.0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978">
            <text:p>978</text:p>
          </table:table-cell>
          <table:table-cell office:value-type="string">
            <text:p>48.68</text:p>
          </table:table-cell>
          <table:table-cell office:value-type="string">
            <text:p>47.70</text:p>
          </table:table-cell>
          <table:table-cell office:value-type="string">
            <text:p>46.21</text:p>
          </table:table-cell>
          <table:table-cell office:value-type="string">
            <text:p>46.64</text:p>
          </table:table-cell>
          <table:table-cell office:value-type="string">
            <text:p>49.23</text:p>
          </table:table-cell>
          <table:table-cell office:value-type="string">
            <text:p>47.75</text:p>
          </table:table-cell>
          <table:table-cell office:value-type="string">
            <text:p>48.37</text:p>
          </table:table-cell>
          <table:table-cell office:value-type="string">
            <text:p>42.05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980">
            <text:p>980</text:p>
          </table:table-cell>
          <table:table-cell office:value-type="string">
            <text:p>48.55</text:p>
          </table:table-cell>
          <table:table-cell office:value-type="string">
            <text:p>47.59</text:p>
          </table:table-cell>
          <table:table-cell office:value-type="string">
            <text:p>46.10</text:p>
          </table:table-cell>
          <table:table-cell office:value-type="string">
            <text:p>46.51</text:p>
          </table:table-cell>
          <table:table-cell office:value-type="string">
            <text:p>49.05</text:p>
          </table:table-cell>
          <table:table-cell office:value-type="string">
            <text:p>47.61</text:p>
          </table:table-cell>
          <table:table-cell office:value-type="string">
            <text:p>48.22</text:p>
          </table:table-cell>
          <table:table-cell office:value-type="string">
            <text:p>42.04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982">
            <text:p>982</text:p>
          </table:table-cell>
          <table:table-cell office:value-type="string">
            <text:p>48.42</text:p>
          </table:table-cell>
          <table:table-cell office:value-type="string">
            <text:p>47.48</text:p>
          </table:table-cell>
          <table:table-cell office:value-type="string">
            <text:p>46.00</text:p>
          </table:table-cell>
          <table:table-cell office:value-type="string">
            <text:p>46.39</text:p>
          </table:table-cell>
          <table:table-cell office:value-type="string">
            <text:p>48.86</text:p>
          </table:table-cell>
          <table:table-cell office:value-type="string">
            <text:p>47.48</text:p>
          </table:table-cell>
          <table:table-cell office:value-type="string">
            <text:p>48.07</text:p>
          </table:table-cell>
          <table:table-cell office:value-type="string">
            <text:p>42.0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984">
            <text:p>984</text:p>
          </table:table-cell>
          <table:table-cell office:value-type="string">
            <text:p>48.29</text:p>
          </table:table-cell>
          <table:table-cell office:value-type="string">
            <text:p>47.38</text:p>
          </table:table-cell>
          <table:table-cell office:value-type="string">
            <text:p>45.90</text:p>
          </table:table-cell>
          <table:table-cell office:value-type="string">
            <text:p>46.27</text:p>
          </table:table-cell>
          <table:table-cell office:value-type="string">
            <text:p>48.69</text:p>
          </table:table-cell>
          <table:table-cell office:value-type="string">
            <text:p>47.35</text:p>
          </table:table-cell>
          <table:table-cell office:value-type="string">
            <text:p>47.92</text:p>
          </table:table-cell>
          <table:table-cell office:value-type="string">
            <text:p>42.0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986">
            <text:p>986</text:p>
          </table:table-cell>
          <table:table-cell office:value-type="string">
            <text:p>48.17</text:p>
          </table:table-cell>
          <table:table-cell office:value-type="string">
            <text:p>47.28</text:p>
          </table:table-cell>
          <table:table-cell office:value-type="string">
            <text:p>45.81</text:p>
          </table:table-cell>
          <table:table-cell office:value-type="string">
            <text:p>46.16</text:p>
          </table:table-cell>
          <table:table-cell office:value-type="string">
            <text:p>48.52</text:p>
          </table:table-cell>
          <table:table-cell office:value-type="string">
            <text:p>47.21</text:p>
          </table:table-cell>
          <table:table-cell office:value-type="string">
            <text:p>47.79</text:p>
          </table:table-cell>
          <table:table-cell office:value-type="string">
            <text:p>42.0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988">
            <text:p>988</text:p>
          </table:table-cell>
          <table:table-cell office:value-type="string">
            <text:p>48.05</text:p>
          </table:table-cell>
          <table:table-cell office:value-type="string">
            <text:p>47.18</text:p>
          </table:table-cell>
          <table:table-cell office:value-type="string">
            <text:p>45.72</text:p>
          </table:table-cell>
          <table:table-cell office:value-type="string">
            <text:p>46.04</text:p>
          </table:table-cell>
          <table:table-cell office:value-type="string">
            <text:p>48.35</text:p>
          </table:table-cell>
          <table:table-cell office:value-type="string">
            <text:p>47.09</text:p>
          </table:table-cell>
          <table:table-cell office:value-type="string">
            <text:p>47.66</text:p>
          </table:table-cell>
          <table:table-cell office:value-type="string">
            <text:p>41.99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990">
            <text:p>990</text:p>
          </table:table-cell>
          <table:table-cell office:value-type="string">
            <text:p>47.93</text:p>
          </table:table-cell>
          <table:table-cell office:value-type="string">
            <text:p>47.08</text:p>
          </table:table-cell>
          <table:table-cell office:value-type="string">
            <text:p>45.64</text:p>
          </table:table-cell>
          <table:table-cell office:value-type="string">
            <text:p>45.92</text:p>
          </table:table-cell>
          <table:table-cell office:value-type="string">
            <text:p>48.19</text:p>
          </table:table-cell>
          <table:table-cell office:value-type="string">
            <text:p>46.97</text:p>
          </table:table-cell>
          <table:table-cell office:value-type="string">
            <text:p>47.53</text:p>
          </table:table-cell>
          <table:table-cell office:value-type="string">
            <text:p>41.97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992">
            <text:p>992</text:p>
          </table:table-cell>
          <table:table-cell office:value-type="string">
            <text:p>47.80</text:p>
          </table:table-cell>
          <table:table-cell office:value-type="string">
            <text:p>46.99</text:p>
          </table:table-cell>
          <table:table-cell office:value-type="string">
            <text:p>45.55</text:p>
          </table:table-cell>
          <table:table-cell office:value-type="string">
            <text:p>45.81</text:p>
          </table:table-cell>
          <table:table-cell office:value-type="string">
            <text:p>48.04</text:p>
          </table:table-cell>
          <table:table-cell office:value-type="string">
            <text:p>46.85</text:p>
          </table:table-cell>
          <table:table-cell office:value-type="string">
            <text:p>47.41</text:p>
          </table:table-cell>
          <table:table-cell office:value-type="string">
            <text:p>41.9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994">
            <text:p>994</text:p>
          </table:table-cell>
          <table:table-cell office:value-type="string">
            <text:p>47.68</text:p>
          </table:table-cell>
          <table:table-cell office:value-type="string">
            <text:p>46.90</text:p>
          </table:table-cell>
          <table:table-cell office:value-type="string">
            <text:p>45.47</text:p>
          </table:table-cell>
          <table:table-cell office:value-type="string">
            <text:p>45.71</text:p>
          </table:table-cell>
          <table:table-cell office:value-type="string">
            <text:p>47.88</text:p>
          </table:table-cell>
          <table:table-cell office:value-type="string">
            <text:p>46.74</text:p>
          </table:table-cell>
          <table:table-cell office:value-type="string">
            <text:p>47.28</text:p>
          </table:table-cell>
          <table:table-cell office:value-type="string">
            <text:p>41.93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996">
            <text:p>996</text:p>
          </table:table-cell>
          <table:table-cell office:value-type="string">
            <text:p>47.57</text:p>
          </table:table-cell>
          <table:table-cell office:value-type="string">
            <text:p>46.81</text:p>
          </table:table-cell>
          <table:table-cell office:value-type="string">
            <text:p>45.39</text:p>
          </table:table-cell>
          <table:table-cell office:value-type="string">
            <text:p>45.60</text:p>
          </table:table-cell>
          <table:table-cell office:value-type="string">
            <text:p>47.73</text:p>
          </table:table-cell>
          <table:table-cell office:value-type="string">
            <text:p>46.63</text:p>
          </table:table-cell>
          <table:table-cell office:value-type="string">
            <text:p>47.17</text:p>
          </table:table-cell>
          <table:table-cell office:value-type="string">
            <text:p>41.9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98">
            <text:p>998</text:p>
          </table:table-cell>
          <table:table-cell office:value-type="string">
            <text:p>47.45</text:p>
          </table:table-cell>
          <table:table-cell office:value-type="string">
            <text:p>46.72</text:p>
          </table:table-cell>
          <table:table-cell office:value-type="string">
            <text:p>45.31</text:p>
          </table:table-cell>
          <table:table-cell office:value-type="string">
            <text:p>45.49</text:p>
          </table:table-cell>
          <table:table-cell office:value-type="string">
            <text:p>47.59</text:p>
          </table:table-cell>
          <table:table-cell office:value-type="string">
            <text:p>46.52</text:p>
          </table:table-cell>
          <table:table-cell office:value-type="string">
            <text:p>47.06</text:p>
          </table:table-cell>
          <table:table-cell office:value-type="string">
            <text:p>41.89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000">
            <text:p>1000</text:p>
          </table:table-cell>
          <table:table-cell office:value-type="string">
            <text:p>47.34</text:p>
          </table:table-cell>
          <table:table-cell office:value-type="string">
            <text:p>46.64</text:p>
          </table:table-cell>
          <table:table-cell office:value-type="string">
            <text:p>45.24</text:p>
          </table:table-cell>
          <table:table-cell office:value-type="string">
            <text:p>45.39</text:p>
          </table:table-cell>
          <table:table-cell office:value-type="string">
            <text:p>47.45</text:p>
          </table:table-cell>
          <table:table-cell office:value-type="string">
            <text:p>46.41</text:p>
          </table:table-cell>
          <table:table-cell office:value-type="string">
            <text:p>46.95</text:p>
          </table:table-cell>
          <table:table-cell office:value-type="string">
            <text:p>41.87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002">
            <text:p>1002</text:p>
          </table:table-cell>
          <table:table-cell office:value-type="string">
            <text:p>47.24</text:p>
          </table:table-cell>
          <table:table-cell office:value-type="string">
            <text:p>46.58</text:p>
          </table:table-cell>
          <table:table-cell office:value-type="string">
            <text:p>45.18</text:p>
          </table:table-cell>
          <table:table-cell office:value-type="string">
            <text:p>45.29</text:p>
          </table:table-cell>
          <table:table-cell office:value-type="string">
            <text:p>47.31</text:p>
          </table:table-cell>
          <table:table-cell office:value-type="string">
            <text:p>46.35</text:p>
          </table:table-cell>
          <table:table-cell office:value-type="string">
            <text:p>46.85</text:p>
          </table:table-cell>
          <table:table-cell office:value-type="string">
            <text:p>41.85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004">
            <text:p>1004</text:p>
          </table:table-cell>
          <table:table-cell office:value-type="string">
            <text:p>47.13</text:p>
          </table:table-cell>
          <table:table-cell office:value-type="string">
            <text:p>46.73</text:p>
          </table:table-cell>
          <table:table-cell office:value-type="string">
            <text:p>45.28</text:p>
          </table:table-cell>
          <table:table-cell office:value-type="string">
            <text:p>45.19</text:p>
          </table:table-cell>
          <table:table-cell office:value-type="string">
            <text:p>47.19</text:p>
          </table:table-cell>
          <table:table-cell office:value-type="string">
            <text:p>46.61</text:p>
          </table:table-cell>
          <table:table-cell office:value-type="string">
            <text:p>46.76</text:p>
          </table:table-cell>
          <table:table-cell office:value-type="string">
            <text:p>41.82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006">
            <text:p>1006</text:p>
          </table:table-cell>
          <table:table-cell office:value-type="string">
            <text:p>47.03</text:p>
          </table:table-cell>
          <table:table-cell office:value-type="string">
            <text:p>47.14</text:p>
          </table:table-cell>
          <table:table-cell office:value-type="string">
            <text:p>45.61</text:p>
          </table:table-cell>
          <table:table-cell office:value-type="string">
            <text:p>45.11</text:p>
          </table:table-cell>
          <table:table-cell office:value-type="string">
            <text:p>47.12</text:p>
          </table:table-cell>
          <table:table-cell office:value-type="string">
            <text:p>47.13</text:p>
          </table:table-cell>
          <table:table-cell office:value-type="string">
            <text:p>46.71</text:p>
          </table:table-cell>
          <table:table-cell office:value-type="string">
            <text:p>41.8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008">
            <text:p>1008</text:p>
          </table:table-cell>
          <table:table-cell office:value-type="string">
            <text:p>46.95</text:p>
          </table:table-cell>
          <table:table-cell office:value-type="string">
            <text:p>47.70</text:p>
          </table:table-cell>
          <table:table-cell office:value-type="string">
            <text:p>46.10</text:p>
          </table:table-cell>
          <table:table-cell office:value-type="string">
            <text:p>45.03</text:p>
          </table:table-cell>
          <table:table-cell office:value-type="string">
            <text:p>47.14</text:p>
          </table:table-cell>
          <table:table-cell office:value-type="string">
            <text:p>47.76</text:p>
          </table:table-cell>
          <table:table-cell office:value-type="string">
            <text:p>46.73</text:p>
          </table:table-cell>
          <table:table-cell office:value-type="string">
            <text:p>41.78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010">
            <text:p>1010</text:p>
          </table:table-cell>
          <table:table-cell office:value-type="string">
            <text:p>46.91</text:p>
          </table:table-cell>
          <table:table-cell office:value-type="string">
            <text:p>48.33</text:p>
          </table:table-cell>
          <table:table-cell office:value-type="string">
            <text:p>46.66</text:p>
          </table:table-cell>
          <table:table-cell office:value-type="string">
            <text:p>45.00</text:p>
          </table:table-cell>
          <table:table-cell office:value-type="string">
            <text:p>47.25</text:p>
          </table:table-cell>
          <table:table-cell office:value-type="string">
            <text:p>48.42</text:p>
          </table:table-cell>
          <table:table-cell office:value-type="string">
            <text:p>46.82</text:p>
          </table:table-cell>
          <table:table-cell office:value-type="string">
            <text:p>41.75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012">
            <text:p>1012</text:p>
          </table:table-cell>
          <table:table-cell office:value-type="string">
            <text:p>46.90</text:p>
          </table:table-cell>
          <table:table-cell office:value-type="string">
            <text:p>48.98</text:p>
          </table:table-cell>
          <table:table-cell office:value-type="string">
            <text:p>47.27</text:p>
          </table:table-cell>
          <table:table-cell office:value-type="string">
            <text:p>44.99</text:p>
          </table:table-cell>
          <table:table-cell office:value-type="string">
            <text:p>47.42</text:p>
          </table:table-cell>
          <table:table-cell office:value-type="string">
            <text:p>49.07</text:p>
          </table:table-cell>
          <table:table-cell office:value-type="string">
            <text:p>46.99</text:p>
          </table:table-cell>
          <table:table-cell office:value-type="string">
            <text:p>41.73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014">
            <text:p>1014</text:p>
          </table:table-cell>
          <table:table-cell office:value-type="string">
            <text:p>46.93</text:p>
          </table:table-cell>
          <table:table-cell office:value-type="string">
            <text:p>49.62</text:p>
          </table:table-cell>
          <table:table-cell office:value-type="string">
            <text:p>47.88</text:p>
          </table:table-cell>
          <table:table-cell office:value-type="string">
            <text:p>45.03</text:p>
          </table:table-cell>
          <table:table-cell office:value-type="string">
            <text:p>47.63</text:p>
          </table:table-cell>
          <table:table-cell office:value-type="string">
            <text:p>49.68</text:p>
          </table:table-cell>
          <table:table-cell office:value-type="string">
            <text:p>47.21</text:p>
          </table:table-cell>
          <table:table-cell office:value-type="string">
            <text:p>41.7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016">
            <text:p>1016</text:p>
          </table:table-cell>
          <table:table-cell office:value-type="string">
            <text:p>47.00</text:p>
          </table:table-cell>
          <table:table-cell office:value-type="string">
            <text:p>50.25</text:p>
          </table:table-cell>
          <table:table-cell office:value-type="string">
            <text:p>48.48</text:p>
          </table:table-cell>
          <table:table-cell office:value-type="string">
            <text:p>45.10</text:p>
          </table:table-cell>
          <table:table-cell office:value-type="string">
            <text:p>47.89</text:p>
          </table:table-cell>
          <table:table-cell office:value-type="string">
            <text:p>50.25</text:p>
          </table:table-cell>
          <table:table-cell office:value-type="string">
            <text:p>47.48</text:p>
          </table:table-cell>
          <table:table-cell office:value-type="string">
            <text:p>41.6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018">
            <text:p>1018</text:p>
          </table:table-cell>
          <table:table-cell office:value-type="string">
            <text:p>47.10</text:p>
          </table:table-cell>
          <table:table-cell office:value-type="string">
            <text:p>50.85</text:p>
          </table:table-cell>
          <table:table-cell office:value-type="string">
            <text:p>49.06</text:p>
          </table:table-cell>
          <table:table-cell office:value-type="string">
            <text:p>45.19</text:p>
          </table:table-cell>
          <table:table-cell office:value-type="string">
            <text:p>48.17</text:p>
          </table:table-cell>
          <table:table-cell office:value-type="string">
            <text:p>50.80</text:p>
          </table:table-cell>
          <table:table-cell office:value-type="string">
            <text:p>47.78</text:p>
          </table:table-cell>
          <table:table-cell office:value-type="string">
            <text:p>41.65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20">
            <text:p>1020</text:p>
          </table:table-cell>
          <table:table-cell office:value-type="string">
            <text:p>47.22</text:p>
          </table:table-cell>
          <table:table-cell office:value-type="string">
            <text:p>51.41</text:p>
          </table:table-cell>
          <table:table-cell office:value-type="string">
            <text:p>49.62</text:p>
          </table:table-cell>
          <table:table-cell office:value-type="string">
            <text:p>45.32</text:p>
          </table:table-cell>
          <table:table-cell office:value-type="string">
            <text:p>48.46</text:p>
          </table:table-cell>
          <table:table-cell office:value-type="string">
            <text:p>51.31</text:p>
          </table:table-cell>
          <table:table-cell office:value-type="string">
            <text:p>48.11</text:p>
          </table:table-cell>
          <table:table-cell office:value-type="string">
            <text:p>41.6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22">
            <text:p>1022</text:p>
          </table:table-cell>
          <table:table-cell office:value-type="string">
            <text:p>47.36</text:p>
          </table:table-cell>
          <table:table-cell office:value-type="string">
            <text:p>51.95</text:p>
          </table:table-cell>
          <table:table-cell office:value-type="string">
            <text:p>50.15</text:p>
          </table:table-cell>
          <table:table-cell office:value-type="string">
            <text:p>45.46</text:p>
          </table:table-cell>
          <table:table-cell office:value-type="string">
            <text:p>48.77</text:p>
          </table:table-cell>
          <table:table-cell office:value-type="string">
            <text:p>51.78</text:p>
          </table:table-cell>
          <table:table-cell office:value-type="string">
            <text:p>48.45</text:p>
          </table:table-cell>
          <table:table-cell office:value-type="string">
            <text:p>41.6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024">
            <text:p>1024</text:p>
          </table:table-cell>
          <table:table-cell office:value-type="string">
            <text:p>47.52</text:p>
          </table:table-cell>
          <table:table-cell office:value-type="string">
            <text:p>52.46</text:p>
          </table:table-cell>
          <table:table-cell office:value-type="string">
            <text:p>50.65</text:p>
          </table:table-cell>
          <table:table-cell office:value-type="string">
            <text:p>45.62</text:p>
          </table:table-cell>
          <table:table-cell office:value-type="string">
            <text:p>49.09</text:p>
          </table:table-cell>
          <table:table-cell office:value-type="string">
            <text:p>52.23</text:p>
          </table:table-cell>
          <table:table-cell office:value-type="string">
            <text:p>48.82</text:p>
          </table:table-cell>
          <table:table-cell office:value-type="string">
            <text:p>41.58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026">
            <text:p>1026</text:p>
          </table:table-cell>
          <table:table-cell office:value-type="string">
            <text:p>47.68</text:p>
          </table:table-cell>
          <table:table-cell office:value-type="string">
            <text:p>52.93</text:p>
          </table:table-cell>
          <table:table-cell office:value-type="string">
            <text:p>51.14</text:p>
          </table:table-cell>
          <table:table-cell office:value-type="string">
            <text:p>45.80</text:p>
          </table:table-cell>
          <table:table-cell office:value-type="string">
            <text:p>49.42</text:p>
          </table:table-cell>
          <table:table-cell office:value-type="string">
            <text:p>52.67</text:p>
          </table:table-cell>
          <table:table-cell office:value-type="string">
            <text:p>49.20</text:p>
          </table:table-cell>
          <table:table-cell office:value-type="string">
            <text:p>41.57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028">
            <text:p>1028</text:p>
          </table:table-cell>
          <table:table-cell office:value-type="string">
            <text:p>47.86</text:p>
          </table:table-cell>
          <table:table-cell office:value-type="string">
            <text:p>53.38</text:p>
          </table:table-cell>
          <table:table-cell office:value-type="string">
            <text:p>51.58</text:p>
          </table:table-cell>
          <table:table-cell office:value-type="string">
            <text:p>45.98</text:p>
          </table:table-cell>
          <table:table-cell office:value-type="string">
            <text:p>49.75</text:p>
          </table:table-cell>
          <table:table-cell office:value-type="string">
            <text:p>53.07</text:p>
          </table:table-cell>
          <table:table-cell office:value-type="string">
            <text:p>49.57</text:p>
          </table:table-cell>
          <table:table-cell office:value-type="string">
            <text:p>41.5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030">
            <text:p>1030</text:p>
          </table:table-cell>
          <table:table-cell office:value-type="string">
            <text:p>48.04</text:p>
          </table:table-cell>
          <table:table-cell office:value-type="string">
            <text:p>53.80</text:p>
          </table:table-cell>
          <table:table-cell office:value-type="string">
            <text:p>52.01</text:p>
          </table:table-cell>
          <table:table-cell office:value-type="string">
            <text:p>46.17</text:p>
          </table:table-cell>
          <table:table-cell office:value-type="string">
            <text:p>50.08</text:p>
          </table:table-cell>
          <table:table-cell office:value-type="string">
            <text:p>53.46</text:p>
          </table:table-cell>
          <table:table-cell office:value-type="string">
            <text:p>49.94</text:p>
          </table:table-cell>
          <table:table-cell office:value-type="string">
            <text:p>41.53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032">
            <text:p>1032</text:p>
          </table:table-cell>
          <table:table-cell office:value-type="string">
            <text:p>48.23</text:p>
          </table:table-cell>
          <table:table-cell office:value-type="string">
            <text:p>54.21</text:p>
          </table:table-cell>
          <table:table-cell office:value-type="string">
            <text:p>52.42</text:p>
          </table:table-cell>
          <table:table-cell office:value-type="string">
            <text:p>46.36</text:p>
          </table:table-cell>
          <table:table-cell office:value-type="string">
            <text:p>50.41</text:p>
          </table:table-cell>
          <table:table-cell office:value-type="string">
            <text:p>53.83</text:p>
          </table:table-cell>
          <table:table-cell office:value-type="string">
            <text:p>50.30</text:p>
          </table:table-cell>
          <table:table-cell office:value-type="string">
            <text:p>41.5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034">
            <text:p>1034</text:p>
          </table:table-cell>
          <table:table-cell office:value-type="string">
            <text:p>48.42</text:p>
          </table:table-cell>
          <table:table-cell office:value-type="string">
            <text:p>54.60</text:p>
          </table:table-cell>
          <table:table-cell office:value-type="string">
            <text:p>52.81</text:p>
          </table:table-cell>
          <table:table-cell office:value-type="string">
            <text:p>46.56</text:p>
          </table:table-cell>
          <table:table-cell office:value-type="string">
            <text:p>50.74</text:p>
          </table:table-cell>
          <table:table-cell office:value-type="string">
            <text:p>54.21</text:p>
          </table:table-cell>
          <table:table-cell office:value-type="string">
            <text:p>50.66</text:p>
          </table:table-cell>
          <table:table-cell office:value-type="string">
            <text:p>41.5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036">
            <text:p>1036</text:p>
          </table:table-cell>
          <table:table-cell office:value-type="string">
            <text:p>48.62</text:p>
          </table:table-cell>
          <table:table-cell office:value-type="string">
            <text:p>54.97</text:p>
          </table:table-cell>
          <table:table-cell office:value-type="string">
            <text:p>53.18</text:p>
          </table:table-cell>
          <table:table-cell office:value-type="string">
            <text:p>46.75</text:p>
          </table:table-cell>
          <table:table-cell office:value-type="string">
            <text:p>51.07</text:p>
          </table:table-cell>
          <table:table-cell office:value-type="string">
            <text:p>54.56</text:p>
          </table:table-cell>
          <table:table-cell office:value-type="string">
            <text:p>51.02</text:p>
          </table:table-cell>
          <table:table-cell office:value-type="string">
            <text:p>41.49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038">
            <text:p>1038</text:p>
          </table:table-cell>
          <table:table-cell office:value-type="string">
            <text:p>48.82</text:p>
          </table:table-cell>
          <table:table-cell office:value-type="string">
            <text:p>55.33</text:p>
          </table:table-cell>
          <table:table-cell office:value-type="string">
            <text:p>53.54</text:p>
          </table:table-cell>
          <table:table-cell office:value-type="string">
            <text:p>46.96</text:p>
          </table:table-cell>
          <table:table-cell office:value-type="string">
            <text:p>51.40</text:p>
          </table:table-cell>
          <table:table-cell office:value-type="string">
            <text:p>54.90</text:p>
          </table:table-cell>
          <table:table-cell office:value-type="string">
            <text:p>51.36</text:p>
          </table:table-cell>
          <table:table-cell office:value-type="string">
            <text:p>41.48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040">
            <text:p>1040</text:p>
          </table:table-cell>
          <table:table-cell office:value-type="string">
            <text:p>49.02</text:p>
          </table:table-cell>
          <table:table-cell office:value-type="string">
            <text:p>55.65</text:p>
          </table:table-cell>
          <table:table-cell office:value-type="string">
            <text:p>53.88</text:p>
          </table:table-cell>
          <table:table-cell office:value-type="string">
            <text:p>47.16</text:p>
          </table:table-cell>
          <table:table-cell office:value-type="string">
            <text:p>51.73</text:p>
          </table:table-cell>
          <table:table-cell office:value-type="string">
            <text:p>55.23</text:p>
          </table:table-cell>
          <table:table-cell office:value-type="string">
            <text:p>51.70</text:p>
          </table:table-cell>
          <table:table-cell office:value-type="string">
            <text:p>41.47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042">
            <text:p>1042</text:p>
          </table:table-cell>
          <table:table-cell office:value-type="string">
            <text:p>49.22</text:p>
          </table:table-cell>
          <table:table-cell office:value-type="string">
            <text:p>55.98</text:p>
          </table:table-cell>
          <table:table-cell office:value-type="string">
            <text:p>54.21</text:p>
          </table:table-cell>
          <table:table-cell office:value-type="string">
            <text:p>47.37</text:p>
          </table:table-cell>
          <table:table-cell office:value-type="string">
            <text:p>52.06</text:p>
          </table:table-cell>
          <table:table-cell office:value-type="string">
            <text:p>55.54</text:p>
          </table:table-cell>
          <table:table-cell office:value-type="string">
            <text:p>52.03</text:p>
          </table:table-cell>
          <table:table-cell office:value-type="string">
            <text:p>41.4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044">
            <text:p>1044</text:p>
          </table:table-cell>
          <table:table-cell office:value-type="string">
            <text:p>49.42</text:p>
          </table:table-cell>
          <table:table-cell office:value-type="string">
            <text:p>56.28</text:p>
          </table:table-cell>
          <table:table-cell office:value-type="string">
            <text:p>54.51</text:p>
          </table:table-cell>
          <table:table-cell office:value-type="string">
            <text:p>47.57</text:p>
          </table:table-cell>
          <table:table-cell office:value-type="string">
            <text:p>52.38</text:p>
          </table:table-cell>
          <table:table-cell office:value-type="string">
            <text:p>55.85</text:p>
          </table:table-cell>
          <table:table-cell office:value-type="string">
            <text:p>52.36</text:p>
          </table:table-cell>
          <table:table-cell office:value-type="string">
            <text:p>41.4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046">
            <text:p>1046</text:p>
          </table:table-cell>
          <table:table-cell office:value-type="string">
            <text:p>49.62</text:p>
          </table:table-cell>
          <table:table-cell office:value-type="string">
            <text:p>56.57</text:p>
          </table:table-cell>
          <table:table-cell office:value-type="string">
            <text:p>54.80</text:p>
          </table:table-cell>
          <table:table-cell office:value-type="string">
            <text:p>47.77</text:p>
          </table:table-cell>
          <table:table-cell office:value-type="string">
            <text:p>52.70</text:p>
          </table:table-cell>
          <table:table-cell office:value-type="string">
            <text:p>56.13</text:p>
          </table:table-cell>
          <table:table-cell office:value-type="string">
            <text:p>52.68</text:p>
          </table:table-cell>
          <table:table-cell office:value-type="string">
            <text:p>41.47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048">
            <text:p>1048</text:p>
          </table:table-cell>
          <table:table-cell office:value-type="string">
            <text:p>49.83</text:p>
          </table:table-cell>
          <table:table-cell office:value-type="string">
            <text:p>56.84</text:p>
          </table:table-cell>
          <table:table-cell office:value-type="string">
            <text:p>55.08</text:p>
          </table:table-cell>
          <table:table-cell office:value-type="string">
            <text:p>47.98</text:p>
          </table:table-cell>
          <table:table-cell office:value-type="string">
            <text:p>53.01</text:p>
          </table:table-cell>
          <table:table-cell office:value-type="string">
            <text:p>56.41</text:p>
          </table:table-cell>
          <table:table-cell office:value-type="string">
            <text:p>52.98</text:p>
          </table:table-cell>
          <table:table-cell office:value-type="string">
            <text:p>41.48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050">
            <text:p>1050</text:p>
          </table:table-cell>
          <table:table-cell office:value-type="string">
            <text:p>50.02</text:p>
          </table:table-cell>
          <table:table-cell office:value-type="string">
            <text:p>57.10</text:p>
          </table:table-cell>
          <table:table-cell office:value-type="string">
            <text:p>55.33</text:p>
          </table:table-cell>
          <table:table-cell office:value-type="string">
            <text:p>48.18</text:p>
          </table:table-cell>
          <table:table-cell office:value-type="string">
            <text:p>53.32</text:p>
          </table:table-cell>
          <table:table-cell office:value-type="string">
            <text:p>56.68</text:p>
          </table:table-cell>
          <table:table-cell office:value-type="string">
            <text:p>53.28</text:p>
          </table:table-cell>
          <table:table-cell office:value-type="string">
            <text:p>41.49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052">
            <text:p>1052</text:p>
          </table:table-cell>
          <table:table-cell office:value-type="string">
            <text:p>50.22</text:p>
          </table:table-cell>
          <table:table-cell office:value-type="string">
            <text:p>57.34</text:p>
          </table:table-cell>
          <table:table-cell office:value-type="string">
            <text:p>55.57</text:p>
          </table:table-cell>
          <table:table-cell office:value-type="string">
            <text:p>48.38</text:p>
          </table:table-cell>
          <table:table-cell office:value-type="string">
            <text:p>53.62</text:p>
          </table:table-cell>
          <table:table-cell office:value-type="string">
            <text:p>56.93</text:p>
          </table:table-cell>
          <table:table-cell office:value-type="string">
            <text:p>53.56</text:p>
          </table:table-cell>
          <table:table-cell office:value-type="string">
            <text:p>41.5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054">
            <text:p>1054</text:p>
          </table:table-cell>
          <table:table-cell office:value-type="string">
            <text:p>50.42</text:p>
          </table:table-cell>
          <table:table-cell office:value-type="string">
            <text:p>57.56</text:p>
          </table:table-cell>
          <table:table-cell office:value-type="string">
            <text:p>55.80</text:p>
          </table:table-cell>
          <table:table-cell office:value-type="string">
            <text:p>48.57</text:p>
          </table:table-cell>
          <table:table-cell office:value-type="string">
            <text:p>53.91</text:p>
          </table:table-cell>
          <table:table-cell office:value-type="string">
            <text:p>57.17</text:p>
          </table:table-cell>
          <table:table-cell office:value-type="string">
            <text:p>53.84</text:p>
          </table:table-cell>
          <table:table-cell office:value-type="string">
            <text:p>41.5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056">
            <text:p>1056</text:p>
          </table:table-cell>
          <table:table-cell office:value-type="string">
            <text:p>50.62</text:p>
          </table:table-cell>
          <table:table-cell office:value-type="string">
            <text:p>57.78</text:p>
          </table:table-cell>
          <table:table-cell office:value-type="string">
            <text:p>56.01</text:p>
          </table:table-cell>
          <table:table-cell office:value-type="string">
            <text:p>48.77</text:p>
          </table:table-cell>
          <table:table-cell office:value-type="string">
            <text:p>54.20</text:p>
          </table:table-cell>
          <table:table-cell office:value-type="string">
            <text:p>57.39</text:p>
          </table:table-cell>
          <table:table-cell office:value-type="string">
            <text:p>54.11</text:p>
          </table:table-cell>
          <table:table-cell office:value-type="string">
            <text:p>41.5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058">
            <text:p>1058</text:p>
          </table:table-cell>
          <table:table-cell office:value-type="string">
            <text:p>50.81</text:p>
          </table:table-cell>
          <table:table-cell office:value-type="string">
            <text:p>57.98</text:p>
          </table:table-cell>
          <table:table-cell office:value-type="string">
            <text:p>56.21</text:p>
          </table:table-cell>
          <table:table-cell office:value-type="string">
            <text:p>48.96</text:p>
          </table:table-cell>
          <table:table-cell office:value-type="string">
            <text:p>54.47</text:p>
          </table:table-cell>
          <table:table-cell office:value-type="string">
            <text:p>57.61</text:p>
          </table:table-cell>
          <table:table-cell office:value-type="string">
            <text:p>54.37</text:p>
          </table:table-cell>
          <table:table-cell office:value-type="string">
            <text:p>41.5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060">
            <text:p>1060</text:p>
          </table:table-cell>
          <table:table-cell office:value-type="string">
            <text:p>51.00</text:p>
          </table:table-cell>
          <table:table-cell office:value-type="string">
            <text:p>58.17</text:p>
          </table:table-cell>
          <table:table-cell office:value-type="string">
            <text:p>56.40</text:p>
          </table:table-cell>
          <table:table-cell office:value-type="string">
            <text:p>49.15</text:p>
          </table:table-cell>
          <table:table-cell office:value-type="string">
            <text:p>54.75</text:p>
          </table:table-cell>
          <table:table-cell office:value-type="string">
            <text:p>57.83</text:p>
          </table:table-cell>
          <table:table-cell office:value-type="string">
            <text:p>54.62</text:p>
          </table:table-cell>
          <table:table-cell office:value-type="string">
            <text:p>41.58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062">
            <text:p>1062</text:p>
          </table:table-cell>
          <table:table-cell office:value-type="string">
            <text:p>51.19</text:p>
          </table:table-cell>
          <table:table-cell office:value-type="string">
            <text:p>58.36</text:p>
          </table:table-cell>
          <table:table-cell office:value-type="string">
            <text:p>56.58</text:p>
          </table:table-cell>
          <table:table-cell office:value-type="string">
            <text:p>49.33</text:p>
          </table:table-cell>
          <table:table-cell office:value-type="string">
            <text:p>55.01</text:p>
          </table:table-cell>
          <table:table-cell office:value-type="string">
            <text:p>58.04</text:p>
          </table:table-cell>
          <table:table-cell office:value-type="string">
            <text:p>54.86</text:p>
          </table:table-cell>
          <table:table-cell office:value-type="string">
            <text:p>41.61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064">
            <text:p>1064</text:p>
          </table:table-cell>
          <table:table-cell office:value-type="string">
            <text:p>51.38</text:p>
          </table:table-cell>
          <table:table-cell office:value-type="string">
            <text:p>58.54</text:p>
          </table:table-cell>
          <table:table-cell office:value-type="string">
            <text:p>56.76</text:p>
          </table:table-cell>
          <table:table-cell office:value-type="string">
            <text:p>49.51</text:p>
          </table:table-cell>
          <table:table-cell office:value-type="string">
            <text:p>55.27</text:p>
          </table:table-cell>
          <table:table-cell office:value-type="string">
            <text:p>58.24</text:p>
          </table:table-cell>
          <table:table-cell office:value-type="string">
            <text:p>55.09</text:p>
          </table:table-cell>
          <table:table-cell office:value-type="string">
            <text:p>41.6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066">
            <text:p>1066</text:p>
          </table:table-cell>
          <table:table-cell office:value-type="string">
            <text:p>51.55</text:p>
          </table:table-cell>
          <table:table-cell office:value-type="string">
            <text:p>58.70</text:p>
          </table:table-cell>
          <table:table-cell office:value-type="string">
            <text:p>56.93</text:p>
          </table:table-cell>
          <table:table-cell office:value-type="string">
            <text:p>49.69</text:p>
          </table:table-cell>
          <table:table-cell office:value-type="string">
            <text:p>55.51</text:p>
          </table:table-cell>
          <table:table-cell office:value-type="string">
            <text:p>58.43</text:p>
          </table:table-cell>
          <table:table-cell office:value-type="string">
            <text:p>55.32</text:p>
          </table:table-cell>
          <table:table-cell office:value-type="string">
            <text:p>41.6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068">
            <text:p>1068</text:p>
          </table:table-cell>
          <table:table-cell office:value-type="string">
            <text:p>51.73</text:p>
          </table:table-cell>
          <table:table-cell office:value-type="string">
            <text:p>58.87</text:p>
          </table:table-cell>
          <table:table-cell office:value-type="string">
            <text:p>57.09</text:p>
          </table:table-cell>
          <table:table-cell office:value-type="string">
            <text:p>49.86</text:p>
          </table:table-cell>
          <table:table-cell office:value-type="string">
            <text:p>55.76</text:p>
          </table:table-cell>
          <table:table-cell office:value-type="string">
            <text:p>58.64</text:p>
          </table:table-cell>
          <table:table-cell office:value-type="string">
            <text:p>55.55</text:p>
          </table:table-cell>
          <table:table-cell office:value-type="string">
            <text:p>41.72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070">
            <text:p>1070</text:p>
          </table:table-cell>
          <table:table-cell office:value-type="string">
            <text:p>51.90</text:p>
          </table:table-cell>
          <table:table-cell office:value-type="string">
            <text:p>59.03</text:p>
          </table:table-cell>
          <table:table-cell office:value-type="string">
            <text:p>57.24</text:p>
          </table:table-cell>
          <table:table-cell office:value-type="string">
            <text:p>50.03</text:p>
          </table:table-cell>
          <table:table-cell office:value-type="string">
            <text:p>56.00</text:p>
          </table:table-cell>
          <table:table-cell office:value-type="string">
            <text:p>58.83</text:p>
          </table:table-cell>
          <table:table-cell office:value-type="string">
            <text:p>55.75</text:p>
          </table:table-cell>
          <table:table-cell office:value-type="string">
            <text:p>41.75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072">
            <text:p>1072</text:p>
          </table:table-cell>
          <table:table-cell office:value-type="string">
            <text:p>52.08</text:p>
          </table:table-cell>
          <table:table-cell office:value-type="string">
            <text:p>59.19</text:p>
          </table:table-cell>
          <table:table-cell office:value-type="string">
            <text:p>57.38</text:p>
          </table:table-cell>
          <table:table-cell office:value-type="string">
            <text:p>50.20</text:p>
          </table:table-cell>
          <table:table-cell office:value-type="string">
            <text:p>56.23</text:p>
          </table:table-cell>
          <table:table-cell office:value-type="string">
            <text:p>59.01</text:p>
          </table:table-cell>
          <table:table-cell office:value-type="string">
            <text:p>55.94</text:p>
          </table:table-cell>
          <table:table-cell office:value-type="string">
            <text:p>41.78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074">
            <text:p>1074</text:p>
          </table:table-cell>
          <table:table-cell office:value-type="string">
            <text:p>52.25</text:p>
          </table:table-cell>
          <table:table-cell office:value-type="string">
            <text:p>59.34</text:p>
          </table:table-cell>
          <table:table-cell office:value-type="string">
            <text:p>57.53</text:p>
          </table:table-cell>
          <table:table-cell office:value-type="string">
            <text:p>50.36</text:p>
          </table:table-cell>
          <table:table-cell office:value-type="string">
            <text:p>56.46</text:p>
          </table:table-cell>
          <table:table-cell office:value-type="string">
            <text:p>59.18</text:p>
          </table:table-cell>
          <table:table-cell office:value-type="string">
            <text:p>56.14</text:p>
          </table:table-cell>
          <table:table-cell office:value-type="string">
            <text:p>41.8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076">
            <text:p>1076</text:p>
          </table:table-cell>
          <table:table-cell office:value-type="string">
            <text:p>52.42</text:p>
          </table:table-cell>
          <table:table-cell office:value-type="string">
            <text:p>59.48</text:p>
          </table:table-cell>
          <table:table-cell office:value-type="string">
            <text:p>57.65</text:p>
          </table:table-cell>
          <table:table-cell office:value-type="string">
            <text:p>50.52</text:p>
          </table:table-cell>
          <table:table-cell office:value-type="string">
            <text:p>56.69</text:p>
          </table:table-cell>
          <table:table-cell office:value-type="string">
            <text:p>59.35</text:p>
          </table:table-cell>
          <table:table-cell office:value-type="string">
            <text:p>56.31</text:p>
          </table:table-cell>
          <table:table-cell office:value-type="string">
            <text:p>41.8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078">
            <text:p>1078</text:p>
          </table:table-cell>
          <table:table-cell office:value-type="string">
            <text:p>52.57</text:p>
          </table:table-cell>
          <table:table-cell office:value-type="string">
            <text:p>59.60</text:p>
          </table:table-cell>
          <table:table-cell office:value-type="string">
            <text:p>57.80</text:p>
          </table:table-cell>
          <table:table-cell office:value-type="string">
            <text:p>50.69</text:p>
          </table:table-cell>
          <table:table-cell office:value-type="string">
            <text:p>56.86</text:p>
          </table:table-cell>
          <table:table-cell office:value-type="string">
            <text:p>59.47</text:p>
          </table:table-cell>
          <table:table-cell office:value-type="string">
            <text:p>56.50</text:p>
          </table:table-cell>
          <table:table-cell office:value-type="string">
            <text:p>41.9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080">
            <text:p>1080</text:p>
          </table:table-cell>
          <table:table-cell office:value-type="string">
            <text:p>52.73</text:p>
          </table:table-cell>
          <table:table-cell office:value-type="string">
            <text:p>59.74</text:p>
          </table:table-cell>
          <table:table-cell office:value-type="string">
            <text:p>57.92</text:p>
          </table:table-cell>
          <table:table-cell office:value-type="string">
            <text:p>50.85</text:p>
          </table:table-cell>
          <table:table-cell office:value-type="string">
            <text:p>57.08</text:p>
          </table:table-cell>
          <table:table-cell office:value-type="string">
            <text:p>59.64</text:p>
          </table:table-cell>
          <table:table-cell office:value-type="string">
            <text:p>56.67</text:p>
          </table:table-cell>
          <table:table-cell office:value-type="string">
            <text:p>41.9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082">
            <text:p>1082</text:p>
          </table:table-cell>
          <table:table-cell office:value-type="string">
            <text:p>52.90</text:p>
          </table:table-cell>
          <table:table-cell office:value-type="string">
            <text:p>59.88</text:p>
          </table:table-cell>
          <table:table-cell office:value-type="string">
            <text:p>58.04</text:p>
          </table:table-cell>
          <table:table-cell office:value-type="string">
            <text:p>50.99</text:p>
          </table:table-cell>
          <table:table-cell office:value-type="string">
            <text:p>57.29</text:p>
          </table:table-cell>
          <table:table-cell office:value-type="string">
            <text:p>59.82</text:p>
          </table:table-cell>
          <table:table-cell office:value-type="string">
            <text:p>56.83</text:p>
          </table:table-cell>
          <table:table-cell office:value-type="string">
            <text:p>42.0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084">
            <text:p>1084</text:p>
          </table:table-cell>
          <table:table-cell office:value-type="string">
            <text:p>53.05</text:p>
          </table:table-cell>
          <table:table-cell office:value-type="string">
            <text:p>60.01</text:p>
          </table:table-cell>
          <table:table-cell office:value-type="string">
            <text:p>58.16</text:p>
          </table:table-cell>
          <table:table-cell office:value-type="string">
            <text:p>51.14</text:p>
          </table:table-cell>
          <table:table-cell office:value-type="string">
            <text:p>57.49</text:p>
          </table:table-cell>
          <table:table-cell office:value-type="string">
            <text:p>59.97</text:p>
          </table:table-cell>
          <table:table-cell office:value-type="string">
            <text:p>56.99</text:p>
          </table:table-cell>
          <table:table-cell office:value-type="string">
            <text:p>42.0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086">
            <text:p>1086</text:p>
          </table:table-cell>
          <table:table-cell office:value-type="string">
            <text:p>53.21</text:p>
          </table:table-cell>
          <table:table-cell office:value-type="string">
            <text:p>60.14</text:p>
          </table:table-cell>
          <table:table-cell office:value-type="string">
            <text:p>58.28</text:p>
          </table:table-cell>
          <table:table-cell office:value-type="string">
            <text:p>51.29</text:p>
          </table:table-cell>
          <table:table-cell office:value-type="string">
            <text:p>57.68</text:p>
          </table:table-cell>
          <table:table-cell office:value-type="string">
            <text:p>60.12</text:p>
          </table:table-cell>
          <table:table-cell office:value-type="string">
            <text:p>57.14</text:p>
          </table:table-cell>
          <table:table-cell office:value-type="string">
            <text:p>42.1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088">
            <text:p>1088</text:p>
          </table:table-cell>
          <table:table-cell office:value-type="string">
            <text:p>53.37</text:p>
          </table:table-cell>
          <table:table-cell office:value-type="string">
            <text:p>60.27</text:p>
          </table:table-cell>
          <table:table-cell office:value-type="string">
            <text:p>58.38</text:p>
          </table:table-cell>
          <table:table-cell office:value-type="string">
            <text:p>51.43</text:p>
          </table:table-cell>
          <table:table-cell office:value-type="string">
            <text:p>57.88</text:p>
          </table:table-cell>
          <table:table-cell office:value-type="string">
            <text:p>60.27</text:p>
          </table:table-cell>
          <table:table-cell office:value-type="string">
            <text:p>57.28</text:p>
          </table:table-cell>
          <table:table-cell office:value-type="string">
            <text:p>42.16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090">
            <text:p>1090</text:p>
          </table:table-cell>
          <table:table-cell office:value-type="string">
            <text:p>53.52</text:p>
          </table:table-cell>
          <table:table-cell office:value-type="string">
            <text:p>60.38</text:p>
          </table:table-cell>
          <table:table-cell office:value-type="string">
            <text:p>58.49</text:p>
          </table:table-cell>
          <table:table-cell office:value-type="string">
            <text:p>51.58</text:p>
          </table:table-cell>
          <table:table-cell office:value-type="string">
            <text:p>58.06</text:p>
          </table:table-cell>
          <table:table-cell office:value-type="string">
            <text:p>60.41</text:p>
          </table:table-cell>
          <table:table-cell office:value-type="string">
            <text:p>57.42</text:p>
          </table:table-cell>
          <table:table-cell office:value-type="string">
            <text:p>42.2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92">
            <text:p>1092</text:p>
          </table:table-cell>
          <table:table-cell office:value-type="string">
            <text:p>53.66</text:p>
          </table:table-cell>
          <table:table-cell office:value-type="string">
            <text:p>60.49</text:p>
          </table:table-cell>
          <table:table-cell office:value-type="string">
            <text:p>58.58</text:p>
          </table:table-cell>
          <table:table-cell office:value-type="string">
            <text:p>51.71</text:p>
          </table:table-cell>
          <table:table-cell office:value-type="string">
            <text:p>58.25</text:p>
          </table:table-cell>
          <table:table-cell office:value-type="string">
            <text:p>60.54</text:p>
          </table:table-cell>
          <table:table-cell office:value-type="string">
            <text:p>57.56</text:p>
          </table:table-cell>
          <table:table-cell office:value-type="string">
            <text:p>42.2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094">
            <text:p>1094</text:p>
          </table:table-cell>
          <table:table-cell office:value-type="string">
            <text:p>53.81</text:p>
          </table:table-cell>
          <table:table-cell office:value-type="string">
            <text:p>60.60</text:p>
          </table:table-cell>
          <table:table-cell office:value-type="string">
            <text:p>58.69</text:p>
          </table:table-cell>
          <table:table-cell office:value-type="string">
            <text:p>51.85</text:p>
          </table:table-cell>
          <table:table-cell office:value-type="string">
            <text:p>58.42</text:p>
          </table:table-cell>
          <table:table-cell office:value-type="string">
            <text:p>60.67</text:p>
          </table:table-cell>
          <table:table-cell office:value-type="string">
            <text:p>57.68</text:p>
          </table:table-cell>
          <table:table-cell office:value-type="string">
            <text:p>42.3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096">
            <text:p>1096</text:p>
          </table:table-cell>
          <table:table-cell office:value-type="string">
            <text:p>53.95</text:p>
          </table:table-cell>
          <table:table-cell office:value-type="string">
            <text:p>60.71</text:p>
          </table:table-cell>
          <table:table-cell office:value-type="string">
            <text:p>58.78</text:p>
          </table:table-cell>
          <table:table-cell office:value-type="string">
            <text:p>51.98</text:p>
          </table:table-cell>
          <table:table-cell office:value-type="string">
            <text:p>58.60</text:p>
          </table:table-cell>
          <table:table-cell office:value-type="string">
            <text:p>60.81</text:p>
          </table:table-cell>
          <table:table-cell office:value-type="string">
            <text:p>57.81</text:p>
          </table:table-cell>
          <table:table-cell office:value-type="string">
            <text:p>42.37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098">
            <text:p>1098</text:p>
          </table:table-cell>
          <table:table-cell office:value-type="string">
            <text:p>54.09</text:p>
          </table:table-cell>
          <table:table-cell office:value-type="string">
            <text:p>60.82</text:p>
          </table:table-cell>
          <table:table-cell office:value-type="string">
            <text:p>58.87</text:p>
          </table:table-cell>
          <table:table-cell office:value-type="string">
            <text:p>52.11</text:p>
          </table:table-cell>
          <table:table-cell office:value-type="string">
            <text:p>58.77</text:p>
          </table:table-cell>
          <table:table-cell office:value-type="string">
            <text:p>60.93</text:p>
          </table:table-cell>
          <table:table-cell office:value-type="string">
            <text:p>57.92</text:p>
          </table:table-cell>
          <table:table-cell office:value-type="string">
            <text:p>42.42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100">
            <text:p>1100</text:p>
          </table:table-cell>
          <table:table-cell office:value-type="string">
            <text:p>54.22</text:p>
          </table:table-cell>
          <table:table-cell office:value-type="string">
            <text:p>60.91</text:p>
          </table:table-cell>
          <table:table-cell office:value-type="string">
            <text:p>58.97</text:p>
          </table:table-cell>
          <table:table-cell office:value-type="string">
            <text:p>52.25</text:p>
          </table:table-cell>
          <table:table-cell office:value-type="string">
            <text:p>58.92</text:p>
          </table:table-cell>
          <table:table-cell office:value-type="string">
            <text:p>61.03</text:p>
          </table:table-cell>
          <table:table-cell office:value-type="string">
            <text:p>58.04</text:p>
          </table:table-cell>
          <table:table-cell office:value-type="string">
            <text:p>42.48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102">
            <text:p>1102</text:p>
          </table:table-cell>
          <table:table-cell office:value-type="string">
            <text:p>54.32</text:p>
          </table:table-cell>
          <table:table-cell office:value-type="string">
            <text:p>60.95</text:p>
          </table:table-cell>
          <table:table-cell office:value-type="string">
            <text:p>59.05</text:p>
          </table:table-cell>
          <table:table-cell office:value-type="string">
            <text:p>52.37</text:p>
          </table:table-cell>
          <table:table-cell office:value-type="string">
            <text:p>59.05</text:p>
          </table:table-cell>
          <table:table-cell office:value-type="string">
            <text:p>61.07</text:p>
          </table:table-cell>
          <table:table-cell office:value-type="string">
            <text:p>58.16</text:p>
          </table:table-cell>
          <table:table-cell office:value-type="string">
            <text:p>42.55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104">
            <text:p>1104</text:p>
          </table:table-cell>
          <table:table-cell office:value-type="string">
            <text:p>54.46</text:p>
          </table:table-cell>
          <table:table-cell office:value-type="string">
            <text:p>60.85</text:p>
          </table:table-cell>
          <table:table-cell office:value-type="string">
            <text:p>58.97</text:p>
          </table:table-cell>
          <table:table-cell office:value-type="string">
            <text:p>52.50</text:p>
          </table:table-cell>
          <table:table-cell office:value-type="string">
            <text:p>59.19</text:p>
          </table:table-cell>
          <table:table-cell office:value-type="string">
            <text:p>60.87</text:p>
          </table:table-cell>
          <table:table-cell office:value-type="string">
            <text:p>58.27</text:p>
          </table:table-cell>
          <table:table-cell office:value-type="string">
            <text:p>42.6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106">
            <text:p>1106</text:p>
          </table:table-cell>
          <table:table-cell office:value-type="string">
            <text:p>54.60</text:p>
          </table:table-cell>
          <table:table-cell office:value-type="string">
            <text:p>60.50</text:p>
          </table:table-cell>
          <table:table-cell office:value-type="string">
            <text:p>58.68</text:p>
          </table:table-cell>
          <table:table-cell office:value-type="string">
            <text:p>52.62</text:p>
          </table:table-cell>
          <table:table-cell office:value-type="string">
            <text:p>59.29</text:p>
          </table:table-cell>
          <table:table-cell office:value-type="string">
            <text:p>60.40</text:p>
          </table:table-cell>
          <table:table-cell office:value-type="string">
            <text:p>58.33</text:p>
          </table:table-cell>
          <table:table-cell office:value-type="string">
            <text:p>42.6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108">
            <text:p>1108</text:p>
          </table:table-cell>
          <table:table-cell office:value-type="string">
            <text:p>54.70</text:p>
          </table:table-cell>
          <table:table-cell office:value-type="string">
            <text:p>60.00</text:p>
          </table:table-cell>
          <table:table-cell office:value-type="string">
            <text:p>58.24</text:p>
          </table:table-cell>
          <table:table-cell office:value-type="string">
            <text:p>52.71</text:p>
          </table:table-cell>
          <table:table-cell office:value-type="string">
            <text:p>59.29</text:p>
          </table:table-cell>
          <table:table-cell office:value-type="string">
            <text:p>59.81</text:p>
          </table:table-cell>
          <table:table-cell office:value-type="string">
            <text:p>58.35</text:p>
          </table:table-cell>
          <table:table-cell office:value-type="string">
            <text:p>42.72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110">
            <text:p>1110</text:p>
          </table:table-cell>
          <table:table-cell office:value-type="string">
            <text:p>54.77</text:p>
          </table:table-cell>
          <table:table-cell office:value-type="string">
            <text:p>59.42</text:p>
          </table:table-cell>
          <table:table-cell office:value-type="string">
            <text:p>57.71</text:p>
          </table:table-cell>
          <table:table-cell office:value-type="string">
            <text:p>52.77</text:p>
          </table:table-cell>
          <table:table-cell office:value-type="string">
            <text:p>59.22</text:p>
          </table:table-cell>
          <table:table-cell office:value-type="string">
            <text:p>59.19</text:p>
          </table:table-cell>
          <table:table-cell office:value-type="string">
            <text:p>58.30</text:p>
          </table:table-cell>
          <table:table-cell office:value-type="string">
            <text:p>42.77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112">
            <text:p>1112</text:p>
          </table:table-cell>
          <table:table-cell office:value-type="string">
            <text:p>54.81</text:p>
          </table:table-cell>
          <table:table-cell office:value-type="string">
            <text:p>58.81</text:p>
          </table:table-cell>
          <table:table-cell office:value-type="string">
            <text:p>57.16</text:p>
          </table:table-cell>
          <table:table-cell office:value-type="string">
            <text:p>52.80</text:p>
          </table:table-cell>
          <table:table-cell office:value-type="string">
            <text:p>59.08</text:p>
          </table:table-cell>
          <table:table-cell office:value-type="string">
            <text:p>58.58</text:p>
          </table:table-cell>
          <table:table-cell office:value-type="string">
            <text:p>58.19</text:p>
          </table:table-cell>
          <table:table-cell office:value-type="string">
            <text:p>42.83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114">
            <text:p>1114</text:p>
          </table:table-cell>
          <table:table-cell office:value-type="string">
            <text:p>54.81</text:p>
          </table:table-cell>
          <table:table-cell office:value-type="string">
            <text:p>58.20</text:p>
          </table:table-cell>
          <table:table-cell office:value-type="string">
            <text:p>56.58</text:p>
          </table:table-cell>
          <table:table-cell office:value-type="string">
            <text:p>52.79</text:p>
          </table:table-cell>
          <table:table-cell office:value-type="string">
            <text:p>58.89</text:p>
          </table:table-cell>
          <table:table-cell office:value-type="string">
            <text:p>58.00</text:p>
          </table:table-cell>
          <table:table-cell office:value-type="string">
            <text:p>58.02</text:p>
          </table:table-cell>
          <table:table-cell office:value-type="string">
            <text:p>42.89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116">
            <text:p>1116</text:p>
          </table:table-cell>
          <table:table-cell office:value-type="string">
            <text:p>54.77</text:p>
          </table:table-cell>
          <table:table-cell office:value-type="string">
            <text:p>57.60</text:p>
          </table:table-cell>
          <table:table-cell office:value-type="string">
            <text:p>56.02</text:p>
          </table:table-cell>
          <table:table-cell office:value-type="string">
            <text:p>52.75</text:p>
          </table:table-cell>
          <table:table-cell office:value-type="string">
            <text:p>58.67</text:p>
          </table:table-cell>
          <table:table-cell office:value-type="string">
            <text:p>57.45</text:p>
          </table:table-cell>
          <table:table-cell office:value-type="string">
            <text:p>57.82</text:p>
          </table:table-cell>
          <table:table-cell office:value-type="string">
            <text:p>42.9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118">
            <text:p>1118</text:p>
          </table:table-cell>
          <table:table-cell office:value-type="string">
            <text:p>54.70</text:p>
          </table:table-cell>
          <table:table-cell office:value-type="string">
            <text:p>57.04</text:p>
          </table:table-cell>
          <table:table-cell office:value-type="string">
            <text:p>55.48</text:p>
          </table:table-cell>
          <table:table-cell office:value-type="string">
            <text:p>52.68</text:p>
          </table:table-cell>
          <table:table-cell office:value-type="string">
            <text:p>58.42</text:p>
          </table:table-cell>
          <table:table-cell office:value-type="string">
            <text:p>56.94</text:p>
          </table:table-cell>
          <table:table-cell office:value-type="string">
            <text:p>57.57</text:p>
          </table:table-cell>
          <table:table-cell office:value-type="string">
            <text:p>43.0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120">
            <text:p>1120</text:p>
          </table:table-cell>
          <table:table-cell office:value-type="string">
            <text:p>54.61</text:p>
          </table:table-cell>
          <table:table-cell office:value-type="string">
            <text:p>56.50</text:p>
          </table:table-cell>
          <table:table-cell office:value-type="string">
            <text:p>54.95</text:p>
          </table:table-cell>
          <table:table-cell office:value-type="string">
            <text:p>52.59</text:p>
          </table:table-cell>
          <table:table-cell office:value-type="string">
            <text:p>58.15</text:p>
          </table:table-cell>
          <table:table-cell office:value-type="string">
            <text:p>56.46</text:p>
          </table:table-cell>
          <table:table-cell office:value-type="string">
            <text:p>57.31</text:p>
          </table:table-cell>
          <table:table-cell office:value-type="string">
            <text:p>43.0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122">
            <text:p>1122</text:p>
          </table:table-cell>
          <table:table-cell office:value-type="string">
            <text:p>54.50</text:p>
          </table:table-cell>
          <table:table-cell office:value-type="string">
            <text:p>55.99</text:p>
          </table:table-cell>
          <table:table-cell office:value-type="string">
            <text:p>54.46</text:p>
          </table:table-cell>
          <table:table-cell office:value-type="string">
            <text:p>52.47</text:p>
          </table:table-cell>
          <table:table-cell office:value-type="string">
            <text:p>57.88</text:p>
          </table:table-cell>
          <table:table-cell office:value-type="string">
            <text:p>56.02</text:p>
          </table:table-cell>
          <table:table-cell office:value-type="string">
            <text:p>57.02</text:p>
          </table:table-cell>
          <table:table-cell office:value-type="string">
            <text:p>43.1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124">
            <text:p>1124</text:p>
          </table:table-cell>
          <table:table-cell office:value-type="string">
            <text:p>54.38</text:p>
          </table:table-cell>
          <table:table-cell office:value-type="string">
            <text:p>55.51</text:p>
          </table:table-cell>
          <table:table-cell office:value-type="string">
            <text:p>53.99</text:p>
          </table:table-cell>
          <table:table-cell office:value-type="string">
            <text:p>52.34</text:p>
          </table:table-cell>
          <table:table-cell office:value-type="string">
            <text:p>57.59</text:p>
          </table:table-cell>
          <table:table-cell office:value-type="string">
            <text:p>55.60</text:p>
          </table:table-cell>
          <table:table-cell office:value-type="string">
            <text:p>56.72</text:p>
          </table:table-cell>
          <table:table-cell office:value-type="string">
            <text:p>43.17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126">
            <text:p>1126</text:p>
          </table:table-cell>
          <table:table-cell office:value-type="string">
            <text:p>54.24</text:p>
          </table:table-cell>
          <table:table-cell office:value-type="string">
            <text:p>55.06</text:p>
          </table:table-cell>
          <table:table-cell office:value-type="string">
            <text:p>53.54</text:p>
          </table:table-cell>
          <table:table-cell office:value-type="string">
            <text:p>52.20</text:p>
          </table:table-cell>
          <table:table-cell office:value-type="string">
            <text:p>57.30</text:p>
          </table:table-cell>
          <table:table-cell office:value-type="string">
            <text:p>55.22</text:p>
          </table:table-cell>
          <table:table-cell office:value-type="string">
            <text:p>56.41</text:p>
          </table:table-cell>
          <table:table-cell office:value-type="string">
            <text:p>43.2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128">
            <text:p>1128</text:p>
          </table:table-cell>
          <table:table-cell office:value-type="string">
            <text:p>54.09</text:p>
          </table:table-cell>
          <table:table-cell office:value-type="string">
            <text:p>54.64</text:p>
          </table:table-cell>
          <table:table-cell office:value-type="string">
            <text:p>53.12</text:p>
          </table:table-cell>
          <table:table-cell office:value-type="string">
            <text:p>52.05</text:p>
          </table:table-cell>
          <table:table-cell office:value-type="string">
            <text:p>57.00</text:p>
          </table:table-cell>
          <table:table-cell office:value-type="string">
            <text:p>54.84</text:p>
          </table:table-cell>
          <table:table-cell office:value-type="string">
            <text:p>56.10</text:p>
          </table:table-cell>
          <table:table-cell office:value-type="string">
            <text:p>43.27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130">
            <text:p>1130</text:p>
          </table:table-cell>
          <table:table-cell office:value-type="string">
            <text:p>53.94</text:p>
          </table:table-cell>
          <table:table-cell office:value-type="string">
            <text:p>54.25</text:p>
          </table:table-cell>
          <table:table-cell office:value-type="string">
            <text:p>52.73</text:p>
          </table:table-cell>
          <table:table-cell office:value-type="string">
            <text:p>51.89</text:p>
          </table:table-cell>
          <table:table-cell office:value-type="string">
            <text:p>56.70</text:p>
          </table:table-cell>
          <table:table-cell office:value-type="string">
            <text:p>54.49</text:p>
          </table:table-cell>
          <table:table-cell office:value-type="string">
            <text:p>55.77</text:p>
          </table:table-cell>
          <table:table-cell office:value-type="string">
            <text:p>43.32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132">
            <text:p>1132</text:p>
          </table:table-cell>
          <table:table-cell office:value-type="string">
            <text:p>53.78</text:p>
          </table:table-cell>
          <table:table-cell office:value-type="string">
            <text:p>53.89</text:p>
          </table:table-cell>
          <table:table-cell office:value-type="string">
            <text:p>52.35</text:p>
          </table:table-cell>
          <table:table-cell office:value-type="string">
            <text:p>51.73</text:p>
          </table:table-cell>
          <table:table-cell office:value-type="string">
            <text:p>56.40</text:p>
          </table:table-cell>
          <table:table-cell office:value-type="string">
            <text:p>54.16</text:p>
          </table:table-cell>
          <table:table-cell office:value-type="string">
            <text:p>55.46</text:p>
          </table:table-cell>
          <table:table-cell office:value-type="string">
            <text:p>43.37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134">
            <text:p>1134</text:p>
          </table:table-cell>
          <table:table-cell office:value-type="string">
            <text:p>53.61</text:p>
          </table:table-cell>
          <table:table-cell office:value-type="string">
            <text:p>53.54</text:p>
          </table:table-cell>
          <table:table-cell office:value-type="string">
            <text:p>52.00</text:p>
          </table:table-cell>
          <table:table-cell office:value-type="string">
            <text:p>51.56</text:p>
          </table:table-cell>
          <table:table-cell office:value-type="string">
            <text:p>56.10</text:p>
          </table:table-cell>
          <table:table-cell office:value-type="string">
            <text:p>53.84</text:p>
          </table:table-cell>
          <table:table-cell office:value-type="string">
            <text:p>55.14</text:p>
          </table:table-cell>
          <table:table-cell office:value-type="string">
            <text:p>43.42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136">
            <text:p>1136</text:p>
          </table:table-cell>
          <table:table-cell office:value-type="string">
            <text:p>53.45</text:p>
          </table:table-cell>
          <table:table-cell office:value-type="string">
            <text:p>53.21</text:p>
          </table:table-cell>
          <table:table-cell office:value-type="string">
            <text:p>51.67</text:p>
          </table:table-cell>
          <table:table-cell office:value-type="string">
            <text:p>51.39</text:p>
          </table:table-cell>
          <table:table-cell office:value-type="string">
            <text:p>55.80</text:p>
          </table:table-cell>
          <table:table-cell office:value-type="string">
            <text:p>53.54</text:p>
          </table:table-cell>
          <table:table-cell office:value-type="string">
            <text:p>54.83</text:p>
          </table:table-cell>
          <table:table-cell office:value-type="string">
            <text:p>43.46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138">
            <text:p>1138</text:p>
          </table:table-cell>
          <table:table-cell office:value-type="string">
            <text:p>53.28</text:p>
          </table:table-cell>
          <table:table-cell office:value-type="string">
            <text:p>52.90</text:p>
          </table:table-cell>
          <table:table-cell office:value-type="string">
            <text:p>51.36</text:p>
          </table:table-cell>
          <table:table-cell office:value-type="string">
            <text:p>51.22</text:p>
          </table:table-cell>
          <table:table-cell office:value-type="string">
            <text:p>55.51</text:p>
          </table:table-cell>
          <table:table-cell office:value-type="string">
            <text:p>53.25</text:p>
          </table:table-cell>
          <table:table-cell office:value-type="string">
            <text:p>54.52</text:p>
          </table:table-cell>
          <table:table-cell office:value-type="string">
            <text:p>43.5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140">
            <text:p>1140</text:p>
          </table:table-cell>
          <table:table-cell office:value-type="string">
            <text:p>53.11</text:p>
          </table:table-cell>
          <table:table-cell office:value-type="string">
            <text:p>52.61</text:p>
          </table:table-cell>
          <table:table-cell office:value-type="string">
            <text:p>51.06</text:p>
          </table:table-cell>
          <table:table-cell office:value-type="string">
            <text:p>51.04</text:p>
          </table:table-cell>
          <table:table-cell office:value-type="string">
            <text:p>55.22</text:p>
          </table:table-cell>
          <table:table-cell office:value-type="string">
            <text:p>52.97</text:p>
          </table:table-cell>
          <table:table-cell office:value-type="string">
            <text:p>54.21</text:p>
          </table:table-cell>
          <table:table-cell office:value-type="string">
            <text:p>43.54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142">
            <text:p>1142</text:p>
          </table:table-cell>
          <table:table-cell office:value-type="string">
            <text:p>52.94</text:p>
          </table:table-cell>
          <table:table-cell office:value-type="string">
            <text:p>52.34</text:p>
          </table:table-cell>
          <table:table-cell office:value-type="string">
            <text:p>50.78</text:p>
          </table:table-cell>
          <table:table-cell office:value-type="string">
            <text:p>50.88</text:p>
          </table:table-cell>
          <table:table-cell office:value-type="string">
            <text:p>54.94</text:p>
          </table:table-cell>
          <table:table-cell office:value-type="string">
            <text:p>52.71</text:p>
          </table:table-cell>
          <table:table-cell office:value-type="string">
            <text:p>53.92</text:p>
          </table:table-cell>
          <table:table-cell office:value-type="string">
            <text:p>43.57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144">
            <text:p>1144</text:p>
          </table:table-cell>
          <table:table-cell office:value-type="string">
            <text:p>52.77</text:p>
          </table:table-cell>
          <table:table-cell office:value-type="string">
            <text:p>52.08</text:p>
          </table:table-cell>
          <table:table-cell office:value-type="string">
            <text:p>50.53</text:p>
          </table:table-cell>
          <table:table-cell office:value-type="string">
            <text:p>50.70</text:p>
          </table:table-cell>
          <table:table-cell office:value-type="string">
            <text:p>54.65</text:p>
          </table:table-cell>
          <table:table-cell office:value-type="string">
            <text:p>52.45</text:p>
          </table:table-cell>
          <table:table-cell office:value-type="string">
            <text:p>53.63</text:p>
          </table:table-cell>
          <table:table-cell office:value-type="string">
            <text:p>43.6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146">
            <text:p>1146</text:p>
          </table:table-cell>
          <table:table-cell office:value-type="string">
            <text:p>52.60</text:p>
          </table:table-cell>
          <table:table-cell office:value-type="string">
            <text:p>51.84</text:p>
          </table:table-cell>
          <table:table-cell office:value-type="string">
            <text:p>50.28</text:p>
          </table:table-cell>
          <table:table-cell office:value-type="string">
            <text:p>50.53</text:p>
          </table:table-cell>
          <table:table-cell office:value-type="string">
            <text:p>54.37</text:p>
          </table:table-cell>
          <table:table-cell office:value-type="string">
            <text:p>52.20</text:p>
          </table:table-cell>
          <table:table-cell office:value-type="string">
            <text:p>53.35</text:p>
          </table:table-cell>
          <table:table-cell office:value-type="string">
            <text:p>43.6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148">
            <text:p>1148</text:p>
          </table:table-cell>
          <table:table-cell office:value-type="string">
            <text:p>52.43</text:p>
          </table:table-cell>
          <table:table-cell office:value-type="string">
            <text:p>51.60</text:p>
          </table:table-cell>
          <table:table-cell office:value-type="string">
            <text:p>50.04</text:p>
          </table:table-cell>
          <table:table-cell office:value-type="string">
            <text:p>50.36</text:p>
          </table:table-cell>
          <table:table-cell office:value-type="string">
            <text:p>54.10</text:p>
          </table:table-cell>
          <table:table-cell office:value-type="string">
            <text:p>51.97</text:p>
          </table:table-cell>
          <table:table-cell office:value-type="string">
            <text:p>53.08</text:p>
          </table:table-cell>
          <table:table-cell office:value-type="string">
            <text:p>43.66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150">
            <text:p>1150</text:p>
          </table:table-cell>
          <table:table-cell office:value-type="string">
            <text:p>52.26</text:p>
          </table:table-cell>
          <table:table-cell office:value-type="string">
            <text:p>51.38</text:p>
          </table:table-cell>
          <table:table-cell office:value-type="string">
            <text:p>49.82</text:p>
          </table:table-cell>
          <table:table-cell office:value-type="string">
            <text:p>50.20</text:p>
          </table:table-cell>
          <table:table-cell office:value-type="string">
            <text:p>53.83</text:p>
          </table:table-cell>
          <table:table-cell office:value-type="string">
            <text:p>51.73</text:p>
          </table:table-cell>
          <table:table-cell office:value-type="string">
            <text:p>52.82</text:p>
          </table:table-cell>
          <table:table-cell office:value-type="string">
            <text:p>43.68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152">
            <text:p>1152</text:p>
          </table:table-cell>
          <table:table-cell office:value-type="string">
            <text:p>52.10</text:p>
          </table:table-cell>
          <table:table-cell office:value-type="string">
            <text:p>51.17</text:p>
          </table:table-cell>
          <table:table-cell office:value-type="string">
            <text:p>49.61</text:p>
          </table:table-cell>
          <table:table-cell office:value-type="string">
            <text:p>50.03</text:p>
          </table:table-cell>
          <table:table-cell office:value-type="string">
            <text:p>53.58</text:p>
          </table:table-cell>
          <table:table-cell office:value-type="string">
            <text:p>51.51</text:p>
          </table:table-cell>
          <table:table-cell office:value-type="string">
            <text:p>52.55</text:p>
          </table:table-cell>
          <table:table-cell office:value-type="string">
            <text:p>43.7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154">
            <text:p>1154</text:p>
          </table:table-cell>
          <table:table-cell office:value-type="string">
            <text:p>51.94</text:p>
          </table:table-cell>
          <table:table-cell office:value-type="string">
            <text:p>50.98</text:p>
          </table:table-cell>
          <table:table-cell office:value-type="string">
            <text:p>49.41</text:p>
          </table:table-cell>
          <table:table-cell office:value-type="string">
            <text:p>49.87</text:p>
          </table:table-cell>
          <table:table-cell office:value-type="string">
            <text:p>53.32</text:p>
          </table:table-cell>
          <table:table-cell office:value-type="string">
            <text:p>51.29</text:p>
          </table:table-cell>
          <table:table-cell office:value-type="string">
            <text:p>52.30</text:p>
          </table:table-cell>
          <table:table-cell office:value-type="string">
            <text:p>43.72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156">
            <text:p>1156</text:p>
          </table:table-cell>
          <table:table-cell office:value-type="string">
            <text:p>51.78</text:p>
          </table:table-cell>
          <table:table-cell office:value-type="string">
            <text:p>50.79</text:p>
          </table:table-cell>
          <table:table-cell office:value-type="string">
            <text:p>49.22</text:p>
          </table:table-cell>
          <table:table-cell office:value-type="string">
            <text:p>49.71</text:p>
          </table:table-cell>
          <table:table-cell office:value-type="string">
            <text:p>53.07</text:p>
          </table:table-cell>
          <table:table-cell office:value-type="string">
            <text:p>51.09</text:p>
          </table:table-cell>
          <table:table-cell office:value-type="string">
            <text:p>52.06</text:p>
          </table:table-cell>
          <table:table-cell office:value-type="string">
            <text:p>43.7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158">
            <text:p>1158</text:p>
          </table:table-cell>
          <table:table-cell office:value-type="string">
            <text:p>51.62</text:p>
          </table:table-cell>
          <table:table-cell office:value-type="string">
            <text:p>50.61</text:p>
          </table:table-cell>
          <table:table-cell office:value-type="string">
            <text:p>49.04</text:p>
          </table:table-cell>
          <table:table-cell office:value-type="string">
            <text:p>49.55</text:p>
          </table:table-cell>
          <table:table-cell office:value-type="string">
            <text:p>52.83</text:p>
          </table:table-cell>
          <table:table-cell office:value-type="string">
            <text:p>50.89</text:p>
          </table:table-cell>
          <table:table-cell office:value-type="string">
            <text:p>51.83</text:p>
          </table:table-cell>
          <table:table-cell office:value-type="string">
            <text:p>43.7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160">
            <text:p>1160</text:p>
          </table:table-cell>
          <table:table-cell office:value-type="string">
            <text:p>51.46</text:p>
          </table:table-cell>
          <table:table-cell office:value-type="string">
            <text:p>50.44</text:p>
          </table:table-cell>
          <table:table-cell office:value-type="string">
            <text:p>48.87</text:p>
          </table:table-cell>
          <table:table-cell office:value-type="string">
            <text:p>49.39</text:p>
          </table:table-cell>
          <table:table-cell office:value-type="string">
            <text:p>52.59</text:p>
          </table:table-cell>
          <table:table-cell office:value-type="string">
            <text:p>50.70</text:p>
          </table:table-cell>
          <table:table-cell office:value-type="string">
            <text:p>51.60</text:p>
          </table:table-cell>
          <table:table-cell office:value-type="string">
            <text:p>43.76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162">
            <text:p>1162</text:p>
          </table:table-cell>
          <table:table-cell office:value-type="string">
            <text:p>51.31</text:p>
          </table:table-cell>
          <table:table-cell office:value-type="string">
            <text:p>50.27</text:p>
          </table:table-cell>
          <table:table-cell office:value-type="string">
            <text:p>48.71</text:p>
          </table:table-cell>
          <table:table-cell office:value-type="string">
            <text:p>49.24</text:p>
          </table:table-cell>
          <table:table-cell office:value-type="string">
            <text:p>52.35</text:p>
          </table:table-cell>
          <table:table-cell office:value-type="string">
            <text:p>50.51</text:p>
          </table:table-cell>
          <table:table-cell office:value-type="string">
            <text:p>51.39</text:p>
          </table:table-cell>
          <table:table-cell office:value-type="string">
            <text:p>43.76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164">
            <text:p>1164</text:p>
          </table:table-cell>
          <table:table-cell office:value-type="string">
            <text:p>51.15</text:p>
          </table:table-cell>
          <table:table-cell office:value-type="string">
            <text:p>50.12</text:p>
          </table:table-cell>
          <table:table-cell office:value-type="string">
            <text:p>48.55</text:p>
          </table:table-cell>
          <table:table-cell office:value-type="string">
            <text:p>49.09</text:p>
          </table:table-cell>
          <table:table-cell office:value-type="string">
            <text:p>52.13</text:p>
          </table:table-cell>
          <table:table-cell office:value-type="string">
            <text:p>50.32</text:p>
          </table:table-cell>
          <table:table-cell office:value-type="string">
            <text:p>51.17</text:p>
          </table:table-cell>
          <table:table-cell office:value-type="string">
            <text:p>43.76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166">
            <text:p>1166</text:p>
          </table:table-cell>
          <table:table-cell office:value-type="string">
            <text:p>51.00</text:p>
          </table:table-cell>
          <table:table-cell office:value-type="string">
            <text:p>49.97</text:p>
          </table:table-cell>
          <table:table-cell office:value-type="string">
            <text:p>48.41</text:p>
          </table:table-cell>
          <table:table-cell office:value-type="string">
            <text:p>48.94</text:p>
          </table:table-cell>
          <table:table-cell office:value-type="string">
            <text:p>51.91</text:p>
          </table:table-cell>
          <table:table-cell office:value-type="string">
            <text:p>50.15</text:p>
          </table:table-cell>
          <table:table-cell office:value-type="string">
            <text:p>50.97</text:p>
          </table:table-cell>
          <table:table-cell office:value-type="string">
            <text:p>43.7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168">
            <text:p>1168</text:p>
          </table:table-cell>
          <table:table-cell office:value-type="string">
            <text:p>50.85</text:p>
          </table:table-cell>
          <table:table-cell office:value-type="string">
            <text:p>49.82</text:p>
          </table:table-cell>
          <table:table-cell office:value-type="string">
            <text:p>48.27</text:p>
          </table:table-cell>
          <table:table-cell office:value-type="string">
            <text:p>48.80</text:p>
          </table:table-cell>
          <table:table-cell office:value-type="string">
            <text:p>51.69</text:p>
          </table:table-cell>
          <table:table-cell office:value-type="string">
            <text:p>49.98</text:p>
          </table:table-cell>
          <table:table-cell office:value-type="string">
            <text:p>50.77</text:p>
          </table:table-cell>
          <table:table-cell office:value-type="string">
            <text:p>43.77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170">
            <text:p>1170</text:p>
          </table:table-cell>
          <table:table-cell office:value-type="string">
            <text:p>50.71</text:p>
          </table:table-cell>
          <table:table-cell office:value-type="string">
            <text:p>49.68</text:p>
          </table:table-cell>
          <table:table-cell office:value-type="string">
            <text:p>48.13</text:p>
          </table:table-cell>
          <table:table-cell office:value-type="string">
            <text:p>48.65</text:p>
          </table:table-cell>
          <table:table-cell office:value-type="string">
            <text:p>51.47</text:p>
          </table:table-cell>
          <table:table-cell office:value-type="string">
            <text:p>49.81</text:p>
          </table:table-cell>
          <table:table-cell office:value-type="string">
            <text:p>50.59</text:p>
          </table:table-cell>
          <table:table-cell office:value-type="string">
            <text:p>43.7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172">
            <text:p>1172</text:p>
          </table:table-cell>
          <table:table-cell office:value-type="string">
            <text:p>50.56</text:p>
          </table:table-cell>
          <table:table-cell office:value-type="string">
            <text:p>49.55</text:p>
          </table:table-cell>
          <table:table-cell office:value-type="string">
            <text:p>48.01</text:p>
          </table:table-cell>
          <table:table-cell office:value-type="string">
            <text:p>48.51</text:p>
          </table:table-cell>
          <table:table-cell office:value-type="string">
            <text:p>51.27</text:p>
          </table:table-cell>
          <table:table-cell office:value-type="string">
            <text:p>49.65</text:p>
          </table:table-cell>
          <table:table-cell office:value-type="string">
            <text:p>50.40</text:p>
          </table:table-cell>
          <table:table-cell office:value-type="string">
            <text:p>43.7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174">
            <text:p>1174</text:p>
          </table:table-cell>
          <table:table-cell office:value-type="string">
            <text:p>50.42</text:p>
          </table:table-cell>
          <table:table-cell office:value-type="string">
            <text:p>49.42</text:p>
          </table:table-cell>
          <table:table-cell office:value-type="string">
            <text:p>47.88</text:p>
          </table:table-cell>
          <table:table-cell office:value-type="string">
            <text:p>48.37</text:p>
          </table:table-cell>
          <table:table-cell office:value-type="string">
            <text:p>51.07</text:p>
          </table:table-cell>
          <table:table-cell office:value-type="string">
            <text:p>49.50</text:p>
          </table:table-cell>
          <table:table-cell office:value-type="string">
            <text:p>50.23</text:p>
          </table:table-cell>
          <table:table-cell office:value-type="string">
            <text:p>43.7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176">
            <text:p>1176</text:p>
          </table:table-cell>
          <table:table-cell office:value-type="string">
            <text:p>50.28</text:p>
          </table:table-cell>
          <table:table-cell office:value-type="string">
            <text:p>49.30</text:p>
          </table:table-cell>
          <table:table-cell office:value-type="string">
            <text:p>47.77</text:p>
          </table:table-cell>
          <table:table-cell office:value-type="string">
            <text:p>48.24</text:p>
          </table:table-cell>
          <table:table-cell office:value-type="string">
            <text:p>50.87</text:p>
          </table:table-cell>
          <table:table-cell office:value-type="string">
            <text:p>49.35</text:p>
          </table:table-cell>
          <table:table-cell office:value-type="string">
            <text:p>50.06</text:p>
          </table:table-cell>
          <table:table-cell office:value-type="string">
            <text:p>43.7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178">
            <text:p>1178</text:p>
          </table:table-cell>
          <table:table-cell office:value-type="string">
            <text:p>50.15</text:p>
          </table:table-cell>
          <table:table-cell office:value-type="string">
            <text:p>49.18</text:p>
          </table:table-cell>
          <table:table-cell office:value-type="string">
            <text:p>47.65</text:p>
          </table:table-cell>
          <table:table-cell office:value-type="string">
            <text:p>48.11</text:p>
          </table:table-cell>
          <table:table-cell office:value-type="string">
            <text:p>50.69</text:p>
          </table:table-cell>
          <table:table-cell office:value-type="string">
            <text:p>49.20</text:p>
          </table:table-cell>
          <table:table-cell office:value-type="string">
            <text:p>49.90</text:p>
          </table:table-cell>
          <table:table-cell office:value-type="string">
            <text:p>43.72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180">
            <text:p>1180</text:p>
          </table:table-cell>
          <table:table-cell office:value-type="string">
            <text:p>50.01</text:p>
          </table:table-cell>
          <table:table-cell office:value-type="string">
            <text:p>49.06</text:p>
          </table:table-cell>
          <table:table-cell office:value-type="string">
            <text:p>47.55</text:p>
          </table:table-cell>
          <table:table-cell office:value-type="string">
            <text:p>47.98</text:p>
          </table:table-cell>
          <table:table-cell office:value-type="string">
            <text:p>50.49</text:p>
          </table:table-cell>
          <table:table-cell office:value-type="string">
            <text:p>49.06</text:p>
          </table:table-cell>
          <table:table-cell office:value-type="string">
            <text:p>49.74</text:p>
          </table:table-cell>
          <table:table-cell office:value-type="string">
            <text:p>43.71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182">
            <text:p>1182</text:p>
          </table:table-cell>
          <table:table-cell office:value-type="string">
            <text:p>49.87</text:p>
          </table:table-cell>
          <table:table-cell office:value-type="string">
            <text:p>48.94</text:p>
          </table:table-cell>
          <table:table-cell office:value-type="string">
            <text:p>47.44</text:p>
          </table:table-cell>
          <table:table-cell office:value-type="string">
            <text:p>47.85</text:p>
          </table:table-cell>
          <table:table-cell office:value-type="string">
            <text:p>50.30</text:p>
          </table:table-cell>
          <table:table-cell office:value-type="string">
            <text:p>48.92</text:p>
          </table:table-cell>
          <table:table-cell office:value-type="string">
            <text:p>49.59</text:p>
          </table:table-cell>
          <table:table-cell office:value-type="string">
            <text:p>43.6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184">
            <text:p>1184</text:p>
          </table:table-cell>
          <table:table-cell office:value-type="string">
            <text:p>49.74</text:p>
          </table:table-cell>
          <table:table-cell office:value-type="string">
            <text:p>48.84</text:p>
          </table:table-cell>
          <table:table-cell office:value-type="string">
            <text:p>47.34</text:p>
          </table:table-cell>
          <table:table-cell office:value-type="string">
            <text:p>47.73</text:p>
          </table:table-cell>
          <table:table-cell office:value-type="string">
            <text:p>50.12</text:p>
          </table:table-cell>
          <table:table-cell office:value-type="string">
            <text:p>48.78</text:p>
          </table:table-cell>
          <table:table-cell office:value-type="string">
            <text:p>49.44</text:p>
          </table:table-cell>
          <table:table-cell office:value-type="string">
            <text:p>43.6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186">
            <text:p>1186</text:p>
          </table:table-cell>
          <table:table-cell office:value-type="string">
            <text:p>49.61</text:p>
          </table:table-cell>
          <table:table-cell office:value-type="string">
            <text:p>48.74</text:p>
          </table:table-cell>
          <table:table-cell office:value-type="string">
            <text:p>47.25</text:p>
          </table:table-cell>
          <table:table-cell office:value-type="string">
            <text:p>47.60</text:p>
          </table:table-cell>
          <table:table-cell office:value-type="string">
            <text:p>49.95</text:p>
          </table:table-cell>
          <table:table-cell office:value-type="string">
            <text:p>48.66</text:p>
          </table:table-cell>
          <table:table-cell office:value-type="string">
            <text:p>49.30</text:p>
          </table:table-cell>
          <table:table-cell office:value-type="string">
            <text:p>43.6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188">
            <text:p>1188</text:p>
          </table:table-cell>
          <table:table-cell office:value-type="string">
            <text:p>49.48</text:p>
          </table:table-cell>
          <table:table-cell office:value-type="string">
            <text:p>48.63</text:p>
          </table:table-cell>
          <table:table-cell office:value-type="string">
            <text:p>47.15</text:p>
          </table:table-cell>
          <table:table-cell office:value-type="string">
            <text:p>47.49</text:p>
          </table:table-cell>
          <table:table-cell office:value-type="string">
            <text:p>49.78</text:p>
          </table:table-cell>
          <table:table-cell office:value-type="string">
            <text:p>48.52</text:p>
          </table:table-cell>
          <table:table-cell office:value-type="string">
            <text:p>49.17</text:p>
          </table:table-cell>
          <table:table-cell office:value-type="string">
            <text:p>43.64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190">
            <text:p>1190</text:p>
          </table:table-cell>
          <table:table-cell office:value-type="string">
            <text:p>49.34</text:p>
          </table:table-cell>
          <table:table-cell office:value-type="string">
            <text:p>48.53</text:p>
          </table:table-cell>
          <table:table-cell office:value-type="string">
            <text:p>47.06</text:p>
          </table:table-cell>
          <table:table-cell office:value-type="string">
            <text:p>47.37</text:p>
          </table:table-cell>
          <table:table-cell office:value-type="string">
            <text:p>49.61</text:p>
          </table:table-cell>
          <table:table-cell office:value-type="string">
            <text:p>48.39</text:p>
          </table:table-cell>
          <table:table-cell office:value-type="string">
            <text:p>49.03</text:p>
          </table:table-cell>
          <table:table-cell office:value-type="string">
            <text:p>43.62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192">
            <text:p>1192</text:p>
          </table:table-cell>
          <table:table-cell office:value-type="string">
            <text:p>49.22</text:p>
          </table:table-cell>
          <table:table-cell office:value-type="string">
            <text:p>48.43</text:p>
          </table:table-cell>
          <table:table-cell office:value-type="string">
            <text:p>46.98</text:p>
          </table:table-cell>
          <table:table-cell office:value-type="string">
            <text:p>47.26</text:p>
          </table:table-cell>
          <table:table-cell office:value-type="string">
            <text:p>49.44</text:p>
          </table:table-cell>
          <table:table-cell office:value-type="string">
            <text:p>48.28</text:p>
          </table:table-cell>
          <table:table-cell office:value-type="string">
            <text:p>48.91</text:p>
          </table:table-cell>
          <table:table-cell office:value-type="string">
            <text:p>43.60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194">
            <text:p>1194</text:p>
          </table:table-cell>
          <table:table-cell office:value-type="string">
            <text:p>49.10</text:p>
          </table:table-cell>
          <table:table-cell office:value-type="string">
            <text:p>48.34</text:p>
          </table:table-cell>
          <table:table-cell office:value-type="string">
            <text:p>46.89</text:p>
          </table:table-cell>
          <table:table-cell office:value-type="string">
            <text:p>47.14</text:p>
          </table:table-cell>
          <table:table-cell office:value-type="string">
            <text:p>49.29</text:p>
          </table:table-cell>
          <table:table-cell office:value-type="string">
            <text:p>48.16</text:p>
          </table:table-cell>
          <table:table-cell office:value-type="string">
            <text:p>48.79</text:p>
          </table:table-cell>
          <table:table-cell office:value-type="string">
            <text:p>43.57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196">
            <text:p>1196</text:p>
          </table:table-cell>
          <table:table-cell office:value-type="string">
            <text:p>48.98</text:p>
          </table:table-cell>
          <table:table-cell office:value-type="string">
            <text:p>48.24</text:p>
          </table:table-cell>
          <table:table-cell office:value-type="string">
            <text:p>46.80</text:p>
          </table:table-cell>
          <table:table-cell office:value-type="string">
            <text:p>47.03</text:p>
          </table:table-cell>
          <table:table-cell office:value-type="string">
            <text:p>49.14</text:p>
          </table:table-cell>
          <table:table-cell office:value-type="string">
            <text:p>48.04</text:p>
          </table:table-cell>
          <table:table-cell office:value-type="string">
            <text:p>48.66</text:p>
          </table:table-cell>
          <table:table-cell office:value-type="string">
            <text:p>43.5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198">
            <text:p>1198</text:p>
          </table:table-cell>
          <table:table-cell office:value-type="string">
            <text:p>48.86</text:p>
          </table:table-cell>
          <table:table-cell office:value-type="string">
            <text:p>48.16</text:p>
          </table:table-cell>
          <table:table-cell office:value-type="string">
            <text:p>46.73</text:p>
          </table:table-cell>
          <table:table-cell office:value-type="string">
            <text:p>46.92</text:p>
          </table:table-cell>
          <table:table-cell office:value-type="string">
            <text:p>48.99</text:p>
          </table:table-cell>
          <table:table-cell office:value-type="string">
            <text:p>47.92</text:p>
          </table:table-cell>
          <table:table-cell office:value-type="string">
            <text:p>48.55</text:p>
          </table:table-cell>
          <table:table-cell office:value-type="string">
            <text:p>43.53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200">
            <text:p>1200</text:p>
          </table:table-cell>
          <table:table-cell office:value-type="string">
            <text:p>48.75</text:p>
          </table:table-cell>
          <table:table-cell office:value-type="string">
            <text:p>48.07</text:p>
          </table:table-cell>
          <table:table-cell office:value-type="string">
            <text:p>46.65</text:p>
          </table:table-cell>
          <table:table-cell office:value-type="string">
            <text:p>46.82</text:p>
          </table:table-cell>
          <table:table-cell office:value-type="string">
            <text:p>48.84</text:p>
          </table:table-cell>
          <table:table-cell office:value-type="string">
            <text:p>47.81</text:p>
          </table:table-cell>
          <table:table-cell office:value-type="string">
            <text:p>48.44</text:p>
          </table:table-cell>
          <table:table-cell office:value-type="string">
            <text:p>43.5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202">
            <text:p>1202</text:p>
          </table:table-cell>
          <table:table-cell office:value-type="string">
            <text:p>48.63</text:p>
          </table:table-cell>
          <table:table-cell office:value-type="string">
            <text:p>47.99</text:p>
          </table:table-cell>
          <table:table-cell office:value-type="string">
            <text:p>46.58</text:p>
          </table:table-cell>
          <table:table-cell office:value-type="string">
            <text:p>46.72</text:p>
          </table:table-cell>
          <table:table-cell office:value-type="string">
            <text:p>48.71</text:p>
          </table:table-cell>
          <table:table-cell office:value-type="string">
            <text:p>47.73</text:p>
          </table:table-cell>
          <table:table-cell office:value-type="string">
            <text:p>48.33</text:p>
          </table:table-cell>
          <table:table-cell office:value-type="string">
            <text:p>43.4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204">
            <text:p>1204</text:p>
          </table:table-cell>
          <table:table-cell office:value-type="string">
            <text:p>48.52</text:p>
          </table:table-cell>
          <table:table-cell office:value-type="string">
            <text:p>48.10</text:p>
          </table:table-cell>
          <table:table-cell office:value-type="string">
            <text:p>46.64</text:p>
          </table:table-cell>
          <table:table-cell office:value-type="string">
            <text:p>46.61</text:p>
          </table:table-cell>
          <table:table-cell office:value-type="string">
            <text:p>48.57</text:p>
          </table:table-cell>
          <table:table-cell office:value-type="string">
            <text:p>47.93</text:p>
          </table:table-cell>
          <table:table-cell office:value-type="string">
            <text:p>48.23</text:p>
          </table:table-cell>
          <table:table-cell office:value-type="string">
            <text:p>43.44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206">
            <text:p>1206</text:p>
          </table:table-cell>
          <table:table-cell office:value-type="string">
            <text:p>48.42</text:p>
          </table:table-cell>
          <table:table-cell office:value-type="string">
            <text:p>48.47</text:p>
          </table:table-cell>
          <table:table-cell office:value-type="string">
            <text:p>46.94</text:p>
          </table:table-cell>
          <table:table-cell office:value-type="string">
            <text:p>46.52</text:p>
          </table:table-cell>
          <table:table-cell office:value-type="string">
            <text:p>48.50</text:p>
          </table:table-cell>
          <table:table-cell office:value-type="string">
            <text:p>48.42</text:p>
          </table:table-cell>
          <table:table-cell office:value-type="string">
            <text:p>48.17</text:p>
          </table:table-cell>
          <table:table-cell office:value-type="string">
            <text:p>43.41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208">
            <text:p>1208</text:p>
          </table:table-cell>
          <table:table-cell office:value-type="string">
            <text:p>48.33</text:p>
          </table:table-cell>
          <table:table-cell office:value-type="string">
            <text:p>49.01</text:p>
          </table:table-cell>
          <table:table-cell office:value-type="string">
            <text:p>47.41</text:p>
          </table:table-cell>
          <table:table-cell office:value-type="string">
            <text:p>46.44</text:p>
          </table:table-cell>
          <table:table-cell office:value-type="string">
            <text:p>48.50</text:p>
          </table:table-cell>
          <table:table-cell office:value-type="string">
            <text:p>49.05</text:p>
          </table:table-cell>
          <table:table-cell office:value-type="string">
            <text:p>48.17</text:p>
          </table:table-cell>
          <table:table-cell office:value-type="string">
            <text:p>43.3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210">
            <text:p>1210</text:p>
          </table:table-cell>
          <table:table-cell office:value-type="string">
            <text:p>48.28</text:p>
          </table:table-cell>
          <table:table-cell office:value-type="string">
            <text:p>49.64</text:p>
          </table:table-cell>
          <table:table-cell office:value-type="string">
            <text:p>47.97</text:p>
          </table:table-cell>
          <table:table-cell office:value-type="string">
            <text:p>46.39</text:p>
          </table:table-cell>
          <table:table-cell office:value-type="string">
            <text:p>48.59</text:p>
          </table:table-cell>
          <table:table-cell office:value-type="string">
            <text:p>49.72</text:p>
          </table:table-cell>
          <table:table-cell office:value-type="string">
            <text:p>48.26</text:p>
          </table:table-cell>
          <table:table-cell office:value-type="string">
            <text:p>43.3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212">
            <text:p>1212</text:p>
          </table:table-cell>
          <table:table-cell office:value-type="string">
            <text:p>48.27</text:p>
          </table:table-cell>
          <table:table-cell office:value-type="string">
            <text:p>50.29</text:p>
          </table:table-cell>
          <table:table-cell office:value-type="string">
            <text:p>48.57</text:p>
          </table:table-cell>
          <table:table-cell office:value-type="string">
            <text:p>46.38</text:p>
          </table:table-cell>
          <table:table-cell office:value-type="string">
            <text:p>48.75</text:p>
          </table:table-cell>
          <table:table-cell office:value-type="string">
            <text:p>50.37</text:p>
          </table:table-cell>
          <table:table-cell office:value-type="string">
            <text:p>48.40</text:p>
          </table:table-cell>
          <table:table-cell office:value-type="string">
            <text:p>43.33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214">
            <text:p>1214</text:p>
          </table:table-cell>
          <table:table-cell office:value-type="string">
            <text:p>48.29</text:p>
          </table:table-cell>
          <table:table-cell office:value-type="string">
            <text:p>50.95</text:p>
          </table:table-cell>
          <table:table-cell office:value-type="string">
            <text:p>49.19</text:p>
          </table:table-cell>
          <table:table-cell office:value-type="string">
            <text:p>46.41</text:p>
          </table:table-cell>
          <table:table-cell office:value-type="string">
            <text:p>48.97</text:p>
          </table:table-cell>
          <table:table-cell office:value-type="string">
            <text:p>51.00</text:p>
          </table:table-cell>
          <table:table-cell office:value-type="string">
            <text:p>48.61</text:p>
          </table:table-cell>
          <table:table-cell office:value-type="string">
            <text:p>43.3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216">
            <text:p>1216</text:p>
          </table:table-cell>
          <table:table-cell office:value-type="string">
            <text:p>48.35</text:p>
          </table:table-cell>
          <table:table-cell office:value-type="string">
            <text:p>51.59</text:p>
          </table:table-cell>
          <table:table-cell office:value-type="string">
            <text:p>49.80</text:p>
          </table:table-cell>
          <table:table-cell office:value-type="string">
            <text:p>46.48</text:p>
          </table:table-cell>
          <table:table-cell office:value-type="string">
            <text:p>49.22</text:p>
          </table:table-cell>
          <table:table-cell office:value-type="string">
            <text:p>51.60</text:p>
          </table:table-cell>
          <table:table-cell office:value-type="string">
            <text:p>48.87</text:p>
          </table:table-cell>
          <table:table-cell office:value-type="string">
            <text:p>43.2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218">
            <text:p>1218</text:p>
          </table:table-cell>
          <table:table-cell office:value-type="string">
            <text:p>48.44</text:p>
          </table:table-cell>
          <table:table-cell office:value-type="string">
            <text:p>52.20</text:p>
          </table:table-cell>
          <table:table-cell office:value-type="string">
            <text:p>50.38</text:p>
          </table:table-cell>
          <table:table-cell office:value-type="string">
            <text:p>46.57</text:p>
          </table:table-cell>
          <table:table-cell office:value-type="string">
            <text:p>49.50</text:p>
          </table:table-cell>
          <table:table-cell office:value-type="string">
            <text:p>52.15</text:p>
          </table:table-cell>
          <table:table-cell office:value-type="string">
            <text:p>49.17</text:p>
          </table:table-cell>
          <table:table-cell office:value-type="string">
            <text:p>43.2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220">
            <text:p>1220</text:p>
          </table:table-cell>
          <table:table-cell office:value-type="string">
            <text:p>48.56</text:p>
          </table:table-cell>
          <table:table-cell office:value-type="string">
            <text:p>52.78</text:p>
          </table:table-cell>
          <table:table-cell office:value-type="string">
            <text:p>50.96</text:p>
          </table:table-cell>
          <table:table-cell office:value-type="string">
            <text:p>46.69</text:p>
          </table:table-cell>
          <table:table-cell office:value-type="string">
            <text:p>49.80</text:p>
          </table:table-cell>
          <table:table-cell office:value-type="string">
            <text:p>52.67</text:p>
          </table:table-cell>
          <table:table-cell office:value-type="string">
            <text:p>49.49</text:p>
          </table:table-cell>
          <table:table-cell office:value-type="string">
            <text:p>43.2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222">
            <text:p>1222</text:p>
          </table:table-cell>
          <table:table-cell office:value-type="string">
            <text:p>48.70</text:p>
          </table:table-cell>
          <table:table-cell office:value-type="string">
            <text:p>53.33</text:p>
          </table:table-cell>
          <table:table-cell office:value-type="string">
            <text:p>51.50</text:p>
          </table:table-cell>
          <table:table-cell office:value-type="string">
            <text:p>46.83</text:p>
          </table:table-cell>
          <table:table-cell office:value-type="string">
            <text:p>50.11</text:p>
          </table:table-cell>
          <table:table-cell office:value-type="string">
            <text:p>53.16</text:p>
          </table:table-cell>
          <table:table-cell office:value-type="string">
            <text:p>49.84</text:p>
          </table:table-cell>
          <table:table-cell office:value-type="string">
            <text:p>43.1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224">
            <text:p>1224</text:p>
          </table:table-cell>
          <table:table-cell office:value-type="string">
            <text:p>48.85</text:p>
          </table:table-cell>
          <table:table-cell office:value-type="string">
            <text:p>53.85</text:p>
          </table:table-cell>
          <table:table-cell office:value-type="string">
            <text:p>52.01</text:p>
          </table:table-cell>
          <table:table-cell office:value-type="string">
            <text:p>46.99</text:p>
          </table:table-cell>
          <table:table-cell office:value-type="string">
            <text:p>50.43</text:p>
          </table:table-cell>
          <table:table-cell office:value-type="string">
            <text:p>53.63</text:p>
          </table:table-cell>
          <table:table-cell office:value-type="string">
            <text:p>50.20</text:p>
          </table:table-cell>
          <table:table-cell office:value-type="string">
            <text:p>43.16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226">
            <text:p>1226</text:p>
          </table:table-cell>
          <table:table-cell office:value-type="string">
            <text:p>49.01</text:p>
          </table:table-cell>
          <table:table-cell office:value-type="string">
            <text:p>54.34</text:p>
          </table:table-cell>
          <table:table-cell office:value-type="string">
            <text:p>52.51</text:p>
          </table:table-cell>
          <table:table-cell office:value-type="string">
            <text:p>47.15</text:p>
          </table:table-cell>
          <table:table-cell office:value-type="string">
            <text:p>50.76</text:p>
          </table:table-cell>
          <table:table-cell office:value-type="string">
            <text:p>54.08</text:p>
          </table:table-cell>
          <table:table-cell office:value-type="string">
            <text:p>50.57</text:p>
          </table:table-cell>
          <table:table-cell office:value-type="string">
            <text:p>43.14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228">
            <text:p>1228</text:p>
          </table:table-cell>
          <table:table-cell office:value-type="string">
            <text:p>49.20</text:p>
          </table:table-cell>
          <table:table-cell office:value-type="string">
            <text:p>54.81</text:p>
          </table:table-cell>
          <table:table-cell office:value-type="string">
            <text:p>52.98</text:p>
          </table:table-cell>
          <table:table-cell office:value-type="string">
            <text:p>47.34</text:p>
          </table:table-cell>
          <table:table-cell office:value-type="string">
            <text:p>51.09</text:p>
          </table:table-cell>
          <table:table-cell office:value-type="string">
            <text:p>54.49</text:p>
          </table:table-cell>
          <table:table-cell office:value-type="string">
            <text:p>50.94</text:p>
          </table:table-cell>
          <table:table-cell office:value-type="string">
            <text:p>43.1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230">
            <text:p>1230</text:p>
          </table:table-cell>
          <table:table-cell office:value-type="string">
            <text:p>49.38</text:p>
          </table:table-cell>
          <table:table-cell office:value-type="string">
            <text:p>55.24</text:p>
          </table:table-cell>
          <table:table-cell office:value-type="string">
            <text:p>53.43</text:p>
          </table:table-cell>
          <table:table-cell office:value-type="string">
            <text:p>47.53</text:p>
          </table:table-cell>
          <table:table-cell office:value-type="string">
            <text:p>51.42</text:p>
          </table:table-cell>
          <table:table-cell office:value-type="string">
            <text:p>54.88</text:p>
          </table:table-cell>
          <table:table-cell office:value-type="string">
            <text:p>51.31</text:p>
          </table:table-cell>
          <table:table-cell office:value-type="string">
            <text:p>43.0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232">
            <text:p>1232</text:p>
          </table:table-cell>
          <table:table-cell office:value-type="string">
            <text:p>49.57</text:p>
          </table:table-cell>
          <table:table-cell office:value-type="string">
            <text:p>55.66</text:p>
          </table:table-cell>
          <table:table-cell office:value-type="string">
            <text:p>53.85</text:p>
          </table:table-cell>
          <table:table-cell office:value-type="string">
            <text:p>47.72</text:p>
          </table:table-cell>
          <table:table-cell office:value-type="string">
            <text:p>51.76</text:p>
          </table:table-cell>
          <table:table-cell office:value-type="string">
            <text:p>55.27</text:p>
          </table:table-cell>
          <table:table-cell office:value-type="string">
            <text:p>51.68</text:p>
          </table:table-cell>
          <table:table-cell office:value-type="string">
            <text:p>43.0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234">
            <text:p>1234</text:p>
          </table:table-cell>
          <table:table-cell office:value-type="string">
            <text:p>49.76</text:p>
          </table:table-cell>
          <table:table-cell office:value-type="string">
            <text:p>56.05</text:p>
          </table:table-cell>
          <table:table-cell office:value-type="string">
            <text:p>54.25</text:p>
          </table:table-cell>
          <table:table-cell office:value-type="string">
            <text:p>47.93</text:p>
          </table:table-cell>
          <table:table-cell office:value-type="string">
            <text:p>52.10</text:p>
          </table:table-cell>
          <table:table-cell office:value-type="string">
            <text:p>55.64</text:p>
          </table:table-cell>
          <table:table-cell office:value-type="string">
            <text:p>52.05</text:p>
          </table:table-cell>
          <table:table-cell office:value-type="string">
            <text:p>43.0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236">
            <text:p>1236</text:p>
          </table:table-cell>
          <table:table-cell office:value-type="string">
            <text:p>49.96</text:p>
          </table:table-cell>
          <table:table-cell office:value-type="string">
            <text:p>56.43</text:p>
          </table:table-cell>
          <table:table-cell office:value-type="string">
            <text:p>54.63</text:p>
          </table:table-cell>
          <table:table-cell office:value-type="string">
            <text:p>48.13</text:p>
          </table:table-cell>
          <table:table-cell office:value-type="string">
            <text:p>52.44</text:p>
          </table:table-cell>
          <table:table-cell office:value-type="string">
            <text:p>56.00</text:p>
          </table:table-cell>
          <table:table-cell office:value-type="string">
            <text:p>52.41</text:p>
          </table:table-cell>
          <table:table-cell office:value-type="string">
            <text:p>43.04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238">
            <text:p>1238</text:p>
          </table:table-cell>
          <table:table-cell office:value-type="string">
            <text:p>50.16</text:p>
          </table:table-cell>
          <table:table-cell office:value-type="string">
            <text:p>56.79</text:p>
          </table:table-cell>
          <table:table-cell office:value-type="string">
            <text:p>54.99</text:p>
          </table:table-cell>
          <table:table-cell office:value-type="string">
            <text:p>48.34</text:p>
          </table:table-cell>
          <table:table-cell office:value-type="string">
            <text:p>52.77</text:p>
          </table:table-cell>
          <table:table-cell office:value-type="string">
            <text:p>56.34</text:p>
          </table:table-cell>
          <table:table-cell office:value-type="string">
            <text:p>52.76</text:p>
          </table:table-cell>
          <table:table-cell office:value-type="string">
            <text:p>43.03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240">
            <text:p>1240</text:p>
          </table:table-cell>
          <table:table-cell office:value-type="string">
            <text:p>50.35</text:p>
          </table:table-cell>
          <table:table-cell office:value-type="string">
            <text:p>57.12</text:p>
          </table:table-cell>
          <table:table-cell office:value-type="string">
            <text:p>55.34</text:p>
          </table:table-cell>
          <table:table-cell office:value-type="string">
            <text:p>48.54</text:p>
          </table:table-cell>
          <table:table-cell office:value-type="string">
            <text:p>53.10</text:p>
          </table:table-cell>
          <table:table-cell office:value-type="string">
            <text:p>56.66</text:p>
          </table:table-cell>
          <table:table-cell office:value-type="string">
            <text:p>53.11</text:p>
          </table:table-cell>
          <table:table-cell office:value-type="string">
            <text:p>43.0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242">
            <text:p>1242</text:p>
          </table:table-cell>
          <table:table-cell office:value-type="string">
            <text:p>50.55</text:p>
          </table:table-cell>
          <table:table-cell office:value-type="string">
            <text:p>57.43</text:p>
          </table:table-cell>
          <table:table-cell office:value-type="string">
            <text:p>55.66</text:p>
          </table:table-cell>
          <table:table-cell office:value-type="string">
            <text:p>48.75</text:p>
          </table:table-cell>
          <table:table-cell office:value-type="string">
            <text:p>53.42</text:p>
          </table:table-cell>
          <table:table-cell office:value-type="string">
            <text:p>56.96</text:p>
          </table:table-cell>
          <table:table-cell office:value-type="string">
            <text:p>53.45</text:p>
          </table:table-cell>
          <table:table-cell office:value-type="string">
            <text:p>43.0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244">
            <text:p>1244</text:p>
          </table:table-cell>
          <table:table-cell office:value-type="string">
            <text:p>50.76</text:p>
          </table:table-cell>
          <table:table-cell office:value-type="string">
            <text:p>57.74</text:p>
          </table:table-cell>
          <table:table-cell office:value-type="string">
            <text:p>55.97</text:p>
          </table:table-cell>
          <table:table-cell office:value-type="string">
            <text:p>48.96</text:p>
          </table:table-cell>
          <table:table-cell office:value-type="string">
            <text:p>53.74</text:p>
          </table:table-cell>
          <table:table-cell office:value-type="string">
            <text:p>57.26</text:p>
          </table:table-cell>
          <table:table-cell office:value-type="string">
            <text:p>53.77</text:p>
          </table:table-cell>
          <table:table-cell office:value-type="string">
            <text:p>43.01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246">
            <text:p>1246</text:p>
          </table:table-cell>
          <table:table-cell office:value-type="string">
            <text:p>50.96</text:p>
          </table:table-cell>
          <table:table-cell office:value-type="string">
            <text:p>58.02</text:p>
          </table:table-cell>
          <table:table-cell office:value-type="string">
            <text:p>56.26</text:p>
          </table:table-cell>
          <table:table-cell office:value-type="string">
            <text:p>49.17</text:p>
          </table:table-cell>
          <table:table-cell office:value-type="string">
            <text:p>54.06</text:p>
          </table:table-cell>
          <table:table-cell office:value-type="string">
            <text:p>57.54</text:p>
          </table:table-cell>
          <table:table-cell office:value-type="string">
            <text:p>54.09</text:p>
          </table:table-cell>
          <table:table-cell office:value-type="string">
            <text:p>43.01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248">
            <text:p>1248</text:p>
          </table:table-cell>
          <table:table-cell office:value-type="string">
            <text:p>51.16</text:p>
          </table:table-cell>
          <table:table-cell office:value-type="string">
            <text:p>58.29</text:p>
          </table:table-cell>
          <table:table-cell office:value-type="string">
            <text:p>56.52</text:p>
          </table:table-cell>
          <table:table-cell office:value-type="string">
            <text:p>49.37</text:p>
          </table:table-cell>
          <table:table-cell office:value-type="string">
            <text:p>54.37</text:p>
          </table:table-cell>
          <table:table-cell office:value-type="string">
            <text:p>57.82</text:p>
          </table:table-cell>
          <table:table-cell office:value-type="string">
            <text:p>54.41</text:p>
          </table:table-cell>
          <table:table-cell office:value-type="string">
            <text:p>43.0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250">
            <text:p>1250</text:p>
          </table:table-cell>
          <table:table-cell office:value-type="string">
            <text:p>51.36</text:p>
          </table:table-cell>
          <table:table-cell office:value-type="string">
            <text:p>58.54</text:p>
          </table:table-cell>
          <table:table-cell office:value-type="string">
            <text:p>56.77</text:p>
          </table:table-cell>
          <table:table-cell office:value-type="string">
            <text:p>49.57</text:p>
          </table:table-cell>
          <table:table-cell office:value-type="string">
            <text:p>54.68</text:p>
          </table:table-cell>
          <table:table-cell office:value-type="string">
            <text:p>58.08</text:p>
          </table:table-cell>
          <table:table-cell office:value-type="string">
            <text:p>54.70</text:p>
          </table:table-cell>
          <table:table-cell office:value-type="string">
            <text:p>43.01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252">
            <text:p>1252</text:p>
          </table:table-cell>
          <table:table-cell office:value-type="string">
            <text:p>51.56</text:p>
          </table:table-cell>
          <table:table-cell office:value-type="string">
            <text:p>58.78</text:p>
          </table:table-cell>
          <table:table-cell office:value-type="string">
            <text:p>57.01</text:p>
          </table:table-cell>
          <table:table-cell office:value-type="string">
            <text:p>49.77</text:p>
          </table:table-cell>
          <table:table-cell office:value-type="string">
            <text:p>54.98</text:p>
          </table:table-cell>
          <table:table-cell office:value-type="string">
            <text:p>58.33</text:p>
          </table:table-cell>
          <table:table-cell office:value-type="string">
            <text:p>54.99</text:p>
          </table:table-cell>
          <table:table-cell office:value-type="string">
            <text:p>43.02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254">
            <text:p>1254</text:p>
          </table:table-cell>
          <table:table-cell office:value-type="string">
            <text:p>51.76</text:p>
          </table:table-cell>
          <table:table-cell office:value-type="string">
            <text:p>59.01</text:p>
          </table:table-cell>
          <table:table-cell office:value-type="string">
            <text:p>57.24</text:p>
          </table:table-cell>
          <table:table-cell office:value-type="string">
            <text:p>49.97</text:p>
          </table:table-cell>
          <table:table-cell office:value-type="string">
            <text:p>55.27</text:p>
          </table:table-cell>
          <table:table-cell office:value-type="string">
            <text:p>58.57</text:p>
          </table:table-cell>
          <table:table-cell office:value-type="string">
            <text:p>55.28</text:p>
          </table:table-cell>
          <table:table-cell office:value-type="string">
            <text:p>43.04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256">
            <text:p>1256</text:p>
          </table:table-cell>
          <table:table-cell office:value-type="string">
            <text:p>51.95</text:p>
          </table:table-cell>
          <table:table-cell office:value-type="string">
            <text:p>59.23</text:p>
          </table:table-cell>
          <table:table-cell office:value-type="string">
            <text:p>57.46</text:p>
          </table:table-cell>
          <table:table-cell office:value-type="string">
            <text:p>50.16</text:p>
          </table:table-cell>
          <table:table-cell office:value-type="string">
            <text:p>55.56</text:p>
          </table:table-cell>
          <table:table-cell office:value-type="string">
            <text:p>58.81</text:p>
          </table:table-cell>
          <table:table-cell office:value-type="string">
            <text:p>55.55</text:p>
          </table:table-cell>
          <table:table-cell office:value-type="string">
            <text:p>43.06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258">
            <text:p>1258</text:p>
          </table:table-cell>
          <table:table-cell office:value-type="string">
            <text:p>52.15</text:p>
          </table:table-cell>
          <table:table-cell office:value-type="string">
            <text:p>59.43</text:p>
          </table:table-cell>
          <table:table-cell office:value-type="string">
            <text:p>57.66</text:p>
          </table:table-cell>
          <table:table-cell office:value-type="string">
            <text:p>50.35</text:p>
          </table:table-cell>
          <table:table-cell office:value-type="string">
            <text:p>55.84</text:p>
          </table:table-cell>
          <table:table-cell office:value-type="string">
            <text:p>59.04</text:p>
          </table:table-cell>
          <table:table-cell office:value-type="string">
            <text:p>55.81</text:p>
          </table:table-cell>
          <table:table-cell office:value-type="string">
            <text:p>43.0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260">
            <text:p>1260</text:p>
          </table:table-cell>
          <table:table-cell office:value-type="string">
            <text:p>52.33</text:p>
          </table:table-cell>
          <table:table-cell office:value-type="string">
            <text:p>59.64</text:p>
          </table:table-cell>
          <table:table-cell office:value-type="string">
            <text:p>57.86</text:p>
          </table:table-cell>
          <table:table-cell office:value-type="string">
            <text:p>50.54</text:p>
          </table:table-cell>
          <table:table-cell office:value-type="string">
            <text:p>56.11</text:p>
          </table:table-cell>
          <table:table-cell office:value-type="string">
            <text:p>59.26</text:p>
          </table:table-cell>
          <table:table-cell office:value-type="string">
            <text:p>56.06</text:p>
          </table:table-cell>
          <table:table-cell office:value-type="string">
            <text:p>43.1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262">
            <text:p>1262</text:p>
          </table:table-cell>
          <table:table-cell office:value-type="string">
            <text:p>52.52</text:p>
          </table:table-cell>
          <table:table-cell office:value-type="string">
            <text:p>59.82</text:p>
          </table:table-cell>
          <table:table-cell office:value-type="string">
            <text:p>58.05</text:p>
          </table:table-cell>
          <table:table-cell office:value-type="string">
            <text:p>50.73</text:p>
          </table:table-cell>
          <table:table-cell office:value-type="string">
            <text:p>56.38</text:p>
          </table:table-cell>
          <table:table-cell office:value-type="string">
            <text:p>59.47</text:p>
          </table:table-cell>
          <table:table-cell office:value-type="string">
            <text:p>56.31</text:p>
          </table:table-cell>
          <table:table-cell office:value-type="string">
            <text:p>43.12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264">
            <text:p>1264</text:p>
          </table:table-cell>
          <table:table-cell office:value-type="string">
            <text:p>52.70</text:p>
          </table:table-cell>
          <table:table-cell office:value-type="string">
            <text:p>60.01</text:p>
          </table:table-cell>
          <table:table-cell office:value-type="string">
            <text:p>58.23</text:p>
          </table:table-cell>
          <table:table-cell office:value-type="string">
            <text:p>50.91</text:p>
          </table:table-cell>
          <table:table-cell office:value-type="string">
            <text:p>56.64</text:p>
          </table:table-cell>
          <table:table-cell office:value-type="string">
            <text:p>59.68</text:p>
          </table:table-cell>
          <table:table-cell office:value-type="string">
            <text:p>56.55</text:p>
          </table:table-cell>
          <table:table-cell office:value-type="string">
            <text:p>43.1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266">
            <text:p>1266</text:p>
          </table:table-cell>
          <table:table-cell office:value-type="string">
            <text:p>52.89</text:p>
          </table:table-cell>
          <table:table-cell office:value-type="string">
            <text:p>60.19</text:p>
          </table:table-cell>
          <table:table-cell office:value-type="string">
            <text:p>58.40</text:p>
          </table:table-cell>
          <table:table-cell office:value-type="string">
            <text:p>51.08</text:p>
          </table:table-cell>
          <table:table-cell office:value-type="string">
            <text:p>56.90</text:p>
          </table:table-cell>
          <table:table-cell office:value-type="string">
            <text:p>59.89</text:p>
          </table:table-cell>
          <table:table-cell office:value-type="string">
            <text:p>56.78</text:p>
          </table:table-cell>
          <table:table-cell office:value-type="string">
            <text:p>43.18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268">
            <text:p>1268</text:p>
          </table:table-cell>
          <table:table-cell office:value-type="string">
            <text:p>53.07</text:p>
          </table:table-cell>
          <table:table-cell office:value-type="string">
            <text:p>60.35</text:p>
          </table:table-cell>
          <table:table-cell office:value-type="string">
            <text:p>58.56</text:p>
          </table:table-cell>
          <table:table-cell office:value-type="string">
            <text:p>51.25</text:p>
          </table:table-cell>
          <table:table-cell office:value-type="string">
            <text:p>57.15</text:p>
          </table:table-cell>
          <table:table-cell office:value-type="string">
            <text:p>60.09</text:p>
          </table:table-cell>
          <table:table-cell office:value-type="string">
            <text:p>56.99</text:p>
          </table:table-cell>
          <table:table-cell office:value-type="string">
            <text:p>43.2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270">
            <text:p>1270</text:p>
          </table:table-cell>
          <table:table-cell office:value-type="string">
            <text:p>53.25</text:p>
          </table:table-cell>
          <table:table-cell office:value-type="string">
            <text:p>60.52</text:p>
          </table:table-cell>
          <table:table-cell office:value-type="string">
            <text:p>58.72</text:p>
          </table:table-cell>
          <table:table-cell office:value-type="string">
            <text:p>51.43</text:p>
          </table:table-cell>
          <table:table-cell office:value-type="string">
            <text:p>57.39</text:p>
          </table:table-cell>
          <table:table-cell office:value-type="string">
            <text:p>60.28</text:p>
          </table:table-cell>
          <table:table-cell office:value-type="string">
            <text:p>57.21</text:p>
          </table:table-cell>
          <table:table-cell office:value-type="string">
            <text:p>43.2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272">
            <text:p>1272</text:p>
          </table:table-cell>
          <table:table-cell office:value-type="string">
            <text:p>53.42</text:p>
          </table:table-cell>
          <table:table-cell office:value-type="string">
            <text:p>60.68</text:p>
          </table:table-cell>
          <table:table-cell office:value-type="string">
            <text:p>58.87</text:p>
          </table:table-cell>
          <table:table-cell office:value-type="string">
            <text:p>51.61</text:p>
          </table:table-cell>
          <table:table-cell office:value-type="string">
            <text:p>57.63</text:p>
          </table:table-cell>
          <table:table-cell office:value-type="string">
            <text:p>60.47</text:p>
          </table:table-cell>
          <table:table-cell office:value-type="string">
            <text:p>57.40</text:p>
          </table:table-cell>
          <table:table-cell office:value-type="string">
            <text:p>43.28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274">
            <text:p>1274</text:p>
          </table:table-cell>
          <table:table-cell office:value-type="string">
            <text:p>53.59</text:p>
          </table:table-cell>
          <table:table-cell office:value-type="string">
            <text:p>60.84</text:p>
          </table:table-cell>
          <table:table-cell office:value-type="string">
            <text:p>59.02</text:p>
          </table:table-cell>
          <table:table-cell office:value-type="string">
            <text:p>51.77</text:p>
          </table:table-cell>
          <table:table-cell office:value-type="string">
            <text:p>57.86</text:p>
          </table:table-cell>
          <table:table-cell office:value-type="string">
            <text:p>60.64</text:p>
          </table:table-cell>
          <table:table-cell office:value-type="string">
            <text:p>57.60</text:p>
          </table:table-cell>
          <table:table-cell office:value-type="string">
            <text:p>43.32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276">
            <text:p>1276</text:p>
          </table:table-cell>
          <table:table-cell office:value-type="string">
            <text:p>53.76</text:p>
          </table:table-cell>
          <table:table-cell office:value-type="string">
            <text:p>60.99</text:p>
          </table:table-cell>
          <table:table-cell office:value-type="string">
            <text:p>59.16</text:p>
          </table:table-cell>
          <table:table-cell office:value-type="string">
            <text:p>51.93</text:p>
          </table:table-cell>
          <table:table-cell office:value-type="string">
            <text:p>58.08</text:p>
          </table:table-cell>
          <table:table-cell office:value-type="string">
            <text:p>60.82</text:p>
          </table:table-cell>
          <table:table-cell office:value-type="string">
            <text:p>57.79</text:p>
          </table:table-cell>
          <table:table-cell office:value-type="string">
            <text:p>43.3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278">
            <text:p>1278</text:p>
          </table:table-cell>
          <table:table-cell office:value-type="string">
            <text:p>53.93</text:p>
          </table:table-cell>
          <table:table-cell office:value-type="string">
            <text:p>61.13</text:p>
          </table:table-cell>
          <table:table-cell office:value-type="string">
            <text:p>59.29</text:p>
          </table:table-cell>
          <table:table-cell office:value-type="string">
            <text:p>52.09</text:p>
          </table:table-cell>
          <table:table-cell office:value-type="string">
            <text:p>58.31</text:p>
          </table:table-cell>
          <table:table-cell office:value-type="string">
            <text:p>61.00</text:p>
          </table:table-cell>
          <table:table-cell office:value-type="string">
            <text:p>57.97</text:p>
          </table:table-cell>
          <table:table-cell office:value-type="string">
            <text:p>43.4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280">
            <text:p>1280</text:p>
          </table:table-cell>
          <table:table-cell office:value-type="string">
            <text:p>54.10</text:p>
          </table:table-cell>
          <table:table-cell office:value-type="string">
            <text:p>61.27</text:p>
          </table:table-cell>
          <table:table-cell office:value-type="string">
            <text:p>59.42</text:p>
          </table:table-cell>
          <table:table-cell office:value-type="string">
            <text:p>52.25</text:p>
          </table:table-cell>
          <table:table-cell office:value-type="string">
            <text:p>58.52</text:p>
          </table:table-cell>
          <table:table-cell office:value-type="string">
            <text:p>61.16</text:p>
          </table:table-cell>
          <table:table-cell office:value-type="string">
            <text:p>58.14</text:p>
          </table:table-cell>
          <table:table-cell office:value-type="string">
            <text:p>43.44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282">
            <text:p>1282</text:p>
          </table:table-cell>
          <table:table-cell office:value-type="string">
            <text:p>54.26</text:p>
          </table:table-cell>
          <table:table-cell office:value-type="string">
            <text:p>61.41</text:p>
          </table:table-cell>
          <table:table-cell office:value-type="string">
            <text:p>59.55</text:p>
          </table:table-cell>
          <table:table-cell office:value-type="string">
            <text:p>52.41</text:p>
          </table:table-cell>
          <table:table-cell office:value-type="string">
            <text:p>58.74</text:p>
          </table:table-cell>
          <table:table-cell office:value-type="string">
            <text:p>61.32</text:p>
          </table:table-cell>
          <table:table-cell office:value-type="string">
            <text:p>58.31</text:p>
          </table:table-cell>
          <table:table-cell office:value-type="string">
            <text:p>43.49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284">
            <text:p>1284</text:p>
          </table:table-cell>
          <table:table-cell office:value-type="string">
            <text:p>54.42</text:p>
          </table:table-cell>
          <table:table-cell office:value-type="string">
            <text:p>61.54</text:p>
          </table:table-cell>
          <table:table-cell office:value-type="string">
            <text:p>59.67</text:p>
          </table:table-cell>
          <table:table-cell office:value-type="string">
            <text:p>52.56</text:p>
          </table:table-cell>
          <table:table-cell office:value-type="string">
            <text:p>58.95</text:p>
          </table:table-cell>
          <table:table-cell office:value-type="string">
            <text:p>61.48</text:p>
          </table:table-cell>
          <table:table-cell office:value-type="string">
            <text:p>58.47</text:p>
          </table:table-cell>
          <table:table-cell office:value-type="string">
            <text:p>43.53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286">
            <text:p>1286</text:p>
          </table:table-cell>
          <table:table-cell office:value-type="string">
            <text:p>54.58</text:p>
          </table:table-cell>
          <table:table-cell office:value-type="string">
            <text:p>61.66</text:p>
          </table:table-cell>
          <table:table-cell office:value-type="string">
            <text:p>59.78</text:p>
          </table:table-cell>
          <table:table-cell office:value-type="string">
            <text:p>52.71</text:p>
          </table:table-cell>
          <table:table-cell office:value-type="string">
            <text:p>59.15</text:p>
          </table:table-cell>
          <table:table-cell office:value-type="string">
            <text:p>61.63</text:p>
          </table:table-cell>
          <table:table-cell office:value-type="string">
            <text:p>58.62</text:p>
          </table:table-cell>
          <table:table-cell office:value-type="string">
            <text:p>43.58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288">
            <text:p>1288</text:p>
          </table:table-cell>
          <table:table-cell office:value-type="string">
            <text:p>54.73</text:p>
          </table:table-cell>
          <table:table-cell office:value-type="string">
            <text:p>61.79</text:p>
          </table:table-cell>
          <table:table-cell office:value-type="string">
            <text:p>59.89</text:p>
          </table:table-cell>
          <table:table-cell office:value-type="string">
            <text:p>52.85</text:p>
          </table:table-cell>
          <table:table-cell office:value-type="string">
            <text:p>59.34</text:p>
          </table:table-cell>
          <table:table-cell office:value-type="string">
            <text:p>61.78</text:p>
          </table:table-cell>
          <table:table-cell office:value-type="string">
            <text:p>58.77</text:p>
          </table:table-cell>
          <table:table-cell office:value-type="string">
            <text:p>43.62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290">
            <text:p>1290</text:p>
          </table:table-cell>
          <table:table-cell office:value-type="string">
            <text:p>54.89</text:p>
          </table:table-cell>
          <table:table-cell office:value-type="string">
            <text:p>61.91</text:p>
          </table:table-cell>
          <table:table-cell office:value-type="string">
            <text:p>60.00</text:p>
          </table:table-cell>
          <table:table-cell office:value-type="string">
            <text:p>53.00</text:p>
          </table:table-cell>
          <table:table-cell office:value-type="string">
            <text:p>59.52</text:p>
          </table:table-cell>
          <table:table-cell office:value-type="string">
            <text:p>61.92</text:p>
          </table:table-cell>
          <table:table-cell office:value-type="string">
            <text:p>58.91</text:p>
          </table:table-cell>
          <table:table-cell office:value-type="string">
            <text:p>43.6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292">
            <text:p>1292</text:p>
          </table:table-cell>
          <table:table-cell office:value-type="string">
            <text:p>55.03</text:p>
          </table:table-cell>
          <table:table-cell office:value-type="string">
            <text:p>62.02</text:p>
          </table:table-cell>
          <table:table-cell office:value-type="string">
            <text:p>60.11</text:p>
          </table:table-cell>
          <table:table-cell office:value-type="string">
            <text:p>53.14</text:p>
          </table:table-cell>
          <table:table-cell office:value-type="string">
            <text:p>59.71</text:p>
          </table:table-cell>
          <table:table-cell office:value-type="string">
            <text:p>62.06</text:p>
          </table:table-cell>
          <table:table-cell office:value-type="string">
            <text:p>59.05</text:p>
          </table:table-cell>
          <table:table-cell office:value-type="string">
            <text:p>43.72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294">
            <text:p>1294</text:p>
          </table:table-cell>
          <table:table-cell office:value-type="string">
            <text:p>55.19</text:p>
          </table:table-cell>
          <table:table-cell office:value-type="string">
            <text:p>62.14</text:p>
          </table:table-cell>
          <table:table-cell office:value-type="string">
            <text:p>60.20</text:p>
          </table:table-cell>
          <table:table-cell office:value-type="string">
            <text:p>53.28</text:p>
          </table:table-cell>
          <table:table-cell office:value-type="string">
            <text:p>59.89</text:p>
          </table:table-cell>
          <table:table-cell office:value-type="string">
            <text:p>62.19</text:p>
          </table:table-cell>
          <table:table-cell office:value-type="string">
            <text:p>59.19</text:p>
          </table:table-cell>
          <table:table-cell office:value-type="string">
            <text:p>43.78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296">
            <text:p>1296</text:p>
          </table:table-cell>
          <table:table-cell office:value-type="string">
            <text:p>55.33</text:p>
          </table:table-cell>
          <table:table-cell office:value-type="string">
            <text:p>62.25</text:p>
          </table:table-cell>
          <table:table-cell office:value-type="string">
            <text:p>60.30</text:p>
          </table:table-cell>
          <table:table-cell office:value-type="string">
            <text:p>53.41</text:p>
          </table:table-cell>
          <table:table-cell office:value-type="string">
            <text:p>60.07</text:p>
          </table:table-cell>
          <table:table-cell office:value-type="string">
            <text:p>62.32</text:p>
          </table:table-cell>
          <table:table-cell office:value-type="string">
            <text:p>59.31</text:p>
          </table:table-cell>
          <table:table-cell office:value-type="string">
            <text:p>43.83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298">
            <text:p>1298</text:p>
          </table:table-cell>
          <table:table-cell office:value-type="string">
            <text:p>55.47</text:p>
          </table:table-cell>
          <table:table-cell office:value-type="string">
            <text:p>62.36</text:p>
          </table:table-cell>
          <table:table-cell office:value-type="string">
            <text:p>60.40</text:p>
          </table:table-cell>
          <table:table-cell office:value-type="string">
            <text:p>53.54</text:p>
          </table:table-cell>
          <table:table-cell office:value-type="string">
            <text:p>60.24</text:p>
          </table:table-cell>
          <table:table-cell office:value-type="string">
            <text:p>62.45</text:p>
          </table:table-cell>
          <table:table-cell office:value-type="string">
            <text:p>59.43</text:p>
          </table:table-cell>
          <table:table-cell office:value-type="string">
            <text:p>43.8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300">
            <text:p>1300</text:p>
          </table:table-cell>
          <table:table-cell office:value-type="string">
            <text:p>55.61</text:p>
          </table:table-cell>
          <table:table-cell office:value-type="string">
            <text:p>62.46</text:p>
          </table:table-cell>
          <table:table-cell office:value-type="string">
            <text:p>60.49</text:p>
          </table:table-cell>
          <table:table-cell office:value-type="string">
            <text:p>53.67</text:p>
          </table:table-cell>
          <table:table-cell office:value-type="string">
            <text:p>60.40</text:p>
          </table:table-cell>
          <table:table-cell office:value-type="string">
            <text:p>62.58</text:p>
          </table:table-cell>
          <table:table-cell office:value-type="string">
            <text:p>59.55</text:p>
          </table:table-cell>
          <table:table-cell office:value-type="string">
            <text:p>43.94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302">
            <text:p>1302</text:p>
          </table:table-cell>
          <table:table-cell office:value-type="string">
            <text:p>55.74</text:p>
          </table:table-cell>
          <table:table-cell office:value-type="string">
            <text:p>62.55</text:p>
          </table:table-cell>
          <table:table-cell office:value-type="string">
            <text:p>60.56</text:p>
          </table:table-cell>
          <table:table-cell office:value-type="string">
            <text:p>53.80</text:p>
          </table:table-cell>
          <table:table-cell office:value-type="string">
            <text:p>60.56</text:p>
          </table:table-cell>
          <table:table-cell office:value-type="string">
            <text:p>62.65</text:p>
          </table:table-cell>
          <table:table-cell office:value-type="string">
            <text:p>59.66</text:p>
          </table:table-cell>
          <table:table-cell office:value-type="string">
            <text:p>44.0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304">
            <text:p>1304</text:p>
          </table:table-cell>
          <table:table-cell office:value-type="string">
            <text:p>55.88</text:p>
          </table:table-cell>
          <table:table-cell office:value-type="string">
            <text:p>62.43</text:p>
          </table:table-cell>
          <table:table-cell office:value-type="string">
            <text:p>60.49</text:p>
          </table:table-cell>
          <table:table-cell office:value-type="string">
            <text:p>53.92</text:p>
          </table:table-cell>
          <table:table-cell office:value-type="string">
            <text:p>60.70</text:p>
          </table:table-cell>
          <table:table-cell office:value-type="string">
            <text:p>62.43</text:p>
          </table:table-cell>
          <table:table-cell office:value-type="string">
            <text:p>59.77</text:p>
          </table:table-cell>
          <table:table-cell office:value-type="string">
            <text:p>44.05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306">
            <text:p>1306</text:p>
          </table:table-cell>
          <table:table-cell office:value-type="string">
            <text:p>56.01</text:p>
          </table:table-cell>
          <table:table-cell office:value-type="string">
            <text:p>62.06</text:p>
          </table:table-cell>
          <table:table-cell office:value-type="string">
            <text:p>60.20</text:p>
          </table:table-cell>
          <table:table-cell office:value-type="string">
            <text:p>54.03</text:p>
          </table:table-cell>
          <table:table-cell office:value-type="string">
            <text:p>60.80</text:p>
          </table:table-cell>
          <table:table-cell office:value-type="string">
            <text:p>61.94</text:p>
          </table:table-cell>
          <table:table-cell office:value-type="string">
            <text:p>59.84</text:p>
          </table:table-cell>
          <table:table-cell office:value-type="string">
            <text:p>44.1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308">
            <text:p>1308</text:p>
          </table:table-cell>
          <table:table-cell office:value-type="string">
            <text:p>56.11</text:p>
          </table:table-cell>
          <table:table-cell office:value-type="string">
            <text:p>61.54</text:p>
          </table:table-cell>
          <table:table-cell office:value-type="string">
            <text:p>59.75</text:p>
          </table:table-cell>
          <table:table-cell office:value-type="string">
            <text:p>54.14</text:p>
          </table:table-cell>
          <table:table-cell office:value-type="string">
            <text:p>60.80</text:p>
          </table:table-cell>
          <table:table-cell office:value-type="string">
            <text:p>61.33</text:p>
          </table:table-cell>
          <table:table-cell office:value-type="string">
            <text:p>59.85</text:p>
          </table:table-cell>
          <table:table-cell office:value-type="string">
            <text:p>44.16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310">
            <text:p>1310</text:p>
          </table:table-cell>
          <table:table-cell office:value-type="string">
            <text:p>56.19</text:p>
          </table:table-cell>
          <table:table-cell office:value-type="string">
            <text:p>60.95</text:p>
          </table:table-cell>
          <table:table-cell office:value-type="string">
            <text:p>59.22</text:p>
          </table:table-cell>
          <table:table-cell office:value-type="string">
            <text:p>54.20</text:p>
          </table:table-cell>
          <table:table-cell office:value-type="string">
            <text:p>60.72</text:p>
          </table:table-cell>
          <table:table-cell office:value-type="string">
            <text:p>60.70</text:p>
          </table:table-cell>
          <table:table-cell office:value-type="string">
            <text:p>59.80</text:p>
          </table:table-cell>
          <table:table-cell office:value-type="string">
            <text:p>44.22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312">
            <text:p>1312</text:p>
          </table:table-cell>
          <table:table-cell office:value-type="string">
            <text:p>56.22</text:p>
          </table:table-cell>
          <table:table-cell office:value-type="string">
            <text:p>60.32</text:p>
          </table:table-cell>
          <table:table-cell office:value-type="string">
            <text:p>58.64</text:p>
          </table:table-cell>
          <table:table-cell office:value-type="string">
            <text:p>54.22</text:p>
          </table:table-cell>
          <table:table-cell office:value-type="string">
            <text:p>60.58</text:p>
          </table:table-cell>
          <table:table-cell office:value-type="string">
            <text:p>60.07</text:p>
          </table:table-cell>
          <table:table-cell office:value-type="string">
            <text:p>59.69</text:p>
          </table:table-cell>
          <table:table-cell office:value-type="string">
            <text:p>44.27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314">
            <text:p>1314</text:p>
          </table:table-cell>
          <table:table-cell office:value-type="string">
            <text:p>56.21</text:p>
          </table:table-cell>
          <table:table-cell office:value-type="string">
            <text:p>59.70</text:p>
          </table:table-cell>
          <table:table-cell office:value-type="string">
            <text:p>58.06</text:p>
          </table:table-cell>
          <table:table-cell office:value-type="string">
            <text:p>54.21</text:p>
          </table:table-cell>
          <table:table-cell office:value-type="string">
            <text:p>60.39</text:p>
          </table:table-cell>
          <table:table-cell office:value-type="string">
            <text:p>59.48</text:p>
          </table:table-cell>
          <table:table-cell office:value-type="string">
            <text:p>59.52</text:p>
          </table:table-cell>
          <table:table-cell office:value-type="string">
            <text:p>44.33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316">
            <text:p>1316</text:p>
          </table:table-cell>
          <table:table-cell office:value-type="string">
            <text:p>56.17</text:p>
          </table:table-cell>
          <table:table-cell office:value-type="string">
            <text:p>59.09</text:p>
          </table:table-cell>
          <table:table-cell office:value-type="string">
            <text:p>57.49</text:p>
          </table:table-cell>
          <table:table-cell office:value-type="string">
            <text:p>54.17</text:p>
          </table:table-cell>
          <table:table-cell office:value-type="string">
            <text:p>60.16</text:p>
          </table:table-cell>
          <table:table-cell office:value-type="string">
            <text:p>58.92</text:p>
          </table:table-cell>
          <table:table-cell office:value-type="string">
            <text:p>59.32</text:p>
          </table:table-cell>
          <table:table-cell office:value-type="string">
            <text:p>44.3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318">
            <text:p>1318</text:p>
          </table:table-cell>
          <table:table-cell office:value-type="string">
            <text:p>56.08</text:p>
          </table:table-cell>
          <table:table-cell office:value-type="string">
            <text:p>58.48</text:p>
          </table:table-cell>
          <table:table-cell office:value-type="string">
            <text:p>56.93</text:p>
          </table:table-cell>
          <table:table-cell office:value-type="string">
            <text:p>54.10</text:p>
          </table:table-cell>
          <table:table-cell office:value-type="string">
            <text:p>59.86</text:p>
          </table:table-cell>
          <table:table-cell office:value-type="string">
            <text:p>58.35</text:p>
          </table:table-cell>
          <table:table-cell office:value-type="string">
            <text:p>59.08</text:p>
          </table:table-cell>
          <table:table-cell office:value-type="string">
            <text:p>44.44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320">
            <text:p>1320</text:p>
          </table:table-cell>
          <table:table-cell office:value-type="string">
            <text:p>55.98</text:p>
          </table:table-cell>
          <table:table-cell office:value-type="string">
            <text:p>57.92</text:p>
          </table:table-cell>
          <table:table-cell office:value-type="string">
            <text:p>56.40</text:p>
          </table:table-cell>
          <table:table-cell office:value-type="string">
            <text:p>54.00</text:p>
          </table:table-cell>
          <table:table-cell office:value-type="string">
            <text:p>59.58</text:p>
          </table:table-cell>
          <table:table-cell office:value-type="string">
            <text:p>57.87</text:p>
          </table:table-cell>
          <table:table-cell office:value-type="string">
            <text:p>58.81</text:p>
          </table:table-cell>
          <table:table-cell office:value-type="string">
            <text:p>44.5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322">
            <text:p>1322</text:p>
          </table:table-cell>
          <table:table-cell office:value-type="string">
            <text:p>55.88</text:p>
          </table:table-cell>
          <table:table-cell office:value-type="string">
            <text:p>57.42</text:p>
          </table:table-cell>
          <table:table-cell office:value-type="string">
            <text:p>55.89</text:p>
          </table:table-cell>
          <table:table-cell office:value-type="string">
            <text:p>53.88</text:p>
          </table:table-cell>
          <table:table-cell office:value-type="string">
            <text:p>59.30</text:p>
          </table:table-cell>
          <table:table-cell office:value-type="string">
            <text:p>57.43</text:p>
          </table:table-cell>
          <table:table-cell office:value-type="string">
            <text:p>58.51</text:p>
          </table:table-cell>
          <table:table-cell office:value-type="string">
            <text:p>44.5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324">
            <text:p>1324</text:p>
          </table:table-cell>
          <table:table-cell office:value-type="string">
            <text:p>55.76</text:p>
          </table:table-cell>
          <table:table-cell office:value-type="string">
            <text:p>56.94</text:p>
          </table:table-cell>
          <table:table-cell office:value-type="string">
            <text:p>55.40</text:p>
          </table:table-cell>
          <table:table-cell office:value-type="string">
            <text:p>53.75</text:p>
          </table:table-cell>
          <table:table-cell office:value-type="string">
            <text:p>59.00</text:p>
          </table:table-cell>
          <table:table-cell office:value-type="string">
            <text:p>57.00</text:p>
          </table:table-cell>
          <table:table-cell office:value-type="string">
            <text:p>58.21</text:p>
          </table:table-cell>
          <table:table-cell office:value-type="string">
            <text:p>44.6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326">
            <text:p>1326</text:p>
          </table:table-cell>
          <table:table-cell office:value-type="string">
            <text:p>55.61</text:p>
          </table:table-cell>
          <table:table-cell office:value-type="string">
            <text:p>56.47</text:p>
          </table:table-cell>
          <table:table-cell office:value-type="string">
            <text:p>54.94</text:p>
          </table:table-cell>
          <table:table-cell office:value-type="string">
            <text:p>53.60</text:p>
          </table:table-cell>
          <table:table-cell office:value-type="string">
            <text:p>58.70</text:p>
          </table:table-cell>
          <table:table-cell office:value-type="string">
            <text:p>56.60</text:p>
          </table:table-cell>
          <table:table-cell office:value-type="string">
            <text:p>57.88</text:p>
          </table:table-cell>
          <table:table-cell office:value-type="string">
            <text:p>44.66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328">
            <text:p>1328</text:p>
          </table:table-cell>
          <table:table-cell office:value-type="string">
            <text:p>55.46</text:p>
          </table:table-cell>
          <table:table-cell office:value-type="string">
            <text:p>56.04</text:p>
          </table:table-cell>
          <table:table-cell office:value-type="string">
            <text:p>54.50</text:p>
          </table:table-cell>
          <table:table-cell office:value-type="string">
            <text:p>53.44</text:p>
          </table:table-cell>
          <table:table-cell office:value-type="string">
            <text:p>58.39</text:p>
          </table:table-cell>
          <table:table-cell office:value-type="string">
            <text:p>56.22</text:p>
          </table:table-cell>
          <table:table-cell office:value-type="string">
            <text:p>57.55</text:p>
          </table:table-cell>
          <table:table-cell office:value-type="string">
            <text:p>44.7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330">
            <text:p>1330</text:p>
          </table:table-cell>
          <table:table-cell office:value-type="string">
            <text:p>55.29</text:p>
          </table:table-cell>
          <table:table-cell office:value-type="string">
            <text:p>55.63</text:p>
          </table:table-cell>
          <table:table-cell office:value-type="string">
            <text:p>54.10</text:p>
          </table:table-cell>
          <table:table-cell office:value-type="string">
            <text:p>53.28</text:p>
          </table:table-cell>
          <table:table-cell office:value-type="string">
            <text:p>58.08</text:p>
          </table:table-cell>
          <table:table-cell office:value-type="string">
            <text:p>55.85</text:p>
          </table:table-cell>
          <table:table-cell office:value-type="string">
            <text:p>57.22</text:p>
          </table:table-cell>
          <table:table-cell office:value-type="string">
            <text:p>44.76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332">
            <text:p>1332</text:p>
          </table:table-cell>
          <table:table-cell office:value-type="string">
            <text:p>55.13</text:p>
          </table:table-cell>
          <table:table-cell office:value-type="string">
            <text:p>55.25</text:p>
          </table:table-cell>
          <table:table-cell office:value-type="string">
            <text:p>53.71</text:p>
          </table:table-cell>
          <table:table-cell office:value-type="string">
            <text:p>53.11</text:p>
          </table:table-cell>
          <table:table-cell office:value-type="string">
            <text:p>57.76</text:p>
          </table:table-cell>
          <table:table-cell office:value-type="string">
            <text:p>55.50</text:p>
          </table:table-cell>
          <table:table-cell office:value-type="string">
            <text:p>56.89</text:p>
          </table:table-cell>
          <table:table-cell office:value-type="string">
            <text:p>44.8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334">
            <text:p>1334</text:p>
          </table:table-cell>
          <table:table-cell office:value-type="string">
            <text:p>54.96</text:p>
          </table:table-cell>
          <table:table-cell office:value-type="string">
            <text:p>54.89</text:p>
          </table:table-cell>
          <table:table-cell office:value-type="string">
            <text:p>53.34</text:p>
          </table:table-cell>
          <table:table-cell office:value-type="string">
            <text:p>52.93</text:p>
          </table:table-cell>
          <table:table-cell office:value-type="string">
            <text:p>57.45</text:p>
          </table:table-cell>
          <table:table-cell office:value-type="string">
            <text:p>55.17</text:p>
          </table:table-cell>
          <table:table-cell office:value-type="string">
            <text:p>56.56</text:p>
          </table:table-cell>
          <table:table-cell office:value-type="string">
            <text:p>44.84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336">
            <text:p>1336</text:p>
          </table:table-cell>
          <table:table-cell office:value-type="string">
            <text:p>54.79</text:p>
          </table:table-cell>
          <table:table-cell office:value-type="string">
            <text:p>54.55</text:p>
          </table:table-cell>
          <table:table-cell office:value-type="string">
            <text:p>52.99</text:p>
          </table:table-cell>
          <table:table-cell office:value-type="string">
            <text:p>52.75</text:p>
          </table:table-cell>
          <table:table-cell office:value-type="string">
            <text:p>57.15</text:p>
          </table:table-cell>
          <table:table-cell office:value-type="string">
            <text:p>54.86</text:p>
          </table:table-cell>
          <table:table-cell office:value-type="string">
            <text:p>56.22</text:p>
          </table:table-cell>
          <table:table-cell office:value-type="string">
            <text:p>44.88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338">
            <text:p>1338</text:p>
          </table:table-cell>
          <table:table-cell office:value-type="string">
            <text:p>54.61</text:p>
          </table:table-cell>
          <table:table-cell office:value-type="string">
            <text:p>54.23</text:p>
          </table:table-cell>
          <table:table-cell office:value-type="string">
            <text:p>52.67</text:p>
          </table:table-cell>
          <table:table-cell office:value-type="string">
            <text:p>52.57</text:p>
          </table:table-cell>
          <table:table-cell office:value-type="string">
            <text:p>56.84</text:p>
          </table:table-cell>
          <table:table-cell office:value-type="string">
            <text:p>54.56</text:p>
          </table:table-cell>
          <table:table-cell office:value-type="string">
            <text:p>55.90</text:p>
          </table:table-cell>
          <table:table-cell office:value-type="string">
            <text:p>44.9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340">
            <text:p>1340</text:p>
          </table:table-cell>
          <table:table-cell office:value-type="string">
            <text:p>54.44</text:p>
          </table:table-cell>
          <table:table-cell office:value-type="string">
            <text:p>53.93</text:p>
          </table:table-cell>
          <table:table-cell office:value-type="string">
            <text:p>52.36</text:p>
          </table:table-cell>
          <table:table-cell office:value-type="string">
            <text:p>52.39</text:p>
          </table:table-cell>
          <table:table-cell office:value-type="string">
            <text:p>56.54</text:p>
          </table:table-cell>
          <table:table-cell office:value-type="string">
            <text:p>54.26</text:p>
          </table:table-cell>
          <table:table-cell office:value-type="string">
            <text:p>55.58</text:p>
          </table:table-cell>
          <table:table-cell office:value-type="string">
            <text:p>44.9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342">
            <text:p>1342</text:p>
          </table:table-cell>
          <table:table-cell office:value-type="string">
            <text:p>54.26</text:p>
          </table:table-cell>
          <table:table-cell office:value-type="string">
            <text:p>53.65</text:p>
          </table:table-cell>
          <table:table-cell office:value-type="string">
            <text:p>52.08</text:p>
          </table:table-cell>
          <table:table-cell office:value-type="string">
            <text:p>52.21</text:p>
          </table:table-cell>
          <table:table-cell office:value-type="string">
            <text:p>56.24</text:p>
          </table:table-cell>
          <table:table-cell office:value-type="string">
            <text:p>53.97</text:p>
          </table:table-cell>
          <table:table-cell office:value-type="string">
            <text:p>55.26</text:p>
          </table:table-cell>
          <table:table-cell office:value-type="string">
            <text:p>44.97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344">
            <text:p>1344</text:p>
          </table:table-cell>
          <table:table-cell office:value-type="string">
            <text:p>54.09</text:p>
          </table:table-cell>
          <table:table-cell office:value-type="string">
            <text:p>53.38</text:p>
          </table:table-cell>
          <table:table-cell office:value-type="string">
            <text:p>51.81</text:p>
          </table:table-cell>
          <table:table-cell office:value-type="string">
            <text:p>52.03</text:p>
          </table:table-cell>
          <table:table-cell office:value-type="string">
            <text:p>55.94</text:p>
          </table:table-cell>
          <table:table-cell office:value-type="string">
            <text:p>53.70</text:p>
          </table:table-cell>
          <table:table-cell office:value-type="string">
            <text:p>54.96</text:p>
          </table:table-cell>
          <table:table-cell office:value-type="string">
            <text:p>45.0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346">
            <text:p>1346</text:p>
          </table:table-cell>
          <table:table-cell office:value-type="string">
            <text:p>53.91</text:p>
          </table:table-cell>
          <table:table-cell office:value-type="string">
            <text:p>53.12</text:p>
          </table:table-cell>
          <table:table-cell office:value-type="string">
            <text:p>51.55</text:p>
          </table:table-cell>
          <table:table-cell office:value-type="string">
            <text:p>51.86</text:p>
          </table:table-cell>
          <table:table-cell office:value-type="string">
            <text:p>55.67</text:p>
          </table:table-cell>
          <table:table-cell office:value-type="string">
            <text:p>53.44</text:p>
          </table:table-cell>
          <table:table-cell office:value-type="string">
            <text:p>54.67</text:p>
          </table:table-cell>
          <table:table-cell office:value-type="string">
            <text:p>45.03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348">
            <text:p>1348</text:p>
          </table:table-cell>
          <table:table-cell office:value-type="string">
            <text:p>53.74</text:p>
          </table:table-cell>
          <table:table-cell office:value-type="string">
            <text:p>52.88</text:p>
          </table:table-cell>
          <table:table-cell office:value-type="string">
            <text:p>51.30</text:p>
          </table:table-cell>
          <table:table-cell office:value-type="string">
            <text:p>51.69</text:p>
          </table:table-cell>
          <table:table-cell office:value-type="string">
            <text:p>55.38</text:p>
          </table:table-cell>
          <table:table-cell office:value-type="string">
            <text:p>53.19</text:p>
          </table:table-cell>
          <table:table-cell office:value-type="string">
            <text:p>54.38</text:p>
          </table:table-cell>
          <table:table-cell office:value-type="string">
            <text:p>45.0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350">
            <text:p>1350</text:p>
          </table:table-cell>
          <table:table-cell office:value-type="string">
            <text:p>53.57</text:p>
          </table:table-cell>
          <table:table-cell office:value-type="string">
            <text:p>52.65</text:p>
          </table:table-cell>
          <table:table-cell office:value-type="string">
            <text:p>51.07</text:p>
          </table:table-cell>
          <table:table-cell office:value-type="string">
            <text:p>51.51</text:p>
          </table:table-cell>
          <table:table-cell office:value-type="string">
            <text:p>55.11</text:p>
          </table:table-cell>
          <table:table-cell office:value-type="string">
            <text:p>52.96</text:p>
          </table:table-cell>
          <table:table-cell office:value-type="string">
            <text:p>54.11</text:p>
          </table:table-cell>
          <table:table-cell office:value-type="string">
            <text:p>45.08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352">
            <text:p>1352</text:p>
          </table:table-cell>
          <table:table-cell office:value-type="string">
            <text:p>53.40</text:p>
          </table:table-cell>
          <table:table-cell office:value-type="string">
            <text:p>52.43</text:p>
          </table:table-cell>
          <table:table-cell office:value-type="string">
            <text:p>50.85</text:p>
          </table:table-cell>
          <table:table-cell office:value-type="string">
            <text:p>51.34</text:p>
          </table:table-cell>
          <table:table-cell office:value-type="string">
            <text:p>54.84</text:p>
          </table:table-cell>
          <table:table-cell office:value-type="string">
            <text:p>52.72</text:p>
          </table:table-cell>
          <table:table-cell office:value-type="string">
            <text:p>53.83</text:p>
          </table:table-cell>
          <table:table-cell office:value-type="string">
            <text:p>45.1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354">
            <text:p>1354</text:p>
          </table:table-cell>
          <table:table-cell office:value-type="string">
            <text:p>53.23</text:p>
          </table:table-cell>
          <table:table-cell office:value-type="string">
            <text:p>52.22</text:p>
          </table:table-cell>
          <table:table-cell office:value-type="string">
            <text:p>50.64</text:p>
          </table:table-cell>
          <table:table-cell office:value-type="string">
            <text:p>51.17</text:p>
          </table:table-cell>
          <table:table-cell office:value-type="string">
            <text:p>54.57</text:p>
          </table:table-cell>
          <table:table-cell office:value-type="string">
            <text:p>52.50</text:p>
          </table:table-cell>
          <table:table-cell office:value-type="string">
            <text:p>53.58</text:p>
          </table:table-cell>
          <table:table-cell office:value-type="string">
            <text:p>45.1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356">
            <text:p>1356</text:p>
          </table:table-cell>
          <table:table-cell office:value-type="string">
            <text:p>53.06</text:p>
          </table:table-cell>
          <table:table-cell office:value-type="string">
            <text:p>52.02</text:p>
          </table:table-cell>
          <table:table-cell office:value-type="string">
            <text:p>50.44</text:p>
          </table:table-cell>
          <table:table-cell office:value-type="string">
            <text:p>51.00</text:p>
          </table:table-cell>
          <table:table-cell office:value-type="string">
            <text:p>54.31</text:p>
          </table:table-cell>
          <table:table-cell office:value-type="string">
            <text:p>52.28</text:p>
          </table:table-cell>
          <table:table-cell office:value-type="string">
            <text:p>53.32</text:p>
          </table:table-cell>
          <table:table-cell office:value-type="string">
            <text:p>45.1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358">
            <text:p>1358</text:p>
          </table:table-cell>
          <table:table-cell office:value-type="string">
            <text:p>52.90</text:p>
          </table:table-cell>
          <table:table-cell office:value-type="string">
            <text:p>51.84</text:p>
          </table:table-cell>
          <table:table-cell office:value-type="string">
            <text:p>50.26</text:p>
          </table:table-cell>
          <table:table-cell office:value-type="string">
            <text:p>50.83</text:p>
          </table:table-cell>
          <table:table-cell office:value-type="string">
            <text:p>54.06</text:p>
          </table:table-cell>
          <table:table-cell office:value-type="string">
            <text:p>52.07</text:p>
          </table:table-cell>
          <table:table-cell office:value-type="string">
            <text:p>53.08</text:p>
          </table:table-cell>
          <table:table-cell office:value-type="string">
            <text:p>45.13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360">
            <text:p>1360</text:p>
          </table:table-cell>
          <table:table-cell office:value-type="string">
            <text:p>52.73</text:p>
          </table:table-cell>
          <table:table-cell office:value-type="string">
            <text:p>51.66</text:p>
          </table:table-cell>
          <table:table-cell office:value-type="string">
            <text:p>50.08</text:p>
          </table:table-cell>
          <table:table-cell office:value-type="string">
            <text:p>50.67</text:p>
          </table:table-cell>
          <table:table-cell office:value-type="string">
            <text:p>53.81</text:p>
          </table:table-cell>
          <table:table-cell office:value-type="string">
            <text:p>51.86</text:p>
          </table:table-cell>
          <table:table-cell office:value-type="string">
            <text:p>52.84</text:p>
          </table:table-cell>
          <table:table-cell office:value-type="string">
            <text:p>45.13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362">
            <text:p>1362</text:p>
          </table:table-cell>
          <table:table-cell office:value-type="string">
            <text:p>52.57</text:p>
          </table:table-cell>
          <table:table-cell office:value-type="string">
            <text:p>51.49</text:p>
          </table:table-cell>
          <table:table-cell office:value-type="string">
            <text:p>49.91</text:p>
          </table:table-cell>
          <table:table-cell office:value-type="string">
            <text:p>50.50</text:p>
          </table:table-cell>
          <table:table-cell office:value-type="string">
            <text:p>53.57</text:p>
          </table:table-cell>
          <table:table-cell office:value-type="string">
            <text:p>51.67</text:p>
          </table:table-cell>
          <table:table-cell office:value-type="string">
            <text:p>52.61</text:p>
          </table:table-cell>
          <table:table-cell office:value-type="string">
            <text:p>45.14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364">
            <text:p>1364</text:p>
          </table:table-cell>
          <table:table-cell office:value-type="string">
            <text:p>52.41</text:p>
          </table:table-cell>
          <table:table-cell office:value-type="string">
            <text:p>51.32</text:p>
          </table:table-cell>
          <table:table-cell office:value-type="string">
            <text:p>49.74</text:p>
          </table:table-cell>
          <table:table-cell office:value-type="string">
            <text:p>50.34</text:p>
          </table:table-cell>
          <table:table-cell office:value-type="string">
            <text:p>53.33</text:p>
          </table:table-cell>
          <table:table-cell office:value-type="string">
            <text:p>51.48</text:p>
          </table:table-cell>
          <table:table-cell office:value-type="string">
            <text:p>52.39</text:p>
          </table:table-cell>
          <table:table-cell office:value-type="string">
            <text:p>45.14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366">
            <text:p>1366</text:p>
          </table:table-cell>
          <table:table-cell office:value-type="string">
            <text:p>52.25</text:p>
          </table:table-cell>
          <table:table-cell office:value-type="string">
            <text:p>51.16</text:p>
          </table:table-cell>
          <table:table-cell office:value-type="string">
            <text:p>49.59</text:p>
          </table:table-cell>
          <table:table-cell office:value-type="string">
            <text:p>50.19</text:p>
          </table:table-cell>
          <table:table-cell office:value-type="string">
            <text:p>53.10</text:p>
          </table:table-cell>
          <table:table-cell office:value-type="string">
            <text:p>51.30</text:p>
          </table:table-cell>
          <table:table-cell office:value-type="string">
            <text:p>52.17</text:p>
          </table:table-cell>
          <table:table-cell office:value-type="string">
            <text:p>45.14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368">
            <text:p>1368</text:p>
          </table:table-cell>
          <table:table-cell office:value-type="string">
            <text:p>52.10</text:p>
          </table:table-cell>
          <table:table-cell office:value-type="string">
            <text:p>51.01</text:p>
          </table:table-cell>
          <table:table-cell office:value-type="string">
            <text:p>49.43</text:p>
          </table:table-cell>
          <table:table-cell office:value-type="string">
            <text:p>50.04</text:p>
          </table:table-cell>
          <table:table-cell office:value-type="string">
            <text:p>52.88</text:p>
          </table:table-cell>
          <table:table-cell office:value-type="string">
            <text:p>51.12</text:p>
          </table:table-cell>
          <table:table-cell office:value-type="string">
            <text:p>51.96</text:p>
          </table:table-cell>
          <table:table-cell office:value-type="string">
            <text:p>45.13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370">
            <text:p>1370</text:p>
          </table:table-cell>
          <table:table-cell office:value-type="string">
            <text:p>51.95</text:p>
          </table:table-cell>
          <table:table-cell office:value-type="string">
            <text:p>50.86</text:p>
          </table:table-cell>
          <table:table-cell office:value-type="string">
            <text:p>49.30</text:p>
          </table:table-cell>
          <table:table-cell office:value-type="string">
            <text:p>49.89</text:p>
          </table:table-cell>
          <table:table-cell office:value-type="string">
            <text:p>52.66</text:p>
          </table:table-cell>
          <table:table-cell office:value-type="string">
            <text:p>50.94</text:p>
          </table:table-cell>
          <table:table-cell office:value-type="string">
            <text:p>51.77</text:p>
          </table:table-cell>
          <table:table-cell office:value-type="string">
            <text:p>45.1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372">
            <text:p>1372</text:p>
          </table:table-cell>
          <table:table-cell office:value-type="string">
            <text:p>51.80</text:p>
          </table:table-cell>
          <table:table-cell office:value-type="string">
            <text:p>50.72</text:p>
          </table:table-cell>
          <table:table-cell office:value-type="string">
            <text:p>49.16</text:p>
          </table:table-cell>
          <table:table-cell office:value-type="string">
            <text:p>49.75</text:p>
          </table:table-cell>
          <table:table-cell office:value-type="string">
            <text:p>52.44</text:p>
          </table:table-cell>
          <table:table-cell office:value-type="string">
            <text:p>50.77</text:p>
          </table:table-cell>
          <table:table-cell office:value-type="string">
            <text:p>51.58</text:p>
          </table:table-cell>
          <table:table-cell office:value-type="string">
            <text:p>45.1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374">
            <text:p>1374</text:p>
          </table:table-cell>
          <table:table-cell office:value-type="string">
            <text:p>51.65</text:p>
          </table:table-cell>
          <table:table-cell office:value-type="string">
            <text:p>50.58</text:p>
          </table:table-cell>
          <table:table-cell office:value-type="string">
            <text:p>49.03</text:p>
          </table:table-cell>
          <table:table-cell office:value-type="string">
            <text:p>49.61</text:p>
          </table:table-cell>
          <table:table-cell office:value-type="string">
            <text:p>52.23</text:p>
          </table:table-cell>
          <table:table-cell office:value-type="string">
            <text:p>50.61</text:p>
          </table:table-cell>
          <table:table-cell office:value-type="string">
            <text:p>51.40</text:p>
          </table:table-cell>
          <table:table-cell office:value-type="string">
            <text:p>45.1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376">
            <text:p>1376</text:p>
          </table:table-cell>
          <table:table-cell office:value-type="string">
            <text:p>51.48</text:p>
          </table:table-cell>
          <table:table-cell office:value-type="string">
            <text:p>50.45</text:p>
          </table:table-cell>
          <table:table-cell office:value-type="string">
            <text:p>48.90</text:p>
          </table:table-cell>
          <table:table-cell office:value-type="string">
            <text:p>49.46</text:p>
          </table:table-cell>
          <table:table-cell office:value-type="string">
            <text:p>52.02</text:p>
          </table:table-cell>
          <table:table-cell office:value-type="string">
            <text:p>50.44</text:p>
          </table:table-cell>
          <table:table-cell office:value-type="string">
            <text:p>51.22</text:p>
          </table:table-cell>
          <table:table-cell office:value-type="string">
            <text:p>45.09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378">
            <text:p>1378</text:p>
          </table:table-cell>
          <table:table-cell office:value-type="string">
            <text:p>51.34</text:p>
          </table:table-cell>
          <table:table-cell office:value-type="string">
            <text:p>50.32</text:p>
          </table:table-cell>
          <table:table-cell office:value-type="string">
            <text:p>48.79</text:p>
          </table:table-cell>
          <table:table-cell office:value-type="string">
            <text:p>49.32</text:p>
          </table:table-cell>
          <table:table-cell office:value-type="string">
            <text:p>51.82</text:p>
          </table:table-cell>
          <table:table-cell office:value-type="string">
            <text:p>50.30</text:p>
          </table:table-cell>
          <table:table-cell office:value-type="string">
            <text:p>51.04</text:p>
          </table:table-cell>
          <table:table-cell office:value-type="string">
            <text:p>45.08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380">
            <text:p>1380</text:p>
          </table:table-cell>
          <table:table-cell office:value-type="string">
            <text:p>51.20</text:p>
          </table:table-cell>
          <table:table-cell office:value-type="string">
            <text:p>50.20</text:p>
          </table:table-cell>
          <table:table-cell office:value-type="string">
            <text:p>48.67</text:p>
          </table:table-cell>
          <table:table-cell office:value-type="string">
            <text:p>49.18</text:p>
          </table:table-cell>
          <table:table-cell office:value-type="string">
            <text:p>51.62</text:p>
          </table:table-cell>
          <table:table-cell office:value-type="string">
            <text:p>50.14</text:p>
          </table:table-cell>
          <table:table-cell office:value-type="string">
            <text:p>50.88</text:p>
          </table:table-cell>
          <table:table-cell office:value-type="string">
            <text:p>45.06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382">
            <text:p>1382</text:p>
          </table:table-cell>
          <table:table-cell office:value-type="string">
            <text:p>51.06</text:p>
          </table:table-cell>
          <table:table-cell office:value-type="string">
            <text:p>50.08</text:p>
          </table:table-cell>
          <table:table-cell office:value-type="string">
            <text:p>48.56</text:p>
          </table:table-cell>
          <table:table-cell office:value-type="string">
            <text:p>49.05</text:p>
          </table:table-cell>
          <table:table-cell office:value-type="string">
            <text:p>51.43</text:p>
          </table:table-cell>
          <table:table-cell office:value-type="string">
            <text:p>50.00</text:p>
          </table:table-cell>
          <table:table-cell office:value-type="string">
            <text:p>50.72</text:p>
          </table:table-cell>
          <table:table-cell office:value-type="string">
            <text:p>45.0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384">
            <text:p>1384</text:p>
          </table:table-cell>
          <table:table-cell office:value-type="string">
            <text:p>50.93</text:p>
          </table:table-cell>
          <table:table-cell office:value-type="string">
            <text:p>49.97</text:p>
          </table:table-cell>
          <table:table-cell office:value-type="string">
            <text:p>48.45</text:p>
          </table:table-cell>
          <table:table-cell office:value-type="string">
            <text:p>48.92</text:p>
          </table:table-cell>
          <table:table-cell office:value-type="string">
            <text:p>51.24</text:p>
          </table:table-cell>
          <table:table-cell office:value-type="string">
            <text:p>49.86</text:p>
          </table:table-cell>
          <table:table-cell office:value-type="string">
            <text:p>50.56</text:p>
          </table:table-cell>
          <table:table-cell office:value-type="string">
            <text:p>45.0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386">
            <text:p>1386</text:p>
          </table:table-cell>
          <table:table-cell office:value-type="string">
            <text:p>50.79</text:p>
          </table:table-cell>
          <table:table-cell office:value-type="string">
            <text:p>49.85</text:p>
          </table:table-cell>
          <table:table-cell office:value-type="string">
            <text:p>48.35</text:p>
          </table:table-cell>
          <table:table-cell office:value-type="string">
            <text:p>48.79</text:p>
          </table:table-cell>
          <table:table-cell office:value-type="string">
            <text:p>51.06</text:p>
          </table:table-cell>
          <table:table-cell office:value-type="string">
            <text:p>49.71</text:p>
          </table:table-cell>
          <table:table-cell office:value-type="string">
            <text:p>50.42</text:p>
          </table:table-cell>
          <table:table-cell office:value-type="string">
            <text:p>44.99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388">
            <text:p>1388</text:p>
          </table:table-cell>
          <table:table-cell office:value-type="string">
            <text:p>50.66</text:p>
          </table:table-cell>
          <table:table-cell office:value-type="string">
            <text:p>49.75</text:p>
          </table:table-cell>
          <table:table-cell office:value-type="string">
            <text:p>48.25</text:p>
          </table:table-cell>
          <table:table-cell office:value-type="string">
            <text:p>48.66</text:p>
          </table:table-cell>
          <table:table-cell office:value-type="string">
            <text:p>50.89</text:p>
          </table:table-cell>
          <table:table-cell office:value-type="string">
            <text:p>49.58</text:p>
          </table:table-cell>
          <table:table-cell office:value-type="string">
            <text:p>50.27</text:p>
          </table:table-cell>
          <table:table-cell office:value-type="string">
            <text:p>44.97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390">
            <text:p>1390</text:p>
          </table:table-cell>
          <table:table-cell office:value-type="string">
            <text:p>50.53</text:p>
          </table:table-cell>
          <table:table-cell office:value-type="string">
            <text:p>49.64</text:p>
          </table:table-cell>
          <table:table-cell office:value-type="string">
            <text:p>48.16</text:p>
          </table:table-cell>
          <table:table-cell office:value-type="string">
            <text:p>48.54</text:p>
          </table:table-cell>
          <table:table-cell office:value-type="string">
            <text:p>50.71</text:p>
          </table:table-cell>
          <table:table-cell office:value-type="string">
            <text:p>49.44</text:p>
          </table:table-cell>
          <table:table-cell office:value-type="string">
            <text:p>50.13</text:p>
          </table:table-cell>
          <table:table-cell office:value-type="string">
            <text:p>44.95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392">
            <text:p>1392</text:p>
          </table:table-cell>
          <table:table-cell office:value-type="string">
            <text:p>50.40</text:p>
          </table:table-cell>
          <table:table-cell office:value-type="string">
            <text:p>49.54</text:p>
          </table:table-cell>
          <table:table-cell office:value-type="string">
            <text:p>48.07</text:p>
          </table:table-cell>
          <table:table-cell office:value-type="string">
            <text:p>48.42</text:p>
          </table:table-cell>
          <table:table-cell office:value-type="string">
            <text:p>50.54</text:p>
          </table:table-cell>
          <table:table-cell office:value-type="string">
            <text:p>49.31</text:p>
          </table:table-cell>
          <table:table-cell office:value-type="string">
            <text:p>50.00</text:p>
          </table:table-cell>
          <table:table-cell office:value-type="string">
            <text:p>44.9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394">
            <text:p>1394</text:p>
          </table:table-cell>
          <table:table-cell office:value-type="string">
            <text:p>50.27</text:p>
          </table:table-cell>
          <table:table-cell office:value-type="string">
            <text:p>49.44</text:p>
          </table:table-cell>
          <table:table-cell office:value-type="string">
            <text:p>47.97</text:p>
          </table:table-cell>
          <table:table-cell office:value-type="string">
            <text:p>48.30</text:p>
          </table:table-cell>
          <table:table-cell office:value-type="string">
            <text:p>50.37</text:p>
          </table:table-cell>
          <table:table-cell office:value-type="string">
            <text:p>49.19</text:p>
          </table:table-cell>
          <table:table-cell office:value-type="string">
            <text:p>49.88</text:p>
          </table:table-cell>
          <table:table-cell office:value-type="string">
            <text:p>44.9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396">
            <text:p>1396</text:p>
          </table:table-cell>
          <table:table-cell office:value-type="string">
            <text:p>50.15</text:p>
          </table:table-cell>
          <table:table-cell office:value-type="string">
            <text:p>49.34</text:p>
          </table:table-cell>
          <table:table-cell office:value-type="string">
            <text:p>47.89</text:p>
          </table:table-cell>
          <table:table-cell office:value-type="string">
            <text:p>48.19</text:p>
          </table:table-cell>
          <table:table-cell office:value-type="string">
            <text:p>50.22</text:p>
          </table:table-cell>
          <table:table-cell office:value-type="string">
            <text:p>49.07</text:p>
          </table:table-cell>
          <table:table-cell office:value-type="string">
            <text:p>49.75</text:p>
          </table:table-cell>
          <table:table-cell office:value-type="string">
            <text:p>44.8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98">
            <text:p>1398</text:p>
          </table:table-cell>
          <table:table-cell office:value-type="string">
            <text:p>50.02</text:p>
          </table:table-cell>
          <table:table-cell office:value-type="string">
            <text:p>49.25</text:p>
          </table:table-cell>
          <table:table-cell office:value-type="string">
            <text:p>47.80</text:p>
          </table:table-cell>
          <table:table-cell office:value-type="string">
            <text:p>48.07</text:p>
          </table:table-cell>
          <table:table-cell office:value-type="string">
            <text:p>50.06</text:p>
          </table:table-cell>
          <table:table-cell office:value-type="string">
            <text:p>48.95</text:p>
          </table:table-cell>
          <table:table-cell office:value-type="string">
            <text:p>49.63</text:p>
          </table:table-cell>
          <table:table-cell office:value-type="string">
            <text:p>44.84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400">
            <text:p>1400</text:p>
          </table:table-cell>
          <table:table-cell office:value-type="string">
            <text:p>49.90</text:p>
          </table:table-cell>
          <table:table-cell office:value-type="string">
            <text:p>49.16</text:p>
          </table:table-cell>
          <table:table-cell office:value-type="string">
            <text:p>47.72</text:p>
          </table:table-cell>
          <table:table-cell office:value-type="string">
            <text:p>47.96</text:p>
          </table:table-cell>
          <table:table-cell office:value-type="string">
            <text:p>49.91</text:p>
          </table:table-cell>
          <table:table-cell office:value-type="string">
            <text:p>48.83</text:p>
          </table:table-cell>
          <table:table-cell office:value-type="string">
            <text:p>49.51</text:p>
          </table:table-cell>
          <table:table-cell office:value-type="string">
            <text:p>44.8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402">
            <text:p>1402</text:p>
          </table:table-cell>
          <table:table-cell office:value-type="string">
            <text:p>49.79</text:p>
          </table:table-cell>
          <table:table-cell office:value-type="string">
            <text:p>49.09</text:p>
          </table:table-cell>
          <table:table-cell office:value-type="string">
            <text:p>47.66</text:p>
          </table:table-cell>
          <table:table-cell office:value-type="string">
            <text:p>47.85</text:p>
          </table:table-cell>
          <table:table-cell office:value-type="string">
            <text:p>49.77</text:p>
          </table:table-cell>
          <table:table-cell office:value-type="string">
            <text:p>48.77</text:p>
          </table:table-cell>
          <table:table-cell office:value-type="string">
            <text:p>49.39</text:p>
          </table:table-cell>
          <table:table-cell office:value-type="string">
            <text:p>44.78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404">
            <text:p>1404</text:p>
          </table:table-cell>
          <table:table-cell office:value-type="string">
            <text:p>49.67</text:p>
          </table:table-cell>
          <table:table-cell office:value-type="string">
            <text:p>49.25</text:p>
          </table:table-cell>
          <table:table-cell office:value-type="string">
            <text:p>47.76</text:p>
          </table:table-cell>
          <table:table-cell office:value-type="string">
            <text:p>47.74</text:p>
          </table:table-cell>
          <table:table-cell office:value-type="string">
            <text:p>49.64</text:p>
          </table:table-cell>
          <table:table-cell office:value-type="string">
            <text:p>49.03</text:p>
          </table:table-cell>
          <table:table-cell office:value-type="string">
            <text:p>49.30</text:p>
          </table:table-cell>
          <table:table-cell office:value-type="string">
            <text:p>44.75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406">
            <text:p>1406</text:p>
          </table:table-cell>
          <table:table-cell office:value-type="string">
            <text:p>49.56</text:p>
          </table:table-cell>
          <table:table-cell office:value-type="string">
            <text:p>49.65</text:p>
          </table:table-cell>
          <table:table-cell office:value-type="string">
            <text:p>48.10</text:p>
          </table:table-cell>
          <table:table-cell office:value-type="string">
            <text:p>47.65</text:p>
          </table:table-cell>
          <table:table-cell table:number-columns-repeated="2" office:value-type="string">
            <text:p>49.56</text:p>
          </table:table-cell>
          <table:table-cell office:value-type="string">
            <text:p>49.24</text:p>
          </table:table-cell>
          <table:table-cell office:value-type="string">
            <text:p>44.7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408">
            <text:p>1408</text:p>
          </table:table-cell>
          <table:table-cell office:value-type="string">
            <text:p>49.47</text:p>
          </table:table-cell>
          <table:table-cell office:value-type="string">
            <text:p>50.22</text:p>
          </table:table-cell>
          <table:table-cell office:value-type="string">
            <text:p>48.58</text:p>
          </table:table-cell>
          <table:table-cell office:value-type="string">
            <text:p>47.57</text:p>
          </table:table-cell>
          <table:table-cell office:value-type="string">
            <text:p>49.58</text:p>
          </table:table-cell>
          <table:table-cell office:value-type="string">
            <text:p>50.20</text:p>
          </table:table-cell>
          <table:table-cell office:value-type="string">
            <text:p>49.25</text:p>
          </table:table-cell>
          <table:table-cell office:value-type="string">
            <text:p>44.68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410">
            <text:p>1410</text:p>
          </table:table-cell>
          <table:table-cell office:value-type="string">
            <text:p>49.42</text:p>
          </table:table-cell>
          <table:table-cell office:value-type="string">
            <text:p>50.85</text:p>
          </table:table-cell>
          <table:table-cell office:value-type="string">
            <text:p>49.16</text:p>
          </table:table-cell>
          <table:table-cell office:value-type="string">
            <text:p>47.52</text:p>
          </table:table-cell>
          <table:table-cell office:value-type="string">
            <text:p>49.68</text:p>
          </table:table-cell>
          <table:table-cell office:value-type="string">
            <text:p>50.87</text:p>
          </table:table-cell>
          <table:table-cell office:value-type="string">
            <text:p>49.34</text:p>
          </table:table-cell>
          <table:table-cell office:value-type="string">
            <text:p>44.65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412">
            <text:p>1412</text:p>
          </table:table-cell>
          <table:table-cell office:value-type="string">
            <text:p>49.41</text:p>
          </table:table-cell>
          <table:table-cell office:value-type="string">
            <text:p>51.52</text:p>
          </table:table-cell>
          <table:table-cell office:value-type="string">
            <text:p>49.77</text:p>
          </table:table-cell>
          <table:table-cell office:value-type="string">
            <text:p>47.51</text:p>
          </table:table-cell>
          <table:table-cell office:value-type="string">
            <text:p>49.84</text:p>
          </table:table-cell>
          <table:table-cell office:value-type="string">
            <text:p>51.52</text:p>
          </table:table-cell>
          <table:table-cell office:value-type="string">
            <text:p>49.50</text:p>
          </table:table-cell>
          <table:table-cell office:value-type="string">
            <text:p>44.61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414">
            <text:p>1414</text:p>
          </table:table-cell>
          <table:table-cell office:value-type="string">
            <text:p>49.44</text:p>
          </table:table-cell>
          <table:table-cell office:value-type="string">
            <text:p>52.17</text:p>
          </table:table-cell>
          <table:table-cell office:value-type="string">
            <text:p>50.38</text:p>
          </table:table-cell>
          <table:table-cell office:value-type="string">
            <text:p>47.55</text:p>
          </table:table-cell>
          <table:table-cell office:value-type="string">
            <text:p>50.05</text:p>
          </table:table-cell>
          <table:table-cell office:value-type="string">
            <text:p>52.14</text:p>
          </table:table-cell>
          <table:table-cell office:value-type="string">
            <text:p>49.71</text:p>
          </table:table-cell>
          <table:table-cell office:value-type="string">
            <text:p>44.58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416">
            <text:p>1416</text:p>
          </table:table-cell>
          <table:table-cell office:value-type="string">
            <text:p>49.50</text:p>
          </table:table-cell>
          <table:table-cell office:value-type="string">
            <text:p>52.81</text:p>
          </table:table-cell>
          <table:table-cell office:value-type="string">
            <text:p>50.99</text:p>
          </table:table-cell>
          <table:table-cell office:value-type="string">
            <text:p>47.61</text:p>
          </table:table-cell>
          <table:table-cell office:value-type="string">
            <text:p>50.31</text:p>
          </table:table-cell>
          <table:table-cell office:value-type="string">
            <text:p>52.74</text:p>
          </table:table-cell>
          <table:table-cell office:value-type="string">
            <text:p>49.98</text:p>
          </table:table-cell>
          <table:table-cell office:value-type="string">
            <text:p>44.5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418">
            <text:p>1418</text:p>
          </table:table-cell>
          <table:table-cell office:value-type="string">
            <text:p>49.59</text:p>
          </table:table-cell>
          <table:table-cell office:value-type="string">
            <text:p>53.42</text:p>
          </table:table-cell>
          <table:table-cell office:value-type="string">
            <text:p>51.58</text:p>
          </table:table-cell>
          <table:table-cell office:value-type="string">
            <text:p>47.71</text:p>
          </table:table-cell>
          <table:table-cell office:value-type="string">
            <text:p>50.59</text:p>
          </table:table-cell>
          <table:table-cell office:value-type="string">
            <text:p>53.29</text:p>
          </table:table-cell>
          <table:table-cell office:value-type="string">
            <text:p>50.27</text:p>
          </table:table-cell>
          <table:table-cell office:value-type="string">
            <text:p>44.5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420">
            <text:p>1420</text:p>
          </table:table-cell>
          <table:table-cell office:value-type="string">
            <text:p>49.71</text:p>
          </table:table-cell>
          <table:table-cell office:value-type="string">
            <text:p>53.99</text:p>
          </table:table-cell>
          <table:table-cell office:value-type="string">
            <text:p>52.15</text:p>
          </table:table-cell>
          <table:table-cell office:value-type="string">
            <text:p>47.83</text:p>
          </table:table-cell>
          <table:table-cell office:value-type="string">
            <text:p>50.89</text:p>
          </table:table-cell>
          <table:table-cell office:value-type="string">
            <text:p>53.79</text:p>
          </table:table-cell>
          <table:table-cell office:value-type="string">
            <text:p>50.59</text:p>
          </table:table-cell>
          <table:table-cell office:value-type="string">
            <text:p>44.48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422">
            <text:p>1422</text:p>
          </table:table-cell>
          <table:table-cell office:value-type="string">
            <text:p>49.85</text:p>
          </table:table-cell>
          <table:table-cell office:value-type="string">
            <text:p>54.53</text:p>
          </table:table-cell>
          <table:table-cell office:value-type="string">
            <text:p>52.68</text:p>
          </table:table-cell>
          <table:table-cell office:value-type="string">
            <text:p>47.97</text:p>
          </table:table-cell>
          <table:table-cell office:value-type="string">
            <text:p>51.20</text:p>
          </table:table-cell>
          <table:table-cell office:value-type="string">
            <text:p>54.28</text:p>
          </table:table-cell>
          <table:table-cell office:value-type="string">
            <text:p>50.94</text:p>
          </table:table-cell>
          <table:table-cell office:value-type="string">
            <text:p>44.44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424">
            <text:p>1424</text:p>
          </table:table-cell>
          <table:table-cell office:value-type="string">
            <text:p>50.00</text:p>
          </table:table-cell>
          <table:table-cell office:value-type="string">
            <text:p>55.05</text:p>
          </table:table-cell>
          <table:table-cell office:value-type="string">
            <text:p>53.20</text:p>
          </table:table-cell>
          <table:table-cell office:value-type="string">
            <text:p>48.13</text:p>
          </table:table-cell>
          <table:table-cell office:value-type="string">
            <text:p>51.52</text:p>
          </table:table-cell>
          <table:table-cell office:value-type="string">
            <text:p>54.74</text:p>
          </table:table-cell>
          <table:table-cell office:value-type="string">
            <text:p>51.30</text:p>
          </table:table-cell>
          <table:table-cell office:value-type="string">
            <text:p>44.41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426">
            <text:p>1426</text:p>
          </table:table-cell>
          <table:table-cell office:value-type="string">
            <text:p>50.17</text:p>
          </table:table-cell>
          <table:table-cell office:value-type="string">
            <text:p>55.53</text:p>
          </table:table-cell>
          <table:table-cell office:value-type="string">
            <text:p>53.68</text:p>
          </table:table-cell>
          <table:table-cell office:value-type="string">
            <text:p>48.30</text:p>
          </table:table-cell>
          <table:table-cell office:value-type="string">
            <text:p>51.85</text:p>
          </table:table-cell>
          <table:table-cell office:value-type="string">
            <text:p>55.17</text:p>
          </table:table-cell>
          <table:table-cell office:value-type="string">
            <text:p>51.66</text:p>
          </table:table-cell>
          <table:table-cell office:value-type="string">
            <text:p>44.39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428">
            <text:p>1428</text:p>
          </table:table-cell>
          <table:table-cell office:value-type="string">
            <text:p>50.35</text:p>
          </table:table-cell>
          <table:table-cell office:value-type="string">
            <text:p>55.99</text:p>
          </table:table-cell>
          <table:table-cell office:value-type="string">
            <text:p>54.14</text:p>
          </table:table-cell>
          <table:table-cell office:value-type="string">
            <text:p>48.47</text:p>
          </table:table-cell>
          <table:table-cell office:value-type="string">
            <text:p>52.18</text:p>
          </table:table-cell>
          <table:table-cell office:value-type="string">
            <text:p>55.58</text:p>
          </table:table-cell>
          <table:table-cell office:value-type="string">
            <text:p>52.02</text:p>
          </table:table-cell>
          <table:table-cell office:value-type="string">
            <text:p>44.36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430">
            <text:p>1430</text:p>
          </table:table-cell>
          <table:table-cell office:value-type="string">
            <text:p>50.53</text:p>
          </table:table-cell>
          <table:table-cell office:value-type="string">
            <text:p>56.42</text:p>
          </table:table-cell>
          <table:table-cell office:value-type="string">
            <text:p>54.57</text:p>
          </table:table-cell>
          <table:table-cell office:value-type="string">
            <text:p>48.67</text:p>
          </table:table-cell>
          <table:table-cell office:value-type="string">
            <text:p>52.52</text:p>
          </table:table-cell>
          <table:table-cell office:value-type="string">
            <text:p>55.97</text:p>
          </table:table-cell>
          <table:table-cell office:value-type="string">
            <text:p>52.40</text:p>
          </table:table-cell>
          <table:table-cell office:value-type="string">
            <text:p>44.33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432">
            <text:p>1432</text:p>
          </table:table-cell>
          <table:table-cell office:value-type="string">
            <text:p>50.72</text:p>
          </table:table-cell>
          <table:table-cell office:value-type="string">
            <text:p>56.82</text:p>
          </table:table-cell>
          <table:table-cell office:value-type="string">
            <text:p>54.99</text:p>
          </table:table-cell>
          <table:table-cell office:value-type="string">
            <text:p>48.86</text:p>
          </table:table-cell>
          <table:table-cell office:value-type="string">
            <text:p>52.85</text:p>
          </table:table-cell>
          <table:table-cell office:value-type="string">
            <text:p>56.34</text:p>
          </table:table-cell>
          <table:table-cell office:value-type="string">
            <text:p>52.76</text:p>
          </table:table-cell>
          <table:table-cell office:value-type="string">
            <text:p>44.30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434">
            <text:p>1434</text:p>
          </table:table-cell>
          <table:table-cell office:value-type="string">
            <text:p>50.91</text:p>
          </table:table-cell>
          <table:table-cell office:value-type="string">
            <text:p>57.21</text:p>
          </table:table-cell>
          <table:table-cell office:value-type="string">
            <text:p>55.38</text:p>
          </table:table-cell>
          <table:table-cell office:value-type="string">
            <text:p>49.05</text:p>
          </table:table-cell>
          <table:table-cell office:value-type="string">
            <text:p>53.19</text:p>
          </table:table-cell>
          <table:table-cell office:value-type="string">
            <text:p>56.69</text:p>
          </table:table-cell>
          <table:table-cell office:value-type="string">
            <text:p>53.12</text:p>
          </table:table-cell>
          <table:table-cell office:value-type="string">
            <text:p>44.28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436">
            <text:p>1436</text:p>
          </table:table-cell>
          <table:table-cell office:value-type="string">
            <text:p>51.11</text:p>
          </table:table-cell>
          <table:table-cell office:value-type="string">
            <text:p>57.57</text:p>
          </table:table-cell>
          <table:table-cell office:value-type="string">
            <text:p>55.74</text:p>
          </table:table-cell>
          <table:table-cell office:value-type="string">
            <text:p>49.26</text:p>
          </table:table-cell>
          <table:table-cell office:value-type="string">
            <text:p>53.52</text:p>
          </table:table-cell>
          <table:table-cell office:value-type="string">
            <text:p>57.04</text:p>
          </table:table-cell>
          <table:table-cell office:value-type="string">
            <text:p>53.48</text:p>
          </table:table-cell>
          <table:table-cell office:value-type="string">
            <text:p>44.27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438">
            <text:p>1438</text:p>
          </table:table-cell>
          <table:table-cell office:value-type="string">
            <text:p>51.31</text:p>
          </table:table-cell>
          <table:table-cell office:value-type="string">
            <text:p>57.91</text:p>
          </table:table-cell>
          <table:table-cell office:value-type="string">
            <text:p>56.09</text:p>
          </table:table-cell>
          <table:table-cell office:value-type="string">
            <text:p>49.46</text:p>
          </table:table-cell>
          <table:table-cell office:value-type="string">
            <text:p>53.85</text:p>
          </table:table-cell>
          <table:table-cell office:value-type="string">
            <text:p>57.37</text:p>
          </table:table-cell>
          <table:table-cell office:value-type="string">
            <text:p>53.82</text:p>
          </table:table-cell>
          <table:table-cell office:value-type="string">
            <text:p>44.2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440">
            <text:p>1440</text:p>
          </table:table-cell>
          <table:table-cell office:value-type="string">
            <text:p>51.51</text:p>
          </table:table-cell>
          <table:table-cell office:value-type="string">
            <text:p>58.25</text:p>
          </table:table-cell>
          <table:table-cell office:value-type="string">
            <text:p>56.42</text:p>
          </table:table-cell>
          <table:table-cell office:value-type="string">
            <text:p>49.66</text:p>
          </table:table-cell>
          <table:table-cell office:value-type="string">
            <text:p>54.17</text:p>
          </table:table-cell>
          <table:table-cell office:value-type="string">
            <text:p>57.69</text:p>
          </table:table-cell>
          <table:table-cell office:value-type="string">
            <text:p>54.16</text:p>
          </table:table-cell>
          <table:table-cell office:value-type="string">
            <text:p>44.24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442">
            <text:p>1442</text:p>
          </table:table-cell>
          <table:table-cell office:value-type="string">
            <text:p>51.71</text:p>
          </table:table-cell>
          <table:table-cell office:value-type="string">
            <text:p>58.55</text:p>
          </table:table-cell>
          <table:table-cell office:value-type="string">
            <text:p>56.73</text:p>
          </table:table-cell>
          <table:table-cell office:value-type="string">
            <text:p>49.86</text:p>
          </table:table-cell>
          <table:table-cell office:value-type="string">
            <text:p>54.50</text:p>
          </table:table-cell>
          <table:table-cell office:value-type="string">
            <text:p>57.99</text:p>
          </table:table-cell>
          <table:table-cell office:value-type="string">
            <text:p>54.49</text:p>
          </table:table-cell>
          <table:table-cell office:value-type="string">
            <text:p>44.22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444">
            <text:p>1444</text:p>
          </table:table-cell>
          <table:table-cell office:value-type="string">
            <text:p>51.90</text:p>
          </table:table-cell>
          <table:table-cell office:value-type="string">
            <text:p>58.85</text:p>
          </table:table-cell>
          <table:table-cell office:value-type="string">
            <text:p>57.03</text:p>
          </table:table-cell>
          <table:table-cell office:value-type="string">
            <text:p>50.06</text:p>
          </table:table-cell>
          <table:table-cell office:value-type="string">
            <text:p>54.81</text:p>
          </table:table-cell>
          <table:table-cell office:value-type="string">
            <text:p>58.29</text:p>
          </table:table-cell>
          <table:table-cell office:value-type="string">
            <text:p>54.82</text:p>
          </table:table-cell>
          <table:table-cell office:value-type="string">
            <text:p>44.22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446">
            <text:p>1446</text:p>
          </table:table-cell>
          <table:table-cell office:value-type="string">
            <text:p>52.10</text:p>
          </table:table-cell>
          <table:table-cell office:value-type="string">
            <text:p>59.13</text:p>
          </table:table-cell>
          <table:table-cell office:value-type="string">
            <text:p>57.31</text:p>
          </table:table-cell>
          <table:table-cell office:value-type="string">
            <text:p>50.26</text:p>
          </table:table-cell>
          <table:table-cell office:value-type="string">
            <text:p>55.13</text:p>
          </table:table-cell>
          <table:table-cell office:value-type="string">
            <text:p>58.57</text:p>
          </table:table-cell>
          <table:table-cell office:value-type="string">
            <text:p>55.14</text:p>
          </table:table-cell>
          <table:table-cell office:value-type="string">
            <text:p>44.21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448">
            <text:p>1448</text:p>
          </table:table-cell>
          <table:table-cell office:value-type="string">
            <text:p>52.30</text:p>
          </table:table-cell>
          <table:table-cell office:value-type="string">
            <text:p>59.39</text:p>
          </table:table-cell>
          <table:table-cell office:value-type="string">
            <text:p>57.58</text:p>
          </table:table-cell>
          <table:table-cell office:value-type="string">
            <text:p>50.46</text:p>
          </table:table-cell>
          <table:table-cell office:value-type="string">
            <text:p>55.44</text:p>
          </table:table-cell>
          <table:table-cell office:value-type="string">
            <text:p>58.85</text:p>
          </table:table-cell>
          <table:table-cell office:value-type="string">
            <text:p>55.45</text:p>
          </table:table-cell>
          <table:table-cell office:value-type="string">
            <text:p>44.22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450">
            <text:p>1450</text:p>
          </table:table-cell>
          <table:table-cell office:value-type="string">
            <text:p>52.50</text:p>
          </table:table-cell>
          <table:table-cell office:value-type="string">
            <text:p>59.64</text:p>
          </table:table-cell>
          <table:table-cell office:value-type="string">
            <text:p>57.83</text:p>
          </table:table-cell>
          <table:table-cell office:value-type="string">
            <text:p>50.66</text:p>
          </table:table-cell>
          <table:table-cell office:value-type="string">
            <text:p>55.74</text:p>
          </table:table-cell>
          <table:table-cell office:value-type="string">
            <text:p>59.11</text:p>
          </table:table-cell>
          <table:table-cell office:value-type="string">
            <text:p>55.74</text:p>
          </table:table-cell>
          <table:table-cell office:value-type="string">
            <text:p>44.22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452">
            <text:p>1452</text:p>
          </table:table-cell>
          <table:table-cell office:value-type="string">
            <text:p>52.69</text:p>
          </table:table-cell>
          <table:table-cell office:value-type="string">
            <text:p>59.88</text:p>
          </table:table-cell>
          <table:table-cell office:value-type="string">
            <text:p>58.07</text:p>
          </table:table-cell>
          <table:table-cell office:value-type="string">
            <text:p>50.85</text:p>
          </table:table-cell>
          <table:table-cell office:value-type="string">
            <text:p>56.04</text:p>
          </table:table-cell>
          <table:table-cell office:value-type="string">
            <text:p>59.36</text:p>
          </table:table-cell>
          <table:table-cell office:value-type="string">
            <text:p>56.03</text:p>
          </table:table-cell>
          <table:table-cell office:value-type="string">
            <text:p>44.2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454">
            <text:p>1454</text:p>
          </table:table-cell>
          <table:table-cell office:value-type="string">
            <text:p>52.88</text:p>
          </table:table-cell>
          <table:table-cell office:value-type="string">
            <text:p>60.11</text:p>
          </table:table-cell>
          <table:table-cell office:value-type="string">
            <text:p>58.30</text:p>
          </table:table-cell>
          <table:table-cell office:value-type="string">
            <text:p>51.05</text:p>
          </table:table-cell>
          <table:table-cell office:value-type="string">
            <text:p>56.33</text:p>
          </table:table-cell>
          <table:table-cell office:value-type="string">
            <text:p>59.61</text:p>
          </table:table-cell>
          <table:table-cell office:value-type="string">
            <text:p>56.31</text:p>
          </table:table-cell>
          <table:table-cell office:value-type="string">
            <text:p>44.24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456">
            <text:p>1456</text:p>
          </table:table-cell>
          <table:table-cell office:value-type="string">
            <text:p>53.08</text:p>
          </table:table-cell>
          <table:table-cell office:value-type="string">
            <text:p>60.34</text:p>
          </table:table-cell>
          <table:table-cell office:value-type="string">
            <text:p>58.52</text:p>
          </table:table-cell>
          <table:table-cell office:value-type="string">
            <text:p>51.24</text:p>
          </table:table-cell>
          <table:table-cell office:value-type="string">
            <text:p>56.61</text:p>
          </table:table-cell>
          <table:table-cell office:value-type="string">
            <text:p>59.85</text:p>
          </table:table-cell>
          <table:table-cell office:value-type="string">
            <text:p>56.58</text:p>
          </table:table-cell>
          <table:table-cell office:value-type="string">
            <text:p>44.2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458">
            <text:p>1458</text:p>
          </table:table-cell>
          <table:table-cell office:value-type="string">
            <text:p>53.27</text:p>
          </table:table-cell>
          <table:table-cell office:value-type="string">
            <text:p>60.54</text:p>
          </table:table-cell>
          <table:table-cell office:value-type="string">
            <text:p>58.73</text:p>
          </table:table-cell>
          <table:table-cell office:value-type="string">
            <text:p>51.42</text:p>
          </table:table-cell>
          <table:table-cell office:value-type="string">
            <text:p>56.89</text:p>
          </table:table-cell>
          <table:table-cell office:value-type="string">
            <text:p>60.08</text:p>
          </table:table-cell>
          <table:table-cell office:value-type="string">
            <text:p>56.84</text:p>
          </table:table-cell>
          <table:table-cell office:value-type="string">
            <text:p>44.26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460">
            <text:p>1460</text:p>
          </table:table-cell>
          <table:table-cell office:value-type="string">
            <text:p>53.45</text:p>
          </table:table-cell>
          <table:table-cell office:value-type="string">
            <text:p>60.74</text:p>
          </table:table-cell>
          <table:table-cell office:value-type="string">
            <text:p>58.92</text:p>
          </table:table-cell>
          <table:table-cell office:value-type="string">
            <text:p>51.61</text:p>
          </table:table-cell>
          <table:table-cell office:value-type="string">
            <text:p>57.16</text:p>
          </table:table-cell>
          <table:table-cell office:value-type="string">
            <text:p>60.30</text:p>
          </table:table-cell>
          <table:table-cell office:value-type="string">
            <text:p>57.09</text:p>
          </table:table-cell>
          <table:table-cell office:value-type="string">
            <text:p>44.28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462">
            <text:p>1462</text:p>
          </table:table-cell>
          <table:table-cell office:value-type="string">
            <text:p>53.64</text:p>
          </table:table-cell>
          <table:table-cell office:value-type="string">
            <text:p>60.94</text:p>
          </table:table-cell>
          <table:table-cell office:value-type="string">
            <text:p>59.11</text:p>
          </table:table-cell>
          <table:table-cell office:value-type="string">
            <text:p>51.79</text:p>
          </table:table-cell>
          <table:table-cell office:value-type="string">
            <text:p>57.43</text:p>
          </table:table-cell>
          <table:table-cell office:value-type="string">
            <text:p>60.51</text:p>
          </table:table-cell>
          <table:table-cell office:value-type="string">
            <text:p>57.33</text:p>
          </table:table-cell>
          <table:table-cell office:value-type="string">
            <text:p>44.30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464">
            <text:p>1464</text:p>
          </table:table-cell>
          <table:table-cell office:value-type="string">
            <text:p>53.82</text:p>
          </table:table-cell>
          <table:table-cell office:value-type="string">
            <text:p>61.12</text:p>
          </table:table-cell>
          <table:table-cell office:value-type="string">
            <text:p>59.29</text:p>
          </table:table-cell>
          <table:table-cell office:value-type="string">
            <text:p>51.97</text:p>
          </table:table-cell>
          <table:table-cell office:value-type="string">
            <text:p>57.69</text:p>
          </table:table-cell>
          <table:table-cell office:value-type="string">
            <text:p>60.72</text:p>
          </table:table-cell>
          <table:table-cell office:value-type="string">
            <text:p>57.56</text:p>
          </table:table-cell>
          <table:table-cell office:value-type="string">
            <text:p>44.3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466">
            <text:p>1466</text:p>
          </table:table-cell>
          <table:table-cell office:value-type="string">
            <text:p>54.00</text:p>
          </table:table-cell>
          <table:table-cell office:value-type="string">
            <text:p>61.29</text:p>
          </table:table-cell>
          <table:table-cell office:value-type="string">
            <text:p>59.46</text:p>
          </table:table-cell>
          <table:table-cell office:value-type="string">
            <text:p>52.15</text:p>
          </table:table-cell>
          <table:table-cell office:value-type="string">
            <text:p>57.94</text:p>
          </table:table-cell>
          <table:table-cell office:value-type="string">
            <text:p>60.92</text:p>
          </table:table-cell>
          <table:table-cell office:value-type="string">
            <text:p>57.78</text:p>
          </table:table-cell>
          <table:table-cell office:value-type="string">
            <text:p>44.3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468">
            <text:p>1468</text:p>
          </table:table-cell>
          <table:table-cell office:value-type="string">
            <text:p>54.18</text:p>
          </table:table-cell>
          <table:table-cell office:value-type="string">
            <text:p>61.46</text:p>
          </table:table-cell>
          <table:table-cell office:value-type="string">
            <text:p>59.62</text:p>
          </table:table-cell>
          <table:table-cell office:value-type="string">
            <text:p>52.32</text:p>
          </table:table-cell>
          <table:table-cell office:value-type="string">
            <text:p>58.19</text:p>
          </table:table-cell>
          <table:table-cell office:value-type="string">
            <text:p>61.11</text:p>
          </table:table-cell>
          <table:table-cell office:value-type="string">
            <text:p>58.00</text:p>
          </table:table-cell>
          <table:table-cell office:value-type="string">
            <text:p>44.38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470">
            <text:p>1470</text:p>
          </table:table-cell>
          <table:table-cell office:value-type="string">
            <text:p>54.36</text:p>
          </table:table-cell>
          <table:table-cell office:value-type="string">
            <text:p>61.62</text:p>
          </table:table-cell>
          <table:table-cell office:value-type="string">
            <text:p>59.78</text:p>
          </table:table-cell>
          <table:table-cell office:value-type="string">
            <text:p>52.49</text:p>
          </table:table-cell>
          <table:table-cell office:value-type="string">
            <text:p>58.43</text:p>
          </table:table-cell>
          <table:table-cell office:value-type="string">
            <text:p>61.31</text:p>
          </table:table-cell>
          <table:table-cell office:value-type="string">
            <text:p>58.21</text:p>
          </table:table-cell>
          <table:table-cell office:value-type="string">
            <text:p>44.40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472">
            <text:p>1472</text:p>
          </table:table-cell>
          <table:table-cell office:value-type="string">
            <text:p>54.53</text:p>
          </table:table-cell>
          <table:table-cell office:value-type="string">
            <text:p>61.78</text:p>
          </table:table-cell>
          <table:table-cell office:value-type="string">
            <text:p>59.93</text:p>
          </table:table-cell>
          <table:table-cell office:value-type="string">
            <text:p>52.66</text:p>
          </table:table-cell>
          <table:table-cell office:value-type="string">
            <text:p>58.67</text:p>
          </table:table-cell>
          <table:table-cell office:value-type="string">
            <text:p>61.48</text:p>
          </table:table-cell>
          <table:table-cell office:value-type="string">
            <text:p>58.40</text:p>
          </table:table-cell>
          <table:table-cell office:value-type="string">
            <text:p>44.44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474">
            <text:p>1474</text:p>
          </table:table-cell>
          <table:table-cell office:value-type="string">
            <text:p>54.70</text:p>
          </table:table-cell>
          <table:table-cell office:value-type="string">
            <text:p>61.93</text:p>
          </table:table-cell>
          <table:table-cell office:value-type="string">
            <text:p>60.07</text:p>
          </table:table-cell>
          <table:table-cell office:value-type="string">
            <text:p>52.82</text:p>
          </table:table-cell>
          <table:table-cell office:value-type="string">
            <text:p>58.90</text:p>
          </table:table-cell>
          <table:table-cell office:value-type="string">
            <text:p>61.66</text:p>
          </table:table-cell>
          <table:table-cell office:value-type="string">
            <text:p>58.59</text:p>
          </table:table-cell>
          <table:table-cell office:value-type="string">
            <text:p>44.47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476">
            <text:p>1476</text:p>
          </table:table-cell>
          <table:table-cell office:value-type="string">
            <text:p>54.87</text:p>
          </table:table-cell>
          <table:table-cell office:value-type="string">
            <text:p>62.08</text:p>
          </table:table-cell>
          <table:table-cell office:value-type="string">
            <text:p>60.21</text:p>
          </table:table-cell>
          <table:table-cell office:value-type="string">
            <text:p>52.98</text:p>
          </table:table-cell>
          <table:table-cell office:value-type="string">
            <text:p>59.13</text:p>
          </table:table-cell>
          <table:table-cell office:value-type="string">
            <text:p>61.84</text:p>
          </table:table-cell>
          <table:table-cell office:value-type="string">
            <text:p>58.78</text:p>
          </table:table-cell>
          <table:table-cell office:value-type="string">
            <text:p>44.51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478">
            <text:p>1478</text:p>
          </table:table-cell>
          <table:table-cell office:value-type="string">
            <text:p>55.03</text:p>
          </table:table-cell>
          <table:table-cell office:value-type="string">
            <text:p>62.22</text:p>
          </table:table-cell>
          <table:table-cell office:value-type="string">
            <text:p>60.33</text:p>
          </table:table-cell>
          <table:table-cell office:value-type="string">
            <text:p>53.15</text:p>
          </table:table-cell>
          <table:table-cell office:value-type="string">
            <text:p>59.34</text:p>
          </table:table-cell>
          <table:table-cell office:value-type="string">
            <text:p>62.01</text:p>
          </table:table-cell>
          <table:table-cell office:value-type="string">
            <text:p>58.96</text:p>
          </table:table-cell>
          <table:table-cell office:value-type="string">
            <text:p>44.5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480">
            <text:p>1480</text:p>
          </table:table-cell>
          <table:table-cell office:value-type="string">
            <text:p>55.20</text:p>
          </table:table-cell>
          <table:table-cell office:value-type="string">
            <text:p>62.36</text:p>
          </table:table-cell>
          <table:table-cell office:value-type="string">
            <text:p>60.46</text:p>
          </table:table-cell>
          <table:table-cell office:value-type="string">
            <text:p>53.30</text:p>
          </table:table-cell>
          <table:table-cell office:value-type="string">
            <text:p>59.55</text:p>
          </table:table-cell>
          <table:table-cell office:value-type="string">
            <text:p>62.17</text:p>
          </table:table-cell>
          <table:table-cell office:value-type="string">
            <text:p>59.13</text:p>
          </table:table-cell>
          <table:table-cell office:value-type="string">
            <text:p>44.59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482">
            <text:p>1482</text:p>
          </table:table-cell>
          <table:table-cell office:value-type="string">
            <text:p>55.36</text:p>
          </table:table-cell>
          <table:table-cell office:value-type="string">
            <text:p>62.49</text:p>
          </table:table-cell>
          <table:table-cell office:value-type="string">
            <text:p>60.58</text:p>
          </table:table-cell>
          <table:table-cell office:value-type="string">
            <text:p>53.45</text:p>
          </table:table-cell>
          <table:table-cell office:value-type="string">
            <text:p>59.76</text:p>
          </table:table-cell>
          <table:table-cell office:value-type="string">
            <text:p>62.33</text:p>
          </table:table-cell>
          <table:table-cell office:value-type="string">
            <text:p>59.29</text:p>
          </table:table-cell>
          <table:table-cell office:value-type="string">
            <text:p>44.6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484">
            <text:p>1484</text:p>
          </table:table-cell>
          <table:table-cell office:value-type="string">
            <text:p>55.51</text:p>
          </table:table-cell>
          <table:table-cell office:value-type="string">
            <text:p>62.61</text:p>
          </table:table-cell>
          <table:table-cell office:value-type="string">
            <text:p>60.70</text:p>
          </table:table-cell>
          <table:table-cell office:value-type="string">
            <text:p>53.60</text:p>
          </table:table-cell>
          <table:table-cell office:value-type="string">
            <text:p>59.97</text:p>
          </table:table-cell>
          <table:table-cell office:value-type="string">
            <text:p>62.47</text:p>
          </table:table-cell>
          <table:table-cell office:value-type="string">
            <text:p>59.45</text:p>
          </table:table-cell>
          <table:table-cell office:value-type="string">
            <text:p>44.67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486">
            <text:p>1486</text:p>
          </table:table-cell>
          <table:table-cell office:value-type="string">
            <text:p>55.66</text:p>
          </table:table-cell>
          <table:table-cell office:value-type="string">
            <text:p>62.73</text:p>
          </table:table-cell>
          <table:table-cell office:value-type="string">
            <text:p>60.81</text:p>
          </table:table-cell>
          <table:table-cell office:value-type="string">
            <text:p>53.74</text:p>
          </table:table-cell>
          <table:table-cell office:value-type="string">
            <text:p>60.16</text:p>
          </table:table-cell>
          <table:table-cell office:value-type="string">
            <text:p>62.63</text:p>
          </table:table-cell>
          <table:table-cell office:value-type="string">
            <text:p>59.61</text:p>
          </table:table-cell>
          <table:table-cell office:value-type="string">
            <text:p>44.72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488">
            <text:p>1488</text:p>
          </table:table-cell>
          <table:table-cell office:value-type="string">
            <text:p>55.82</text:p>
          </table:table-cell>
          <table:table-cell office:value-type="string">
            <text:p>62.85</text:p>
          </table:table-cell>
          <table:table-cell office:value-type="string">
            <text:p>60.92</text:p>
          </table:table-cell>
          <table:table-cell office:value-type="string">
            <text:p>53.89</text:p>
          </table:table-cell>
          <table:table-cell office:value-type="string">
            <text:p>60.35</text:p>
          </table:table-cell>
          <table:table-cell office:value-type="string">
            <text:p>62.77</text:p>
          </table:table-cell>
          <table:table-cell office:value-type="string">
            <text:p>59.75</text:p>
          </table:table-cell>
          <table:table-cell office:value-type="string">
            <text:p>44.76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490">
            <text:p>1490</text:p>
          </table:table-cell>
          <table:table-cell office:value-type="string">
            <text:p>55.97</text:p>
          </table:table-cell>
          <table:table-cell office:value-type="string">
            <text:p>62.97</text:p>
          </table:table-cell>
          <table:table-cell office:value-type="string">
            <text:p>61.02</text:p>
          </table:table-cell>
          <table:table-cell office:value-type="string">
            <text:p>54.03</text:p>
          </table:table-cell>
          <table:table-cell office:value-type="string">
            <text:p>60.54</text:p>
          </table:table-cell>
          <table:table-cell office:value-type="string">
            <text:p>62.91</text:p>
          </table:table-cell>
          <table:table-cell office:value-type="string">
            <text:p>59.90</text:p>
          </table:table-cell>
          <table:table-cell office:value-type="string">
            <text:p>44.8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492">
            <text:p>1492</text:p>
          </table:table-cell>
          <table:table-cell office:value-type="string">
            <text:p>56.11</text:p>
          </table:table-cell>
          <table:table-cell office:value-type="string">
            <text:p>63.08</text:p>
          </table:table-cell>
          <table:table-cell office:value-type="string">
            <text:p>61.12</text:p>
          </table:table-cell>
          <table:table-cell office:value-type="string">
            <text:p>54.17</text:p>
          </table:table-cell>
          <table:table-cell office:value-type="string">
            <text:p>60.71</text:p>
          </table:table-cell>
          <table:table-cell office:value-type="string">
            <text:p>63.04</text:p>
          </table:table-cell>
          <table:table-cell office:value-type="string">
            <text:p>60.03</text:p>
          </table:table-cell>
          <table:table-cell office:value-type="string">
            <text:p>44.8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494">
            <text:p>1494</text:p>
          </table:table-cell>
          <table:table-cell office:value-type="string">
            <text:p>56.25</text:p>
          </table:table-cell>
          <table:table-cell office:value-type="string">
            <text:p>63.19</text:p>
          </table:table-cell>
          <table:table-cell office:value-type="string">
            <text:p>61.22</text:p>
          </table:table-cell>
          <table:table-cell office:value-type="string">
            <text:p>54.30</text:p>
          </table:table-cell>
          <table:table-cell office:value-type="string">
            <text:p>60.89</text:p>
          </table:table-cell>
          <table:table-cell office:value-type="string">
            <text:p>63.17</text:p>
          </table:table-cell>
          <table:table-cell office:value-type="string">
            <text:p>60.17</text:p>
          </table:table-cell>
          <table:table-cell office:value-type="string">
            <text:p>44.91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496">
            <text:p>1496</text:p>
          </table:table-cell>
          <table:table-cell office:value-type="string">
            <text:p>56.40</text:p>
          </table:table-cell>
          <table:table-cell office:value-type="string">
            <text:p>63.30</text:p>
          </table:table-cell>
          <table:table-cell office:value-type="string">
            <text:p>61.32</text:p>
          </table:table-cell>
          <table:table-cell office:value-type="string">
            <text:p>54.43</text:p>
          </table:table-cell>
          <table:table-cell office:value-type="string">
            <text:p>61.07</text:p>
          </table:table-cell>
          <table:table-cell office:value-type="string">
            <text:p>63.29</text:p>
          </table:table-cell>
          <table:table-cell office:value-type="string">
            <text:p>60.29</text:p>
          </table:table-cell>
          <table:table-cell office:value-type="string">
            <text:p>44.97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498">
            <text:p>1498</text:p>
          </table:table-cell>
          <table:table-cell office:value-type="string">
            <text:p>56.54</text:p>
          </table:table-cell>
          <table:table-cell office:value-type="string">
            <text:p>63.40</text:p>
          </table:table-cell>
          <table:table-cell office:value-type="string">
            <text:p>61.41</text:p>
          </table:table-cell>
          <table:table-cell office:value-type="string">
            <text:p>54.56</text:p>
          </table:table-cell>
          <table:table-cell office:value-type="string">
            <text:p>61.23</text:p>
          </table:table-cell>
          <table:table-cell office:value-type="string">
            <text:p>63.42</text:p>
          </table:table-cell>
          <table:table-cell office:value-type="string">
            <text:p>60.42</text:p>
          </table:table-cell>
          <table:table-cell office:value-type="string">
            <text:p>45.0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500">
            <text:p>1500</text:p>
          </table:table-cell>
          <table:table-cell office:value-type="string">
            <text:p>56.67</text:p>
          </table:table-cell>
          <table:table-cell office:value-type="string">
            <text:p>63.50</text:p>
          </table:table-cell>
          <table:table-cell office:value-type="string">
            <text:p>61.50</text:p>
          </table:table-cell>
          <table:table-cell office:value-type="string">
            <text:p>54.69</text:p>
          </table:table-cell>
          <table:table-cell office:value-type="string">
            <text:p>61.38</text:p>
          </table:table-cell>
          <table:table-cell office:value-type="string">
            <text:p>63.53</text:p>
          </table:table-cell>
          <table:table-cell office:value-type="string">
            <text:p>60.53</text:p>
          </table:table-cell>
          <table:table-cell office:value-type="string">
            <text:p>45.07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502">
            <text:p>1502</text:p>
          </table:table-cell>
          <table:table-cell office:value-type="string">
            <text:p>56.80</text:p>
          </table:table-cell>
          <table:table-cell office:value-type="string">
            <text:p>63.58</text:p>
          </table:table-cell>
          <table:table-cell office:value-type="string">
            <text:p>61.57</text:p>
          </table:table-cell>
          <table:table-cell office:value-type="string">
            <text:p>54.81</text:p>
          </table:table-cell>
          <table:table-cell office:value-type="string">
            <text:p>61.54</text:p>
          </table:table-cell>
          <table:table-cell office:value-type="string">
            <text:p>63.60</text:p>
          </table:table-cell>
          <table:table-cell office:value-type="string">
            <text:p>60.64</text:p>
          </table:table-cell>
          <table:table-cell office:value-type="string">
            <text:p>45.1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504">
            <text:p>1504</text:p>
          </table:table-cell>
          <table:table-cell office:value-type="string">
            <text:p>56.94</text:p>
          </table:table-cell>
          <table:table-cell office:value-type="string">
            <text:p>63.45</text:p>
          </table:table-cell>
          <table:table-cell office:value-type="string">
            <text:p>61.48</text:p>
          </table:table-cell>
          <table:table-cell office:value-type="string">
            <text:p>54.94</text:p>
          </table:table-cell>
          <table:table-cell office:value-type="string">
            <text:p>61.68</text:p>
          </table:table-cell>
          <table:table-cell office:value-type="string">
            <text:p>63.36</text:p>
          </table:table-cell>
          <table:table-cell office:value-type="string">
            <text:p>60.74</text:p>
          </table:table-cell>
          <table:table-cell office:value-type="string">
            <text:p>45.17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506">
            <text:p>1506</text:p>
          </table:table-cell>
          <table:table-cell office:value-type="string">
            <text:p>57.06</text:p>
          </table:table-cell>
          <table:table-cell office:value-type="string">
            <text:p>63.07</text:p>
          </table:table-cell>
          <table:table-cell office:value-type="string">
            <text:p>61.18</text:p>
          </table:table-cell>
          <table:table-cell office:value-type="string">
            <text:p>55.05</text:p>
          </table:table-cell>
          <table:table-cell office:value-type="string">
            <text:p>61.76</text:p>
          </table:table-cell>
          <table:table-cell office:value-type="string">
            <text:p>62.85</text:p>
          </table:table-cell>
          <table:table-cell office:value-type="string">
            <text:p>60.81</text:p>
          </table:table-cell>
          <table:table-cell office:value-type="string">
            <text:p>45.2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508">
            <text:p>1508</text:p>
          </table:table-cell>
          <table:table-cell office:value-type="string">
            <text:p>57.16</text:p>
          </table:table-cell>
          <table:table-cell office:value-type="string">
            <text:p>62.54</text:p>
          </table:table-cell>
          <table:table-cell office:value-type="string">
            <text:p>60.72</text:p>
          </table:table-cell>
          <table:table-cell office:value-type="string">
            <text:p>55.14</text:p>
          </table:table-cell>
          <table:table-cell office:value-type="string">
            <text:p>61.76</text:p>
          </table:table-cell>
          <table:table-cell office:value-type="string">
            <text:p>62.24</text:p>
          </table:table-cell>
          <table:table-cell office:value-type="string">
            <text:p>60.82</text:p>
          </table:table-cell>
          <table:table-cell office:value-type="string">
            <text:p>45.27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510">
            <text:p>1510</text:p>
          </table:table-cell>
          <table:table-cell office:value-type="string">
            <text:p>57.23</text:p>
          </table:table-cell>
          <table:table-cell office:value-type="string">
            <text:p>61.94</text:p>
          </table:table-cell>
          <table:table-cell office:value-type="string">
            <text:p>60.19</text:p>
          </table:table-cell>
          <table:table-cell office:value-type="string">
            <text:p>55.20</text:p>
          </table:table-cell>
          <table:table-cell office:value-type="string">
            <text:p>61.67</text:p>
          </table:table-cell>
          <table:table-cell office:value-type="string">
            <text:p>61.60</text:p>
          </table:table-cell>
          <table:table-cell office:value-type="string">
            <text:p>60.76</text:p>
          </table:table-cell>
          <table:table-cell office:value-type="string">
            <text:p>45.32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512">
            <text:p>1512</text:p>
          </table:table-cell>
          <table:table-cell office:value-type="string">
            <text:p>57.26</text:p>
          </table:table-cell>
          <table:table-cell office:value-type="string">
            <text:p>61.32</text:p>
          </table:table-cell>
          <table:table-cell office:value-type="string">
            <text:p>59.62</text:p>
          </table:table-cell>
          <table:table-cell office:value-type="string">
            <text:p>55.23</text:p>
          </table:table-cell>
          <table:table-cell office:value-type="string">
            <text:p>61.52</text:p>
          </table:table-cell>
          <table:table-cell office:value-type="string">
            <text:p>60.98</text:p>
          </table:table-cell>
          <table:table-cell office:value-type="string">
            <text:p>60.65</text:p>
          </table:table-cell>
          <table:table-cell office:value-type="string">
            <text:p>45.37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514">
            <text:p>1514</text:p>
          </table:table-cell>
          <table:table-cell office:value-type="string">
            <text:p>57.25</text:p>
          </table:table-cell>
          <table:table-cell office:value-type="string">
            <text:p>60.69</text:p>
          </table:table-cell>
          <table:table-cell office:value-type="string">
            <text:p>59.04</text:p>
          </table:table-cell>
          <table:table-cell office:value-type="string">
            <text:p>55.21</text:p>
          </table:table-cell>
          <table:table-cell office:value-type="string">
            <text:p>61.32</text:p>
          </table:table-cell>
          <table:table-cell office:value-type="string">
            <text:p>60.39</text:p>
          </table:table-cell>
          <table:table-cell office:value-type="string">
            <text:p>60.48</text:p>
          </table:table-cell>
          <table:table-cell office:value-type="string">
            <text:p>45.43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516">
            <text:p>1516</text:p>
          </table:table-cell>
          <table:table-cell office:value-type="string">
            <text:p>57.21</text:p>
          </table:table-cell>
          <table:table-cell office:value-type="string">
            <text:p>60.09</text:p>
          </table:table-cell>
          <table:table-cell office:value-type="string">
            <text:p>58.46</text:p>
          </table:table-cell>
          <table:table-cell office:value-type="string">
            <text:p>55.16</text:p>
          </table:table-cell>
          <table:table-cell office:value-type="string">
            <text:p>61.09</text:p>
          </table:table-cell>
          <table:table-cell office:value-type="string">
            <text:p>59.84</text:p>
          </table:table-cell>
          <table:table-cell office:value-type="string">
            <text:p>60.27</text:p>
          </table:table-cell>
          <table:table-cell office:value-type="string">
            <text:p>45.49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518">
            <text:p>1518</text:p>
          </table:table-cell>
          <table:table-cell office:value-type="string">
            <text:p>57.13</text:p>
          </table:table-cell>
          <table:table-cell office:value-type="string">
            <text:p>59.51</text:p>
          </table:table-cell>
          <table:table-cell office:value-type="string">
            <text:p>57.90</text:p>
          </table:table-cell>
          <table:table-cell office:value-type="string">
            <text:p>55.09</text:p>
          </table:table-cell>
          <table:table-cell office:value-type="string">
            <text:p>60.83</text:p>
          </table:table-cell>
          <table:table-cell office:value-type="string">
            <text:p>59.32</text:p>
          </table:table-cell>
          <table:table-cell office:value-type="string">
            <text:p>60.02</text:p>
          </table:table-cell>
          <table:table-cell office:value-type="string">
            <text:p>45.54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520">
            <text:p>1520</text:p>
          </table:table-cell>
          <table:table-cell office:value-type="string">
            <text:p>57.03</text:p>
          </table:table-cell>
          <table:table-cell office:value-type="string">
            <text:p>58.96</text:p>
          </table:table-cell>
          <table:table-cell office:value-type="string">
            <text:p>57.37</text:p>
          </table:table-cell>
          <table:table-cell office:value-type="string">
            <text:p>54.99</text:p>
          </table:table-cell>
          <table:table-cell office:value-type="string">
            <text:p>60.55</text:p>
          </table:table-cell>
          <table:table-cell office:value-type="string">
            <text:p>58.83</text:p>
          </table:table-cell>
          <table:table-cell office:value-type="string">
            <text:p>59.74</text:p>
          </table:table-cell>
          <table:table-cell office:value-type="string">
            <text:p>45.59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522">
            <text:p>1522</text:p>
          </table:table-cell>
          <table:table-cell office:value-type="string">
            <text:p>56.92</text:p>
          </table:table-cell>
          <table:table-cell office:value-type="string">
            <text:p>58.44</text:p>
          </table:table-cell>
          <table:table-cell office:value-type="string">
            <text:p>56.86</text:p>
          </table:table-cell>
          <table:table-cell office:value-type="string">
            <text:p>54.86</text:p>
          </table:table-cell>
          <table:table-cell office:value-type="string">
            <text:p>60.27</text:p>
          </table:table-cell>
          <table:table-cell office:value-type="string">
            <text:p>58.38</text:p>
          </table:table-cell>
          <table:table-cell office:value-type="string">
            <text:p>59.45</text:p>
          </table:table-cell>
          <table:table-cell office:value-type="string">
            <text:p>45.64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524">
            <text:p>1524</text:p>
          </table:table-cell>
          <table:table-cell office:value-type="string">
            <text:p>56.78</text:p>
          </table:table-cell>
          <table:table-cell office:value-type="string">
            <text:p>57.95</text:p>
          </table:table-cell>
          <table:table-cell office:value-type="string">
            <text:p>56.38</text:p>
          </table:table-cell>
          <table:table-cell office:value-type="string">
            <text:p>54.73</text:p>
          </table:table-cell>
          <table:table-cell office:value-type="string">
            <text:p>59.96</text:p>
          </table:table-cell>
          <table:table-cell office:value-type="string">
            <text:p>57.95</text:p>
          </table:table-cell>
          <table:table-cell office:value-type="string">
            <text:p>59.13</text:p>
          </table:table-cell>
          <table:table-cell office:value-type="string">
            <text:p>45.7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526">
            <text:p>1526</text:p>
          </table:table-cell>
          <table:table-cell office:value-type="string">
            <text:p>56.64</text:p>
          </table:table-cell>
          <table:table-cell office:value-type="string">
            <text:p>57.49</text:p>
          </table:table-cell>
          <table:table-cell office:value-type="string">
            <text:p>55.93</text:p>
          </table:table-cell>
          <table:table-cell office:value-type="string">
            <text:p>54.58</text:p>
          </table:table-cell>
          <table:table-cell office:value-type="string">
            <text:p>59.66</text:p>
          </table:table-cell>
          <table:table-cell office:value-type="string">
            <text:p>57.54</text:p>
          </table:table-cell>
          <table:table-cell office:value-type="string">
            <text:p>58.81</text:p>
          </table:table-cell>
          <table:table-cell office:value-type="string">
            <text:p>45.74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528">
            <text:p>1528</text:p>
          </table:table-cell>
          <table:table-cell office:value-type="string">
            <text:p>56.48</text:p>
          </table:table-cell>
          <table:table-cell office:value-type="string">
            <text:p>57.06</text:p>
          </table:table-cell>
          <table:table-cell office:value-type="string">
            <text:p>55.50</text:p>
          </table:table-cell>
          <table:table-cell office:value-type="string">
            <text:p>54.42</text:p>
          </table:table-cell>
          <table:table-cell office:value-type="string">
            <text:p>59.33</text:p>
          </table:table-cell>
          <table:table-cell office:value-type="string">
            <text:p>57.14</text:p>
          </table:table-cell>
          <table:table-cell office:value-type="string">
            <text:p>58.49</text:p>
          </table:table-cell>
          <table:table-cell office:value-type="string">
            <text:p>45.79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530">
            <text:p>1530</text:p>
          </table:table-cell>
          <table:table-cell office:value-type="string">
            <text:p>56.32</text:p>
          </table:table-cell>
          <table:table-cell office:value-type="string">
            <text:p>56.66</text:p>
          </table:table-cell>
          <table:table-cell office:value-type="string">
            <text:p>55.10</text:p>
          </table:table-cell>
          <table:table-cell office:value-type="string">
            <text:p>54.25</text:p>
          </table:table-cell>
          <table:table-cell office:value-type="string">
            <text:p>59.03</text:p>
          </table:table-cell>
          <table:table-cell office:value-type="string">
            <text:p>56.79</text:p>
          </table:table-cell>
          <table:table-cell office:value-type="string">
            <text:p>58.15</text:p>
          </table:table-cell>
          <table:table-cell office:value-type="string">
            <text:p>45.83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532">
            <text:p>1532</text:p>
          </table:table-cell>
          <table:table-cell office:value-type="string">
            <text:p>56.15</text:p>
          </table:table-cell>
          <table:table-cell office:value-type="string">
            <text:p>56.28</text:p>
          </table:table-cell>
          <table:table-cell office:value-type="string">
            <text:p>54.71</text:p>
          </table:table-cell>
          <table:table-cell office:value-type="string">
            <text:p>54.08</text:p>
          </table:table-cell>
          <table:table-cell office:value-type="string">
            <text:p>58.71</text:p>
          </table:table-cell>
          <table:table-cell office:value-type="string">
            <text:p>56.44</text:p>
          </table:table-cell>
          <table:table-cell office:value-type="string">
            <text:p>57.83</text:p>
          </table:table-cell>
          <table:table-cell office:value-type="string">
            <text:p>45.87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534">
            <text:p>1534</text:p>
          </table:table-cell>
          <table:table-cell office:value-type="string">
            <text:p>55.98</text:p>
          </table:table-cell>
          <table:table-cell office:value-type="string">
            <text:p>55.92</text:p>
          </table:table-cell>
          <table:table-cell office:value-type="string">
            <text:p>54.35</text:p>
          </table:table-cell>
          <table:table-cell office:value-type="string">
            <text:p>53.91</text:p>
          </table:table-cell>
          <table:table-cell office:value-type="string">
            <text:p>58.41</text:p>
          </table:table-cell>
          <table:table-cell office:value-type="string">
            <text:p>56.12</text:p>
          </table:table-cell>
          <table:table-cell office:value-type="string">
            <text:p>57.50</text:p>
          </table:table-cell>
          <table:table-cell office:value-type="string">
            <text:p>45.92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536">
            <text:p>1536</text:p>
          </table:table-cell>
          <table:table-cell office:value-type="string">
            <text:p>55.81</text:p>
          </table:table-cell>
          <table:table-cell office:value-type="string">
            <text:p>55.59</text:p>
          </table:table-cell>
          <table:table-cell office:value-type="string">
            <text:p>54.02</text:p>
          </table:table-cell>
          <table:table-cell office:value-type="string">
            <text:p>53.73</text:p>
          </table:table-cell>
          <table:table-cell office:value-type="string">
            <text:p>58.10</text:p>
          </table:table-cell>
          <table:table-cell office:value-type="string">
            <text:p>55.80</text:p>
          </table:table-cell>
          <table:table-cell office:value-type="string">
            <text:p>57.18</text:p>
          </table:table-cell>
          <table:table-cell office:value-type="string">
            <text:p>45.9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538">
            <text:p>1538</text:p>
          </table:table-cell>
          <table:table-cell office:value-type="string">
            <text:p>55.64</text:p>
          </table:table-cell>
          <table:table-cell office:value-type="string">
            <text:p>55.27</text:p>
          </table:table-cell>
          <table:table-cell office:value-type="string">
            <text:p>53.69</text:p>
          </table:table-cell>
          <table:table-cell office:value-type="string">
            <text:p>53.56</text:p>
          </table:table-cell>
          <table:table-cell office:value-type="string">
            <text:p>57.80</text:p>
          </table:table-cell>
          <table:table-cell office:value-type="string">
            <text:p>55.50</text:p>
          </table:table-cell>
          <table:table-cell office:value-type="string">
            <text:p>56.86</text:p>
          </table:table-cell>
          <table:table-cell office:value-type="string">
            <text:p>45.99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540">
            <text:p>1540</text:p>
          </table:table-cell>
          <table:table-cell office:value-type="string">
            <text:p>55.46</text:p>
          </table:table-cell>
          <table:table-cell office:value-type="string">
            <text:p>54.97</text:p>
          </table:table-cell>
          <table:table-cell office:value-type="string">
            <text:p>53.39</text:p>
          </table:table-cell>
          <table:table-cell office:value-type="string">
            <text:p>53.38</text:p>
          </table:table-cell>
          <table:table-cell office:value-type="string">
            <text:p>57.49</text:p>
          </table:table-cell>
          <table:table-cell office:value-type="string">
            <text:p>55.21</text:p>
          </table:table-cell>
          <table:table-cell office:value-type="string">
            <text:p>56.54</text:p>
          </table:table-cell>
          <table:table-cell office:value-type="string">
            <text:p>46.0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542">
            <text:p>1542</text:p>
          </table:table-cell>
          <table:table-cell office:value-type="string">
            <text:p>55.28</text:p>
          </table:table-cell>
          <table:table-cell office:value-type="string">
            <text:p>54.68</text:p>
          </table:table-cell>
          <table:table-cell office:value-type="string">
            <text:p>53.10</text:p>
          </table:table-cell>
          <table:table-cell office:value-type="string">
            <text:p>53.20</text:p>
          </table:table-cell>
          <table:table-cell office:value-type="string">
            <text:p>57.17</text:p>
          </table:table-cell>
          <table:table-cell office:value-type="string">
            <text:p>54.91</text:p>
          </table:table-cell>
          <table:table-cell office:value-type="string">
            <text:p>56.24</text:p>
          </table:table-cell>
          <table:table-cell office:value-type="string">
            <text:p>46.06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544">
            <text:p>1544</text:p>
          </table:table-cell>
          <table:table-cell office:value-type="string">
            <text:p>55.11</text:p>
          </table:table-cell>
          <table:table-cell office:value-type="string">
            <text:p>54.42</text:p>
          </table:table-cell>
          <table:table-cell office:value-type="string">
            <text:p>52.84</text:p>
          </table:table-cell>
          <table:table-cell office:value-type="string">
            <text:p>53.02</text:p>
          </table:table-cell>
          <table:table-cell office:value-type="string">
            <text:p>56.88</text:p>
          </table:table-cell>
          <table:table-cell office:value-type="string">
            <text:p>54.65</text:p>
          </table:table-cell>
          <table:table-cell office:value-type="string">
            <text:p>55.94</text:p>
          </table:table-cell>
          <table:table-cell office:value-type="string">
            <text:p>46.09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546">
            <text:p>1546</text:p>
          </table:table-cell>
          <table:table-cell office:value-type="string">
            <text:p>54.94</text:p>
          </table:table-cell>
          <table:table-cell office:value-type="string">
            <text:p>54.17</text:p>
          </table:table-cell>
          <table:table-cell office:value-type="string">
            <text:p>52.58</text:p>
          </table:table-cell>
          <table:table-cell office:value-type="string">
            <text:p>52.84</text:p>
          </table:table-cell>
          <table:table-cell office:value-type="string">
            <text:p>56.60</text:p>
          </table:table-cell>
          <table:table-cell office:value-type="string">
            <text:p>54.40</text:p>
          </table:table-cell>
          <table:table-cell office:value-type="string">
            <text:p>55.64</text:p>
          </table:table-cell>
          <table:table-cell office:value-type="string">
            <text:p>46.1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548">
            <text:p>1548</text:p>
          </table:table-cell>
          <table:table-cell office:value-type="string">
            <text:p>54.77</text:p>
          </table:table-cell>
          <table:table-cell office:value-type="string">
            <text:p>53.93</text:p>
          </table:table-cell>
          <table:table-cell office:value-type="string">
            <text:p>52.33</text:p>
          </table:table-cell>
          <table:table-cell office:value-type="string">
            <text:p>52.66</text:p>
          </table:table-cell>
          <table:table-cell office:value-type="string">
            <text:p>56.32</text:p>
          </table:table-cell>
          <table:table-cell office:value-type="string">
            <text:p>54.16</text:p>
          </table:table-cell>
          <table:table-cell office:value-type="string">
            <text:p>55.36</text:p>
          </table:table-cell>
          <table:table-cell office:value-type="string">
            <text:p>46.13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550">
            <text:p>1550</text:p>
          </table:table-cell>
          <table:table-cell office:value-type="string">
            <text:p>54.59</text:p>
          </table:table-cell>
          <table:table-cell office:value-type="string">
            <text:p>53.70</text:p>
          </table:table-cell>
          <table:table-cell office:value-type="string">
            <text:p>52.10</text:p>
          </table:table-cell>
          <table:table-cell office:value-type="string">
            <text:p>52.49</text:p>
          </table:table-cell>
          <table:table-cell office:value-type="string">
            <text:p>56.04</text:p>
          </table:table-cell>
          <table:table-cell office:value-type="string">
            <text:p>53.92</text:p>
          </table:table-cell>
          <table:table-cell office:value-type="string">
            <text:p>55.08</text:p>
          </table:table-cell>
          <table:table-cell office:value-type="string">
            <text:p>46.14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552">
            <text:p>1552</text:p>
          </table:table-cell>
          <table:table-cell office:value-type="string">
            <text:p>54.42</text:p>
          </table:table-cell>
          <table:table-cell office:value-type="string">
            <text:p>53.48</text:p>
          </table:table-cell>
          <table:table-cell office:value-type="string">
            <text:p>51.88</text:p>
          </table:table-cell>
          <table:table-cell office:value-type="string">
            <text:p>52.31</text:p>
          </table:table-cell>
          <table:table-cell office:value-type="string">
            <text:p>55.77</text:p>
          </table:table-cell>
          <table:table-cell office:value-type="string">
            <text:p>53.69</text:p>
          </table:table-cell>
          <table:table-cell office:value-type="string">
            <text:p>54.81</text:p>
          </table:table-cell>
          <table:table-cell office:value-type="string">
            <text:p>46.16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554">
            <text:p>1554</text:p>
          </table:table-cell>
          <table:table-cell office:value-type="string">
            <text:p>54.24</text:p>
          </table:table-cell>
          <table:table-cell office:value-type="string">
            <text:p>53.28</text:p>
          </table:table-cell>
          <table:table-cell office:value-type="string">
            <text:p>51.68</text:p>
          </table:table-cell>
          <table:table-cell office:value-type="string">
            <text:p>52.15</text:p>
          </table:table-cell>
          <table:table-cell office:value-type="string">
            <text:p>55.51</text:p>
          </table:table-cell>
          <table:table-cell office:value-type="string">
            <text:p>53.47</text:p>
          </table:table-cell>
          <table:table-cell office:value-type="string">
            <text:p>54.56</text:p>
          </table:table-cell>
          <table:table-cell office:value-type="string">
            <text:p>46.18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556">
            <text:p>1556</text:p>
          </table:table-cell>
          <table:table-cell office:value-type="string">
            <text:p>54.08</text:p>
          </table:table-cell>
          <table:table-cell office:value-type="string">
            <text:p>53.08</text:p>
          </table:table-cell>
          <table:table-cell office:value-type="string">
            <text:p>51.48</text:p>
          </table:table-cell>
          <table:table-cell office:value-type="string">
            <text:p>51.98</text:p>
          </table:table-cell>
          <table:table-cell office:value-type="string">
            <text:p>55.25</text:p>
          </table:table-cell>
          <table:table-cell office:value-type="string">
            <text:p>53.25</text:p>
          </table:table-cell>
          <table:table-cell office:value-type="string">
            <text:p>54.30</text:p>
          </table:table-cell>
          <table:table-cell office:value-type="string">
            <text:p>46.18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558">
            <text:p>1558</text:p>
          </table:table-cell>
          <table:table-cell office:value-type="string">
            <text:p>53.91</text:p>
          </table:table-cell>
          <table:table-cell office:value-type="string">
            <text:p>52.89</text:p>
          </table:table-cell>
          <table:table-cell office:value-type="string">
            <text:p>51.29</text:p>
          </table:table-cell>
          <table:table-cell office:value-type="string">
            <text:p>51.82</text:p>
          </table:table-cell>
          <table:table-cell office:value-type="string">
            <text:p>55.00</text:p>
          </table:table-cell>
          <table:table-cell office:value-type="string">
            <text:p>53.04</text:p>
          </table:table-cell>
          <table:table-cell office:value-type="string">
            <text:p>54.06</text:p>
          </table:table-cell>
          <table:table-cell office:value-type="string">
            <text:p>46.19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560">
            <text:p>1560</text:p>
          </table:table-cell>
          <table:table-cell office:value-type="string">
            <text:p>53.75</text:p>
          </table:table-cell>
          <table:table-cell office:value-type="string">
            <text:p>52.70</text:p>
          </table:table-cell>
          <table:table-cell office:value-type="string">
            <text:p>51.11</text:p>
          </table:table-cell>
          <table:table-cell office:value-type="string">
            <text:p>51.65</text:p>
          </table:table-cell>
          <table:table-cell office:value-type="string">
            <text:p>54.75</text:p>
          </table:table-cell>
          <table:table-cell office:value-type="string">
            <text:p>52.84</text:p>
          </table:table-cell>
          <table:table-cell office:value-type="string">
            <text:p>53.82</text:p>
          </table:table-cell>
          <table:table-cell office:value-type="string">
            <text:p>46.2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562">
            <text:p>1562</text:p>
          </table:table-cell>
          <table:table-cell office:value-type="string">
            <text:p>53.58</text:p>
          </table:table-cell>
          <table:table-cell office:value-type="string">
            <text:p>52.54</text:p>
          </table:table-cell>
          <table:table-cell office:value-type="string">
            <text:p>50.94</text:p>
          </table:table-cell>
          <table:table-cell office:value-type="string">
            <text:p>51.49</text:p>
          </table:table-cell>
          <table:table-cell office:value-type="string">
            <text:p>54.51</text:p>
          </table:table-cell>
          <table:table-cell office:value-type="string">
            <text:p>52.64</text:p>
          </table:table-cell>
          <table:table-cell office:value-type="string">
            <text:p>53.60</text:p>
          </table:table-cell>
          <table:table-cell office:value-type="string">
            <text:p>46.20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564">
            <text:p>1564</text:p>
          </table:table-cell>
          <table:table-cell office:value-type="string">
            <text:p>53.42</text:p>
          </table:table-cell>
          <table:table-cell office:value-type="string">
            <text:p>52.37</text:p>
          </table:table-cell>
          <table:table-cell office:value-type="string">
            <text:p>50.78</text:p>
          </table:table-cell>
          <table:table-cell office:value-type="string">
            <text:p>51.34</text:p>
          </table:table-cell>
          <table:table-cell office:value-type="string">
            <text:p>54.28</text:p>
          </table:table-cell>
          <table:table-cell office:value-type="string">
            <text:p>52.45</text:p>
          </table:table-cell>
          <table:table-cell office:value-type="string">
            <text:p>53.38</text:p>
          </table:table-cell>
          <table:table-cell office:value-type="string">
            <text:p>46.2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566">
            <text:p>1566</text:p>
          </table:table-cell>
          <table:table-cell office:value-type="string">
            <text:p>53.27</text:p>
          </table:table-cell>
          <table:table-cell office:value-type="string">
            <text:p>52.21</text:p>
          </table:table-cell>
          <table:table-cell office:value-type="string">
            <text:p>50.62</text:p>
          </table:table-cell>
          <table:table-cell office:value-type="string">
            <text:p>51.18</text:p>
          </table:table-cell>
          <table:table-cell office:value-type="string">
            <text:p>54.05</text:p>
          </table:table-cell>
          <table:table-cell office:value-type="string">
            <text:p>52.26</text:p>
          </table:table-cell>
          <table:table-cell office:value-type="string">
            <text:p>53.17</text:p>
          </table:table-cell>
          <table:table-cell office:value-type="string">
            <text:p>46.2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568">
            <text:p>1568</text:p>
          </table:table-cell>
          <table:table-cell office:value-type="string">
            <text:p>53.11</text:p>
          </table:table-cell>
          <table:table-cell office:value-type="string">
            <text:p>52.05</text:p>
          </table:table-cell>
          <table:table-cell office:value-type="string">
            <text:p>50.47</text:p>
          </table:table-cell>
          <table:table-cell office:value-type="string">
            <text:p>51.03</text:p>
          </table:table-cell>
          <table:table-cell office:value-type="string">
            <text:p>53.82</text:p>
          </table:table-cell>
          <table:table-cell office:value-type="string">
            <text:p>52.08</text:p>
          </table:table-cell>
          <table:table-cell office:value-type="string">
            <text:p>52.96</text:p>
          </table:table-cell>
          <table:table-cell office:value-type="string">
            <text:p>46.19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570">
            <text:p>1570</text:p>
          </table:table-cell>
          <table:table-cell office:value-type="string">
            <text:p>52.96</text:p>
          </table:table-cell>
          <table:table-cell office:value-type="string">
            <text:p>51.91</text:p>
          </table:table-cell>
          <table:table-cell office:value-type="string">
            <text:p>50.32</text:p>
          </table:table-cell>
          <table:table-cell office:value-type="string">
            <text:p>50.87</text:p>
          </table:table-cell>
          <table:table-cell office:value-type="string">
            <text:p>53.61</text:p>
          </table:table-cell>
          <table:table-cell office:value-type="string">
            <text:p>51.91</text:p>
          </table:table-cell>
          <table:table-cell office:value-type="string">
            <text:p>52.77</text:p>
          </table:table-cell>
          <table:table-cell office:value-type="string">
            <text:p>46.17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572">
            <text:p>1572</text:p>
          </table:table-cell>
          <table:table-cell office:value-type="string">
            <text:p>52.80</text:p>
          </table:table-cell>
          <table:table-cell office:value-type="string">
            <text:p>51.76</text:p>
          </table:table-cell>
          <table:table-cell office:value-type="string">
            <text:p>50.19</text:p>
          </table:table-cell>
          <table:table-cell office:value-type="string">
            <text:p>50.73</text:p>
          </table:table-cell>
          <table:table-cell office:value-type="string">
            <text:p>53.39</text:p>
          </table:table-cell>
          <table:table-cell office:value-type="string">
            <text:p>51.73</text:p>
          </table:table-cell>
          <table:table-cell office:value-type="string">
            <text:p>52.58</text:p>
          </table:table-cell>
          <table:table-cell office:value-type="string">
            <text:p>46.16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574">
            <text:p>1574</text:p>
          </table:table-cell>
          <table:table-cell office:value-type="string">
            <text:p>52.65</text:p>
          </table:table-cell>
          <table:table-cell office:value-type="string">
            <text:p>51.63</text:p>
          </table:table-cell>
          <table:table-cell office:value-type="string">
            <text:p>50.06</text:p>
          </table:table-cell>
          <table:table-cell office:value-type="string">
            <text:p>50.58</text:p>
          </table:table-cell>
          <table:table-cell office:value-type="string">
            <text:p>53.18</text:p>
          </table:table-cell>
          <table:table-cell office:value-type="string">
            <text:p>51.58</text:p>
          </table:table-cell>
          <table:table-cell office:value-type="string">
            <text:p>52.39</text:p>
          </table:table-cell>
          <table:table-cell office:value-type="string">
            <text:p>46.15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576">
            <text:p>1576</text:p>
          </table:table-cell>
          <table:table-cell office:value-type="string">
            <text:p>52.50</text:p>
          </table:table-cell>
          <table:table-cell office:value-type="string">
            <text:p>51.50</text:p>
          </table:table-cell>
          <table:table-cell office:value-type="string">
            <text:p>49.94</text:p>
          </table:table-cell>
          <table:table-cell office:value-type="string">
            <text:p>50.44</text:p>
          </table:table-cell>
          <table:table-cell office:value-type="string">
            <text:p>52.98</text:p>
          </table:table-cell>
          <table:table-cell office:value-type="string">
            <text:p>51.42</text:p>
          </table:table-cell>
          <table:table-cell office:value-type="string">
            <text:p>52.22</text:p>
          </table:table-cell>
          <table:table-cell office:value-type="string">
            <text:p>46.13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578">
            <text:p>1578</text:p>
          </table:table-cell>
          <table:table-cell office:value-type="string">
            <text:p>52.36</text:p>
          </table:table-cell>
          <table:table-cell office:value-type="string">
            <text:p>51.36</text:p>
          </table:table-cell>
          <table:table-cell office:value-type="string">
            <text:p>49.81</text:p>
          </table:table-cell>
          <table:table-cell office:value-type="string">
            <text:p>50.30</text:p>
          </table:table-cell>
          <table:table-cell office:value-type="string">
            <text:p>52.77</text:p>
          </table:table-cell>
          <table:table-cell office:value-type="string">
            <text:p>51.26</text:p>
          </table:table-cell>
          <table:table-cell office:value-type="string">
            <text:p>52.04</text:p>
          </table:table-cell>
          <table:table-cell office:value-type="string">
            <text:p>46.1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580">
            <text:p>1580</text:p>
          </table:table-cell>
          <table:table-cell office:value-type="string">
            <text:p>52.22</text:p>
          </table:table-cell>
          <table:table-cell office:value-type="string">
            <text:p>51.24</text:p>
          </table:table-cell>
          <table:table-cell office:value-type="string">
            <text:p>49.70</text:p>
          </table:table-cell>
          <table:table-cell office:value-type="string">
            <text:p>50.16</text:p>
          </table:table-cell>
          <table:table-cell office:value-type="string">
            <text:p>52.58</text:p>
          </table:table-cell>
          <table:table-cell office:value-type="string">
            <text:p>51.11</text:p>
          </table:table-cell>
          <table:table-cell office:value-type="string">
            <text:p>51.88</text:p>
          </table:table-cell>
          <table:table-cell office:value-type="string">
            <text:p>46.1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582">
            <text:p>1582</text:p>
          </table:table-cell>
          <table:table-cell office:value-type="string">
            <text:p>52.08</text:p>
          </table:table-cell>
          <table:table-cell office:value-type="string">
            <text:p>51.12</text:p>
          </table:table-cell>
          <table:table-cell office:value-type="string">
            <text:p>49.58</text:p>
          </table:table-cell>
          <table:table-cell office:value-type="string">
            <text:p>50.03</text:p>
          </table:table-cell>
          <table:table-cell office:value-type="string">
            <text:p>52.38</text:p>
          </table:table-cell>
          <table:table-cell office:value-type="string">
            <text:p>50.96</text:p>
          </table:table-cell>
          <table:table-cell office:value-type="string">
            <text:p>51.72</text:p>
          </table:table-cell>
          <table:table-cell office:value-type="string">
            <text:p>46.0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584">
            <text:p>1584</text:p>
          </table:table-cell>
          <table:table-cell office:value-type="string">
            <text:p>51.93</text:p>
          </table:table-cell>
          <table:table-cell office:value-type="string">
            <text:p>51.00</text:p>
          </table:table-cell>
          <table:table-cell office:value-type="string">
            <text:p>49.48</text:p>
          </table:table-cell>
          <table:table-cell office:value-type="string">
            <text:p>49.90</text:p>
          </table:table-cell>
          <table:table-cell office:value-type="string">
            <text:p>52.19</text:p>
          </table:table-cell>
          <table:table-cell office:value-type="string">
            <text:p>50.81</text:p>
          </table:table-cell>
          <table:table-cell office:value-type="string">
            <text:p>51.57</text:p>
          </table:table-cell>
          <table:table-cell office:value-type="string">
            <text:p>46.05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586">
            <text:p>1586</text:p>
          </table:table-cell>
          <table:table-cell office:value-type="string">
            <text:p>51.80</text:p>
          </table:table-cell>
          <table:table-cell office:value-type="string">
            <text:p>50.89</text:p>
          </table:table-cell>
          <table:table-cell office:value-type="string">
            <text:p>49.37</text:p>
          </table:table-cell>
          <table:table-cell office:value-type="string">
            <text:p>49.77</text:p>
          </table:table-cell>
          <table:table-cell office:value-type="string">
            <text:p>52.00</text:p>
          </table:table-cell>
          <table:table-cell office:value-type="string">
            <text:p>50.67</text:p>
          </table:table-cell>
          <table:table-cell office:value-type="string">
            <text:p>51.42</text:p>
          </table:table-cell>
          <table:table-cell office:value-type="string">
            <text:p>46.0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588">
            <text:p>1588</text:p>
          </table:table-cell>
          <table:table-cell office:value-type="string">
            <text:p>51.64</text:p>
          </table:table-cell>
          <table:table-cell office:value-type="string">
            <text:p>50.77</text:p>
          </table:table-cell>
          <table:table-cell office:value-type="string">
            <text:p>49.28</text:p>
          </table:table-cell>
          <table:table-cell office:value-type="string">
            <text:p>49.63</text:p>
          </table:table-cell>
          <table:table-cell office:value-type="string">
            <text:p>51.81</text:p>
          </table:table-cell>
          <table:table-cell office:value-type="string">
            <text:p>50.52</text:p>
          </table:table-cell>
          <table:table-cell office:value-type="string">
            <text:p>51.27</text:p>
          </table:table-cell>
          <table:table-cell office:value-type="string">
            <text:p>45.98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590">
            <text:p>1590</text:p>
          </table:table-cell>
          <table:table-cell office:value-type="string">
            <text:p>51.52</text:p>
          </table:table-cell>
          <table:table-cell office:value-type="string">
            <text:p>50.67</text:p>
          </table:table-cell>
          <table:table-cell office:value-type="string">
            <text:p>49.18</text:p>
          </table:table-cell>
          <table:table-cell office:value-type="string">
            <text:p>49.51</text:p>
          </table:table-cell>
          <table:table-cell office:value-type="string">
            <text:p>51.64</text:p>
          </table:table-cell>
          <table:table-cell office:value-type="string">
            <text:p>50.39</text:p>
          </table:table-cell>
          <table:table-cell office:value-type="string">
            <text:p>51.12</text:p>
          </table:table-cell>
          <table:table-cell office:value-type="string">
            <text:p>45.96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592">
            <text:p>1592</text:p>
          </table:table-cell>
          <table:table-cell office:value-type="string">
            <text:p>51.38</text:p>
          </table:table-cell>
          <table:table-cell office:value-type="string">
            <text:p>50.56</text:p>
          </table:table-cell>
          <table:table-cell office:value-type="string">
            <text:p>49.08</text:p>
          </table:table-cell>
          <table:table-cell office:value-type="string">
            <text:p>49.40</text:p>
          </table:table-cell>
          <table:table-cell office:value-type="string">
            <text:p>51.47</text:p>
          </table:table-cell>
          <table:table-cell office:value-type="string">
            <text:p>50.26</text:p>
          </table:table-cell>
          <table:table-cell office:value-type="string">
            <text:p>50.99</text:p>
          </table:table-cell>
          <table:table-cell office:value-type="string">
            <text:p>45.9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594">
            <text:p>1594</text:p>
          </table:table-cell>
          <table:table-cell office:value-type="string">
            <text:p>51.26</text:p>
          </table:table-cell>
          <table:table-cell office:value-type="string">
            <text:p>50.46</text:p>
          </table:table-cell>
          <table:table-cell office:value-type="string">
            <text:p>48.98</text:p>
          </table:table-cell>
          <table:table-cell office:value-type="string">
            <text:p>49.28</text:p>
          </table:table-cell>
          <table:table-cell office:value-type="string">
            <text:p>51.31</text:p>
          </table:table-cell>
          <table:table-cell office:value-type="string">
            <text:p>50.14</text:p>
          </table:table-cell>
          <table:table-cell office:value-type="string">
            <text:p>50.86</text:p>
          </table:table-cell>
          <table:table-cell office:value-type="string">
            <text:p>45.9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596">
            <text:p>1596</text:p>
          </table:table-cell>
          <table:table-cell office:value-type="string">
            <text:p>51.13</text:p>
          </table:table-cell>
          <table:table-cell office:value-type="string">
            <text:p>50.36</text:p>
          </table:table-cell>
          <table:table-cell office:value-type="string">
            <text:p>48.90</text:p>
          </table:table-cell>
          <table:table-cell office:value-type="string">
            <text:p>49.16</text:p>
          </table:table-cell>
          <table:table-cell office:value-type="string">
            <text:p>51.15</text:p>
          </table:table-cell>
          <table:table-cell office:value-type="string">
            <text:p>50.02</text:p>
          </table:table-cell>
          <table:table-cell office:value-type="string">
            <text:p>50.74</text:p>
          </table:table-cell>
          <table:table-cell office:value-type="string">
            <text:p>45.8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598">
            <text:p>1598</text:p>
          </table:table-cell>
          <table:table-cell office:value-type="string">
            <text:p>51.01</text:p>
          </table:table-cell>
          <table:table-cell office:value-type="string">
            <text:p>50.26</text:p>
          </table:table-cell>
          <table:table-cell office:value-type="string">
            <text:p>48.81</text:p>
          </table:table-cell>
          <table:table-cell office:value-type="string">
            <text:p>49.05</text:p>
          </table:table-cell>
          <table:table-cell office:value-type="string">
            <text:p>50.99</text:p>
          </table:table-cell>
          <table:table-cell office:value-type="string">
            <text:p>49.89</text:p>
          </table:table-cell>
          <table:table-cell office:value-type="string">
            <text:p>50.62</text:p>
          </table:table-cell>
          <table:table-cell office:value-type="string">
            <text:p>45.85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600">
            <text:p>1600</text:p>
          </table:table-cell>
          <table:table-cell office:value-type="string">
            <text:p>50.88</text:p>
          </table:table-cell>
          <table:table-cell office:value-type="string">
            <text:p>50.17</text:p>
          </table:table-cell>
          <table:table-cell office:value-type="string">
            <text:p>48.72</text:p>
          </table:table-cell>
          <table:table-cell office:value-type="string">
            <text:p>48.94</text:p>
          </table:table-cell>
          <table:table-cell office:value-type="string">
            <text:p>50.84</text:p>
          </table:table-cell>
          <table:table-cell office:value-type="string">
            <text:p>49.78</text:p>
          </table:table-cell>
          <table:table-cell office:value-type="string">
            <text:p>50.50</text:p>
          </table:table-cell>
          <table:table-cell office:value-type="string">
            <text:p>45.82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602">
            <text:p>1602</text:p>
          </table:table-cell>
          <table:table-cell office:value-type="string">
            <text:p>50.76</text:p>
          </table:table-cell>
          <table:table-cell office:value-type="string">
            <text:p>50.10</text:p>
          </table:table-cell>
          <table:table-cell office:value-type="string">
            <text:p>48.66</text:p>
          </table:table-cell>
          <table:table-cell office:value-type="string">
            <text:p>48.82</text:p>
          </table:table-cell>
          <table:table-cell office:value-type="string">
            <text:p>50.69</text:p>
          </table:table-cell>
          <table:table-cell office:value-type="string">
            <text:p>49.72</text:p>
          </table:table-cell>
          <table:table-cell office:value-type="string">
            <text:p>50.38</text:p>
          </table:table-cell>
          <table:table-cell office:value-type="string">
            <text:p>45.79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604">
            <text:p>1604</text:p>
          </table:table-cell>
          <table:table-cell office:value-type="string">
            <text:p>50.65</text:p>
          </table:table-cell>
          <table:table-cell office:value-type="string">
            <text:p>50.26</text:p>
          </table:table-cell>
          <table:table-cell office:value-type="string">
            <text:p>48.76</text:p>
          </table:table-cell>
          <table:table-cell office:value-type="string">
            <text:p>48.72</text:p>
          </table:table-cell>
          <table:table-cell office:value-type="string">
            <text:p>50.56</text:p>
          </table:table-cell>
          <table:table-cell office:value-type="string">
            <text:p>49.99</text:p>
          </table:table-cell>
          <table:table-cell office:value-type="string">
            <text:p>50.28</text:p>
          </table:table-cell>
          <table:table-cell office:value-type="string">
            <text:p>45.76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606">
            <text:p>1606</text:p>
          </table:table-cell>
          <table:table-cell office:value-type="string">
            <text:p>50.54</text:p>
          </table:table-cell>
          <table:table-cell office:value-type="string">
            <text:p>50.67</text:p>
          </table:table-cell>
          <table:table-cell office:value-type="string">
            <text:p>49.09</text:p>
          </table:table-cell>
          <table:table-cell office:value-type="string">
            <text:p>48.61</text:p>
          </table:table-cell>
          <table:table-cell office:value-type="string">
            <text:p>50.49</text:p>
          </table:table-cell>
          <table:table-cell office:value-type="string">
            <text:p>50.51</text:p>
          </table:table-cell>
          <table:table-cell office:value-type="string">
            <text:p>50.22</text:p>
          </table:table-cell>
          <table:table-cell office:value-type="string">
            <text:p>45.72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608">
            <text:p>1608</text:p>
          </table:table-cell>
          <table:table-cell office:value-type="string">
            <text:p>50.45</text:p>
          </table:table-cell>
          <table:table-cell office:value-type="string">
            <text:p>51.23</text:p>
          </table:table-cell>
          <table:table-cell office:value-type="string">
            <text:p>49.58</text:p>
          </table:table-cell>
          <table:table-cell office:value-type="string">
            <text:p>48.53</text:p>
          </table:table-cell>
          <table:table-cell office:value-type="string">
            <text:p>50.50</text:p>
          </table:table-cell>
          <table:table-cell office:value-type="string">
            <text:p>51.15</text:p>
          </table:table-cell>
          <table:table-cell office:value-type="string">
            <text:p>50.23</text:p>
          </table:table-cell>
          <table:table-cell office:value-type="string">
            <text:p>45.69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610">
            <text:p>1610</text:p>
          </table:table-cell>
          <table:table-cell office:value-type="string">
            <text:p>50.40</text:p>
          </table:table-cell>
          <table:table-cell office:value-type="string">
            <text:p>51.86</text:p>
          </table:table-cell>
          <table:table-cell office:value-type="string">
            <text:p>50.14</text:p>
          </table:table-cell>
          <table:table-cell office:value-type="string">
            <text:p>48.49</text:p>
          </table:table-cell>
          <table:table-cell office:value-type="string">
            <text:p>50.61</text:p>
          </table:table-cell>
          <table:table-cell office:value-type="string">
            <text:p>51.81</text:p>
          </table:table-cell>
          <table:table-cell office:value-type="string">
            <text:p>50.32</text:p>
          </table:table-cell>
          <table:table-cell office:value-type="string">
            <text:p>45.65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612">
            <text:p>1612</text:p>
          </table:table-cell>
          <table:table-cell office:value-type="string">
            <text:p>50.38</text:p>
          </table:table-cell>
          <table:table-cell office:value-type="string">
            <text:p>52.51</text:p>
          </table:table-cell>
          <table:table-cell office:value-type="string">
            <text:p>50.75</text:p>
          </table:table-cell>
          <table:table-cell office:value-type="string">
            <text:p>48.48</text:p>
          </table:table-cell>
          <table:table-cell office:value-type="string">
            <text:p>50.77</text:p>
          </table:table-cell>
          <table:table-cell office:value-type="string">
            <text:p>52.45</text:p>
          </table:table-cell>
          <table:table-cell office:value-type="string">
            <text:p>50.48</text:p>
          </table:table-cell>
          <table:table-cell office:value-type="string">
            <text:p>45.6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614">
            <text:p>1614</text:p>
          </table:table-cell>
          <table:table-cell office:value-type="string">
            <text:p>50.41</text:p>
          </table:table-cell>
          <table:table-cell office:value-type="string">
            <text:p>53.15</text:p>
          </table:table-cell>
          <table:table-cell office:value-type="string">
            <text:p>51.35</text:p>
          </table:table-cell>
          <table:table-cell office:value-type="string">
            <text:p>48.50</text:p>
          </table:table-cell>
          <table:table-cell office:value-type="string">
            <text:p>50.99</text:p>
          </table:table-cell>
          <table:table-cell office:value-type="string">
            <text:p>53.06</text:p>
          </table:table-cell>
          <table:table-cell office:value-type="string">
            <text:p>50.69</text:p>
          </table:table-cell>
          <table:table-cell office:value-type="string">
            <text:p>45.5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616">
            <text:p>1616</text:p>
          </table:table-cell>
          <table:table-cell office:value-type="string">
            <text:p>50.47</text:p>
          </table:table-cell>
          <table:table-cell office:value-type="string">
            <text:p>53.78</text:p>
          </table:table-cell>
          <table:table-cell office:value-type="string">
            <text:p>51.96</text:p>
          </table:table-cell>
          <table:table-cell office:value-type="string">
            <text:p>48.56</text:p>
          </table:table-cell>
          <table:table-cell office:value-type="string">
            <text:p>51.24</text:p>
          </table:table-cell>
          <table:table-cell office:value-type="string">
            <text:p>53.64</text:p>
          </table:table-cell>
          <table:table-cell office:value-type="string">
            <text:p>50.95</text:p>
          </table:table-cell>
          <table:table-cell office:value-type="string">
            <text:p>45.5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618">
            <text:p>1618</text:p>
          </table:table-cell>
          <table:table-cell office:value-type="string">
            <text:p>50.56</text:p>
          </table:table-cell>
          <table:table-cell office:value-type="string">
            <text:p>54.37</text:p>
          </table:table-cell>
          <table:table-cell office:value-type="string">
            <text:p>52.53</text:p>
          </table:table-cell>
          <table:table-cell office:value-type="string">
            <text:p>48.66</text:p>
          </table:table-cell>
          <table:table-cell office:value-type="string">
            <text:p>51.52</text:p>
          </table:table-cell>
          <table:table-cell office:value-type="string">
            <text:p>54.18</text:p>
          </table:table-cell>
          <table:table-cell office:value-type="string">
            <text:p>51.24</text:p>
          </table:table-cell>
          <table:table-cell office:value-type="string">
            <text:p>45.50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620">
            <text:p>1620</text:p>
          </table:table-cell>
          <table:table-cell office:value-type="string">
            <text:p>50.67</text:p>
          </table:table-cell>
          <table:table-cell office:value-type="string">
            <text:p>54.93</text:p>
          </table:table-cell>
          <table:table-cell office:value-type="string">
            <text:p>53.09</text:p>
          </table:table-cell>
          <table:table-cell office:value-type="string">
            <text:p>48.79</text:p>
          </table:table-cell>
          <table:table-cell office:value-type="string">
            <text:p>51.81</text:p>
          </table:table-cell>
          <table:table-cell office:value-type="string">
            <text:p>54.69</text:p>
          </table:table-cell>
          <table:table-cell office:value-type="string">
            <text:p>51.57</text:p>
          </table:table-cell>
          <table:table-cell office:value-type="string">
            <text:p>45.47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622">
            <text:p>1622</text:p>
          </table:table-cell>
          <table:table-cell office:value-type="string">
            <text:p>50.79</text:p>
          </table:table-cell>
          <table:table-cell office:value-type="string">
            <text:p>55.46</text:p>
          </table:table-cell>
          <table:table-cell office:value-type="string">
            <text:p>53.62</text:p>
          </table:table-cell>
          <table:table-cell office:value-type="string">
            <text:p>48.92</text:p>
          </table:table-cell>
          <table:table-cell office:value-type="string">
            <text:p>52.11</text:p>
          </table:table-cell>
          <table:table-cell office:value-type="string">
            <text:p>55.16</text:p>
          </table:table-cell>
          <table:table-cell office:value-type="string">
            <text:p>51.91</text:p>
          </table:table-cell>
          <table:table-cell office:value-type="string">
            <text:p>45.44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624">
            <text:p>1624</text:p>
          </table:table-cell>
          <table:table-cell office:value-type="string">
            <text:p>50.95</text:p>
          </table:table-cell>
          <table:table-cell office:value-type="string">
            <text:p>55.97</text:p>
          </table:table-cell>
          <table:table-cell office:value-type="string">
            <text:p>54.11</text:p>
          </table:table-cell>
          <table:table-cell office:value-type="string">
            <text:p>49.08</text:p>
          </table:table-cell>
          <table:table-cell office:value-type="string">
            <text:p>52.43</text:p>
          </table:table-cell>
          <table:table-cell office:value-type="string">
            <text:p>55.61</text:p>
          </table:table-cell>
          <table:table-cell office:value-type="string">
            <text:p>52.26</text:p>
          </table:table-cell>
          <table:table-cell office:value-type="string">
            <text:p>45.42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626">
            <text:p>1626</text:p>
          </table:table-cell>
          <table:table-cell office:value-type="string">
            <text:p>51.11</text:p>
          </table:table-cell>
          <table:table-cell office:value-type="string">
            <text:p>56.44</text:p>
          </table:table-cell>
          <table:table-cell office:value-type="string">
            <text:p>54.59</text:p>
          </table:table-cell>
          <table:table-cell office:value-type="string">
            <text:p>49.24</text:p>
          </table:table-cell>
          <table:table-cell office:value-type="string">
            <text:p>52.75</text:p>
          </table:table-cell>
          <table:table-cell office:value-type="string">
            <text:p>56.03</text:p>
          </table:table-cell>
          <table:table-cell office:value-type="string">
            <text:p>52.62</text:p>
          </table:table-cell>
          <table:table-cell office:value-type="string">
            <text:p>45.38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628">
            <text:p>1628</text:p>
          </table:table-cell>
          <table:table-cell office:value-type="string">
            <text:p>51.28</text:p>
          </table:table-cell>
          <table:table-cell office:value-type="string">
            <text:p>56.88</text:p>
          </table:table-cell>
          <table:table-cell office:value-type="string">
            <text:p>55.03</text:p>
          </table:table-cell>
          <table:table-cell office:value-type="string">
            <text:p>49.41</text:p>
          </table:table-cell>
          <table:table-cell office:value-type="string">
            <text:p>53.07</text:p>
          </table:table-cell>
          <table:table-cell office:value-type="string">
            <text:p>56.43</text:p>
          </table:table-cell>
          <table:table-cell office:value-type="string">
            <text:p>52.98</text:p>
          </table:table-cell>
          <table:table-cell office:value-type="string">
            <text:p>45.35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630">
            <text:p>1630</text:p>
          </table:table-cell>
          <table:table-cell office:value-type="string">
            <text:p>51.45</text:p>
          </table:table-cell>
          <table:table-cell office:value-type="string">
            <text:p>57.31</text:p>
          </table:table-cell>
          <table:table-cell office:value-type="string">
            <text:p>55.46</text:p>
          </table:table-cell>
          <table:table-cell office:value-type="string">
            <text:p>49.60</text:p>
          </table:table-cell>
          <table:table-cell office:value-type="string">
            <text:p>53.40</text:p>
          </table:table-cell>
          <table:table-cell office:value-type="string">
            <text:p>56.81</text:p>
          </table:table-cell>
          <table:table-cell office:value-type="string">
            <text:p>53.35</text:p>
          </table:table-cell>
          <table:table-cell office:value-type="string">
            <text:p>45.33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632">
            <text:p>1632</text:p>
          </table:table-cell>
          <table:table-cell office:value-type="string">
            <text:p>51.63</text:p>
          </table:table-cell>
          <table:table-cell office:value-type="string">
            <text:p>57.70</text:p>
          </table:table-cell>
          <table:table-cell office:value-type="string">
            <text:p>55.86</text:p>
          </table:table-cell>
          <table:table-cell office:value-type="string">
            <text:p>49.79</text:p>
          </table:table-cell>
          <table:table-cell office:value-type="string">
            <text:p>53.73</text:p>
          </table:table-cell>
          <table:table-cell office:value-type="string">
            <text:p>57.18</text:p>
          </table:table-cell>
          <table:table-cell office:value-type="string">
            <text:p>53.71</text:p>
          </table:table-cell>
          <table:table-cell office:value-type="string">
            <text:p>45.3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634">
            <text:p>1634</text:p>
          </table:table-cell>
          <table:table-cell office:value-type="string">
            <text:p>51.82</text:p>
          </table:table-cell>
          <table:table-cell office:value-type="string">
            <text:p>58.07</text:p>
          </table:table-cell>
          <table:table-cell office:value-type="string">
            <text:p>56.24</text:p>
          </table:table-cell>
          <table:table-cell office:value-type="string">
            <text:p>49.98</text:p>
          </table:table-cell>
          <table:table-cell office:value-type="string">
            <text:p>54.05</text:p>
          </table:table-cell>
          <table:table-cell office:value-type="string">
            <text:p>57.53</text:p>
          </table:table-cell>
          <table:table-cell office:value-type="string">
            <text:p>54.07</text:p>
          </table:table-cell>
          <table:table-cell office:value-type="string">
            <text:p>45.28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636">
            <text:p>1636</text:p>
          </table:table-cell>
          <table:table-cell office:value-type="string">
            <text:p>52.01</text:p>
          </table:table-cell>
          <table:table-cell office:value-type="string">
            <text:p>58.43</text:p>
          </table:table-cell>
          <table:table-cell office:value-type="string">
            <text:p>56.60</text:p>
          </table:table-cell>
          <table:table-cell office:value-type="string">
            <text:p>50.17</text:p>
          </table:table-cell>
          <table:table-cell office:value-type="string">
            <text:p>54.38</text:p>
          </table:table-cell>
          <table:table-cell office:value-type="string">
            <text:p>57.87</text:p>
          </table:table-cell>
          <table:table-cell office:value-type="string">
            <text:p>54.42</text:p>
          </table:table-cell>
          <table:table-cell office:value-type="string">
            <text:p>45.2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638">
            <text:p>1638</text:p>
          </table:table-cell>
          <table:table-cell office:value-type="string">
            <text:p>52.20</text:p>
          </table:table-cell>
          <table:table-cell office:value-type="string">
            <text:p>58.77</text:p>
          </table:table-cell>
          <table:table-cell office:value-type="string">
            <text:p>56.95</text:p>
          </table:table-cell>
          <table:table-cell office:value-type="string">
            <text:p>50.37</text:p>
          </table:table-cell>
          <table:table-cell office:value-type="string">
            <text:p>54.70</text:p>
          </table:table-cell>
          <table:table-cell office:value-type="string">
            <text:p>58.20</text:p>
          </table:table-cell>
          <table:table-cell office:value-type="string">
            <text:p>54.77</text:p>
          </table:table-cell>
          <table:table-cell office:value-type="string">
            <text:p>45.2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640">
            <text:p>1640</text:p>
          </table:table-cell>
          <table:table-cell office:value-type="string">
            <text:p>52.39</text:p>
          </table:table-cell>
          <table:table-cell office:value-type="string">
            <text:p>59.10</text:p>
          </table:table-cell>
          <table:table-cell office:value-type="string">
            <text:p>57.28</text:p>
          </table:table-cell>
          <table:table-cell office:value-type="string">
            <text:p>50.57</text:p>
          </table:table-cell>
          <table:table-cell office:value-type="string">
            <text:p>55.03</text:p>
          </table:table-cell>
          <table:table-cell office:value-type="string">
            <text:p>58.52</text:p>
          </table:table-cell>
          <table:table-cell office:value-type="string">
            <text:p>55.10</text:p>
          </table:table-cell>
          <table:table-cell office:value-type="string">
            <text:p>45.23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642">
            <text:p>1642</text:p>
          </table:table-cell>
          <table:table-cell office:value-type="string">
            <text:p>52.59</text:p>
          </table:table-cell>
          <table:table-cell office:value-type="string">
            <text:p>59.40</text:p>
          </table:table-cell>
          <table:table-cell office:value-type="string">
            <text:p>57.59</text:p>
          </table:table-cell>
          <table:table-cell office:value-type="string">
            <text:p>50.77</text:p>
          </table:table-cell>
          <table:table-cell office:value-type="string">
            <text:p>55.34</text:p>
          </table:table-cell>
          <table:table-cell office:value-type="string">
            <text:p>58.82</text:p>
          </table:table-cell>
          <table:table-cell office:value-type="string">
            <text:p>55.44</text:p>
          </table:table-cell>
          <table:table-cell office:value-type="string">
            <text:p>45.21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644">
            <text:p>1644</text:p>
          </table:table-cell>
          <table:table-cell office:value-type="string">
            <text:p>52.78</text:p>
          </table:table-cell>
          <table:table-cell office:value-type="string">
            <text:p>59.69</text:p>
          </table:table-cell>
          <table:table-cell office:value-type="string">
            <text:p>57.89</text:p>
          </table:table-cell>
          <table:table-cell office:value-type="string">
            <text:p>50.97</text:p>
          </table:table-cell>
          <table:table-cell office:value-type="string">
            <text:p>55.65</text:p>
          </table:table-cell>
          <table:table-cell office:value-type="string">
            <text:p>59.10</text:p>
          </table:table-cell>
          <table:table-cell office:value-type="string">
            <text:p>55.75</text:p>
          </table:table-cell>
          <table:table-cell office:value-type="string">
            <text:p>45.2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646">
            <text:p>1646</text:p>
          </table:table-cell>
          <table:table-cell office:value-type="string">
            <text:p>52.97</text:p>
          </table:table-cell>
          <table:table-cell office:value-type="string">
            <text:p>59.97</text:p>
          </table:table-cell>
          <table:table-cell office:value-type="string">
            <text:p>58.16</text:p>
          </table:table-cell>
          <table:table-cell office:value-type="string">
            <text:p>51.16</text:p>
          </table:table-cell>
          <table:table-cell office:value-type="string">
            <text:p>55.96</text:p>
          </table:table-cell>
          <table:table-cell office:value-type="string">
            <text:p>59.38</text:p>
          </table:table-cell>
          <table:table-cell office:value-type="string">
            <text:p>56.07</text:p>
          </table:table-cell>
          <table:table-cell office:value-type="string">
            <text:p>45.2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648">
            <text:p>1648</text:p>
          </table:table-cell>
          <table:table-cell office:value-type="string">
            <text:p>53.17</text:p>
          </table:table-cell>
          <table:table-cell office:value-type="string">
            <text:p>60.23</text:p>
          </table:table-cell>
          <table:table-cell office:value-type="string">
            <text:p>58.43</text:p>
          </table:table-cell>
          <table:table-cell office:value-type="string">
            <text:p>51.36</text:p>
          </table:table-cell>
          <table:table-cell office:value-type="string">
            <text:p>56.26</text:p>
          </table:table-cell>
          <table:table-cell office:value-type="string">
            <text:p>59.65</text:p>
          </table:table-cell>
          <table:table-cell office:value-type="string">
            <text:p>56.37</text:p>
          </table:table-cell>
          <table:table-cell office:value-type="string">
            <text:p>45.2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650">
            <text:p>1650</text:p>
          </table:table-cell>
          <table:table-cell office:value-type="string">
            <text:p>53.36</text:p>
          </table:table-cell>
          <table:table-cell office:value-type="string">
            <text:p>60.48</text:p>
          </table:table-cell>
          <table:table-cell office:value-type="string">
            <text:p>58.67</text:p>
          </table:table-cell>
          <table:table-cell office:value-type="string">
            <text:p>51.55</text:p>
          </table:table-cell>
          <table:table-cell office:value-type="string">
            <text:p>56.56</text:p>
          </table:table-cell>
          <table:table-cell office:value-type="string">
            <text:p>59.91</text:p>
          </table:table-cell>
          <table:table-cell office:value-type="string">
            <text:p>56.66</text:p>
          </table:table-cell>
          <table:table-cell office:value-type="string">
            <text:p>45.19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652">
            <text:p>1652</text:p>
          </table:table-cell>
          <table:table-cell office:value-type="string">
            <text:p>53.55</text:p>
          </table:table-cell>
          <table:table-cell office:value-type="string">
            <text:p>60.71</text:p>
          </table:table-cell>
          <table:table-cell office:value-type="string">
            <text:p>58.91</text:p>
          </table:table-cell>
          <table:table-cell office:value-type="string">
            <text:p>51.75</text:p>
          </table:table-cell>
          <table:table-cell office:value-type="string">
            <text:p>56.85</text:p>
          </table:table-cell>
          <table:table-cell office:value-type="string">
            <text:p>60.15</text:p>
          </table:table-cell>
          <table:table-cell office:value-type="string">
            <text:p>56.95</text:p>
          </table:table-cell>
          <table:table-cell office:value-type="string">
            <text:p>45.2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654">
            <text:p>1654</text:p>
          </table:table-cell>
          <table:table-cell office:value-type="string">
            <text:p>53.74</text:p>
          </table:table-cell>
          <table:table-cell office:value-type="string">
            <text:p>60.94</text:p>
          </table:table-cell>
          <table:table-cell office:value-type="string">
            <text:p>59.14</text:p>
          </table:table-cell>
          <table:table-cell office:value-type="string">
            <text:p>51.93</text:p>
          </table:table-cell>
          <table:table-cell office:value-type="string">
            <text:p>57.13</text:p>
          </table:table-cell>
          <table:table-cell office:value-type="string">
            <text:p>60.39</text:p>
          </table:table-cell>
          <table:table-cell office:value-type="string">
            <text:p>57.22</text:p>
          </table:table-cell>
          <table:table-cell office:value-type="string">
            <text:p>45.21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656">
            <text:p>1656</text:p>
          </table:table-cell>
          <table:table-cell office:value-type="string">
            <text:p>53.93</text:p>
          </table:table-cell>
          <table:table-cell office:value-type="string">
            <text:p>61.15</text:p>
          </table:table-cell>
          <table:table-cell office:value-type="string">
            <text:p>59.35</text:p>
          </table:table-cell>
          <table:table-cell office:value-type="string">
            <text:p>52.12</text:p>
          </table:table-cell>
          <table:table-cell office:value-type="string">
            <text:p>57.40</text:p>
          </table:table-cell>
          <table:table-cell office:value-type="string">
            <text:p>60.61</text:p>
          </table:table-cell>
          <table:table-cell office:value-type="string">
            <text:p>57.48</text:p>
          </table:table-cell>
          <table:table-cell office:value-type="string">
            <text:p>45.22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658">
            <text:p>1658</text:p>
          </table:table-cell>
          <table:table-cell office:value-type="string">
            <text:p>54.11</text:p>
          </table:table-cell>
          <table:table-cell office:value-type="string">
            <text:p>61.34</text:p>
          </table:table-cell>
          <table:table-cell office:value-type="string">
            <text:p>59.54</text:p>
          </table:table-cell>
          <table:table-cell office:value-type="string">
            <text:p>52.31</text:p>
          </table:table-cell>
          <table:table-cell office:value-type="string">
            <text:p>57.68</text:p>
          </table:table-cell>
          <table:table-cell office:value-type="string">
            <text:p>60.84</text:p>
          </table:table-cell>
          <table:table-cell office:value-type="string">
            <text:p>57.74</text:p>
          </table:table-cell>
          <table:table-cell office:value-type="string">
            <text:p>45.23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660">
            <text:p>1660</text:p>
          </table:table-cell>
          <table:table-cell office:value-type="string">
            <text:p>54.30</text:p>
          </table:table-cell>
          <table:table-cell office:value-type="string">
            <text:p>61.54</text:p>
          </table:table-cell>
          <table:table-cell office:value-type="string">
            <text:p>59.73</text:p>
          </table:table-cell>
          <table:table-cell office:value-type="string">
            <text:p>52.49</text:p>
          </table:table-cell>
          <table:table-cell office:value-type="string">
            <text:p>57.94</text:p>
          </table:table-cell>
          <table:table-cell office:value-type="string">
            <text:p>61.04</text:p>
          </table:table-cell>
          <table:table-cell office:value-type="string">
            <text:p>57.99</text:p>
          </table:table-cell>
          <table:table-cell office:value-type="string">
            <text:p>45.25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662">
            <text:p>1662</text:p>
          </table:table-cell>
          <table:table-cell office:value-type="string">
            <text:p>54.48</text:p>
          </table:table-cell>
          <table:table-cell office:value-type="string">
            <text:p>61.72</text:p>
          </table:table-cell>
          <table:table-cell office:value-type="string">
            <text:p>59.91</text:p>
          </table:table-cell>
          <table:table-cell office:value-type="string">
            <text:p>52.67</text:p>
          </table:table-cell>
          <table:table-cell office:value-type="string">
            <text:p>58.20</text:p>
          </table:table-cell>
          <table:table-cell office:value-type="string">
            <text:p>61.25</text:p>
          </table:table-cell>
          <table:table-cell office:value-type="string">
            <text:p>58.22</text:p>
          </table:table-cell>
          <table:table-cell office:value-type="string">
            <text:p>45.2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664">
            <text:p>1664</text:p>
          </table:table-cell>
          <table:table-cell office:value-type="string">
            <text:p>54.66</text:p>
          </table:table-cell>
          <table:table-cell office:value-type="string">
            <text:p>61.89</text:p>
          </table:table-cell>
          <table:table-cell office:value-type="string">
            <text:p>60.08</text:p>
          </table:table-cell>
          <table:table-cell office:value-type="string">
            <text:p>52.85</text:p>
          </table:table-cell>
          <table:table-cell office:value-type="string">
            <text:p>58.45</text:p>
          </table:table-cell>
          <table:table-cell office:value-type="string">
            <text:p>61.45</text:p>
          </table:table-cell>
          <table:table-cell office:value-type="string">
            <text:p>58.44</text:p>
          </table:table-cell>
          <table:table-cell office:value-type="string">
            <text:p>45.29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666">
            <text:p>1666</text:p>
          </table:table-cell>
          <table:table-cell office:value-type="string">
            <text:p>54.84</text:p>
          </table:table-cell>
          <table:table-cell office:value-type="string">
            <text:p>62.06</text:p>
          </table:table-cell>
          <table:table-cell office:value-type="string">
            <text:p>60.25</text:p>
          </table:table-cell>
          <table:table-cell office:value-type="string">
            <text:p>53.02</text:p>
          </table:table-cell>
          <table:table-cell office:value-type="string">
            <text:p>58.70</text:p>
          </table:table-cell>
          <table:table-cell office:value-type="string">
            <text:p>61.64</text:p>
          </table:table-cell>
          <table:table-cell office:value-type="string">
            <text:p>58.67</text:p>
          </table:table-cell>
          <table:table-cell office:value-type="string">
            <text:p>45.31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668">
            <text:p>1668</text:p>
          </table:table-cell>
          <table:table-cell office:value-type="string">
            <text:p>55.01</text:p>
          </table:table-cell>
          <table:table-cell office:value-type="string">
            <text:p>62.22</text:p>
          </table:table-cell>
          <table:table-cell office:value-type="string">
            <text:p>60.40</text:p>
          </table:table-cell>
          <table:table-cell office:value-type="string">
            <text:p>53.19</text:p>
          </table:table-cell>
          <table:table-cell office:value-type="string">
            <text:p>58.94</text:p>
          </table:table-cell>
          <table:table-cell office:value-type="string">
            <text:p>61.82</text:p>
          </table:table-cell>
          <table:table-cell office:value-type="string">
            <text:p>58.88</text:p>
          </table:table-cell>
          <table:table-cell office:value-type="string">
            <text:p>45.3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670">
            <text:p>1670</text:p>
          </table:table-cell>
          <table:table-cell office:value-type="string">
            <text:p>55.18</text:p>
          </table:table-cell>
          <table:table-cell office:value-type="string">
            <text:p>62.38</text:p>
          </table:table-cell>
          <table:table-cell office:value-type="string">
            <text:p>60.55</text:p>
          </table:table-cell>
          <table:table-cell office:value-type="string">
            <text:p>53.35</text:p>
          </table:table-cell>
          <table:table-cell office:value-type="string">
            <text:p>59.17</text:p>
          </table:table-cell>
          <table:table-cell office:value-type="string">
            <text:p>62.00</text:p>
          </table:table-cell>
          <table:table-cell office:value-type="string">
            <text:p>59.08</text:p>
          </table:table-cell>
          <table:table-cell office:value-type="string">
            <text:p>45.3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672">
            <text:p>1672</text:p>
          </table:table-cell>
          <table:table-cell office:value-type="string">
            <text:p>55.35</text:p>
          </table:table-cell>
          <table:table-cell office:value-type="string">
            <text:p>62.52</text:p>
          </table:table-cell>
          <table:table-cell office:value-type="string">
            <text:p>60.70</text:p>
          </table:table-cell>
          <table:table-cell office:value-type="string">
            <text:p>53.52</text:p>
          </table:table-cell>
          <table:table-cell office:value-type="string">
            <text:p>59.40</text:p>
          </table:table-cell>
          <table:table-cell office:value-type="string">
            <text:p>62.18</text:p>
          </table:table-cell>
          <table:table-cell office:value-type="string">
            <text:p>59.27</text:p>
          </table:table-cell>
          <table:table-cell office:value-type="string">
            <text:p>45.4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674">
            <text:p>1674</text:p>
          </table:table-cell>
          <table:table-cell office:value-type="string">
            <text:p>55.51</text:p>
          </table:table-cell>
          <table:table-cell office:value-type="string">
            <text:p>62.66</text:p>
          </table:table-cell>
          <table:table-cell office:value-type="string">
            <text:p>60.83</text:p>
          </table:table-cell>
          <table:table-cell office:value-type="string">
            <text:p>53.68</text:p>
          </table:table-cell>
          <table:table-cell office:value-type="string">
            <text:p>59.62</text:p>
          </table:table-cell>
          <table:table-cell office:value-type="string">
            <text:p>62.35</text:p>
          </table:table-cell>
          <table:table-cell office:value-type="string">
            <text:p>59.47</text:p>
          </table:table-cell>
          <table:table-cell office:value-type="string">
            <text:p>45.43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676">
            <text:p>1676</text:p>
          </table:table-cell>
          <table:table-cell office:value-type="string">
            <text:p>55.67</text:p>
          </table:table-cell>
          <table:table-cell office:value-type="string">
            <text:p>62.80</text:p>
          </table:table-cell>
          <table:table-cell office:value-type="string">
            <text:p>60.96</text:p>
          </table:table-cell>
          <table:table-cell office:value-type="string">
            <text:p>53.83</text:p>
          </table:table-cell>
          <table:table-cell office:value-type="string">
            <text:p>59.84</text:p>
          </table:table-cell>
          <table:table-cell office:value-type="string">
            <text:p>62.51</text:p>
          </table:table-cell>
          <table:table-cell office:value-type="string">
            <text:p>59.65</text:p>
          </table:table-cell>
          <table:table-cell office:value-type="string">
            <text:p>45.47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678">
            <text:p>1678</text:p>
          </table:table-cell>
          <table:table-cell office:value-type="string">
            <text:p>55.83</text:p>
          </table:table-cell>
          <table:table-cell office:value-type="string">
            <text:p>62.94</text:p>
          </table:table-cell>
          <table:table-cell office:value-type="string">
            <text:p>61.08</text:p>
          </table:table-cell>
          <table:table-cell office:value-type="string">
            <text:p>53.98</text:p>
          </table:table-cell>
          <table:table-cell office:value-type="string">
            <text:p>60.04</text:p>
          </table:table-cell>
          <table:table-cell office:value-type="string">
            <text:p>62.67</text:p>
          </table:table-cell>
          <table:table-cell office:value-type="string">
            <text:p>59.81</text:p>
          </table:table-cell>
          <table:table-cell office:value-type="string">
            <text:p>45.5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680">
            <text:p>1680</text:p>
          </table:table-cell>
          <table:table-cell office:value-type="string">
            <text:p>55.99</text:p>
          </table:table-cell>
          <table:table-cell office:value-type="string">
            <text:p>63.07</text:p>
          </table:table-cell>
          <table:table-cell office:value-type="string">
            <text:p>61.20</text:p>
          </table:table-cell>
          <table:table-cell office:value-type="string">
            <text:p>54.13</text:p>
          </table:table-cell>
          <table:table-cell office:value-type="string">
            <text:p>60.24</text:p>
          </table:table-cell>
          <table:table-cell office:value-type="string">
            <text:p>62.82</text:p>
          </table:table-cell>
          <table:table-cell office:value-type="string">
            <text:p>59.97</text:p>
          </table:table-cell>
          <table:table-cell office:value-type="string">
            <text:p>45.53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682">
            <text:p>1682</text:p>
          </table:table-cell>
          <table:table-cell office:value-type="string">
            <text:p>56.15</text:p>
          </table:table-cell>
          <table:table-cell office:value-type="string">
            <text:p>63.20</text:p>
          </table:table-cell>
          <table:table-cell office:value-type="string">
            <text:p>61.31</text:p>
          </table:table-cell>
          <table:table-cell office:value-type="string">
            <text:p>54.27</text:p>
          </table:table-cell>
          <table:table-cell office:value-type="string">
            <text:p>60.45</text:p>
          </table:table-cell>
          <table:table-cell office:value-type="string">
            <text:p>62.98</text:p>
          </table:table-cell>
          <table:table-cell office:value-type="string">
            <text:p>60.13</text:p>
          </table:table-cell>
          <table:table-cell office:value-type="string">
            <text:p>45.58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684">
            <text:p>1684</text:p>
          </table:table-cell>
          <table:table-cell office:value-type="string">
            <text:p>56.29</text:p>
          </table:table-cell>
          <table:table-cell office:value-type="string">
            <text:p>63.32</text:p>
          </table:table-cell>
          <table:table-cell office:value-type="string">
            <text:p>61.42</text:p>
          </table:table-cell>
          <table:table-cell office:value-type="string">
            <text:p>54.42</text:p>
          </table:table-cell>
          <table:table-cell office:value-type="string">
            <text:p>60.64</text:p>
          </table:table-cell>
          <table:table-cell office:value-type="string">
            <text:p>63.13</text:p>
          </table:table-cell>
          <table:table-cell office:value-type="string">
            <text:p>60.29</text:p>
          </table:table-cell>
          <table:table-cell office:value-type="string">
            <text:p>45.62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686">
            <text:p>1686</text:p>
          </table:table-cell>
          <table:table-cell office:value-type="string">
            <text:p>56.45</text:p>
          </table:table-cell>
          <table:table-cell office:value-type="string">
            <text:p>63.44</text:p>
          </table:table-cell>
          <table:table-cell office:value-type="string">
            <text:p>61.53</text:p>
          </table:table-cell>
          <table:table-cell office:value-type="string">
            <text:p>54.56</text:p>
          </table:table-cell>
          <table:table-cell office:value-type="string">
            <text:p>60.83</text:p>
          </table:table-cell>
          <table:table-cell office:value-type="string">
            <text:p>63.27</text:p>
          </table:table-cell>
          <table:table-cell office:value-type="string">
            <text:p>60.43</text:p>
          </table:table-cell>
          <table:table-cell office:value-type="string">
            <text:p>45.67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688">
            <text:p>1688</text:p>
          </table:table-cell>
          <table:table-cell office:value-type="string">
            <text:p>56.59</text:p>
          </table:table-cell>
          <table:table-cell office:value-type="string">
            <text:p>63.54</text:p>
          </table:table-cell>
          <table:table-cell office:value-type="string">
            <text:p>61.63</text:p>
          </table:table-cell>
          <table:table-cell office:value-type="string">
            <text:p>54.70</text:p>
          </table:table-cell>
          <table:table-cell office:value-type="string">
            <text:p>61.01</text:p>
          </table:table-cell>
          <table:table-cell office:value-type="string">
            <text:p>63.41</text:p>
          </table:table-cell>
          <table:table-cell office:value-type="string">
            <text:p>60.58</text:p>
          </table:table-cell>
          <table:table-cell office:value-type="string">
            <text:p>45.71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690">
            <text:p>1690</text:p>
          </table:table-cell>
          <table:table-cell office:value-type="string">
            <text:p>56.73</text:p>
          </table:table-cell>
          <table:table-cell office:value-type="string">
            <text:p>63.66</text:p>
          </table:table-cell>
          <table:table-cell office:value-type="string">
            <text:p>61.73</text:p>
          </table:table-cell>
          <table:table-cell office:value-type="string">
            <text:p>54.83</text:p>
          </table:table-cell>
          <table:table-cell office:value-type="string">
            <text:p>61.20</text:p>
          </table:table-cell>
          <table:table-cell office:value-type="string">
            <text:p>63.54</text:p>
          </table:table-cell>
          <table:table-cell office:value-type="string">
            <text:p>60.72</text:p>
          </table:table-cell>
          <table:table-cell office:value-type="string">
            <text:p>45.76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692">
            <text:p>1692</text:p>
          </table:table-cell>
          <table:table-cell office:value-type="string">
            <text:p>56.87</text:p>
          </table:table-cell>
          <table:table-cell office:value-type="string">
            <text:p>63.76</text:p>
          </table:table-cell>
          <table:table-cell office:value-type="string">
            <text:p>61.83</text:p>
          </table:table-cell>
          <table:table-cell office:value-type="string">
            <text:p>54.97</text:p>
          </table:table-cell>
          <table:table-cell office:value-type="string">
            <text:p>61.37</text:p>
          </table:table-cell>
          <table:table-cell office:value-type="string">
            <text:p>63.67</text:p>
          </table:table-cell>
          <table:table-cell office:value-type="string">
            <text:p>60.84</text:p>
          </table:table-cell>
          <table:table-cell office:value-type="string">
            <text:p>45.80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694">
            <text:p>1694</text:p>
          </table:table-cell>
          <table:table-cell office:value-type="string">
            <text:p>57.02</text:p>
          </table:table-cell>
          <table:table-cell office:value-type="string">
            <text:p>63.87</text:p>
          </table:table-cell>
          <table:table-cell office:value-type="string">
            <text:p>61.92</text:p>
          </table:table-cell>
          <table:table-cell office:value-type="string">
            <text:p>55.10</text:p>
          </table:table-cell>
          <table:table-cell office:value-type="string">
            <text:p>61.54</text:p>
          </table:table-cell>
          <table:table-cell office:value-type="string">
            <text:p>63.80</text:p>
          </table:table-cell>
          <table:table-cell office:value-type="string">
            <text:p>60.97</text:p>
          </table:table-cell>
          <table:table-cell office:value-type="string">
            <text:p>45.8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696">
            <text:p>1696</text:p>
          </table:table-cell>
          <table:table-cell office:value-type="string">
            <text:p>57.15</text:p>
          </table:table-cell>
          <table:table-cell office:value-type="string">
            <text:p>63.97</text:p>
          </table:table-cell>
          <table:table-cell office:value-type="string">
            <text:p>62.01</text:p>
          </table:table-cell>
          <table:table-cell office:value-type="string">
            <text:p>55.22</text:p>
          </table:table-cell>
          <table:table-cell office:value-type="string">
            <text:p>61.70</text:p>
          </table:table-cell>
          <table:table-cell office:value-type="string">
            <text:p>63.92</text:p>
          </table:table-cell>
          <table:table-cell office:value-type="string">
            <text:p>61.10</text:p>
          </table:table-cell>
          <table:table-cell office:value-type="string">
            <text:p>45.89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698">
            <text:p>1698</text:p>
          </table:table-cell>
          <table:table-cell office:value-type="string">
            <text:p>57.28</text:p>
          </table:table-cell>
          <table:table-cell office:value-type="string">
            <text:p>64.07</text:p>
          </table:table-cell>
          <table:table-cell office:value-type="string">
            <text:p>62.09</text:p>
          </table:table-cell>
          <table:table-cell office:value-type="string">
            <text:p>55.35</text:p>
          </table:table-cell>
          <table:table-cell office:value-type="string">
            <text:p>61.87</text:p>
          </table:table-cell>
          <table:table-cell office:value-type="string">
            <text:p>64.04</text:p>
          </table:table-cell>
          <table:table-cell office:value-type="string">
            <text:p>61.21</text:p>
          </table:table-cell>
          <table:table-cell office:value-type="string">
            <text:p>45.94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700">
            <text:p>1700</text:p>
          </table:table-cell>
          <table:table-cell office:value-type="string">
            <text:p>57.41</text:p>
          </table:table-cell>
          <table:table-cell office:value-type="string">
            <text:p>64.16</text:p>
          </table:table-cell>
          <table:table-cell office:value-type="string">
            <text:p>62.18</text:p>
          </table:table-cell>
          <table:table-cell office:value-type="string">
            <text:p>55.47</text:p>
          </table:table-cell>
          <table:table-cell office:value-type="string">
            <text:p>62.03</text:p>
          </table:table-cell>
          <table:table-cell office:value-type="string">
            <text:p>64.15</text:p>
          </table:table-cell>
          <table:table-cell office:value-type="string">
            <text:p>61.32</text:p>
          </table:table-cell>
          <table:table-cell office:value-type="string">
            <text:p>45.9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702">
            <text:p>1702</text:p>
          </table:table-cell>
          <table:table-cell office:value-type="string">
            <text:p>57.54</text:p>
          </table:table-cell>
          <table:table-cell office:value-type="string">
            <text:p>64.22</text:p>
          </table:table-cell>
          <table:table-cell office:value-type="string">
            <text:p>62.24</text:p>
          </table:table-cell>
          <table:table-cell office:value-type="string">
            <text:p>55.59</text:p>
          </table:table-cell>
          <table:table-cell office:value-type="string">
            <text:p>62.17</text:p>
          </table:table-cell>
          <table:table-cell office:value-type="string">
            <text:p>64.21</text:p>
          </table:table-cell>
          <table:table-cell office:value-type="string">
            <text:p>61.43</text:p>
          </table:table-cell>
          <table:table-cell office:value-type="string">
            <text:p>46.04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704">
            <text:p>1704</text:p>
          </table:table-cell>
          <table:table-cell office:value-type="string">
            <text:p>57.67</text:p>
          </table:table-cell>
          <table:table-cell office:value-type="string">
            <text:p>64.06</text:p>
          </table:table-cell>
          <table:table-cell office:value-type="string">
            <text:p>62.13</text:p>
          </table:table-cell>
          <table:table-cell office:value-type="string">
            <text:p>55.71</text:p>
          </table:table-cell>
          <table:table-cell office:value-type="string">
            <text:p>62.31</text:p>
          </table:table-cell>
          <table:table-cell office:value-type="string">
            <text:p>63.94</text:p>
          </table:table-cell>
          <table:table-cell office:value-type="string">
            <text:p>61.53</text:p>
          </table:table-cell>
          <table:table-cell office:value-type="string">
            <text:p>46.0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706">
            <text:p>1706</text:p>
          </table:table-cell>
          <table:table-cell office:value-type="string">
            <text:p>57.79</text:p>
          </table:table-cell>
          <table:table-cell office:value-type="string">
            <text:p>63.67</text:p>
          </table:table-cell>
          <table:table-cell office:value-type="string">
            <text:p>61.81</text:p>
          </table:table-cell>
          <table:table-cell office:value-type="string">
            <text:p>55.81</text:p>
          </table:table-cell>
          <table:table-cell office:value-type="string">
            <text:p>62.38</text:p>
          </table:table-cell>
          <table:table-cell office:value-type="string">
            <text:p>63.42</text:p>
          </table:table-cell>
          <table:table-cell office:value-type="string">
            <text:p>61.59</text:p>
          </table:table-cell>
          <table:table-cell office:value-type="string">
            <text:p>46.15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708">
            <text:p>1708</text:p>
          </table:table-cell>
          <table:table-cell office:value-type="string">
            <text:p>57.88</text:p>
          </table:table-cell>
          <table:table-cell office:value-type="string">
            <text:p>63.13</text:p>
          </table:table-cell>
          <table:table-cell office:value-type="string">
            <text:p>61.34</text:p>
          </table:table-cell>
          <table:table-cell office:value-type="string">
            <text:p>55.90</text:p>
          </table:table-cell>
          <table:table-cell office:value-type="string">
            <text:p>62.37</text:p>
          </table:table-cell>
          <table:table-cell office:value-type="string">
            <text:p>62.80</text:p>
          </table:table-cell>
          <table:table-cell office:value-type="string">
            <text:p>61.59</text:p>
          </table:table-cell>
          <table:table-cell office:value-type="string">
            <text:p>46.20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710">
            <text:p>1710</text:p>
          </table:table-cell>
          <table:table-cell office:value-type="string">
            <text:p>57.94</text:p>
          </table:table-cell>
          <table:table-cell office:value-type="string">
            <text:p>62.53</text:p>
          </table:table-cell>
          <table:table-cell office:value-type="string">
            <text:p>60.80</text:p>
          </table:table-cell>
          <table:table-cell office:value-type="string">
            <text:p>55.95</text:p>
          </table:table-cell>
          <table:table-cell office:value-type="string">
            <text:p>62.27</text:p>
          </table:table-cell>
          <table:table-cell office:value-type="string">
            <text:p>62.16</text:p>
          </table:table-cell>
          <table:table-cell office:value-type="string">
            <text:p>61.53</text:p>
          </table:table-cell>
          <table:table-cell office:value-type="string">
            <text:p>46.25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712">
            <text:p>1712</text:p>
          </table:table-cell>
          <table:table-cell office:value-type="string">
            <text:p>57.96</text:p>
          </table:table-cell>
          <table:table-cell office:value-type="string">
            <text:p>61.89</text:p>
          </table:table-cell>
          <table:table-cell office:value-type="string">
            <text:p>60.22</text:p>
          </table:table-cell>
          <table:table-cell office:value-type="string">
            <text:p>55.96</text:p>
          </table:table-cell>
          <table:table-cell office:value-type="string">
            <text:p>62.12</text:p>
          </table:table-cell>
          <table:table-cell office:value-type="string">
            <text:p>61.54</text:p>
          </table:table-cell>
          <table:table-cell office:value-type="string">
            <text:p>61.40</text:p>
          </table:table-cell>
          <table:table-cell office:value-type="string">
            <text:p>46.3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714">
            <text:p>1714</text:p>
          </table:table-cell>
          <table:table-cell office:value-type="string">
            <text:p>57.94</text:p>
          </table:table-cell>
          <table:table-cell office:value-type="string">
            <text:p>61.27</text:p>
          </table:table-cell>
          <table:table-cell office:value-type="string">
            <text:p>59.63</text:p>
          </table:table-cell>
          <table:table-cell office:value-type="string">
            <text:p>55.95</text:p>
          </table:table-cell>
          <table:table-cell office:value-type="string">
            <text:p>61.91</text:p>
          </table:table-cell>
          <table:table-cell office:value-type="string">
            <text:p>60.94</text:p>
          </table:table-cell>
          <table:table-cell office:value-type="string">
            <text:p>61.23</text:p>
          </table:table-cell>
          <table:table-cell office:value-type="string">
            <text:p>46.3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716">
            <text:p>1716</text:p>
          </table:table-cell>
          <table:table-cell office:value-type="string">
            <text:p>57.88</text:p>
          </table:table-cell>
          <table:table-cell office:value-type="string">
            <text:p>60.66</text:p>
          </table:table-cell>
          <table:table-cell office:value-type="string">
            <text:p>59.05</text:p>
          </table:table-cell>
          <table:table-cell office:value-type="string">
            <text:p>55.89</text:p>
          </table:table-cell>
          <table:table-cell office:value-type="string">
            <text:p>61.67</text:p>
          </table:table-cell>
          <table:table-cell office:value-type="string">
            <text:p>60.39</text:p>
          </table:table-cell>
          <table:table-cell office:value-type="string">
            <text:p>61.01</text:p>
          </table:table-cell>
          <table:table-cell office:value-type="string">
            <text:p>46.4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718">
            <text:p>1718</text:p>
          </table:table-cell>
          <table:table-cell office:value-type="string">
            <text:p>57.80</text:p>
          </table:table-cell>
          <table:table-cell office:value-type="string">
            <text:p>60.08</text:p>
          </table:table-cell>
          <table:table-cell office:value-type="string">
            <text:p>58.50</text:p>
          </table:table-cell>
          <table:table-cell office:value-type="string">
            <text:p>55.81</text:p>
          </table:table-cell>
          <table:table-cell office:value-type="string">
            <text:p>61.41</text:p>
          </table:table-cell>
          <table:table-cell office:value-type="string">
            <text:p>59.86</text:p>
          </table:table-cell>
          <table:table-cell office:value-type="string">
            <text:p>60.76</text:p>
          </table:table-cell>
          <table:table-cell office:value-type="string">
            <text:p>46.45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720">
            <text:p>1720</text:p>
          </table:table-cell>
          <table:table-cell office:value-type="string">
            <text:p>57.70</text:p>
          </table:table-cell>
          <table:table-cell office:value-type="string">
            <text:p>59.53</text:p>
          </table:table-cell>
          <table:table-cell office:value-type="string">
            <text:p>57.96</text:p>
          </table:table-cell>
          <table:table-cell office:value-type="string">
            <text:p>55.70</text:p>
          </table:table-cell>
          <table:table-cell office:value-type="string">
            <text:p>61.13</text:p>
          </table:table-cell>
          <table:table-cell office:value-type="string">
            <text:p>59.38</text:p>
          </table:table-cell>
          <table:table-cell office:value-type="string">
            <text:p>60.48</text:p>
          </table:table-cell>
          <table:table-cell office:value-type="string">
            <text:p>46.5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722">
            <text:p>1722</text:p>
          </table:table-cell>
          <table:table-cell office:value-type="string">
            <text:p>57.57</text:p>
          </table:table-cell>
          <table:table-cell office:value-type="string">
            <text:p>59.01</text:p>
          </table:table-cell>
          <table:table-cell office:value-type="string">
            <text:p>57.45</text:p>
          </table:table-cell>
          <table:table-cell office:value-type="string">
            <text:p>55.57</text:p>
          </table:table-cell>
          <table:table-cell office:value-type="string">
            <text:p>60.83</text:p>
          </table:table-cell>
          <table:table-cell office:value-type="string">
            <text:p>58.92</text:p>
          </table:table-cell>
          <table:table-cell office:value-type="string">
            <text:p>60.18</text:p>
          </table:table-cell>
          <table:table-cell office:value-type="string">
            <text:p>46.5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724">
            <text:p>1724</text:p>
          </table:table-cell>
          <table:table-cell office:value-type="string">
            <text:p>57.44</text:p>
          </table:table-cell>
          <table:table-cell office:value-type="string">
            <text:p>58.52</text:p>
          </table:table-cell>
          <table:table-cell office:value-type="string">
            <text:p>56.96</text:p>
          </table:table-cell>
          <table:table-cell office:value-type="string">
            <text:p>55.43</text:p>
          </table:table-cell>
          <table:table-cell office:value-type="string">
            <text:p>60.53</text:p>
          </table:table-cell>
          <table:table-cell office:value-type="string">
            <text:p>58.49</text:p>
          </table:table-cell>
          <table:table-cell office:value-type="string">
            <text:p>59.85</text:p>
          </table:table-cell>
          <table:table-cell office:value-type="string">
            <text:p>46.6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726">
            <text:p>1726</text:p>
          </table:table-cell>
          <table:table-cell office:value-type="string">
            <text:p>57.29</text:p>
          </table:table-cell>
          <table:table-cell office:value-type="string">
            <text:p>58.06</text:p>
          </table:table-cell>
          <table:table-cell office:value-type="string">
            <text:p>56.51</text:p>
          </table:table-cell>
          <table:table-cell office:value-type="string">
            <text:p>55.28</text:p>
          </table:table-cell>
          <table:table-cell office:value-type="string">
            <text:p>60.22</text:p>
          </table:table-cell>
          <table:table-cell office:value-type="string">
            <text:p>58.09</text:p>
          </table:table-cell>
          <table:table-cell office:value-type="string">
            <text:p>59.53</text:p>
          </table:table-cell>
          <table:table-cell office:value-type="string">
            <text:p>46.64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728">
            <text:p>1728</text:p>
          </table:table-cell>
          <table:table-cell office:value-type="string">
            <text:p>57.13</text:p>
          </table:table-cell>
          <table:table-cell office:value-type="string">
            <text:p>57.62</text:p>
          </table:table-cell>
          <table:table-cell office:value-type="string">
            <text:p>56.07</text:p>
          </table:table-cell>
          <table:table-cell office:value-type="string">
            <text:p>55.12</text:p>
          </table:table-cell>
          <table:table-cell office:value-type="string">
            <text:p>59.91</text:p>
          </table:table-cell>
          <table:table-cell office:value-type="string">
            <text:p>57.70</text:p>
          </table:table-cell>
          <table:table-cell office:value-type="string">
            <text:p>59.20</text:p>
          </table:table-cell>
          <table:table-cell office:value-type="string">
            <text:p>46.6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730">
            <text:p>1730</text:p>
          </table:table-cell>
          <table:table-cell office:value-type="string">
            <text:p>56.96</text:p>
          </table:table-cell>
          <table:table-cell office:value-type="string">
            <text:p>57.22</text:p>
          </table:table-cell>
          <table:table-cell office:value-type="string">
            <text:p>55.66</text:p>
          </table:table-cell>
          <table:table-cell office:value-type="string">
            <text:p>54.94</text:p>
          </table:table-cell>
          <table:table-cell office:value-type="string">
            <text:p>59.60</text:p>
          </table:table-cell>
          <table:table-cell office:value-type="string">
            <text:p>57.34</text:p>
          </table:table-cell>
          <table:table-cell office:value-type="string">
            <text:p>58.87</text:p>
          </table:table-cell>
          <table:table-cell office:value-type="string">
            <text:p>46.73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732">
            <text:p>1732</text:p>
          </table:table-cell>
          <table:table-cell office:value-type="string">
            <text:p>56.79</text:p>
          </table:table-cell>
          <table:table-cell office:value-type="string">
            <text:p>56.83</text:p>
          </table:table-cell>
          <table:table-cell office:value-type="string">
            <text:p>55.28</text:p>
          </table:table-cell>
          <table:table-cell office:value-type="string">
            <text:p>54.77</text:p>
          </table:table-cell>
          <table:table-cell office:value-type="string">
            <text:p>59.29</text:p>
          </table:table-cell>
          <table:table-cell office:value-type="string">
            <text:p>56.99</text:p>
          </table:table-cell>
          <table:table-cell office:value-type="string">
            <text:p>58.54</text:p>
          </table:table-cell>
          <table:table-cell office:value-type="string">
            <text:p>46.77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734">
            <text:p>1734</text:p>
          </table:table-cell>
          <table:table-cell office:value-type="string">
            <text:p>56.61</text:p>
          </table:table-cell>
          <table:table-cell office:value-type="string">
            <text:p>56.47</text:p>
          </table:table-cell>
          <table:table-cell office:value-type="string">
            <text:p>54.91</text:p>
          </table:table-cell>
          <table:table-cell office:value-type="string">
            <text:p>54.58</text:p>
          </table:table-cell>
          <table:table-cell office:value-type="string">
            <text:p>58.98</text:p>
          </table:table-cell>
          <table:table-cell office:value-type="string">
            <text:p>56.66</text:p>
          </table:table-cell>
          <table:table-cell office:value-type="string">
            <text:p>58.21</text:p>
          </table:table-cell>
          <table:table-cell office:value-type="string">
            <text:p>46.8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736">
            <text:p>1736</text:p>
          </table:table-cell>
          <table:table-cell office:value-type="string">
            <text:p>56.43</text:p>
          </table:table-cell>
          <table:table-cell office:value-type="string">
            <text:p>56.13</text:p>
          </table:table-cell>
          <table:table-cell office:value-type="string">
            <text:p>54.57</text:p>
          </table:table-cell>
          <table:table-cell office:value-type="string">
            <text:p>54.40</text:p>
          </table:table-cell>
          <table:table-cell office:value-type="string">
            <text:p>58.67</text:p>
          </table:table-cell>
          <table:table-cell office:value-type="string">
            <text:p>56.35</text:p>
          </table:table-cell>
          <table:table-cell office:value-type="string">
            <text:p>57.87</text:p>
          </table:table-cell>
          <table:table-cell office:value-type="string">
            <text:p>46.85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738">
            <text:p>1738</text:p>
          </table:table-cell>
          <table:table-cell office:value-type="string">
            <text:p>56.26</text:p>
          </table:table-cell>
          <table:table-cell office:value-type="string">
            <text:p>55.81</text:p>
          </table:table-cell>
          <table:table-cell office:value-type="string">
            <text:p>54.24</text:p>
          </table:table-cell>
          <table:table-cell office:value-type="string">
            <text:p>54.22</text:p>
          </table:table-cell>
          <table:table-cell office:value-type="string">
            <text:p>58.36</text:p>
          </table:table-cell>
          <table:table-cell office:value-type="string">
            <text:p>56.05</text:p>
          </table:table-cell>
          <table:table-cell office:value-type="string">
            <text:p>57.55</text:p>
          </table:table-cell>
          <table:table-cell office:value-type="string">
            <text:p>46.88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740">
            <text:p>1740</text:p>
          </table:table-cell>
          <table:table-cell office:value-type="string">
            <text:p>56.07</text:p>
          </table:table-cell>
          <table:table-cell office:value-type="string">
            <text:p>55.51</text:p>
          </table:table-cell>
          <table:table-cell office:value-type="string">
            <text:p>53.93</text:p>
          </table:table-cell>
          <table:table-cell office:value-type="string">
            <text:p>54.03</text:p>
          </table:table-cell>
          <table:table-cell office:value-type="string">
            <text:p>58.06</text:p>
          </table:table-cell>
          <table:table-cell office:value-type="string">
            <text:p>55.75</text:p>
          </table:table-cell>
          <table:table-cell office:value-type="string">
            <text:p>57.23</text:p>
          </table:table-cell>
          <table:table-cell office:value-type="string">
            <text:p>46.9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742">
            <text:p>1742</text:p>
          </table:table-cell>
          <table:table-cell office:value-type="string">
            <text:p>55.89</text:p>
          </table:table-cell>
          <table:table-cell office:value-type="string">
            <text:p>55.22</text:p>
          </table:table-cell>
          <table:table-cell office:value-type="string">
            <text:p>53.64</text:p>
          </table:table-cell>
          <table:table-cell office:value-type="string">
            <text:p>53.85</text:p>
          </table:table-cell>
          <table:table-cell office:value-type="string">
            <text:p>57.76</text:p>
          </table:table-cell>
          <table:table-cell office:value-type="string">
            <text:p>55.48</text:p>
          </table:table-cell>
          <table:table-cell office:value-type="string">
            <text:p>56.92</text:p>
          </table:table-cell>
          <table:table-cell office:value-type="string">
            <text:p>46.93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744">
            <text:p>1744</text:p>
          </table:table-cell>
          <table:table-cell office:value-type="string">
            <text:p>55.71</text:p>
          </table:table-cell>
          <table:table-cell office:value-type="string">
            <text:p>54.95</text:p>
          </table:table-cell>
          <table:table-cell office:value-type="string">
            <text:p>53.37</text:p>
          </table:table-cell>
          <table:table-cell office:value-type="string">
            <text:p>53.66</text:p>
          </table:table-cell>
          <table:table-cell office:value-type="string">
            <text:p>57.46</text:p>
          </table:table-cell>
          <table:table-cell office:value-type="string">
            <text:p>55.21</text:p>
          </table:table-cell>
          <table:table-cell office:value-type="string">
            <text:p>56.61</text:p>
          </table:table-cell>
          <table:table-cell office:value-type="string">
            <text:p>46.95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746">
            <text:p>1746</text:p>
          </table:table-cell>
          <table:table-cell office:value-type="string">
            <text:p>55.53</text:p>
          </table:table-cell>
          <table:table-cell office:value-type="string">
            <text:p>54.69</text:p>
          </table:table-cell>
          <table:table-cell office:value-type="string">
            <text:p>53.11</text:p>
          </table:table-cell>
          <table:table-cell office:value-type="string">
            <text:p>53.49</text:p>
          </table:table-cell>
          <table:table-cell office:value-type="string">
            <text:p>57.17</text:p>
          </table:table-cell>
          <table:table-cell office:value-type="string">
            <text:p>54.95</text:p>
          </table:table-cell>
          <table:table-cell office:value-type="string">
            <text:p>56.32</text:p>
          </table:table-cell>
          <table:table-cell office:value-type="string">
            <text:p>46.98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748">
            <text:p>1748</text:p>
          </table:table-cell>
          <table:table-cell office:value-type="string">
            <text:p>55.35</text:p>
          </table:table-cell>
          <table:table-cell office:value-type="string">
            <text:p>54.45</text:p>
          </table:table-cell>
          <table:table-cell office:value-type="string">
            <text:p>52.87</text:p>
          </table:table-cell>
          <table:table-cell office:value-type="string">
            <text:p>53.31</text:p>
          </table:table-cell>
          <table:table-cell office:value-type="string">
            <text:p>56.88</text:p>
          </table:table-cell>
          <table:table-cell office:value-type="string">
            <text:p>54.70</text:p>
          </table:table-cell>
          <table:table-cell office:value-type="string">
            <text:p>56.03</text:p>
          </table:table-cell>
          <table:table-cell office:value-type="string">
            <text:p>47.0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750">
            <text:p>1750</text:p>
          </table:table-cell>
          <table:table-cell office:value-type="string">
            <text:p>55.17</text:p>
          </table:table-cell>
          <table:table-cell office:value-type="string">
            <text:p>54.22</text:p>
          </table:table-cell>
          <table:table-cell office:value-type="string">
            <text:p>52.64</text:p>
          </table:table-cell>
          <table:table-cell office:value-type="string">
            <text:p>53.13</text:p>
          </table:table-cell>
          <table:table-cell office:value-type="string">
            <text:p>56.61</text:p>
          </table:table-cell>
          <table:table-cell office:value-type="string">
            <text:p>54.46</text:p>
          </table:table-cell>
          <table:table-cell office:value-type="string">
            <text:p>55.75</text:p>
          </table:table-cell>
          <table:table-cell office:value-type="string">
            <text:p>47.01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752">
            <text:p>1752</text:p>
          </table:table-cell>
          <table:table-cell office:value-type="string">
            <text:p>54.99</text:p>
          </table:table-cell>
          <table:table-cell office:value-type="string">
            <text:p>54.00</text:p>
          </table:table-cell>
          <table:table-cell office:value-type="string">
            <text:p>52.41</text:p>
          </table:table-cell>
          <table:table-cell office:value-type="string">
            <text:p>52.95</text:p>
          </table:table-cell>
          <table:table-cell office:value-type="string">
            <text:p>56.33</text:p>
          </table:table-cell>
          <table:table-cell office:value-type="string">
            <text:p>54.23</text:p>
          </table:table-cell>
          <table:table-cell office:value-type="string">
            <text:p>55.48</text:p>
          </table:table-cell>
          <table:table-cell office:value-type="string">
            <text:p>47.03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754">
            <text:p>1754</text:p>
          </table:table-cell>
          <table:table-cell office:value-type="string">
            <text:p>54.82</text:p>
          </table:table-cell>
          <table:table-cell office:value-type="string">
            <text:p>53.79</text:p>
          </table:table-cell>
          <table:table-cell office:value-type="string">
            <text:p>52.21</text:p>
          </table:table-cell>
          <table:table-cell office:value-type="string">
            <text:p>52.77</text:p>
          </table:table-cell>
          <table:table-cell office:value-type="string">
            <text:p>56.06</text:p>
          </table:table-cell>
          <table:table-cell office:value-type="string">
            <text:p>54.00</text:p>
          </table:table-cell>
          <table:table-cell office:value-type="string">
            <text:p>55.23</text:p>
          </table:table-cell>
          <table:table-cell office:value-type="string">
            <text:p>47.04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756">
            <text:p>1756</text:p>
          </table:table-cell>
          <table:table-cell office:value-type="string">
            <text:p>54.65</text:p>
          </table:table-cell>
          <table:table-cell office:value-type="string">
            <text:p>53.60</text:p>
          </table:table-cell>
          <table:table-cell office:value-type="string">
            <text:p>52.00</text:p>
          </table:table-cell>
          <table:table-cell office:value-type="string">
            <text:p>52.61</text:p>
          </table:table-cell>
          <table:table-cell office:value-type="string">
            <text:p>55.80</text:p>
          </table:table-cell>
          <table:table-cell office:value-type="string">
            <text:p>53.78</text:p>
          </table:table-cell>
          <table:table-cell office:value-type="string">
            <text:p>54.97</text:p>
          </table:table-cell>
          <table:table-cell office:value-type="string">
            <text:p>47.0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758">
            <text:p>1758</text:p>
          </table:table-cell>
          <table:table-cell office:value-type="string">
            <text:p>54.48</text:p>
          </table:table-cell>
          <table:table-cell office:value-type="string">
            <text:p>53.41</text:p>
          </table:table-cell>
          <table:table-cell office:value-type="string">
            <text:p>51.82</text:p>
          </table:table-cell>
          <table:table-cell office:value-type="string">
            <text:p>52.44</text:p>
          </table:table-cell>
          <table:table-cell office:value-type="string">
            <text:p>55.54</text:p>
          </table:table-cell>
          <table:table-cell office:value-type="string">
            <text:p>53.56</text:p>
          </table:table-cell>
          <table:table-cell office:value-type="string">
            <text:p>54.72</text:p>
          </table:table-cell>
          <table:table-cell office:value-type="string">
            <text:p>47.0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760">
            <text:p>1760</text:p>
          </table:table-cell>
          <table:table-cell office:value-type="string">
            <text:p>54.31</text:p>
          </table:table-cell>
          <table:table-cell office:value-type="string">
            <text:p>53.23</text:p>
          </table:table-cell>
          <table:table-cell office:value-type="string">
            <text:p>51.64</text:p>
          </table:table-cell>
          <table:table-cell office:value-type="string">
            <text:p>52.27</text:p>
          </table:table-cell>
          <table:table-cell office:value-type="string">
            <text:p>55.30</text:p>
          </table:table-cell>
          <table:table-cell office:value-type="string">
            <text:p>53.36</text:p>
          </table:table-cell>
          <table:table-cell office:value-type="string">
            <text:p>54.49</text:p>
          </table:table-cell>
          <table:table-cell office:value-type="string">
            <text:p>47.04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762">
            <text:p>1762</text:p>
          </table:table-cell>
          <table:table-cell office:value-type="string">
            <text:p>54.15</text:p>
          </table:table-cell>
          <table:table-cell office:value-type="string">
            <text:p>53.06</text:p>
          </table:table-cell>
          <table:table-cell office:value-type="string">
            <text:p>51.47</text:p>
          </table:table-cell>
          <table:table-cell office:value-type="string">
            <text:p>52.10</text:p>
          </table:table-cell>
          <table:table-cell office:value-type="string">
            <text:p>55.06</text:p>
          </table:table-cell>
          <table:table-cell office:value-type="string">
            <text:p>53.17</text:p>
          </table:table-cell>
          <table:table-cell office:value-type="string">
            <text:p>54.26</text:p>
          </table:table-cell>
          <table:table-cell office:value-type="string">
            <text:p>47.04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764">
            <text:p>1764</text:p>
          </table:table-cell>
          <table:table-cell office:value-type="string">
            <text:p>53.99</text:p>
          </table:table-cell>
          <table:table-cell office:value-type="string">
            <text:p>52.89</text:p>
          </table:table-cell>
          <table:table-cell office:value-type="string">
            <text:p>51.31</text:p>
          </table:table-cell>
          <table:table-cell office:value-type="string">
            <text:p>51.94</text:p>
          </table:table-cell>
          <table:table-cell office:value-type="string">
            <text:p>54.82</text:p>
          </table:table-cell>
          <table:table-cell office:value-type="string">
            <text:p>52.98</text:p>
          </table:table-cell>
          <table:table-cell office:value-type="string">
            <text:p>54.04</text:p>
          </table:table-cell>
          <table:table-cell office:value-type="string">
            <text:p>47.03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766">
            <text:p>1766</text:p>
          </table:table-cell>
          <table:table-cell office:value-type="string">
            <text:p>53.83</text:p>
          </table:table-cell>
          <table:table-cell office:value-type="string">
            <text:p>52.73</text:p>
          </table:table-cell>
          <table:table-cell office:value-type="string">
            <text:p>51.15</text:p>
          </table:table-cell>
          <table:table-cell office:value-type="string">
            <text:p>51.79</text:p>
          </table:table-cell>
          <table:table-cell office:value-type="string">
            <text:p>54.58</text:p>
          </table:table-cell>
          <table:table-cell office:value-type="string">
            <text:p>52.79</text:p>
          </table:table-cell>
          <table:table-cell office:value-type="string">
            <text:p>53.83</text:p>
          </table:table-cell>
          <table:table-cell office:value-type="string">
            <text:p>47.03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768">
            <text:p>1768</text:p>
          </table:table-cell>
          <table:table-cell office:value-type="string">
            <text:p>53.67</text:p>
          </table:table-cell>
          <table:table-cell office:value-type="string">
            <text:p>52.57</text:p>
          </table:table-cell>
          <table:table-cell office:value-type="string">
            <text:p>51.00</text:p>
          </table:table-cell>
          <table:table-cell office:value-type="string">
            <text:p>51.63</text:p>
          </table:table-cell>
          <table:table-cell office:value-type="string">
            <text:p>54.35</text:p>
          </table:table-cell>
          <table:table-cell office:value-type="string">
            <text:p>52.62</text:p>
          </table:table-cell>
          <table:table-cell office:value-type="string">
            <text:p>53.62</text:p>
          </table:table-cell>
          <table:table-cell office:value-type="string">
            <text:p>47.02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770">
            <text:p>1770</text:p>
          </table:table-cell>
          <table:table-cell office:value-type="string">
            <text:p>53.50</text:p>
          </table:table-cell>
          <table:table-cell office:value-type="string">
            <text:p>52.43</text:p>
          </table:table-cell>
          <table:table-cell office:value-type="string">
            <text:p>50.86</text:p>
          </table:table-cell>
          <table:table-cell office:value-type="string">
            <text:p>51.48</text:p>
          </table:table-cell>
          <table:table-cell office:value-type="string">
            <text:p>54.12</text:p>
          </table:table-cell>
          <table:table-cell office:value-type="string">
            <text:p>52.43</text:p>
          </table:table-cell>
          <table:table-cell office:value-type="string">
            <text:p>53.43</text:p>
          </table:table-cell>
          <table:table-cell office:value-type="string">
            <text:p>47.0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772">
            <text:p>1772</text:p>
          </table:table-cell>
          <table:table-cell office:value-type="string">
            <text:p>53.34</text:p>
          </table:table-cell>
          <table:table-cell office:value-type="string">
            <text:p>52.28</text:p>
          </table:table-cell>
          <table:table-cell office:value-type="string">
            <text:p>50.73</text:p>
          </table:table-cell>
          <table:table-cell office:value-type="string">
            <text:p>51.32</text:p>
          </table:table-cell>
          <table:table-cell office:value-type="string">
            <text:p>53.90</text:p>
          </table:table-cell>
          <table:table-cell office:value-type="string">
            <text:p>52.25</text:p>
          </table:table-cell>
          <table:table-cell office:value-type="string">
            <text:p>53.23</text:p>
          </table:table-cell>
          <table:table-cell office:value-type="string">
            <text:p>46.99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774">
            <text:p>1774</text:p>
          </table:table-cell>
          <table:table-cell office:value-type="string">
            <text:p>53.19</text:p>
          </table:table-cell>
          <table:table-cell office:value-type="string">
            <text:p>52.14</text:p>
          </table:table-cell>
          <table:table-cell office:value-type="string">
            <text:p>50.59</text:p>
          </table:table-cell>
          <table:table-cell office:value-type="string">
            <text:p>51.18</text:p>
          </table:table-cell>
          <table:table-cell office:value-type="string">
            <text:p>53.67</text:p>
          </table:table-cell>
          <table:table-cell office:value-type="string">
            <text:p>52.08</text:p>
          </table:table-cell>
          <table:table-cell office:value-type="string">
            <text:p>53.05</text:p>
          </table:table-cell>
          <table:table-cell office:value-type="string">
            <text:p>46.97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776">
            <text:p>1776</text:p>
          </table:table-cell>
          <table:table-cell office:value-type="string">
            <text:p>53.04</text:p>
          </table:table-cell>
          <table:table-cell office:value-type="string">
            <text:p>52.01</text:p>
          </table:table-cell>
          <table:table-cell office:value-type="string">
            <text:p>50.47</text:p>
          </table:table-cell>
          <table:table-cell office:value-type="string">
            <text:p>51.03</text:p>
          </table:table-cell>
          <table:table-cell office:value-type="string">
            <text:p>53.47</text:p>
          </table:table-cell>
          <table:table-cell office:value-type="string">
            <text:p>51.93</text:p>
          </table:table-cell>
          <table:table-cell office:value-type="string">
            <text:p>52.87</text:p>
          </table:table-cell>
          <table:table-cell office:value-type="string">
            <text:p>46.9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778">
            <text:p>1778</text:p>
          </table:table-cell>
          <table:table-cell office:value-type="string">
            <text:p>52.89</text:p>
          </table:table-cell>
          <table:table-cell office:value-type="string">
            <text:p>51.88</text:p>
          </table:table-cell>
          <table:table-cell office:value-type="string">
            <text:p>50.35</text:p>
          </table:table-cell>
          <table:table-cell office:value-type="string">
            <text:p>50.89</text:p>
          </table:table-cell>
          <table:table-cell office:value-type="string">
            <text:p>53.28</text:p>
          </table:table-cell>
          <table:table-cell office:value-type="string">
            <text:p>51.77</text:p>
          </table:table-cell>
          <table:table-cell office:value-type="string">
            <text:p>52.71</text:p>
          </table:table-cell>
          <table:table-cell office:value-type="string">
            <text:p>46.94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780">
            <text:p>1780</text:p>
          </table:table-cell>
          <table:table-cell office:value-type="string">
            <text:p>52.75</text:p>
          </table:table-cell>
          <table:table-cell office:value-type="string">
            <text:p>51.76</text:p>
          </table:table-cell>
          <table:table-cell office:value-type="string">
            <text:p>50.23</text:p>
          </table:table-cell>
          <table:table-cell office:value-type="string">
            <text:p>50.75</text:p>
          </table:table-cell>
          <table:table-cell office:value-type="string">
            <text:p>53.07</text:p>
          </table:table-cell>
          <table:table-cell office:value-type="string">
            <text:p>51.61</text:p>
          </table:table-cell>
          <table:table-cell office:value-type="string">
            <text:p>52.54</text:p>
          </table:table-cell>
          <table:table-cell office:value-type="string">
            <text:p>46.91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782">
            <text:p>1782</text:p>
          </table:table-cell>
          <table:table-cell office:value-type="string">
            <text:p>52.60</text:p>
          </table:table-cell>
          <table:table-cell office:value-type="string">
            <text:p>51.64</text:p>
          </table:table-cell>
          <table:table-cell office:value-type="string">
            <text:p>50.11</text:p>
          </table:table-cell>
          <table:table-cell office:value-type="string">
            <text:p>50.60</text:p>
          </table:table-cell>
          <table:table-cell office:value-type="string">
            <text:p>52.88</text:p>
          </table:table-cell>
          <table:table-cell office:value-type="string">
            <text:p>51.45</text:p>
          </table:table-cell>
          <table:table-cell office:value-type="string">
            <text:p>52.36</text:p>
          </table:table-cell>
          <table:table-cell office:value-type="string">
            <text:p>46.87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784">
            <text:p>1784</text:p>
          </table:table-cell>
          <table:table-cell office:value-type="string">
            <text:p>52.46</text:p>
          </table:table-cell>
          <table:table-cell office:value-type="string">
            <text:p>51.52</text:p>
          </table:table-cell>
          <table:table-cell office:value-type="string">
            <text:p>50.00</text:p>
          </table:table-cell>
          <table:table-cell office:value-type="string">
            <text:p>50.47</text:p>
          </table:table-cell>
          <table:table-cell office:value-type="string">
            <text:p>52.70</text:p>
          </table:table-cell>
          <table:table-cell office:value-type="string">
            <text:p>51.31</text:p>
          </table:table-cell>
          <table:table-cell office:value-type="string">
            <text:p>52.21</text:p>
          </table:table-cell>
          <table:table-cell office:value-type="string">
            <text:p>46.85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786">
            <text:p>1786</text:p>
          </table:table-cell>
          <table:table-cell office:value-type="string">
            <text:p>52.32</text:p>
          </table:table-cell>
          <table:table-cell office:value-type="string">
            <text:p>51.40</text:p>
          </table:table-cell>
          <table:table-cell office:value-type="string">
            <text:p>49.90</text:p>
          </table:table-cell>
          <table:table-cell office:value-type="string">
            <text:p>50.34</text:p>
          </table:table-cell>
          <table:table-cell office:value-type="string">
            <text:p>52.51</text:p>
          </table:table-cell>
          <table:table-cell office:value-type="string">
            <text:p>51.17</text:p>
          </table:table-cell>
          <table:table-cell office:value-type="string">
            <text:p>52.06</text:p>
          </table:table-cell>
          <table:table-cell office:value-type="string">
            <text:p>46.83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788">
            <text:p>1788</text:p>
          </table:table-cell>
          <table:table-cell office:value-type="string">
            <text:p>52.19</text:p>
          </table:table-cell>
          <table:table-cell office:value-type="string">
            <text:p>51.29</text:p>
          </table:table-cell>
          <table:table-cell office:value-type="string">
            <text:p>49.80</text:p>
          </table:table-cell>
          <table:table-cell office:value-type="string">
            <text:p>50.22</text:p>
          </table:table-cell>
          <table:table-cell office:value-type="string">
            <text:p>52.33</text:p>
          </table:table-cell>
          <table:table-cell office:value-type="string">
            <text:p>51.03</text:p>
          </table:table-cell>
          <table:table-cell office:value-type="string">
            <text:p>51.93</text:p>
          </table:table-cell>
          <table:table-cell office:value-type="string">
            <text:p>46.8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790">
            <text:p>1790</text:p>
          </table:table-cell>
          <table:table-cell office:value-type="string">
            <text:p>52.05</text:p>
          </table:table-cell>
          <table:table-cell office:value-type="string">
            <text:p>51.18</text:p>
          </table:table-cell>
          <table:table-cell office:value-type="string">
            <text:p>49.70</text:p>
          </table:table-cell>
          <table:table-cell office:value-type="string">
            <text:p>50.09</text:p>
          </table:table-cell>
          <table:table-cell office:value-type="string">
            <text:p>52.16</text:p>
          </table:table-cell>
          <table:table-cell office:value-type="string">
            <text:p>50.90</text:p>
          </table:table-cell>
          <table:table-cell office:value-type="string">
            <text:p>51.79</text:p>
          </table:table-cell>
          <table:table-cell office:value-type="string">
            <text:p>46.77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792">
            <text:p>1792</text:p>
          </table:table-cell>
          <table:table-cell office:value-type="string">
            <text:p>51.92</text:p>
          </table:table-cell>
          <table:table-cell office:value-type="string">
            <text:p>51.08</text:p>
          </table:table-cell>
          <table:table-cell office:value-type="string">
            <text:p>49.60</text:p>
          </table:table-cell>
          <table:table-cell office:value-type="string">
            <text:p>49.97</text:p>
          </table:table-cell>
          <table:table-cell office:value-type="string">
            <text:p>51.99</text:p>
          </table:table-cell>
          <table:table-cell office:value-type="string">
            <text:p>50.77</text:p>
          </table:table-cell>
          <table:table-cell office:value-type="string">
            <text:p>51.66</text:p>
          </table:table-cell>
          <table:table-cell office:value-type="string">
            <text:p>46.75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794">
            <text:p>1794</text:p>
          </table:table-cell>
          <table:table-cell office:value-type="string">
            <text:p>51.79</text:p>
          </table:table-cell>
          <table:table-cell office:value-type="string">
            <text:p>50.97</text:p>
          </table:table-cell>
          <table:table-cell office:value-type="string">
            <text:p>49.51</text:p>
          </table:table-cell>
          <table:table-cell office:value-type="string">
            <text:p>49.85</text:p>
          </table:table-cell>
          <table:table-cell office:value-type="string">
            <text:p>51.82</text:p>
          </table:table-cell>
          <table:table-cell office:value-type="string">
            <text:p>50.64</text:p>
          </table:table-cell>
          <table:table-cell office:value-type="string">
            <text:p>51.53</text:p>
          </table:table-cell>
          <table:table-cell office:value-type="string">
            <text:p>46.72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796">
            <text:p>1796</text:p>
          </table:table-cell>
          <table:table-cell office:value-type="string">
            <text:p>51.66</text:p>
          </table:table-cell>
          <table:table-cell office:value-type="string">
            <text:p>50.87</text:p>
          </table:table-cell>
          <table:table-cell office:value-type="string">
            <text:p>49.42</text:p>
          </table:table-cell>
          <table:table-cell office:value-type="string">
            <text:p>49.72</text:p>
          </table:table-cell>
          <table:table-cell office:value-type="string">
            <text:p>51.66</text:p>
          </table:table-cell>
          <table:table-cell office:value-type="string">
            <text:p>50.52</text:p>
          </table:table-cell>
          <table:table-cell office:value-type="string">
            <text:p>51.40</text:p>
          </table:table-cell>
          <table:table-cell office:value-type="string">
            <text:p>46.69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798">
            <text:p>1798</text:p>
          </table:table-cell>
          <table:table-cell office:value-type="string">
            <text:p>51.54</text:p>
          </table:table-cell>
          <table:table-cell office:value-type="string">
            <text:p>50.77</text:p>
          </table:table-cell>
          <table:table-cell office:value-type="string">
            <text:p>49.33</text:p>
          </table:table-cell>
          <table:table-cell office:value-type="string">
            <text:p>49.61</text:p>
          </table:table-cell>
          <table:table-cell office:value-type="string">
            <text:p>51.51</text:p>
          </table:table-cell>
          <table:table-cell office:value-type="string">
            <text:p>50.40</text:p>
          </table:table-cell>
          <table:table-cell office:value-type="string">
            <text:p>51.28</text:p>
          </table:table-cell>
          <table:table-cell office:value-type="string">
            <text:p>46.6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5.11.2014</text:date>, <text:time>21:00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Arne Thomann</meta:initial-creator>
    <meta:creation-date>2014-11-05T20:53:36</meta:creation-date>
    <dc:date>2014-11-05T21:00:05</dc:date>
    <dc:creator>Carl Arne Thomann</dc:creator>
    <meta:editing-duration>PT6M29S</meta:editing-duration>
    <meta:editing-cycles>2</meta:editing-cycles>
    <meta:generator>OpenOffice/4.0.1$Unix OpenOffice.org_project/401m5$Build-9714</meta:generator>
    <meta:document-statistic meta:table-count="3" meta:cell-count="9000" meta:object-count="0"/>
  </office:meta>
</office:document-meta>
</file>